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6mm"/>
    </style:style>
    <style:style style:name="co2" style:family="table-column">
      <style:table-column-properties fo:break-before="auto" style:column-width="49.94mm"/>
    </style:style>
    <style:style style:name="co3" style:family="table-column">
      <style:table-column-properties fo:break-before="auto" style:column-width="72.99mm"/>
    </style:style>
    <style:style style:name="co4" style:family="table-column">
      <style:table-column-properties fo:break-before="auto" style:column-width="9.05mm"/>
    </style:style>
    <style:style style:name="co5" style:family="table-column">
      <style:table-column-properties fo:break-before="auto" style:column-width="8.6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86.57mm"/>
    </style:style>
    <style:style style:name="co9" style:family="table-column">
      <style:table-column-properties fo:break-before="auto" style:column-width="99.41mm"/>
    </style:style>
    <style:style style:name="co10" style:family="table-column">
      <style:table-column-properties fo:break-before="auto" style:column-width="4.97mm"/>
    </style:style>
    <style:style style:name="co11" style:family="table-column">
      <style:table-column-properties fo:break-before="auto" style:column-width="34.01mm"/>
    </style:style>
    <style:style style:name="co12" style:family="table-column">
      <style:table-column-properties fo:break-before="auto" style:column-width="32.1mm"/>
    </style:style>
    <style:style style:name="co13" style:family="table-column">
      <style:table-column-properties fo:break-before="auto" style:column-width="4.16mm"/>
    </style:style>
    <style:style style:name="co14" style:family="table-column">
      <style:table-column-properties fo:break-before="auto" style:column-width="150.16mm"/>
    </style:style>
    <style:style style:name="co15" style:family="table-column">
      <style:table-column-properties fo:break-before="auto" style:column-width="155.05mm"/>
    </style:style>
    <style:style style:name="co16" style:family="table-column">
      <style:table-column-properties fo:break-before="auto" style:column-width="56.53mm"/>
    </style:style>
    <style:style style:name="co17" style:family="table-column">
      <style:table-column-properties fo:break-before="auto" style:column-width="64.95mm"/>
    </style:style>
    <style:style style:name="co18" style:family="table-column">
      <style:table-column-properties fo:break-before="auto" style:column-width="10.85mm"/>
    </style:style>
    <style:style style:name="ro1" style:family="table-row">
      <style:table-row-properties style:row-height="5.52mm" fo:break-before="auto" style:use-optimal-row-height="false"/>
    </style:style>
    <style:style style:name="ro2" style:family="table-row">
      <style:table-row-properties style:row-height="8.71mm" fo:break-before="auto" style:use-optimal-row-height="false"/>
    </style:style>
    <style:style style:name="ro3" style:family="table-row">
      <style:table-row-properties style:row-height="12.29mm" fo:break-before="auto" style:use-optimal-row-height="false"/>
    </style:style>
    <style:style style:name="ro4" style:family="table-row">
      <style:table-row-properties style:row-height="19.46mm" fo:break-before="auto" style:use-optimal-row-height="false"/>
    </style:style>
    <style:style style:name="ro5" style:family="table-row">
      <style:table-row-properties style:row-height="23.05mm" fo:break-before="auto" style:use-optimal-row-height="false"/>
    </style:style>
    <style:style style:name="ro6" style:family="table-row">
      <style:table-row-properties style:row-height="26.63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5.22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end" fo:margin-left="0mm"/>
      <style:text-properties fo:hyphenate="false"/>
    </style:style>
    <style:style style:name="ce2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mm"/>
      <style:text-properties fo:hyphenate="false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style:shrink-to-fit="true" fo:border-top="0.06pt solid #000000" style:vertical-align="middle"/>
      <style:paragraph-properties fo:text-align="center" fo:margin-left="0mm"/>
      <style:text-properties fo:hyphenate="false"/>
    </style:style>
    <style:style style:name="ce4" style:family="table-cell" style:parent-style-name="Default">
      <style:table-cell-properties style:text-align-source="fix" style:repeat-content="false" fo:background-color="transparent" fo:wrap-option="wrap" fo:border="none" style:shrink-to-fit="true" style:vertical-align="middle"/>
      <style:paragraph-properties fo:text-align="center" fo:margin-left="0mm"/>
      <style:text-properties fo:hyphenate="false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mm"/>
      <style:text-properties fo:hyphenate="false"/>
    </style:style>
    <style:style style:name="ce6" style:family="table-cell" style:parent-style-name="Default">
      <style:table-cell-properties style:text-align-source="fix" style:repeat-content="false" fo:wrap-option="wrap" fo:border="none" style:shrink-to-fit="true" style:vertical-align="middle"/>
      <style:paragraph-properties fo:text-align="center" fo:margin-left="0mm"/>
      <style:text-properties fo:hyphenate="false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start" fo:margin-left="0mm"/>
      <style:text-properties fo:hyphenate="false"/>
    </style:style>
    <style:style style:name="ce8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style:shrink-to-fit="true" fo:border-top="0.06pt solid #000000" style:vertical-align="middle"/>
      <style:paragraph-properties fo:text-align="start" fo:margin-left="0mm"/>
      <style:text-properties fo:hyphenate="false"/>
    </style:style>
    <style:style style:name="ce9" style:family="table-cell" style:parent-style-name="Default">
      <style:table-cell-properties fo:border-bottom="0.06pt solid #000000" fo:background-color="#666666" style:text-align-source="fix" style:repeat-content="false" fo:wrap-option="wrap" fo:border-left="none" fo:border-right="none" style:shrink-to-fit="true" fo:border-top="0.06pt solid #000000" style:vertical-align="middle"/>
      <style:paragraph-properties fo:text-align="start" fo:margin-left="0mm"/>
      <style:text-properties fo:hyphenate="false"/>
    </style:style>
    <style:style style:name="ce10" style:family="table-cell" style:parent-style-name="Default">
      <style:table-cell-properties fo:border-bottom="0.06pt solid #000000" fo:background-color="#111111" style:text-align-source="fix" style:repeat-content="false" fo:wrap-option="wrap" fo:border-left="none" fo:border-right="none" style:shrink-to-fit="true" fo:border-top="0.06pt solid #000000" style:vertical-align="middle"/>
      <style:paragraph-properties fo:text-align="start" fo:margin-left="0mm"/>
      <style:text-properties fo:color="#ffffff" fo:hyphenate="false"/>
    </style:style>
    <style:style style:name="ce11" style:family="table-cell" style:parent-style-name="Default">
      <style:table-cell-properties style:text-align-source="fix" style:repeat-content="false" fo:wrap-option="wrap" fo:border="none" style:shrink-to-fit="true" style:vertical-align="middle"/>
      <style:paragraph-properties fo:text-align="start" fo:margin-left="0mm"/>
      <style:text-properties fo:hyphenate="false"/>
    </style:style>
    <style:style style:name="ce12" style:family="table-cell" style:parent-style-name="Default">
      <style:table-cell-properties fo:background-color="#99ccff" style:text-align-source="fix" style:repeat-content="false" fo:wrap-option="wrap" style:shrink-to-fit="true" style:vertical-align="middle"/>
      <style:paragraph-properties fo:text-align="center" fo:margin-left="0mm"/>
      <style:text-properties fo:hyphenate="false"/>
    </style:style>
    <style:style style:name="ce13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start" fo:margin-left="0mm"/>
      <style:text-properties fo:hyphenate="false"/>
    </style:style>
    <style:style style:name="ce14" style:family="table-cell" style:parent-style-name="Default">
      <style:table-cell-properties style:text-align-source="fix" style:repeat-content="false" fo:background-color="transparent" fo:wrap-option="wrap" style:shrink-to-fit="true" style:vertical-align="middle"/>
      <style:paragraph-properties fo:text-align="end" fo:margin-left="0mm"/>
      <style:text-properties fo:hyphenate="false"/>
    </style:style>
    <style:style style:name="ce15" style:family="table-cell" style:parent-style-name="Default">
      <style:table-cell-properties style:text-align-source="fix" style:repeat-content="false" fo:background-color="transparent" fo:wrap-option="wrap" style:shrink-to-fit="true" style:vertical-align="middle"/>
      <style:paragraph-properties fo:text-align="center" fo:margin-left="0mm"/>
      <style:text-properties fo:hyphenate="false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fcc00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Monaco" fo:font-size="11pt" style:font-name-asian="Monaco" style:font-name-complex="Monaco" style:font-size-asian="11pt" style:font-size-complex="11pt"/>
    </style:style>
  </office:automatic-styles>
  <office:body>
    <office:spreadsheet>
      <table:table table:name="Transformação 1" table:style-name="ta1">
        <table:table-column table:style-name="co1" table:default-cell-style-name="ce1"/>
        <table:table-column table:style-name="co2" table:default-cell-style-name="ce4"/>
        <table:table-column table:style-name="co1" table:default-cell-style-name="ce6"/>
        <table:table-column table:style-name="co3" table:default-cell-style-name="ce11"/>
        <table:table-column table:style-name="co4" table:default-cell-style-name="ce6"/>
        <table:table-column table:style-name="co5" table:default-cell-style-name="ce2"/>
        <table:table-column table:style-name="co6" table:default-cell-style-name="ce13"/>
        <table:table-column table:style-name="co7" table:default-cell-style-name="ce2"/>
        <table:table-column table:style-name="co8" table:default-cell-style-name="ce13"/>
        <table:table-column table:style-name="co6" table:number-columns-repeated="1015" table:default-cell-style-name="ce13"/>
        <table:table-row table:style-name="ro1">
          <table:table-cell office:value-type="float" office:value="1" calcext:value-type="float" table:number-columns-spanned="1" table:number-rows-spanned="34">
            <text:p>1</text:p>
          </table:table-cell>
          <table:table-cell table:style-name="ce3" office:value-type="string" calcext:value-type="string" table:number-columns-spanned="1" table:number-rows-spanned="34">
            <text:p>Informação sobre Demoiselle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Google</text:p>
          </table:table-cell>
          <table:table-cell table:style-name="ce5" office:value-type="float" office:value="199" calcext:value-type="float">
            <text:p>199</text:p>
          </table:table-cell>
          <table:table-cell table:style-name="ce12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olegas</text:p>
          </table:table-cell>
          <table:table-cell table:number-columns-repeated="1015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Site do projeto</text:p>
          </table:table-cell>
          <table:table-cell table:style-name="ce5" office:value-type="float" office:value="109" calcext:value-type="float">
            <text:p>109</text:p>
          </table:table-cell>
          <table:table-cell table:style-name="ce12"/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Outros</text:p>
          </table:table-cell>
          <table:table-cell table:number-columns-repeated="1015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Documentação oficial</text:p>
          </table:table-cell>
          <table:table-cell table:style-name="ce5" office:value-type="float" office:value="94" calcext:value-type="float">
            <text:p>94</text:p>
          </table:table-cell>
          <table:table-cell table:style-name="ce12"/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Código-fonte</text:p>
          </table:table-cell>
          <table:table-cell table:number-columns-repeated="1015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Fórum de discussões</text:p>
          </table:table-cell>
          <table:table-cell table:style-name="ce5" office:value-type="float" office:value="44" calcext:value-type="float">
            <text:p>44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Pergunto na lista de e-mail oficial</text:p>
          </table:table-cell>
          <table:table-cell table:style-name="ce5" office:value-type="float" office:value="24" calcext:value-type="float">
            <text:p>24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Colegas de trabalho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colegas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Colegas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21" calcext:value-type="float">
            <text:p>21</text:p>
          </table:table-cell>
          <table:table-cell table:style-name="ce8" office:value-type="string" calcext:value-type="string">
            <text:p>Colegas de Trabalho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Pergunto aos colega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20" calcext:value-type="float">
            <text:p>20</text:p>
          </table:table-cell>
          <table:table-cell table:style-name="ce8" office:value-type="string" calcext:value-type="string">
            <text:p>Colegas da regional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COlega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11" calcext:value-type="float">
            <text:p>11</text:p>
          </table:table-cell>
          <table:table-cell table:style-name="ce8" office:value-type="string" calcext:value-type="string">
            <text:p>Colegas do Serpr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29" calcext:value-type="float">
            <text:p>29</text:p>
          </table:table-cell>
          <table:table-cell table:style-name="ce7" office:value-type="string" calcext:value-type="string">
            <text:p>Não uso o Demoiselle.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19" calcext:value-type="float">
            <text:p>19</text:p>
          </table:table-cell>
          <table:table-cell table:style-name="ce8" office:value-type="string" calcext:value-type="string">
            <text:p>colegas que trabalham com a ferramenta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34" calcext:value-type="float">
            <text:p>34</text:p>
          </table:table-cell>
          <table:table-cell table:style-name="ce8" office:value-type="string" calcext:value-type="string">
            <text:p>Pergunto ao colega ao lad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27" calcext:value-type="float">
            <text:p>27</text:p>
          </table:table-cell>
          <table:table-cell table:style-name="ce8" office:value-type="string" calcext:value-type="string">
            <text:p>Converso com colega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28" calcext:value-type="float">
            <text:p>28</text:p>
          </table:table-cell>
          <table:table-cell table:style-name="ce8" office:value-type="string" calcext:value-type="string">
            <text:p>Pergunto para algum colega.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25" calcext:value-type="float">
            <text:p>25</text:p>
          </table:table-cell>
          <table:table-cell table:style-name="ce7" office:value-type="string" calcext:value-type="string">
            <text:p>Olho o código fonte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33" calcext:value-type="float">
            <text:p>33</text:p>
          </table:table-cell>
          <table:table-cell table:style-name="ce8" office:value-type="string" calcext:value-type="string">
            <text:p>Amig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stack over flow pt-br demoiselle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32" calcext:value-type="float">
            <text:p>32</text:p>
          </table:table-cell>
          <table:table-cell table:style-name="ce7" office:value-type="string" calcext:value-type="string">
            <text:p>Consultar diretamente no código-fonte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Colegas de trabalho que usam a ferramenta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Pergunto a colegas ou à equipe do Demoiselle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24" calcext:value-type="float">
            <text:p>24</text:p>
          </table:table-cell>
          <table:table-cell table:style-name="ce8" office:value-type="string" calcext:value-type="string">
            <text:p>Conversando com pessoas que já utilizam o Demoiselle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pergunto a um colega ou Voce.serpr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14" calcext:value-type="float">
            <text:p>14</text:p>
          </table:table-cell>
          <table:table-cell table:style-name="ce7" office:value-type="string" calcext:value-type="string">
            <text:p>Bing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26" calcext:value-type="float">
            <text:p>26</text:p>
          </table:table-cell>
          <table:table-cell table:style-name="ce8" office:value-type="string" calcext:value-type="string">
            <text:p>Outros usuário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22" calcext:value-type="float">
            <text:p>22</text:p>
          </table:table-cell>
          <table:table-cell table:style-name="ce8" office:value-type="string" calcext:value-type="string">
            <text:p>Pergunto a algum colega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31" calcext:value-type="float">
            <text:p>31</text:p>
          </table:table-cell>
          <table:table-cell table:style-name="ce7" office:value-type="string" calcext:value-type="string">
            <text:p>Vejo o código fonte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Pergunto diretamente à equipe do Demoiselle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30" calcext:value-type="float">
            <text:p>30</text:p>
          </table:table-cell>
          <table:table-cell table:style-name="ce7" office:value-type="string" calcext:value-type="string">
            <text:p>Não precis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12" calcext:value-type="float">
            <text:p>12</text:p>
          </table:table-cell>
          <table:table-cell table:style-name="ce8" office:value-type="string" calcext:value-type="string">
            <text:p>Internamente no Serpr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" calcext:value-type="float">
            <text:p>1</text:p>
          </table:covered-table-cell>
          <table:covered-table-cell table:style-name="ce3" office:value-type="string" calcext:value-type="string">
            <text:p>Informação sobre Demoiselle</text:p>
          </table:covered-table-cell>
          <table:table-cell table:style-name="ce5" office:value-type="float" office:value="23" calcext:value-type="float">
            <text:p>23</text:p>
          </table:table-cell>
          <table:table-cell table:style-name="ce7" office:value-type="string" calcext:value-type="string">
            <text:p>Análise do códig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 table:number-columns-spanned="1" table:number-rows-spanned="18">
            <text:p>2</text:p>
          </table:table-cell>
          <table:table-cell table:style-name="ce3" office:value-type="string" calcext:value-type="string" table:number-columns-spanned="1" table:number-rows-spanned="18">
            <text:p>Informações sobre outros projetos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Google</text:p>
          </table:table-cell>
          <table:table-cell table:style-name="ce5" office:value-type="float" office:value="311" calcext:value-type="float">
            <text:p>311</text:p>
          </table:table-cell>
          <table:table-cell table:style-name="ce12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olegas</text:p>
          </table:table-cell>
          <table:table-cell table:number-columns-repeated="1015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Documentação oficial</text:p>
          </table:table-cell>
          <table:table-cell table:style-name="ce5" office:value-type="float" office:value="75" calcext:value-type="float">
            <text:p>75</text:p>
          </table:table-cell>
          <table:table-cell table:style-name="ce12"/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Outros</text:p>
          </table:table-cell>
          <table:table-cell table:number-columns-repeated="1015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Fórum de discussões</text:p>
          </table:table-cell>
          <table:table-cell table:style-name="ce5" office:value-type="float" office:value="63" calcext:value-type="float">
            <text:p>63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Site do projeto</text:p>
          </table:table-cell>
          <table:table-cell table:style-name="ce5" office:value-type="float" office:value="62" calcext:value-type="float">
            <text:p>62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Pergunto na lista de e-mail oficial</text:p>
          </table:table-cell>
          <table:table-cell table:style-name="ce5" office:value-type="float" office:value="5" calcext:value-type="float">
            <text:p>5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Colegas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18" calcext:value-type="float">
            <text:p>18</text:p>
          </table:table-cell>
          <table:table-cell table:style-name="ce7" office:value-type="string" calcext:value-type="string">
            <text:p>DuckDuckG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17" calcext:value-type="float">
            <text:p>17</text:p>
          </table:table-cell>
          <table:table-cell table:style-name="ce7" office:value-type="string" calcext:value-type="string">
            <text:p>Fazendo um protótipo da dúvida o observando o resultad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15" calcext:value-type="float">
            <text:p>15</text:p>
          </table:table-cell>
          <table:table-cell table:style-name="ce7" office:value-type="string" calcext:value-type="string">
            <text:p>Não uso o Hibernate.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stackoverflow.com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14" calcext:value-type="float">
            <text:p>14</text:p>
          </table:table-cell>
          <table:table-cell table:style-name="ce7" office:value-type="string" calcext:value-type="string">
            <text:p>http://stackoverflow.com/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Bing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Colegas de trabalh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12" calcext:value-type="float">
            <text:p>12</text:p>
          </table:table-cell>
          <table:table-cell table:style-name="ce8" office:value-type="string" calcext:value-type="string">
            <text:p>colega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Stack Overflow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11" calcext:value-type="float">
            <text:p>11</text:p>
          </table:table-cell>
          <table:table-cell table:style-name="ce8" office:value-type="string" calcext:value-type="string">
            <text:p>Colegas de Trabalh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Sites especializados como Stack Overflow e demai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covered-table-cell office:value-type="float" office:value="2" calcext:value-type="float">
            <text:p>2</text:p>
          </table:covered-table-cell>
          <table:covered-table-cell table:style-name="ce3" office:value-type="string" calcext:value-type="string">
            <text:p>Informações sobre outros projetos</text:p>
          </table:covered-table-cell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colegas de trabalh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3" office:value-type="string" calcext:value-type="string" table:number-columns-spanned="1" table:number-rows-spanned="3">
            <text:p>Site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Não me atende</text:p>
          </table:table-cell>
          <table:table-cell table:style-name="ce5" office:value-type="float" office:value="139" calcext:value-type="float">
            <text:p>139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3" calcext:value-type="float">
            <text:p>3</text:p>
          </table:covered-table-cell>
          <table:covered-table-cell table:style-name="ce3" office:value-type="string" calcext:value-type="string">
            <text:p>Site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Me atende</text:p>
          </table:table-cell>
          <table:table-cell table:style-name="ce5" office:value-type="float" office:value="104" calcext:value-type="float">
            <text:p>104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3" calcext:value-type="float">
            <text:p>3</text:p>
          </table:covered-table-cell>
          <table:covered-table-cell table:style-name="ce3" office:value-type="string" calcext:value-type="string">
            <text:p>Site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Nunca usei</text:p>
          </table:table-cell>
          <table:table-cell table:style-name="ce5" office:value-type="float" office:value="102" calcext:value-type="float">
            <text:p>102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4" calcext:value-type="float" table:number-columns-spanned="1" table:number-rows-spanned="4">
            <text:p>4</text:p>
          </table:table-cell>
          <table:table-cell table:style-name="ce3" office:value-type="string" calcext:value-type="string" table:number-columns-spanned="1" table:number-rows-spanned="4">
            <text:p>Documentação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tende as necessidades básicas</text:p>
          </table:table-cell>
          <table:table-cell table:style-name="ce5" office:value-type="float" office:value="237" calcext:value-type="float">
            <text:p>237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4" calcext:value-type="float">
            <text:p>4</text:p>
          </table:covered-table-cell>
          <table:covered-table-cell table:style-name="ce3" office:value-type="string" calcext:value-type="string">
            <text:p>Documentação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Isso existe?</text:p>
          </table:table-cell>
          <table:table-cell table:style-name="ce5" office:value-type="float" office:value="88" calcext:value-type="float">
            <text:p>88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4" calcext:value-type="float">
            <text:p>4</text:p>
          </table:covered-table-cell>
          <table:covered-table-cell table:style-name="ce3" office:value-type="string" calcext:value-type="string">
            <text:p>Documentação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É fácil encontrar</text:p>
          </table:table-cell>
          <table:table-cell table:style-name="ce5" office:value-type="float" office:value="31" calcext:value-type="float">
            <text:p>31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4" calcext:value-type="float">
            <text:p>4</text:p>
          </table:covered-table-cell>
          <table:covered-table-cell table:style-name="ce3" office:value-type="string" calcext:value-type="string">
            <text:p>Documentação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Atende as necessidades avançadas</text:p>
          </table:table-cell>
          <table:table-cell table:style-name="ce5" office:value-type="float" office:value="11" calcext:value-type="float">
            <text:p>1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5" calcext:value-type="float" table:number-columns-spanned="1" table:number-rows-spanned="4">
            <text:p>5</text:p>
          </table:table-cell>
          <table:table-cell table:style-name="ce3" office:value-type="string" calcext:value-type="string" table:number-columns-spanned="1" table:number-rows-spanned="4">
            <text:p>Tempo de resposta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Nunca postei dúvidas</text:p>
          </table:table-cell>
          <table:table-cell table:style-name="ce5" office:value-type="float" office:value="222" calcext:value-type="float">
            <text:p>222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5" calcext:value-type="float">
            <text:p>5</text:p>
          </table:covered-table-cell>
          <table:covered-table-cell table:style-name="ce3" office:value-type="string" calcext:value-type="string">
            <text:p>Tempo de resposta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Nem rápido nem demorado</text:p>
          </table:table-cell>
          <table:table-cell table:style-name="ce5" office:value-type="float" office:value="71" calcext:value-type="float">
            <text:p>71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5" calcext:value-type="float">
            <text:p>5</text:p>
          </table:covered-table-cell>
          <table:covered-table-cell table:style-name="ce3" office:value-type="string" calcext:value-type="string">
            <text:p>Tempo de resposta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Demorado</text:p>
          </table:table-cell>
          <table:table-cell table:style-name="ce5" office:value-type="float" office:value="29" calcext:value-type="float">
            <text:p>29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5" calcext:value-type="float">
            <text:p>5</text:p>
          </table:covered-table-cell>
          <table:covered-table-cell table:style-name="ce3" office:value-type="string" calcext:value-type="string">
            <text:p>Tempo de resposta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Rápido</text:p>
          </table:table-cell>
          <table:table-cell table:style-name="ce5" office:value-type="float" office:value="23" calcext:value-type="float">
            <text:p>23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6" calcext:value-type="float" table:number-columns-spanned="1" table:number-rows-spanned="2">
            <text:p>6</text:p>
          </table:table-cell>
          <table:table-cell table:style-name="ce3" office:value-type="string" calcext:value-type="string" table:number-columns-spanned="1" table:number-rows-spanned="2">
            <text:p>Mais adequado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Stack Overflow Brasil (tag demoiselle)</text:p>
          </table:table-cell>
          <table:table-cell table:style-name="ce5" office:value-type="float" office:value="264" calcext:value-type="float">
            <text:p>264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6" calcext:value-type="float">
            <text:p>6</text:p>
          </table:covered-table-cell>
          <table:covered-table-cell table:style-name="ce3" office:value-type="string" calcext:value-type="string">
            <text:p>Mais adequado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Lista de e-mail de usuários</text:p>
          </table:table-cell>
          <table:table-cell table:style-name="ce5" office:value-type="float" office:value="81" calcext:value-type="float">
            <text:p>8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3" office:value-type="string" calcext:value-type="string" table:number-columns-spanned="1" table:number-rows-spanned="3">
            <text:p>Suas respostas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Nunca contribuí</text:p>
          </table:table-cell>
          <table:table-cell table:style-name="ce5" office:value-type="float" office:value="292" calcext:value-type="float">
            <text:p>292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7" calcext:value-type="float">
            <text:p>7</text:p>
          </table:covered-table-cell>
          <table:covered-table-cell table:style-name="ce3" office:value-type="string" calcext:value-type="string">
            <text:p>Suas respostas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De 1 a 10</text:p>
          </table:table-cell>
          <table:table-cell table:style-name="ce5" office:value-type="float" office:value="47" calcext:value-type="float">
            <text:p>47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7" calcext:value-type="float">
            <text:p>7</text:p>
          </table:covered-table-cell>
          <table:covered-table-cell table:style-name="ce3" office:value-type="string" calcext:value-type="string">
            <text:p>Suas respostas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Mais de 10</text:p>
          </table:table-cell>
          <table:table-cell table:style-name="ce5" office:value-type="float" office:value="6" calcext:value-type="float">
            <text:p>6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8" calcext:value-type="float" table:number-columns-spanned="1" table:number-rows-spanned="50">
            <text:p>8</text:p>
          </table:table-cell>
          <table:table-cell table:style-name="ce3" office:value-type="string" calcext:value-type="string" table:number-columns-spanned="1" table:number-rows-spanned="50">
            <text:p>Bug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Ignoro e sigo em frente</text:p>
          </table:table-cell>
          <table:table-cell table:style-name="ce5" office:value-type="float" office:value="120" calcext:value-type="float">
            <text:p>120</text:p>
          </table:table-cell>
          <table:table-cell table:style-name="ce12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ão achei bug</text:p>
          </table:table-cell>
          <table:table-cell table:number-columns-repeated="1015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Informo direto à equipe Demoiselle</text:p>
          </table:table-cell>
          <table:table-cell table:style-name="ce5" office:value-type="float" office:value="93" calcext:value-type="float">
            <text:p>93</text:p>
          </table:table-cell>
          <table:table-cell table:style-name="ce12"/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Informo ao colega</text:p>
          </table:table-cell>
          <table:table-cell table:number-columns-repeated="1015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Abro um chamado na minha empresa</text:p>
          </table:table-cell>
          <table:table-cell table:style-name="ce5" office:value-type="float" office:value="55" calcext:value-type="float">
            <text:p>55</text:p>
          </table:table-cell>
          <table:table-cell table:style-name="ce12"/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Outros</text:p>
          </table:table-cell>
          <table:table-cell table:number-columns-repeated="1015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Comunico em listas, fóruns, Jira etc</text:p>
          </table:table-cell>
          <table:table-cell table:style-name="ce5" office:value-type="float" office:value="46" calcext:value-type="float">
            <text:p>46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Corrijo e devolvo</text:p>
          </table:table-cell>
          <table:table-cell table:style-name="ce5" office:value-type="float" office:value="11" calcext:value-type="float">
            <text:p>11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Nunca aconteceu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Nunca achei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Procuro uma solução alternativa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18" calcext:value-type="float">
            <text:p>18</text:p>
          </table:table-cell>
          <table:table-cell table:style-name="ce7" office:value-type="string" calcext:value-type="string">
            <text:p>Não tive contato com Demoiselle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41" calcext:value-type="float">
            <text:p>41</text:p>
          </table:table-cell>
          <table:table-cell table:style-name="ce8" office:value-type="string" calcext:value-type="string">
            <text:p>nao achei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nunca achei um bug no demoiselle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23" calcext:value-type="float">
            <text:p>23</text:p>
          </table:table-cell>
          <table:table-cell table:style-name="ce8" office:value-type="string" calcext:value-type="string">
            <text:p>Não achei bug ainda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32" calcext:value-type="float">
            <text:p>32</text:p>
          </table:table-cell>
          <table:table-cell table:style-name="ce9" office:value-type="string" calcext:value-type="string">
            <text:p>Faço a minha implementação sem bug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48" calcext:value-type="float">
            <text:p>48</text:p>
          </table:table-cell>
          <table:table-cell table:style-name="ce9" office:value-type="string" calcext:value-type="string">
            <text:p>Contorno o bug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Nunca achei um bug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50" calcext:value-type="float">
            <text:p>50</text:p>
          </table:table-cell>
          <table:table-cell table:style-name="ce8" office:value-type="string" calcext:value-type="string">
            <text:p>ainda não encontrei pelo pouco tempo de uso do fwk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44" calcext:value-type="float">
            <text:p>44</text:p>
          </table:table-cell>
          <table:table-cell table:style-name="ce9" office:value-type="string" calcext:value-type="string">
            <text:p>A gente faz gambiarra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47" calcext:value-type="float">
            <text:p>47</text:p>
          </table:table-cell>
          <table:table-cell table:style-name="ce8" office:value-type="string" calcext:value-type="string">
            <text:p>Não encontrei.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31" calcext:value-type="float">
            <text:p>31</text:p>
          </table:table-cell>
          <table:table-cell table:style-name="ce8" office:value-type="string" calcext:value-type="string">
            <text:p>Nunca encontrei bug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comunico à equipe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34" calcext:value-type="float">
            <text:p>34</text:p>
          </table:table-cell>
          <table:table-cell table:style-name="ce8" office:value-type="string" calcext:value-type="string">
            <text:p>Nunca ocorreu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39" calcext:value-type="float">
            <text:p>39</text:p>
          </table:table-cell>
          <table:table-cell table:style-name="ce9" office:value-type="string" calcext:value-type="string">
            <text:p>Tratamento interno na aplicaçã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49" calcext:value-type="float">
            <text:p>49</text:p>
          </table:table-cell>
          <table:table-cell table:style-name="ce10" office:value-type="string" calcext:value-type="string">
            <text:p>falo c colegas de trabalh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37" calcext:value-type="float">
            <text:p>37</text:p>
          </table:table-cell>
          <table:table-cell table:style-name="ce7" office:value-type="string" calcext:value-type="string">
            <text:p>Faço testes, não codific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18"/>
        </table:table-row>
        <table:table-row table:style-name="ro2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45" calcext:value-type="float">
            <text:p>45</text:p>
          </table:table-cell>
          <table:table-cell table:style-name="ce8" office:value-type="string" calcext:value-type="string">
            <text:p>até o momento o uso que fiz não evidenciou falha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43" calcext:value-type="float">
            <text:p>43</text:p>
          </table:table-cell>
          <table:table-cell table:style-name="ce8" office:value-type="string" calcext:value-type="string">
            <text:p>Nunca pecisei fixar erros no Demoiselle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Discuto com a equipe qual melhor açã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não passei por essa situaçã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NUNCA ACHEI UM BUG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Ainda não achei bug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27" calcext:value-type="float">
            <text:p>27</text:p>
          </table:table-cell>
          <table:table-cell table:style-name="ce10" office:value-type="string" calcext:value-type="string">
            <text:p>Verifico se outras equipes já passaram por iss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não achei err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25" calcext:value-type="float">
            <text:p>25</text:p>
          </table:table-cell>
          <table:table-cell table:style-name="ce8" office:value-type="string" calcext:value-type="string">
            <text:p>nunca achei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33" calcext:value-type="float">
            <text:p>33</text:p>
          </table:table-cell>
          <table:table-cell table:style-name="ce10" office:value-type="string" calcext:value-type="string">
            <text:p>Pergunto aos colegas.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26" calcext:value-type="float">
            <text:p>26</text:p>
          </table:table-cell>
          <table:table-cell table:style-name="ce7" office:value-type="string" calcext:value-type="string">
            <text:p>nao utiiz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18"/>
        </table:table-row>
        <table:table-row table:style-name="ro3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20" calcext:value-type="float">
            <text:p>20</text:p>
          </table:table-cell>
          <table:table-cell table:style-name="ce8" office:value-type="string" calcext:value-type="string">
            <text:p>Não me deparei com bugs, apenas com sugestões de melhorias que enviei por email para a equipe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46" calcext:value-type="float">
            <text:p>46</text:p>
          </table:table-cell>
          <table:table-cell table:style-name="ce7" office:value-type="string" calcext:value-type="string">
            <text:p>Nunca utilizei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24" calcext:value-type="float">
            <text:p>24</text:p>
          </table:table-cell>
          <table:table-cell table:style-name="ce8" office:value-type="string" calcext:value-type="string">
            <text:p>Nunca achei bug no Demoiselle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Não me recordo de encontrar bugs no demoiselle. Alguns pontos de melhoria que reparo apenas comento com meus colegas de trabalho, mas desconheço a melhor forma de fazer sugestões ao projeto.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21" calcext:value-type="float">
            <text:p>21</text:p>
          </table:table-cell>
          <table:table-cell table:style-name="ce7" office:value-type="string" calcext:value-type="string">
            <text:p>nao tenho usado o demoiselle nos projeto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18"/>
        </table:table-row>
        <table:table-row table:style-name="ro3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35" calcext:value-type="float">
            <text:p>35</text:p>
          </table:table-cell>
          <table:table-cell table:style-name="ce7" office:value-type="string" calcext:value-type="string">
            <text:p>Não sei qual local onde estão concentradas os locais de dúvidas, propostas de melhorias e reportagem de erros.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19" calcext:value-type="float">
            <text:p>19</text:p>
          </table:table-cell>
          <table:table-cell table:style-name="ce10" office:value-type="string" calcext:value-type="string">
            <text:p>informo colega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2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busco ajuda com colegas mais experientes dentro da empresa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28" calcext:value-type="float">
            <text:p>28</text:p>
          </table:table-cell>
          <table:table-cell table:style-name="ce7" office:value-type="string" calcext:value-type="string">
            <text:p>Não uso o Demoiselle.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30" calcext:value-type="float">
            <text:p>30</text:p>
          </table:table-cell>
          <table:table-cell table:style-name="ce8" office:value-type="string" calcext:value-type="string">
            <text:p>não ach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11" calcext:value-type="float">
            <text:p>11</text:p>
          </table:table-cell>
          <table:table-cell table:style-name="ce8" office:value-type="string" calcext:value-type="string">
            <text:p>nunca encontrei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42" calcext:value-type="float">
            <text:p>42</text:p>
          </table:table-cell>
          <table:table-cell table:style-name="ce9" office:value-type="string" calcext:value-type="string">
            <text:p>Pesquiso como contornar e sigo em frente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22" calcext:value-type="float">
            <text:p>22</text:p>
          </table:table-cell>
          <table:table-cell table:style-name="ce7" office:value-type="string" calcext:value-type="string">
            <text:p>Nunca postei bug do Demoiselle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Nunca encontrei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8" calcext:value-type="float">
            <text:p>8</text:p>
          </table:covered-table-cell>
          <table:covered-table-cell table:style-name="ce3" office:value-type="string" calcext:value-type="string">
            <text:p>Bug</text:p>
          </table:covered-table-cell>
          <table:table-cell table:style-name="ce5" office:value-type="float" office:value="29" calcext:value-type="float">
            <text:p>29</text:p>
          </table:table-cell>
          <table:table-cell table:style-name="ce10" office:value-type="string" calcext:value-type="string">
            <text:p>Informo à minha equipe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3" office:value-type="string" calcext:value-type="string" table:number-columns-spanned="1" table:number-rows-spanned="2">
            <text:p>Contribuição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286" calcext:value-type="float">
            <text:p>286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9" calcext:value-type="float">
            <text:p>9</text:p>
          </table:covered-table-cell>
          <table:covered-table-cell table:style-name="ce3" office:value-type="string" calcext:value-type="string">
            <text:p>Contribuição</text:p>
          </table:covered-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59" calcext:value-type="float">
            <text:p>59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10" calcext:value-type="float" table:number-columns-spanned="1" table:number-rows-spanned="30">
            <text:p>10</text:p>
          </table:table-cell>
          <table:table-cell table:style-name="ce3" office:value-type="string" calcext:value-type="string" table:number-columns-spanned="1" table:number-rows-spanned="30">
            <text:p>Funcionalidades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Segurança</text:p>
          </table:table-cell>
          <table:table-cell table:style-name="ce5" office:value-type="float" office:value="221" calcext:value-type="float">
            <text:p>221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ransação</text:p>
          </table:table-cell>
          <table:table-cell table:style-name="ce5" office:value-type="float" office:value="209" calcext:value-type="float">
            <text:p>209</text:p>
          </table:table-cell>
          <table:table-cell table:style-name="ce12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nti-demoiselle</text:p>
          </table:table-cell>
          <table:table-cell table:number-columns-repeated="1015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Configuração</text:p>
          </table:table-cell>
          <table:table-cell table:style-name="ce5" office:value-type="float" office:value="172" calcext:value-type="float">
            <text:p>172</text:p>
          </table:table-cell>
          <table:table-cell table:style-name="ce12"/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Outros</text:p>
          </table:table-cell>
          <table:table-cell table:number-columns-repeated="1015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Paginação</text:p>
          </table:table-cell>
          <table:table-cell table:style-name="ce5" office:value-type="float" office:value="112" calcext:value-type="float">
            <text:p>112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JMS</text:p>
          </table:table-cell>
          <table:table-cell table:style-name="ce5" office:value-type="float" office:value="55" calcext:value-type="float">
            <text:p>55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11" calcext:value-type="float">
            <text:p>11</text:p>
          </table:table-cell>
          <table:table-cell table:style-name="ce7" office:value-type="string" calcext:value-type="string">
            <text:p>Nenhuma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nao utiloiz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5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12" calcext:value-type="float">
            <text:p>12</text:p>
          </table:table-cell>
          <table:table-cell table:style-name="ce8" office:value-type="string" calcext:value-type="string">
            <text:p>Nenhuma =) O ideal seria um conjunto de pequenos componentes, como o acionador-natural, etc. Não precisamos de (mais um) framework, precisamos de pequenas bibliotecas para atender necessidade muito específicas.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26" calcext:value-type="float">
            <text:p>26</text:p>
          </table:table-cell>
          <table:table-cell table:style-name="ce7" office:value-type="string" calcext:value-type="string">
            <text:p>Não trabalh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18" calcext:value-type="float">
            <text:p>18</text:p>
          </table:table-cell>
          <table:table-cell table:style-name="ce7" office:value-type="string" calcext:value-type="string">
            <text:p>Não uso o Demoiselle.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17" calcext:value-type="float">
            <text:p>17</text:p>
          </table:table-cell>
          <table:table-cell table:style-name="ce7" office:value-type="string" calcext:value-type="string">
            <text:p>REST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29" calcext:value-type="float">
            <text:p>29</text:p>
          </table:table-cell>
          <table:table-cell table:style-name="ce7" office:value-type="string" calcext:value-type="string">
            <text:p>Report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6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Arquétipo do Demoiselle. Sinceramente, com as versões recentes do Java EE, a necessidade de funcionalidades específicas do Demoiselle se tornam desnecessárias, pois no próprio framework padrão Java EE já contém as funcionalidades necessárias para o desenvolvimento de uma aplicação.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Não sei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Padronizaçã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23" calcext:value-type="float">
            <text:p>23</text:p>
          </table:table-cell>
          <table:table-cell table:style-name="ce7" office:value-type="string" calcext:value-type="string">
            <text:p>teste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2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27" calcext:value-type="float">
            <text:p>27</text:p>
          </table:table-cell>
          <table:table-cell table:style-name="ce7" office:value-type="string" calcext:value-type="string">
            <text:p>Utilizar coisas mais modernas para layout como Bootstrap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25" calcext:value-type="float">
            <text:p>25</text:p>
          </table:table-cell>
          <table:table-cell table:style-name="ce7" office:value-type="string" calcext:value-type="string">
            <text:p>Nada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Logs, Auditoria, Workflow. São recorrentes em todos os sistemas mas não existem no demoiselle..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19" calcext:value-type="float">
            <text:p>19</text:p>
          </table:table-cell>
          <table:table-cell table:style-name="ce7" office:value-type="string" calcext:value-type="string">
            <text:p>não as conheç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2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21" calcext:value-type="float">
            <text:p>21</text:p>
          </table:table-cell>
          <table:table-cell table:style-name="ce8" office:value-type="string" calcext:value-type="string">
            <text:p>Não refazer o que já existe componentes livres que fazem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30" calcext:value-type="float">
            <text:p>30</text:p>
          </table:table-cell>
          <table:table-cell table:style-name="ce7" office:value-type="string" calcext:value-type="string">
            <text:p>Injeção de Dependência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28" calcext:value-type="float">
            <text:p>28</text:p>
          </table:table-cell>
          <table:table-cell table:style-name="ce7" office:value-type="string" calcext:value-type="string">
            <text:p>. . . . . . .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Teste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2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Nenhuma. Há frameworks mais consolidados no mercado que fazem a mesma coisa.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logging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3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15" calcext:value-type="float">
            <text:p>15</text:p>
          </table:table-cell>
          <table:table-cell table:style-name="ce8" office:value-type="string" calcext:value-type="string">
            <text:p>Acho que fazer um sistema sem usar o Demoiselle é melhor. <text:s/>A parte de paginação é ruim.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24" calcext:value-type="float">
            <text:p>24</text:p>
          </table:table-cell>
          <table:table-cell table:style-name="ce7" office:value-type="string" calcext:value-type="string">
            <text:p>...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Não conheço funcionalidade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covered-table-cell office:value-type="float" office:value="10" calcext:value-type="float">
            <text:p>10</text:p>
          </table:covered-table-cell>
          <table:covered-table-cell table:style-name="ce3" office:value-type="string" calcext:value-type="string">
            <text:p>Funcionalidades</text:p>
          </table:covered-table-cell>
          <table:table-cell table:style-name="ce5" office:value-type="float" office:value="22" calcext:value-type="float">
            <text:p>22</text:p>
          </table:table-cell>
          <table:table-cell table:style-name="ce7" office:value-type="string" calcext:value-type="string">
            <text:p>não sei responder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 table:number-columns-spanned="1" table:number-rows-spanned="11">
            <text:p>11</text:p>
          </table:table-cell>
          <table:table-cell table:style-name="ce3" office:value-type="string" calcext:value-type="string" table:number-columns-spanned="1" table:number-rows-spanned="11">
            <text:p>Componentes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demoiselle-junit</text:p>
          </table:table-cell>
          <table:table-cell table:style-name="ce5" office:value-type="float" office:value="125" calcext:value-type="float">
            <text:p>125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1" calcext:value-type="float">
            <text:p>11</text:p>
          </table:covered-table-cell>
          <table:covered-table-cell table:style-name="ce3" office:value-type="string" calcext:value-type="string">
            <text:p>Componentes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demoiselle-report</text:p>
          </table:table-cell>
          <table:table-cell table:style-name="ce5" office:value-type="float" office:value="91" calcext:value-type="float">
            <text:p>91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1" calcext:value-type="float">
            <text:p>11</text:p>
          </table:covered-table-cell>
          <table:covered-table-cell table:style-name="ce3" office:value-type="string" calcext:value-type="string">
            <text:p>Componentes</text:p>
          </table:covered-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demoiselle-behave</text:p>
          </table:table-cell>
          <table:table-cell table:style-name="ce5" office:value-type="float" office:value="88" calcext:value-type="float">
            <text:p>88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1" calcext:value-type="float">
            <text:p>11</text:p>
          </table:covered-table-cell>
          <table:covered-table-cell table:style-name="ce3" office:value-type="string" calcext:value-type="string">
            <text:p>Componentes</text:p>
          </table:covered-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demoiselle-validation</text:p>
          </table:table-cell>
          <table:table-cell table:style-name="ce5" office:value-type="float" office:value="84" calcext:value-type="float">
            <text:p>84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1" calcext:value-type="float">
            <text:p>11</text:p>
          </table:covered-table-cell>
          <table:covered-table-cell table:style-name="ce3" office:value-type="string" calcext:value-type="string">
            <text:p>Componentes</text:p>
          </table:covered-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Não faço ideia</text:p>
          </table:table-cell>
          <table:table-cell table:style-name="ce5" office:value-type="float" office:value="80" calcext:value-type="float">
            <text:p>80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1" calcext:value-type="float">
            <text:p>11</text:p>
          </table:covered-table-cell>
          <table:covered-table-cell table:style-name="ce3" office:value-type="string" calcext:value-type="string">
            <text:p>Componentes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demoiselle-certificate</text:p>
          </table:table-cell>
          <table:table-cell table:style-name="ce5" office:value-type="float" office:value="75" calcext:value-type="float">
            <text:p>75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1" calcext:value-type="float">
            <text:p>11</text:p>
          </table:covered-table-cell>
          <table:covered-table-cell table:style-name="ce3" office:value-type="string" calcext:value-type="string">
            <text:p>Componentes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demoiselle-mail</text:p>
          </table:table-cell>
          <table:table-cell table:style-name="ce5" office:value-type="float" office:value="70" calcext:value-type="float">
            <text:p>70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1" calcext:value-type="float">
            <text:p>11</text:p>
          </table:covered-table-cell>
          <table:covered-table-cell table:style-name="ce3" office:value-type="string" calcext:value-type="string">
            <text:p>Componentes</text:p>
          </table:covered-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demoiselle-scheduler</text:p>
          </table:table-cell>
          <table:table-cell table:style-name="ce5" office:value-type="float" office:value="44" calcext:value-type="float">
            <text:p>44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1" calcext:value-type="float">
            <text:p>11</text:p>
          </table:covered-table-cell>
          <table:covered-table-cell table:style-name="ce3" office:value-type="string" calcext:value-type="string">
            <text:p>Componentes</text:p>
          </table:covered-table-cell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demoiselle-nimble</text:p>
          </table:table-cell>
          <table:table-cell table:style-name="ce5" office:value-type="float" office:value="21" calcext:value-type="float">
            <text:p>21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1" calcext:value-type="float">
            <text:p>11</text:p>
          </table:covered-table-cell>
          <table:covered-table-cell table:style-name="ce3" office:value-type="string" calcext:value-type="string">
            <text:p>Componentes</text:p>
          </table:covered-table-cell>
          <table:table-cell table:style-name="ce5" office:value-type="float" office:value="11" calcext:value-type="float">
            <text:p>11</text:p>
          </table:table-cell>
          <table:table-cell table:style-name="ce7" office:value-type="string" calcext:value-type="string">
            <text:p>demoiselle-audit</text:p>
          </table:table-cell>
          <table:table-cell table:style-name="ce5" office:value-type="float" office:value="15" calcext:value-type="float">
            <text:p>15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1" calcext:value-type="float">
            <text:p>11</text:p>
          </table:covered-table-cell>
          <table:covered-table-cell table:style-name="ce3" office:value-type="string" calcext:value-type="string">
            <text:p>Componentes</text:p>
          </table:covered-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demoiselle-vaadin</text:p>
          </table:table-cell>
          <table:table-cell table:style-name="ce5" office:value-type="float" office:value="6" calcext:value-type="float">
            <text:p>6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12" calcext:value-type="float" table:number-columns-spanned="1" table:number-rows-spanned="15">
            <text:p>12</text:p>
          </table:table-cell>
          <table:table-cell table:style-name="ce3" office:value-type="string" calcext:value-type="string" table:number-columns-spanned="1" table:number-rows-spanned="15">
            <text:p>Aprendizado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utoriais</text:p>
          </table:table-cell>
          <table:table-cell table:style-name="ce5" office:value-type="float" office:value="215" calcext:value-type="float">
            <text:p>215</text:p>
          </table:table-cell>
          <table:table-cell table:style-name="ce12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olega</text:p>
          </table:table-cell>
          <table:table-cell table:number-columns-repeated="1015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Trechos de código de exemplo</text:p>
          </table:table-cell>
          <table:table-cell table:style-name="ce5" office:value-type="float" office:value="211" calcext:value-type="float">
            <text:p>211</text:p>
          </table:table-cell>
          <table:table-cell table:style-name="ce12"/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Outros</text:p>
          </table:table-cell>
          <table:table-cell table:number-columns-repeated="1015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Aplicações completas de exemplo</text:p>
          </table:table-cell>
          <table:table-cell table:style-name="ce5" office:value-type="float" office:value="173" calcext:value-type="float">
            <text:p>173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reinamentos presenciais</text:p>
          </table:table-cell>
          <table:table-cell table:style-name="ce5" office:value-type="float" office:value="139" calcext:value-type="float">
            <text:p>139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Treinamentos EAD</text:p>
          </table:table-cell>
          <table:table-cell table:style-name="ce5" office:value-type="float" office:value="116" calcext:value-type="float">
            <text:p>116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Vídeos</text:p>
          </table:table-cell>
          <table:table-cell table:style-name="ce5" office:value-type="float" office:value="113" calcext:value-type="float">
            <text:p>113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14" calcext:value-type="float">
            <text:p>14</text:p>
          </table:table-cell>
          <table:table-cell table:style-name="ce7" office:value-type="string" calcext:value-type="string">
            <text:p>nenhuma das opções acima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2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11" calcext:value-type="float">
            <text:p>11</text:p>
          </table:table-cell>
          <table:table-cell table:style-name="ce7" office:value-type="string" calcext:value-type="string">
            <text:p>Desenvolvedores com experiencia em Demoiselle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15" calcext:value-type="float">
            <text:p>15</text:p>
          </table:table-cell>
          <table:table-cell table:style-name="ce7" office:value-type="string" calcext:value-type="string">
            <text:p>Conhecimento de colega a colega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Documentação de referência completa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colega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12" calcext:value-type="float">
            <text:p>12</text:p>
          </table:table-cell>
          <table:table-cell table:style-name="ce7" office:value-type="string" calcext:value-type="string">
            <text:p>nenhum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Não estudei Demoiselle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Conversa com colegas de trabalho...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2" calcext:value-type="float">
            <text:p>12</text:p>
          </table:covered-table-cell>
          <table:covered-table-cell table:style-name="ce3" office:value-type="string" calcext:value-type="string">
            <text:p>Aprendizado</text:p>
          </table:covered-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Colega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 table:number-columns-spanned="1" table:number-rows-spanned="3">
            <text:p>13</text:p>
          </table:table-cell>
          <table:table-cell table:style-name="ce3" office:value-type="string" calcext:value-type="string" table:number-columns-spanned="1" table:number-rows-spanned="3">
            <text:p>Modelo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HTML+REST</text:p>
          </table:table-cell>
          <table:table-cell table:style-name="ce5" office:value-type="float" office:value="168" calcext:value-type="float">
            <text:p>168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3" calcext:value-type="float">
            <text:p>13</text:p>
          </table:covered-table-cell>
          <table:covered-table-cell table:style-name="ce3" office:value-type="string" calcext:value-type="string">
            <text:p>Modelo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Misturar JSF com HTML+REST</text:p>
          </table:table-cell>
          <table:table-cell table:style-name="ce5" office:value-type="float" office:value="115" calcext:value-type="float">
            <text:p>115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3" calcext:value-type="float">
            <text:p>13</text:p>
          </table:covered-table-cell>
          <table:covered-table-cell table:style-name="ce3" office:value-type="string" calcext:value-type="string">
            <text:p>Modelo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JSF</text:p>
          </table:table-cell>
          <table:table-cell table:style-name="ce5" office:value-type="float" office:value="62" calcext:value-type="float">
            <text:p>62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3" office:value-type="string" calcext:value-type="string" table:number-columns-spanned="1" table:number-rows-spanned="6">
            <text:p>JSF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float" office:value="101" calcext:value-type="float">
            <text:p>101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4" calcext:value-type="float">
            <text:p>14</text:p>
          </table:covered-table-cell>
          <table:covered-table-cell table:style-name="ce3" office:value-type="string" calcext:value-type="string">
            <text:p>JSF</text:p>
          </table:covered-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float" office:value="84" calcext:value-type="float">
            <text:p>84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4" calcext:value-type="float">
            <text:p>14</text:p>
          </table:covered-table-cell>
          <table:covered-table-cell table:style-name="ce3" office:value-type="string" calcext:value-type="string">
            <text:p>JSF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59" calcext:value-type="float">
            <text:p>59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4" calcext:value-type="float">
            <text:p>14</text:p>
          </table:covered-table-cell>
          <table:covered-table-cell table:style-name="ce3" office:value-type="string" calcext:value-type="string">
            <text:p>JSF</text:p>
          </table:covered-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41" calcext:value-type="float">
            <text:p>41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4" calcext:value-type="float">
            <text:p>14</text:p>
          </table:covered-table-cell>
          <table:covered-table-cell table:style-name="ce3" office:value-type="string" calcext:value-type="string">
            <text:p>JSF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float" office:value="40" calcext:value-type="float">
            <text:p>40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4" calcext:value-type="float">
            <text:p>14</text:p>
          </table:covered-table-cell>
          <table:covered-table-cell table:style-name="ce3" office:value-type="string" calcext:value-type="string">
            <text:p>JSF</text:p>
          </table:covered-table-cell>
          <table:table-cell table:style-name="ce5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3" office:value-type="string" calcext:value-type="string" table:number-columns-spanned="1" table:number-rows-spanned="6">
            <text:p>HTML+REST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94" calcext:value-type="float">
            <text:p>94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5" calcext:value-type="float">
            <text:p>15</text:p>
          </table:covered-table-cell>
          <table:covered-table-cell table:style-name="ce3" office:value-type="string" calcext:value-type="string">
            <text:p>HTML+REST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70" calcext:value-type="float">
            <text:p>70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5" calcext:value-type="float">
            <text:p>15</text:p>
          </table:covered-table-cell>
          <table:covered-table-cell table:style-name="ce3" office:value-type="string" calcext:value-type="string">
            <text:p>HTML+REST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float" office:value="69" calcext:value-type="float">
            <text:p>69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5" calcext:value-type="float">
            <text:p>15</text:p>
          </table:covered-table-cell>
          <table:covered-table-cell table:style-name="ce3" office:value-type="string" calcext:value-type="string">
            <text:p>HTML+REST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63" calcext:value-type="float">
            <text:p>63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5" calcext:value-type="float">
            <text:p>15</text:p>
          </table:covered-table-cell>
          <table:covered-table-cell table:style-name="ce3" office:value-type="string" calcext:value-type="string">
            <text:p>HTML+REST</text:p>
          </table:covered-table-cell>
          <table:table-cell table:style-name="ce5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float" office:value="27" calcext:value-type="float">
            <text:p>27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5" calcext:value-type="float">
            <text:p>15</text:p>
          </table:covered-table-cell>
          <table:covered-table-cell table:style-name="ce3" office:value-type="string" calcext:value-type="string">
            <text:p>HTML+REST</text:p>
          </table:covered-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16" calcext:value-type="float" table:number-columns-spanned="1" table:number-rows-spanned="28">
            <text:p>16</text:p>
          </table:table-cell>
          <table:table-cell table:style-name="ce3" office:value-type="string" calcext:value-type="string" table:number-columns-spanned="1" table:number-rows-spanned="28">
            <text:p>Atuação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Programador</text:p>
          </table:table-cell>
          <table:table-cell table:style-name="ce5" office:value-type="float" office:value="274" calcext:value-type="float">
            <text:p>274</text:p>
          </table:table-cell>
          <table:table-cell table:style-name="ce12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utros</text:p>
          </table:table-cell>
          <table:table-cell table:number-columns-repeated="1015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Arquiteto</text:p>
          </table:table-cell>
          <table:table-cell table:style-name="ce5" office:value-type="float" office:value="108" calcext:value-type="float">
            <text:p>108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Analista de Requisitos</text:p>
          </table:table-cell>
          <table:table-cell table:style-name="ce5" office:value-type="float" office:value="73" calcext:value-type="float">
            <text:p>73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estador</text:p>
          </table:table-cell>
          <table:table-cell table:style-name="ce5" office:value-type="float" office:value="69" calcext:value-type="float">
            <text:p>69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Gerente</text:p>
          </table:table-cell>
          <table:table-cell table:style-name="ce5" office:value-type="float" office:value="23" calcext:value-type="float">
            <text:p>23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Scrum Master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25" calcext:value-type="float">
            <text:p>25</text:p>
          </table:table-cell>
          <table:table-cell table:style-name="ce7" office:value-type="string" calcext:value-type="string">
            <text:p>lider de projet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22" calcext:value-type="float">
            <text:p>22</text:p>
          </table:table-cell>
          <table:table-cell table:style-name="ce7" office:value-type="string" calcext:value-type="string">
            <text:p>Análise &amp; Projeto, Projetista de Teste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11" calcext:value-type="float">
            <text:p>11</text:p>
          </table:table-cell>
          <table:table-cell table:style-name="ce7" office:value-type="string" calcext:value-type="string">
            <text:p>Programador/Arquitet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Analista+Programador+Testador...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21" calcext:value-type="float">
            <text:p>21</text:p>
          </table:table-cell>
          <table:table-cell table:style-name="ce7" office:value-type="string" calcext:value-type="string">
            <text:p>Analista e desenvolvedor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28" calcext:value-type="float">
            <text:p>28</text:p>
          </table:table-cell>
          <table:table-cell table:style-name="ce7" office:value-type="string" calcext:value-type="string">
            <text:p>TECNIC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GCS / DevOp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23" calcext:value-type="float">
            <text:p>23</text:p>
          </table:table-cell>
          <table:table-cell table:style-name="ce7" office:value-type="string" calcext:value-type="string">
            <text:p>Desenvolvedor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DBA Projetista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17" calcext:value-type="float">
            <text:p>17</text:p>
          </table:table-cell>
          <table:table-cell table:style-name="ce7" office:value-type="string" calcext:value-type="string">
            <text:p>Scrummaster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15" calcext:value-type="float">
            <text:p>15</text:p>
          </table:table-cell>
          <table:table-cell table:style-name="ce7" office:value-type="string" calcext:value-type="string">
            <text:p>Estimador de Pontos de Funçã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12" calcext:value-type="float">
            <text:p>12</text:p>
          </table:table-cell>
          <table:table-cell table:style-name="ce7" office:value-type="string" calcext:value-type="string">
            <text:p>No SERPRO pertenço a área de operação mas acredito que de acordo com as novas diretrizes do ágil deveríamos ser devop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Desenvolvedor multidisciplinar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18" calcext:value-type="float">
            <text:p>18</text:p>
          </table:table-cell>
          <table:table-cell table:style-name="ce7" office:value-type="string" calcext:value-type="string">
            <text:p>GC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administrador de sistema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Scrum master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19" calcext:value-type="float">
            <text:p>19</text:p>
          </table:table-cell>
          <table:table-cell table:style-name="ce7" office:value-type="string" calcext:value-type="string">
            <text:p>Desenvolvedor e Scrum Master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Coach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26" calcext:value-type="float">
            <text:p>26</text:p>
          </table:table-cell>
          <table:table-cell table:style-name="ce7" office:value-type="string" calcext:value-type="string">
            <text:p>Analista de Desenvolviment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27" calcext:value-type="float">
            <text:p>27</text:p>
          </table:table-cell>
          <table:table-cell table:style-name="ce7" office:value-type="string" calcext:value-type="string">
            <text:p>TÉCNICO - GERENCIAMENTO DE INCIDENTE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14" calcext:value-type="float">
            <text:p>14</text:p>
          </table:table-cell>
          <table:table-cell table:style-name="ce7" office:value-type="string" calcext:value-type="string">
            <text:p>Lider de Projet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covered-table-cell office:value-type="float" office:value="16" calcext:value-type="float">
            <text:p>16</text:p>
          </table:covered-table-cell>
          <table:covered-table-cell table:style-name="ce3" office:value-type="string" calcext:value-type="string">
            <text:p>Atuação</text:p>
          </table:covered-table-cell>
          <table:table-cell table:style-name="ce5" office:value-type="float" office:value="24" calcext:value-type="float">
            <text:p>24</text:p>
          </table:table-cell>
          <table:table-cell table:style-name="ce7" office:value-type="string" calcext:value-type="string">
            <text:p>Líder de Projet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 table:number-columns-spanned="1" table:number-rows-spanned="5">
            <text:p>17</text:p>
          </table:table-cell>
          <table:table-cell table:style-name="ce3" office:value-type="string" calcext:value-type="string" table:number-columns-spanned="1" table:number-rows-spanned="5">
            <text:p>Uso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SERPRO</text:p>
          </table:table-cell>
          <table:table-cell table:style-name="ce5" office:value-type="float" office:value="303" calcext:value-type="float">
            <text:p>303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7" calcext:value-type="float">
            <text:p>17</text:p>
          </table:covered-table-cell>
          <table:covered-table-cell table:style-name="ce3" office:value-type="string" calcext:value-type="string">
            <text:p>Uso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Projetos pessoais ou acadêmicos</text:p>
          </table:table-cell>
          <table:table-cell table:style-name="ce5" office:value-type="float" office:value="32" calcext:value-type="float">
            <text:p>32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7" calcext:value-type="float">
            <text:p>17</text:p>
          </table:covered-table-cell>
          <table:covered-table-cell table:style-name="ce3" office:value-type="string" calcext:value-type="string">
            <text:p>Uso</text:p>
          </table:covered-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Nunca usei</text:p>
          </table:table-cell>
          <table:table-cell table:style-name="ce5" office:value-type="float" office:value="19" calcext:value-type="float">
            <text:p>19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7" calcext:value-type="float">
            <text:p>17</text:p>
          </table:covered-table-cell>
          <table:covered-table-cell table:style-name="ce3" office:value-type="string" calcext:value-type="string">
            <text:p>Uso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Outra instituição pública</text:p>
          </table:table-cell>
          <table:table-cell table:style-name="ce5" office:value-type="float" office:value="11" calcext:value-type="float">
            <text:p>11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7" calcext:value-type="float">
            <text:p>17</text:p>
          </table:covered-table-cell>
          <table:covered-table-cell table:style-name="ce3" office:value-type="string" calcext:value-type="string">
            <text:p>Uso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Iniciativa privada</text:p>
          </table:table-cell>
          <table:table-cell table:style-name="ce5" office:value-type="float" office:value="10" calcext:value-type="float">
            <text:p>1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18" calcext:value-type="float" table:number-columns-spanned="1" table:number-rows-spanned="6">
            <text:p>18</text:p>
          </table:table-cell>
          <table:table-cell table:style-name="ce3" office:value-type="string" calcext:value-type="string" table:number-columns-spanned="1" table:number-rows-spanned="6">
            <text:p>Demoiselle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float" office:value="123" calcext:value-type="float">
            <text:p>123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8" calcext:value-type="float">
            <text:p>18</text:p>
          </table:covered-table-cell>
          <table:covered-table-cell table:style-name="ce3" office:value-type="string" calcext:value-type="string">
            <text:p>Demoiselle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83" calcext:value-type="float">
            <text:p>83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8" calcext:value-type="float">
            <text:p>18</text:p>
          </table:covered-table-cell>
          <table:covered-table-cell table:style-name="ce3" office:value-type="string" calcext:value-type="string">
            <text:p>Demoiselle</text:p>
          </table:covered-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float" office:value="56" calcext:value-type="float">
            <text:p>56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8" calcext:value-type="float">
            <text:p>18</text:p>
          </table:covered-table-cell>
          <table:covered-table-cell table:style-name="ce3" office:value-type="string" calcext:value-type="string">
            <text:p>Demoiselle</text:p>
          </table:covered-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41" calcext:value-type="float">
            <text:p>41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8" calcext:value-type="float">
            <text:p>18</text:p>
          </table:covered-table-cell>
          <table:covered-table-cell table:style-name="ce3" office:value-type="string" calcext:value-type="string">
            <text:p>Demoiselle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float" office:value="24" calcext:value-type="float">
            <text:p>24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8" calcext:value-type="float">
            <text:p>18</text:p>
          </table:covered-table-cell>
          <table:covered-table-cell table:style-name="ce3" office:value-type="string" calcext:value-type="string">
            <text:p>Demoiselle</text:p>
          </table:covered-table-cell>
          <table:table-cell table:style-name="ce5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18" calcext:value-type="float">
            <text:p>18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19" calcext:value-type="float" table:number-columns-spanned="1" table:number-rows-spanned="2">
            <text:p>19</text:p>
          </table:table-cell>
          <table:table-cell table:style-name="ce3" office:value-type="string" calcext:value-type="string" table:number-columns-spanned="1" table:number-rows-spanned="2">
            <text:p>Versão 2.5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220" calcext:value-type="float">
            <text:p>220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19" calcext:value-type="float">
            <text:p>19</text:p>
          </table:covered-table-cell>
          <table:covered-table-cell table:style-name="ce3" office:value-type="string" calcext:value-type="string">
            <text:p>Versão 2.5</text:p>
          </table:covered-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125" calcext:value-type="float">
            <text:p>125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2" office:value-type="float" office:value="20" calcext:value-type="float" table:number-columns-spanned="1" table:number-rows-spanned="17">
            <text:p>20</text:p>
          </table:table-cell>
          <table:table-cell table:style-name="ce3" office:value-type="string" calcext:value-type="string" table:number-columns-spanned="1" table:number-rows-spanned="17">
            <text:p>Pesquisa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Meu chefe mandou</text:p>
          </table:table-cell>
          <table:table-cell table:style-name="ce5" office:value-type="float" office:value="138" calcext:value-type="float">
            <text:p>138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Por meu colega de trabalho</text:p>
          </table:table-cell>
          <table:table-cell table:style-name="ce5" office:value-type="float" office:value="96" calcext:value-type="float">
            <text:p>96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Comunicado interno da minha empresa</text:p>
          </table:table-cell>
          <table:table-cell table:style-name="ce5" office:value-type="float" office:value="66" calcext:value-type="float">
            <text:p>66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Pela lista de usuários do Demoiselle</text:p>
          </table:table-cell>
          <table:table-cell table:style-name="ce5" office:value-type="float" office:value="23" calcext:value-type="float">
            <text:p>23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Redes sociais</text:p>
          </table:table-cell>
          <table:table-cell table:style-name="ce5" office:value-type="float" office:value="10" calcext:value-type="float">
            <text:p>10</text:p>
          </table:table-cell>
          <table:table-cell table:style-name="ce12"/>
          <table:table-cell table:number-columns-repeated="1018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cisl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Indicado pela equipe Demoiselle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15" calcext:value-type="float">
            <text:p>15</text:p>
          </table:table-cell>
          <table:table-cell table:style-name="ce7" office:value-type="string" calcext:value-type="string">
            <text:p>Email para lista de email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12" calcext:value-type="float">
            <text:p>12</text:p>
          </table:table-cell>
          <table:table-cell table:style-name="ce7" office:value-type="string" calcext:value-type="string">
            <text:p>CISL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Zyc me importunando diretamente! rsrs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portal do software public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17" calcext:value-type="float">
            <text:p>17</text:p>
          </table:table-cell>
          <table:table-cell table:style-name="ce7" office:value-type="string" calcext:value-type="string">
            <text:p>voce.serpr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Apareceu na caixa postal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Você.Serpro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14" calcext:value-type="float">
            <text:p>14</text:p>
          </table:table-cell>
          <table:table-cell table:style-name="ce7" office:value-type="string" calcext:value-type="string">
            <text:p>Email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contato pessoal com membro da equipe do framework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covered-table-cell office:value-type="float" office:value="20" calcext:value-type="float">
            <text:p>20</text:p>
          </table:covered-table-cell>
          <table:covered-table-cell table:style-name="ce3" office:value-type="string" calcext:value-type="string">
            <text:p>Pesquisa</text:p>
          </table:covered-table-cell>
          <table:table-cell table:style-name="ce5" office:value-type="float" office:value="11" calcext:value-type="float">
            <text:p>11</text:p>
          </table:table-cell>
          <table:table-cell table:style-name="ce7" office:value-type="string" calcext:value-type="string">
            <text:p>Lista do CISL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8"/>
        </table:table-row>
        <table:table-row table:style-name="ro7" table:number-rows-repeated="10483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ransformação 2" table:style-name="ta1">
        <table:table-column table:style-name="co1" table:default-cell-style-name="ce14"/>
        <table:table-column table:style-name="co1" table:default-cell-style-name="ce4"/>
        <table:table-column table:style-name="co5" table:default-cell-style-name="ce15"/>
        <table:table-column table:style-name="co1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0" table:default-cell-style-name="ce16"/>
        <table:table-column table:style-name="co12" table:default-cell-style-name="ce16"/>
        <table:table-column table:style-name="co1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number-columns-repeated="4" table:default-cell-style-name="ce16"/>
        <table:table-row table:style-name="ro8">
          <table:table-cell table:formula="of:=['Transformação 1'.A1]" office:value-type="float" office:value="1" calcext:value-type="float">
            <text:p>1</text:p>
          </table:table-cell>
          <table:table-cell table:formula="of:=['Transformação 1'.C1]" office:value-type="float" office:value="2" calcext:value-type="float">
            <text:p>2</text:p>
          </table:table-cell>
          <table:table-cell table:formula="of:=['Transformação 1'.F1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1]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CONCATENATE([.E1];&quot; &quot;;[.F1];&quot; &quot;;[.G1];&quot; &quot;;[.H1];&quot; &quot;;[.I1];&quot; &quot;;[.J1];[.K1])" office:value-type="string" office:string-value="update resposta_usuario set new_resposta_id = 0 where questao_id = 1 and resposta_id =  2;" calcext:value-type="string">
            <text:p>update resposta_usuario set new_resposta_id = 0 where questao_id = 1 and resposta_id = <text:s/>2;</text:p>
          </table:table-cell>
          <table:table-cell table:formula="of:=IF([.C1]&lt;&gt;&quot;&quot;;[.L1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2]" office:value-type="float" office:value="1" calcext:value-type="float">
            <text:p>1</text:p>
          </table:table-cell>
          <table:table-cell table:formula="of:=['Transformação 1'.C2]" office:value-type="float" office:value="1" calcext:value-type="float">
            <text:p>1</text:p>
          </table:table-cell>
          <table:table-cell table:formula="of:=['Transformação 1'.F2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2]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formula="of:=CONCATENATE([.E2];&quot; &quot;;[.F2];&quot; &quot;;[.G2];&quot; &quot;;[.H2];&quot; &quot;;[.I2];&quot; &quot;;[.J2];[.K2])" office:value-type="string" office:string-value="update resposta_usuario set new_resposta_id = 0 where questao_id = 1 and resposta_id =  1;" calcext:value-type="string">
            <text:p>update resposta_usuario set new_resposta_id = 0 where questao_id = 1 and resposta_id = <text:s/>1;</text:p>
          </table:table-cell>
          <table:table-cell table:formula="of:=IF([.C2]&lt;&gt;&quot;&quot;;[.L2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3]" office:value-type="float" office:value="1" calcext:value-type="float">
            <text:p>1</text:p>
          </table:table-cell>
          <table:table-cell table:formula="of:=['Transformação 1'.C3]" office:value-type="float" office:value="4" calcext:value-type="float">
            <text:p>4</text:p>
          </table:table-cell>
          <table:table-cell table:formula="of:=['Transformação 1'.F3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3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3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3]" office:value-type="float" office:value="4" calcext:value-type="float">
            <text:p>4</text:p>
          </table:table-cell>
          <table:table-cell office:value-type="string" calcext:value-type="string">
            <text:p>;</text:p>
          </table:table-cell>
          <table:table-cell table:formula="of:=CONCATENATE([.E3];&quot; &quot;;[.F3];&quot; &quot;;[.G3];&quot; &quot;;[.H3];&quot; &quot;;[.I3];&quot; &quot;;[.J3];[.K3])" office:value-type="string" office:string-value="update resposta_usuario set new_resposta_id = 0 where questao_id = 1 and resposta_id =  4;" calcext:value-type="string">
            <text:p>update resposta_usuario set new_resposta_id = 0 where questao_id = 1 and resposta_id = <text:s/>4;</text:p>
          </table:table-cell>
          <table:table-cell table:formula="of:=IF([.C3]&lt;&gt;&quot;&quot;;[.L3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4]" office:value-type="float" office:value="1" calcext:value-type="float">
            <text:p>1</text:p>
          </table:table-cell>
          <table:table-cell table:formula="of:=['Transformação 1'.C4]" office:value-type="float" office:value="7" calcext:value-type="float">
            <text:p>7</text:p>
          </table:table-cell>
          <table:table-cell table:formula="of:=['Transformação 1'.F4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4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4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4]" office:value-type="float" office:value="7" calcext:value-type="float">
            <text:p>7</text:p>
          </table:table-cell>
          <table:table-cell office:value-type="string" calcext:value-type="string">
            <text:p>;</text:p>
          </table:table-cell>
          <table:table-cell table:formula="of:=CONCATENATE([.E4];&quot; &quot;;[.F4];&quot; &quot;;[.G4];&quot; &quot;;[.H4];&quot; &quot;;[.I4];&quot; &quot;;[.J4];[.K4])" office:value-type="string" office:string-value="update resposta_usuario set new_resposta_id = 0 where questao_id = 1 and resposta_id =  7;" calcext:value-type="string">
            <text:p>update resposta_usuario set new_resposta_id = 0 where questao_id = 1 and resposta_id = <text:s/>7;</text:p>
          </table:table-cell>
          <table:table-cell table:formula="of:=IF([.C4]&lt;&gt;&quot;&quot;;[.L4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5]" office:value-type="float" office:value="1" calcext:value-type="float">
            <text:p>1</text:p>
          </table:table-cell>
          <table:table-cell table:formula="of:=['Transformação 1'.C5]" office:value-type="float" office:value="3" calcext:value-type="float">
            <text:p>3</text:p>
          </table:table-cell>
          <table:table-cell table:formula="of:=['Transformação 1'.F5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5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5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5]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CONCATENATE([.E5];&quot; &quot;;[.F5];&quot; &quot;;[.G5];&quot; &quot;;[.H5];&quot; &quot;;[.I5];&quot; &quot;;[.J5];[.K5])" office:value-type="string" office:string-value="update resposta_usuario set new_resposta_id = 0 where questao_id = 1 and resposta_id =  3;" calcext:value-type="string">
            <text:p>update resposta_usuario set new_resposta_id = 0 where questao_id = 1 and resposta_id = <text:s/>3;</text:p>
          </table:table-cell>
          <table:table-cell table:formula="of:=IF([.C5]&lt;&gt;&quot;&quot;;[.L5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6]" office:value-type="float" office:value="1" calcext:value-type="float">
            <text:p>1</text:p>
          </table:table-cell>
          <table:table-cell table:formula="of:=['Transformação 1'.C6]" office:value-type="float" office:value="15" calcext:value-type="float">
            <text:p>15</text:p>
          </table:table-cell>
          <table:table-cell table:formula="of:=['Transformação 1'.F6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6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6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6]" office:value-type="float" office:value="15" calcext:value-type="float">
            <text:p>15</text:p>
          </table:table-cell>
          <table:table-cell office:value-type="string" calcext:value-type="string">
            <text:p>;</text:p>
          </table:table-cell>
          <table:table-cell table:formula="of:=CONCATENATE([.E6];&quot; &quot;;[.F6];&quot; &quot;;[.G6];&quot; &quot;;[.H6];&quot; &quot;;[.I6];&quot; &quot;;[.J6];[.K6])" office:value-type="string" office:string-value="update resposta_usuario set new_resposta_id = 0 where questao_id = 1 and resposta_id =  15;" calcext:value-type="string">
            <text:p>update resposta_usuario set new_resposta_id = 0 where questao_id = 1 and resposta_id = <text:s/>15;</text:p>
          </table:table-cell>
          <table:table-cell table:formula="of:=IF([.C6]&lt;&gt;&quot;&quot;;[.L6];&quot;&quot;)" office:value-type="string" office:string-value="update resposta_usuario set new_resposta_id = 0 where questao_id = 1 and resposta_id =  15;" calcext:value-type="string">
            <text:p>update resposta_usuario set new_resposta_id = 0 where questao_id = 1 and resposta_id = <text:s/>15;</text:p>
          </table:table-cell>
          <table:table-cell table:number-columns-repeated="1011"/>
        </table:table-row>
        <table:table-row table:style-name="ro8">
          <table:table-cell table:formula="of:=['Transformação 1'.A7]" office:value-type="float" office:value="1" calcext:value-type="float">
            <text:p>1</text:p>
          </table:table-cell>
          <table:table-cell table:formula="of:=['Transformação 1'.C7]" office:value-type="float" office:value="17" calcext:value-type="float">
            <text:p>17</text:p>
          </table:table-cell>
          <table:table-cell table:formula="of:=['Transformação 1'.F7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7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7]" office:value-type="float" office:value="17" calcext:value-type="float">
            <text:p>17</text:p>
          </table:table-cell>
          <table:table-cell office:value-type="string" calcext:value-type="string">
            <text:p>;</text:p>
          </table:table-cell>
          <table:table-cell table:formula="of:=CONCATENATE([.E7];&quot; &quot;;[.F7];&quot; &quot;;[.G7];&quot; &quot;;[.H7];&quot; &quot;;[.I7];&quot; &quot;;[.J7];[.K7])" office:value-type="string" office:string-value="update resposta_usuario set new_resposta_id = 0 where questao_id = 1 and resposta_id =  17;" calcext:value-type="string">
            <text:p>update resposta_usuario set new_resposta_id = 0 where questao_id = 1 and resposta_id = <text:s/>17;</text:p>
          </table:table-cell>
          <table:table-cell table:formula="of:=IF([.C7]&lt;&gt;&quot;&quot;;[.L7];&quot;&quot;)" office:value-type="string" office:string-value="update resposta_usuario set new_resposta_id = 0 where questao_id = 1 and resposta_id =  17;" calcext:value-type="string">
            <text:p>update resposta_usuario set new_resposta_id = 0 where questao_id = 1 and resposta_id = <text:s/>17;</text:p>
          </table:table-cell>
          <table:table-cell table:number-columns-repeated="1011"/>
        </table:table-row>
        <table:table-row table:style-name="ro8">
          <table:table-cell table:formula="of:=['Transformação 1'.A8]" office:value-type="float" office:value="1" calcext:value-type="float">
            <text:p>1</text:p>
          </table:table-cell>
          <table:table-cell table:formula="of:=['Transformação 1'.C8]" office:value-type="float" office:value="10" calcext:value-type="float">
            <text:p>10</text:p>
          </table:table-cell>
          <table:table-cell table:formula="of:=['Transformação 1'.F8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8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8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8]" office:value-type="float" office:value="10" calcext:value-type="float">
            <text:p>10</text:p>
          </table:table-cell>
          <table:table-cell office:value-type="string" calcext:value-type="string">
            <text:p>;</text:p>
          </table:table-cell>
          <table:table-cell table:formula="of:=CONCATENATE([.E8];&quot; &quot;;[.F8];&quot; &quot;;[.G8];&quot; &quot;;[.H8];&quot; &quot;;[.I8];&quot; &quot;;[.J8];[.K8])" office:value-type="string" office:string-value="update resposta_usuario set new_resposta_id = 0 where questao_id = 1 and resposta_id =  10;" calcext:value-type="string">
            <text:p>update resposta_usuario set new_resposta_id = 0 where questao_id = 1 and resposta_id = <text:s/>10;</text:p>
          </table:table-cell>
          <table:table-cell table:formula="of:=IF([.C8]&lt;&gt;&quot;&quot;;[.L8];&quot;&quot;)" office:value-type="string" office:string-value="update resposta_usuario set new_resposta_id = 0 where questao_id = 1 and resposta_id =  10;" calcext:value-type="string">
            <text:p>update resposta_usuario set new_resposta_id = 0 where questao_id = 1 and resposta_id = <text:s/>10;</text:p>
          </table:table-cell>
          <table:table-cell table:number-columns-repeated="1011"/>
        </table:table-row>
        <table:table-row table:style-name="ro8">
          <table:table-cell table:formula="of:=['Transformação 1'.A9]" office:value-type="float" office:value="1" calcext:value-type="float">
            <text:p>1</text:p>
          </table:table-cell>
          <table:table-cell table:formula="of:=['Transformação 1'.C9]" office:value-type="float" office:value="21" calcext:value-type="float">
            <text:p>21</text:p>
          </table:table-cell>
          <table:table-cell table:formula="of:=['Transformação 1'.F9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9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9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9]" office:value-type="float" office:value="21" calcext:value-type="float">
            <text:p>21</text:p>
          </table:table-cell>
          <table:table-cell office:value-type="string" calcext:value-type="string">
            <text:p>;</text:p>
          </table:table-cell>
          <table:table-cell table:formula="of:=CONCATENATE([.E9];&quot; &quot;;[.F9];&quot; &quot;;[.G9];&quot; &quot;;[.H9];&quot; &quot;;[.I9];&quot; &quot;;[.J9];[.K9])" office:value-type="string" office:string-value="update resposta_usuario set new_resposta_id = 0 where questao_id = 1 and resposta_id =  21;" calcext:value-type="string">
            <text:p>update resposta_usuario set new_resposta_id = 0 where questao_id = 1 and resposta_id = <text:s/>21;</text:p>
          </table:table-cell>
          <table:table-cell table:formula="of:=IF([.C9]&lt;&gt;&quot;&quot;;[.L9];&quot;&quot;)" office:value-type="string" office:string-value="update resposta_usuario set new_resposta_id = 0 where questao_id = 1 and resposta_id =  21;" calcext:value-type="string">
            <text:p>update resposta_usuario set new_resposta_id = 0 where questao_id = 1 and resposta_id = <text:s/>21;</text:p>
          </table:table-cell>
          <table:table-cell table:number-columns-repeated="1011"/>
        </table:table-row>
        <table:table-row table:style-name="ro8">
          <table:table-cell table:formula="of:=['Transformação 1'.A10]" office:value-type="float" office:value="1" calcext:value-type="float">
            <text:p>1</text:p>
          </table:table-cell>
          <table:table-cell table:formula="of:=['Transformação 1'.C10]" office:value-type="float" office:value="18" calcext:value-type="float">
            <text:p>18</text:p>
          </table:table-cell>
          <table:table-cell table:formula="of:=['Transformação 1'.F10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0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0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10]" office:value-type="float" office:value="18" calcext:value-type="float">
            <text:p>18</text:p>
          </table:table-cell>
          <table:table-cell office:value-type="string" calcext:value-type="string">
            <text:p>;</text:p>
          </table:table-cell>
          <table:table-cell table:formula="of:=CONCATENATE([.E10];&quot; &quot;;[.F10];&quot; &quot;;[.G10];&quot; &quot;;[.H10];&quot; &quot;;[.I10];&quot; &quot;;[.J10];[.K10])" office:value-type="string" office:string-value="update resposta_usuario set new_resposta_id = 0 where questao_id = 1 and resposta_id =  18;" calcext:value-type="string">
            <text:p>update resposta_usuario set new_resposta_id = 0 where questao_id = 1 and resposta_id = <text:s/>18;</text:p>
          </table:table-cell>
          <table:table-cell table:formula="of:=IF([.C10]&lt;&gt;&quot;&quot;;[.L10];&quot;&quot;)" office:value-type="string" office:string-value="update resposta_usuario set new_resposta_id = 0 where questao_id = 1 and resposta_id =  18;" calcext:value-type="string">
            <text:p>update resposta_usuario set new_resposta_id = 0 where questao_id = 1 and resposta_id = <text:s/>18;</text:p>
          </table:table-cell>
          <table:table-cell table:number-columns-repeated="1011"/>
        </table:table-row>
        <table:table-row table:style-name="ro8">
          <table:table-cell table:formula="of:=['Transformação 1'.A11]" office:value-type="float" office:value="1" calcext:value-type="float">
            <text:p>1</text:p>
          </table:table-cell>
          <table:table-cell table:formula="of:=['Transformação 1'.C11]" office:value-type="float" office:value="20" calcext:value-type="float">
            <text:p>20</text:p>
          </table:table-cell>
          <table:table-cell table:formula="of:=['Transformação 1'.F11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1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1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11]" office:value-type="float" office:value="20" calcext:value-type="float">
            <text:p>20</text:p>
          </table:table-cell>
          <table:table-cell office:value-type="string" calcext:value-type="string">
            <text:p>;</text:p>
          </table:table-cell>
          <table:table-cell table:formula="of:=CONCATENATE([.E11];&quot; &quot;;[.F11];&quot; &quot;;[.G11];&quot; &quot;;[.H11];&quot; &quot;;[.I11];&quot; &quot;;[.J11];[.K11])" office:value-type="string" office:string-value="update resposta_usuario set new_resposta_id = 0 where questao_id = 1 and resposta_id =  20;" calcext:value-type="string">
            <text:p>update resposta_usuario set new_resposta_id = 0 where questao_id = 1 and resposta_id = <text:s/>20;</text:p>
          </table:table-cell>
          <table:table-cell table:formula="of:=IF([.C11]&lt;&gt;&quot;&quot;;[.L11];&quot;&quot;)" office:value-type="string" office:string-value="update resposta_usuario set new_resposta_id = 0 where questao_id = 1 and resposta_id =  20;" calcext:value-type="string">
            <text:p>update resposta_usuario set new_resposta_id = 0 where questao_id = 1 and resposta_id = <text:s/>20;</text:p>
          </table:table-cell>
          <table:table-cell table:number-columns-repeated="1011"/>
        </table:table-row>
        <table:table-row table:style-name="ro8">
          <table:table-cell table:formula="of:=['Transformação 1'.A12]" office:value-type="float" office:value="1" calcext:value-type="float">
            <text:p>1</text:p>
          </table:table-cell>
          <table:table-cell table:formula="of:=['Transformação 1'.C12]" office:value-type="float" office:value="8" calcext:value-type="float">
            <text:p>8</text:p>
          </table:table-cell>
          <table:table-cell table:formula="of:=['Transformação 1'.F12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2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2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12]" office:value-type="float" office:value="8" calcext:value-type="float">
            <text:p>8</text:p>
          </table:table-cell>
          <table:table-cell office:value-type="string" calcext:value-type="string">
            <text:p>;</text:p>
          </table:table-cell>
          <table:table-cell table:formula="of:=CONCATENATE([.E12];&quot; &quot;;[.F12];&quot; &quot;;[.G12];&quot; &quot;;[.H12];&quot; &quot;;[.I12];&quot; &quot;;[.J12];[.K12])" office:value-type="string" office:string-value="update resposta_usuario set new_resposta_id = 0 where questao_id = 1 and resposta_id =  8;" calcext:value-type="string">
            <text:p>update resposta_usuario set new_resposta_id = 0 where questao_id = 1 and resposta_id = <text:s/>8;</text:p>
          </table:table-cell>
          <table:table-cell table:formula="of:=IF([.C12]&lt;&gt;&quot;&quot;;[.L12];&quot;&quot;)" office:value-type="string" office:string-value="update resposta_usuario set new_resposta_id = 0 where questao_id = 1 and resposta_id =  8;" calcext:value-type="string">
            <text:p>update resposta_usuario set new_resposta_id = 0 where questao_id = 1 and resposta_id = <text:s/>8;</text:p>
          </table:table-cell>
          <table:table-cell table:number-columns-repeated="1011"/>
        </table:table-row>
        <table:table-row table:style-name="ro8">
          <table:table-cell table:formula="of:=['Transformação 1'.A13]" office:value-type="float" office:value="1" calcext:value-type="float">
            <text:p>1</text:p>
          </table:table-cell>
          <table:table-cell table:formula="of:=['Transformação 1'.C13]" office:value-type="float" office:value="11" calcext:value-type="float">
            <text:p>11</text:p>
          </table:table-cell>
          <table:table-cell table:formula="of:=['Transformação 1'.F13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3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3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13]" office:value-type="float" office:value="11" calcext:value-type="float">
            <text:p>11</text:p>
          </table:table-cell>
          <table:table-cell office:value-type="string" calcext:value-type="string">
            <text:p>;</text:p>
          </table:table-cell>
          <table:table-cell table:formula="of:=CONCATENATE([.E13];&quot; &quot;;[.F13];&quot; &quot;;[.G13];&quot; &quot;;[.H13];&quot; &quot;;[.I13];&quot; &quot;;[.J13];[.K13])" office:value-type="string" office:string-value="update resposta_usuario set new_resposta_id = 0 where questao_id = 1 and resposta_id =  11;" calcext:value-type="string">
            <text:p>update resposta_usuario set new_resposta_id = 0 where questao_id = 1 and resposta_id = <text:s/>11;</text:p>
          </table:table-cell>
          <table:table-cell table:formula="of:=IF([.C13]&lt;&gt;&quot;&quot;;[.L13];&quot;&quot;)" office:value-type="string" office:string-value="update resposta_usuario set new_resposta_id = 0 where questao_id = 1 and resposta_id =  11;" calcext:value-type="string">
            <text:p>update resposta_usuario set new_resposta_id = 0 where questao_id = 1 and resposta_id = <text:s/>11;</text:p>
          </table:table-cell>
          <table:table-cell table:number-columns-repeated="1011"/>
        </table:table-row>
        <table:table-row table:style-name="ro8">
          <table:table-cell table:formula="of:=['Transformação 1'.A14]" office:value-type="float" office:value="1" calcext:value-type="float">
            <text:p>1</text:p>
          </table:table-cell>
          <table:table-cell table:formula="of:=['Transformação 1'.C14]" office:value-type="float" office:value="29" calcext:value-type="float">
            <text:p>29</text:p>
          </table:table-cell>
          <table:table-cell table:formula="of:=['Transformação 1'.F14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4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4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14]" office:value-type="float" office:value="29" calcext:value-type="float">
            <text:p>29</text:p>
          </table:table-cell>
          <table:table-cell office:value-type="string" calcext:value-type="string">
            <text:p>;</text:p>
          </table:table-cell>
          <table:table-cell table:formula="of:=CONCATENATE([.E14];&quot; &quot;;[.F14];&quot; &quot;;[.G14];&quot; &quot;;[.H14];&quot; &quot;;[.I14];&quot; &quot;;[.J14];[.K14])" office:value-type="string" office:string-value="update resposta_usuario set new_resposta_id = -1 where questao_id = 1 and resposta_id =  29;" calcext:value-type="string">
            <text:p>update resposta_usuario set new_resposta_id = -1 where questao_id = 1 and resposta_id = <text:s/>29;</text:p>
          </table:table-cell>
          <table:table-cell table:formula="of:=IF([.C14]&lt;&gt;&quot;&quot;;[.L14];&quot;&quot;)" office:value-type="string" office:string-value="update resposta_usuario set new_resposta_id = -1 where questao_id = 1 and resposta_id =  29;" calcext:value-type="string">
            <text:p>update resposta_usuario set new_resposta_id = -1 where questao_id = 1 and resposta_id = <text:s/>29;</text:p>
          </table:table-cell>
          <table:table-cell table:number-columns-repeated="1011"/>
        </table:table-row>
        <table:table-row table:style-name="ro8">
          <table:table-cell table:formula="of:=['Transformação 1'.A15]" office:value-type="float" office:value="1" calcext:value-type="float">
            <text:p>1</text:p>
          </table:table-cell>
          <table:table-cell table:formula="of:=['Transformação 1'.C15]" office:value-type="float" office:value="19" calcext:value-type="float">
            <text:p>19</text:p>
          </table:table-cell>
          <table:table-cell table:formula="of:=['Transformação 1'.F15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5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5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15]" office:value-type="float" office:value="19" calcext:value-type="float">
            <text:p>19</text:p>
          </table:table-cell>
          <table:table-cell office:value-type="string" calcext:value-type="string">
            <text:p>;</text:p>
          </table:table-cell>
          <table:table-cell table:formula="of:=CONCATENATE([.E15];&quot; &quot;;[.F15];&quot; &quot;;[.G15];&quot; &quot;;[.H15];&quot; &quot;;[.I15];&quot; &quot;;[.J15];[.K15])" office:value-type="string" office:string-value="update resposta_usuario set new_resposta_id = 0 where questao_id = 1 and resposta_id =  19;" calcext:value-type="string">
            <text:p>update resposta_usuario set new_resposta_id = 0 where questao_id = 1 and resposta_id = <text:s/>19;</text:p>
          </table:table-cell>
          <table:table-cell table:formula="of:=IF([.C15]&lt;&gt;&quot;&quot;;[.L15];&quot;&quot;)" office:value-type="string" office:string-value="update resposta_usuario set new_resposta_id = 0 where questao_id = 1 and resposta_id =  19;" calcext:value-type="string">
            <text:p>update resposta_usuario set new_resposta_id = 0 where questao_id = 1 and resposta_id = <text:s/>19;</text:p>
          </table:table-cell>
          <table:table-cell table:number-columns-repeated="1011"/>
        </table:table-row>
        <table:table-row table:style-name="ro8">
          <table:table-cell table:formula="of:=['Transformação 1'.A16]" office:value-type="float" office:value="1" calcext:value-type="float">
            <text:p>1</text:p>
          </table:table-cell>
          <table:table-cell table:formula="of:=['Transformação 1'.C16]" office:value-type="float" office:value="34" calcext:value-type="float">
            <text:p>34</text:p>
          </table:table-cell>
          <table:table-cell table:formula="of:=['Transformação 1'.F16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6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6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16]" office:value-type="float" office:value="34" calcext:value-type="float">
            <text:p>34</text:p>
          </table:table-cell>
          <table:table-cell office:value-type="string" calcext:value-type="string">
            <text:p>;</text:p>
          </table:table-cell>
          <table:table-cell table:formula="of:=CONCATENATE([.E16];&quot; &quot;;[.F16];&quot; &quot;;[.G16];&quot; &quot;;[.H16];&quot; &quot;;[.I16];&quot; &quot;;[.J16];[.K16])" office:value-type="string" office:string-value="update resposta_usuario set new_resposta_id = 0 where questao_id = 1 and resposta_id =  34;" calcext:value-type="string">
            <text:p>update resposta_usuario set new_resposta_id = 0 where questao_id = 1 and resposta_id = <text:s/>34;</text:p>
          </table:table-cell>
          <table:table-cell table:formula="of:=IF([.C16]&lt;&gt;&quot;&quot;;[.L16];&quot;&quot;)" office:value-type="string" office:string-value="update resposta_usuario set new_resposta_id = 0 where questao_id = 1 and resposta_id =  34;" calcext:value-type="string">
            <text:p>update resposta_usuario set new_resposta_id = 0 where questao_id = 1 and resposta_id = <text:s/>34;</text:p>
          </table:table-cell>
          <table:table-cell table:number-columns-repeated="1011"/>
        </table:table-row>
        <table:table-row table:style-name="ro8">
          <table:table-cell table:formula="of:=['Transformação 1'.A17]" office:value-type="float" office:value="1" calcext:value-type="float">
            <text:p>1</text:p>
          </table:table-cell>
          <table:table-cell table:formula="of:=['Transformação 1'.C17]" office:value-type="float" office:value="27" calcext:value-type="float">
            <text:p>27</text:p>
          </table:table-cell>
          <table:table-cell table:formula="of:=['Transformação 1'.F17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7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17]" office:value-type="float" office:value="27" calcext:value-type="float">
            <text:p>27</text:p>
          </table:table-cell>
          <table:table-cell office:value-type="string" calcext:value-type="string">
            <text:p>;</text:p>
          </table:table-cell>
          <table:table-cell table:formula="of:=CONCATENATE([.E17];&quot; &quot;;[.F17];&quot; &quot;;[.G17];&quot; &quot;;[.H17];&quot; &quot;;[.I17];&quot; &quot;;[.J17];[.K17])" office:value-type="string" office:string-value="update resposta_usuario set new_resposta_id = 0 where questao_id = 1 and resposta_id =  27;" calcext:value-type="string">
            <text:p>update resposta_usuario set new_resposta_id = 0 where questao_id = 1 and resposta_id = <text:s/>27;</text:p>
          </table:table-cell>
          <table:table-cell table:formula="of:=IF([.C17]&lt;&gt;&quot;&quot;;[.L17];&quot;&quot;)" office:value-type="string" office:string-value="update resposta_usuario set new_resposta_id = 0 where questao_id = 1 and resposta_id =  27;" calcext:value-type="string">
            <text:p>update resposta_usuario set new_resposta_id = 0 where questao_id = 1 and resposta_id = <text:s/>27;</text:p>
          </table:table-cell>
          <table:table-cell table:number-columns-repeated="1011"/>
        </table:table-row>
        <table:table-row table:style-name="ro8">
          <table:table-cell table:formula="of:=['Transformação 1'.A18]" office:value-type="float" office:value="1" calcext:value-type="float">
            <text:p>1</text:p>
          </table:table-cell>
          <table:table-cell table:formula="of:=['Transformação 1'.C18]" office:value-type="float" office:value="28" calcext:value-type="float">
            <text:p>28</text:p>
          </table:table-cell>
          <table:table-cell table:formula="of:=['Transformação 1'.F18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8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8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18]" office:value-type="float" office:value="28" calcext:value-type="float">
            <text:p>28</text:p>
          </table:table-cell>
          <table:table-cell office:value-type="string" calcext:value-type="string">
            <text:p>;</text:p>
          </table:table-cell>
          <table:table-cell table:formula="of:=CONCATENATE([.E18];&quot; &quot;;[.F18];&quot; &quot;;[.G18];&quot; &quot;;[.H18];&quot; &quot;;[.I18];&quot; &quot;;[.J18];[.K18])" office:value-type="string" office:string-value="update resposta_usuario set new_resposta_id = 0 where questao_id = 1 and resposta_id =  28;" calcext:value-type="string">
            <text:p>update resposta_usuario set new_resposta_id = 0 where questao_id = 1 and resposta_id = <text:s/>28;</text:p>
          </table:table-cell>
          <table:table-cell table:formula="of:=IF([.C18]&lt;&gt;&quot;&quot;;[.L18];&quot;&quot;)" office:value-type="string" office:string-value="update resposta_usuario set new_resposta_id = 0 where questao_id = 1 and resposta_id =  28;" calcext:value-type="string">
            <text:p>update resposta_usuario set new_resposta_id = 0 where questao_id = 1 and resposta_id = <text:s/>28;</text:p>
          </table:table-cell>
          <table:table-cell table:number-columns-repeated="1011"/>
        </table:table-row>
        <table:table-row table:style-name="ro8">
          <table:table-cell table:formula="of:=['Transformação 1'.A19]" office:value-type="float" office:value="1" calcext:value-type="float">
            <text:p>1</text:p>
          </table:table-cell>
          <table:table-cell table:formula="of:=['Transformação 1'.C19]" office:value-type="float" office:value="25" calcext:value-type="float">
            <text:p>25</text:p>
          </table:table-cell>
          <table:table-cell table:formula="of:=['Transformação 1'.F19]" office:value-type="float" office:value="-2" calcext:value-type="float">
            <text:p>-2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9]" office:value-type="float" office:value="-2" calcext:value-type="float">
            <text:p>-2</text:p>
          </table:table-cell>
          <table:table-cell office:value-type="string" calcext:value-type="string">
            <text:p>where questao_id =</text:p>
          </table:table-cell>
          <table:table-cell table:formula="of:=[.A19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19]" office:value-type="float" office:value="25" calcext:value-type="float">
            <text:p>25</text:p>
          </table:table-cell>
          <table:table-cell office:value-type="string" calcext:value-type="string">
            <text:p>;</text:p>
          </table:table-cell>
          <table:table-cell table:formula="of:=CONCATENATE([.E19];&quot; &quot;;[.F19];&quot; &quot;;[.G19];&quot; &quot;;[.H19];&quot; &quot;;[.I19];&quot; &quot;;[.J19];[.K19])" office:value-type="string" office:string-value="update resposta_usuario set new_resposta_id = -2 where questao_id = 1 and resposta_id =  25;" calcext:value-type="string">
            <text:p>update resposta_usuario set new_resposta_id = -2 where questao_id = 1 and resposta_id = <text:s/>25;</text:p>
          </table:table-cell>
          <table:table-cell table:formula="of:=IF([.C19]&lt;&gt;&quot;&quot;;[.L19];&quot;&quot;)" office:value-type="string" office:string-value="update resposta_usuario set new_resposta_id = -2 where questao_id = 1 and resposta_id =  25;" calcext:value-type="string">
            <text:p>update resposta_usuario set new_resposta_id = -2 where questao_id = 1 and resposta_id = <text:s/>25;</text:p>
          </table:table-cell>
          <table:table-cell table:number-columns-repeated="1011"/>
        </table:table-row>
        <table:table-row table:style-name="ro8">
          <table:table-cell table:formula="of:=['Transformação 1'.A20]" office:value-type="float" office:value="1" calcext:value-type="float">
            <text:p>1</text:p>
          </table:table-cell>
          <table:table-cell table:formula="of:=['Transformação 1'.C20]" office:value-type="float" office:value="33" calcext:value-type="float">
            <text:p>33</text:p>
          </table:table-cell>
          <table:table-cell table:formula="of:=['Transformação 1'.F20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0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20]" office:value-type="float" office:value="33" calcext:value-type="float">
            <text:p>33</text:p>
          </table:table-cell>
          <table:table-cell office:value-type="string" calcext:value-type="string">
            <text:p>;</text:p>
          </table:table-cell>
          <table:table-cell table:formula="of:=CONCATENATE([.E20];&quot; &quot;;[.F20];&quot; &quot;;[.G20];&quot; &quot;;[.H20];&quot; &quot;;[.I20];&quot; &quot;;[.J20];[.K20])" office:value-type="string" office:string-value="update resposta_usuario set new_resposta_id = 0 where questao_id = 1 and resposta_id =  33;" calcext:value-type="string">
            <text:p>update resposta_usuario set new_resposta_id = 0 where questao_id = 1 and resposta_id = <text:s/>33;</text:p>
          </table:table-cell>
          <table:table-cell table:formula="of:=IF([.C20]&lt;&gt;&quot;&quot;;[.L20];&quot;&quot;)" office:value-type="string" office:string-value="update resposta_usuario set new_resposta_id = 0 where questao_id = 1 and resposta_id =  33;" calcext:value-type="string">
            <text:p>update resposta_usuario set new_resposta_id = 0 where questao_id = 1 and resposta_id = <text:s/>33;</text:p>
          </table:table-cell>
          <table:table-cell table:number-columns-repeated="1011"/>
        </table:table-row>
        <table:table-row table:style-name="ro8">
          <table:table-cell table:formula="of:=['Transformação 1'.A21]" office:value-type="float" office:value="1" calcext:value-type="float">
            <text:p>1</text:p>
          </table:table-cell>
          <table:table-cell table:formula="of:=['Transformação 1'.C21]" office:value-type="float" office:value="13" calcext:value-type="float">
            <text:p>13</text:p>
          </table:table-cell>
          <table:table-cell table:formula="of:=['Transformação 1'.F21]" office:value-type="float" office:value="44" calcext:value-type="float">
            <text:p>44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1]" office:value-type="float" office:value="44" calcext:value-type="float">
            <text:p>44</text:p>
          </table:table-cell>
          <table:table-cell office:value-type="string" calcext:value-type="string">
            <text:p>where questao_id =</text:p>
          </table:table-cell>
          <table:table-cell table:formula="of:=[.A21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21]" office:value-type="float" office:value="13" calcext:value-type="float">
            <text:p>13</text:p>
          </table:table-cell>
          <table:table-cell office:value-type="string" calcext:value-type="string">
            <text:p>;</text:p>
          </table:table-cell>
          <table:table-cell table:formula="of:=CONCATENATE([.E21];&quot; &quot;;[.F21];&quot; &quot;;[.G21];&quot; &quot;;[.H21];&quot; &quot;;[.I21];&quot; &quot;;[.J21];[.K21])" office:value-type="string" office:string-value="update resposta_usuario set new_resposta_id = 44 where questao_id = 1 and resposta_id =  13;" calcext:value-type="string">
            <text:p>update resposta_usuario set new_resposta_id = 44 where questao_id = 1 and resposta_id = <text:s/>13;</text:p>
          </table:table-cell>
          <table:table-cell table:formula="of:=IF([.C21]&lt;&gt;&quot;&quot;;[.L21];&quot;&quot;)" office:value-type="string" office:string-value="update resposta_usuario set new_resposta_id = 44 where questao_id = 1 and resposta_id =  13;" calcext:value-type="string">
            <text:p>update resposta_usuario set new_resposta_id = 44 where questao_id = 1 and resposta_id = <text:s/>13;</text:p>
          </table:table-cell>
          <table:table-cell table:number-columns-repeated="1011"/>
        </table:table-row>
        <table:table-row table:style-name="ro8">
          <table:table-cell table:formula="of:=['Transformação 1'.A22]" office:value-type="float" office:value="1" calcext:value-type="float">
            <text:p>1</text:p>
          </table:table-cell>
          <table:table-cell table:formula="of:=['Transformação 1'.C22]" office:value-type="float" office:value="32" calcext:value-type="float">
            <text:p>32</text:p>
          </table:table-cell>
          <table:table-cell table:formula="of:=['Transformação 1'.F22]" office:value-type="float" office:value="-2" calcext:value-type="float">
            <text:p>-2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2]" office:value-type="float" office:value="-2" calcext:value-type="float">
            <text:p>-2</text:p>
          </table:table-cell>
          <table:table-cell office:value-type="string" calcext:value-type="string">
            <text:p>where questao_id =</text:p>
          </table:table-cell>
          <table:table-cell table:formula="of:=[.A22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22]" office:value-type="float" office:value="32" calcext:value-type="float">
            <text:p>32</text:p>
          </table:table-cell>
          <table:table-cell office:value-type="string" calcext:value-type="string">
            <text:p>;</text:p>
          </table:table-cell>
          <table:table-cell table:formula="of:=CONCATENATE([.E22];&quot; &quot;;[.F22];&quot; &quot;;[.G22];&quot; &quot;;[.H22];&quot; &quot;;[.I22];&quot; &quot;;[.J22];[.K22])" office:value-type="string" office:string-value="update resposta_usuario set new_resposta_id = -2 where questao_id = 1 and resposta_id =  32;" calcext:value-type="string">
            <text:p>update resposta_usuario set new_resposta_id = -2 where questao_id = 1 and resposta_id = <text:s/>32;</text:p>
          </table:table-cell>
          <table:table-cell table:formula="of:=IF([.C22]&lt;&gt;&quot;&quot;;[.L22];&quot;&quot;)" office:value-type="string" office:string-value="update resposta_usuario set new_resposta_id = -2 where questao_id = 1 and resposta_id =  32;" calcext:value-type="string">
            <text:p>update resposta_usuario set new_resposta_id = -2 where questao_id = 1 and resposta_id = <text:s/>32;</text:p>
          </table:table-cell>
          <table:table-cell table:number-columns-repeated="1011"/>
        </table:table-row>
        <table:table-row table:style-name="ro8">
          <table:table-cell table:formula="of:=['Transformação 1'.A23]" office:value-type="float" office:value="1" calcext:value-type="float">
            <text:p>1</text:p>
          </table:table-cell>
          <table:table-cell table:formula="of:=['Transformação 1'.C23]" office:value-type="float" office:value="9" calcext:value-type="float">
            <text:p>9</text:p>
          </table:table-cell>
          <table:table-cell table:formula="of:=['Transformação 1'.F23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3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3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23]" office:value-type="float" office:value="9" calcext:value-type="float">
            <text:p>9</text:p>
          </table:table-cell>
          <table:table-cell office:value-type="string" calcext:value-type="string">
            <text:p>;</text:p>
          </table:table-cell>
          <table:table-cell table:formula="of:=CONCATENATE([.E23];&quot; &quot;;[.F23];&quot; &quot;;[.G23];&quot; &quot;;[.H23];&quot; &quot;;[.I23];&quot; &quot;;[.J23];[.K23])" office:value-type="string" office:string-value="update resposta_usuario set new_resposta_id = 0 where questao_id = 1 and resposta_id =  9;" calcext:value-type="string">
            <text:p>update resposta_usuario set new_resposta_id = 0 where questao_id = 1 and resposta_id = <text:s/>9;</text:p>
          </table:table-cell>
          <table:table-cell table:formula="of:=IF([.C23]&lt;&gt;&quot;&quot;;[.L23];&quot;&quot;)" office:value-type="string" office:string-value="update resposta_usuario set new_resposta_id = 0 where questao_id = 1 and resposta_id =  9;" calcext:value-type="string">
            <text:p>update resposta_usuario set new_resposta_id = 0 where questao_id = 1 and resposta_id = <text:s/>9;</text:p>
          </table:table-cell>
          <table:table-cell table:number-columns-repeated="1011"/>
        </table:table-row>
        <table:table-row table:style-name="ro8">
          <table:table-cell table:formula="of:=['Transformação 1'.A24]" office:value-type="float" office:value="1" calcext:value-type="float">
            <text:p>1</text:p>
          </table:table-cell>
          <table:table-cell table:formula="of:=['Transformação 1'.C24]" office:value-type="float" office:value="5" calcext:value-type="float">
            <text:p>5</text:p>
          </table:table-cell>
          <table:table-cell table:formula="of:=['Transformação 1'.F24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4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24]"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  <table:table-cell table:formula="of:=CONCATENATE([.E24];&quot; &quot;;[.F24];&quot; &quot;;[.G24];&quot; &quot;;[.H24];&quot; &quot;;[.I24];&quot; &quot;;[.J24];[.K24])" office:value-type="string" office:string-value="update resposta_usuario set new_resposta_id = 0 where questao_id = 1 and resposta_id =  5;" calcext:value-type="string">
            <text:p>update resposta_usuario set new_resposta_id = 0 where questao_id = 1 and resposta_id = <text:s/>5;</text:p>
          </table:table-cell>
          <table:table-cell table:formula="of:=IF([.C24]&lt;&gt;&quot;&quot;;[.L24];&quot;&quot;)" office:value-type="string" office:string-value="update resposta_usuario set new_resposta_id = 0 where questao_id = 1 and resposta_id =  5;" calcext:value-type="string">
            <text:p>update resposta_usuario set new_resposta_id = 0 where questao_id = 1 and resposta_id = <text:s/>5;</text:p>
          </table:table-cell>
          <table:table-cell table:number-columns-repeated="1011"/>
        </table:table-row>
        <table:table-row table:style-name="ro8">
          <table:table-cell table:formula="of:=['Transformação 1'.A25]" office:value-type="float" office:value="1" calcext:value-type="float">
            <text:p>1</text:p>
          </table:table-cell>
          <table:table-cell table:formula="of:=['Transformação 1'.C25]" office:value-type="float" office:value="24" calcext:value-type="float">
            <text:p>24</text:p>
          </table:table-cell>
          <table:table-cell table:formula="of:=['Transformação 1'.F25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5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5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25]" office:value-type="float" office:value="24" calcext:value-type="float">
            <text:p>24</text:p>
          </table:table-cell>
          <table:table-cell office:value-type="string" calcext:value-type="string">
            <text:p>;</text:p>
          </table:table-cell>
          <table:table-cell table:formula="of:=CONCATENATE([.E25];&quot; &quot;;[.F25];&quot; &quot;;[.G25];&quot; &quot;;[.H25];&quot; &quot;;[.I25];&quot; &quot;;[.J25];[.K25])" office:value-type="string" office:string-value="update resposta_usuario set new_resposta_id = 0 where questao_id = 1 and resposta_id =  24;" calcext:value-type="string">
            <text:p>update resposta_usuario set new_resposta_id = 0 where questao_id = 1 and resposta_id = <text:s/>24;</text:p>
          </table:table-cell>
          <table:table-cell table:formula="of:=IF([.C25]&lt;&gt;&quot;&quot;;[.L25];&quot;&quot;)" office:value-type="string" office:string-value="update resposta_usuario set new_resposta_id = 0 where questao_id = 1 and resposta_id =  24;" calcext:value-type="string">
            <text:p>update resposta_usuario set new_resposta_id = 0 where questao_id = 1 and resposta_id = <text:s/>24;</text:p>
          </table:table-cell>
          <table:table-cell table:number-columns-repeated="1011"/>
        </table:table-row>
        <table:table-row table:style-name="ro8">
          <table:table-cell table:formula="of:=['Transformação 1'.A26]" office:value-type="float" office:value="1" calcext:value-type="float">
            <text:p>1</text:p>
          </table:table-cell>
          <table:table-cell table:formula="of:=['Transformação 1'.C26]" office:value-type="float" office:value="6" calcext:value-type="float">
            <text:p>6</text:p>
          </table:table-cell>
          <table:table-cell table:formula="of:=['Transformação 1'.F26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6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6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26]" office:value-type="float" office:value="6" calcext:value-type="float">
            <text:p>6</text:p>
          </table:table-cell>
          <table:table-cell office:value-type="string" calcext:value-type="string">
            <text:p>;</text:p>
          </table:table-cell>
          <table:table-cell table:formula="of:=CONCATENATE([.E26];&quot; &quot;;[.F26];&quot; &quot;;[.G26];&quot; &quot;;[.H26];&quot; &quot;;[.I26];&quot; &quot;;[.J26];[.K26])" office:value-type="string" office:string-value="update resposta_usuario set new_resposta_id = 0 where questao_id = 1 and resposta_id =  6;" calcext:value-type="string">
            <text:p>update resposta_usuario set new_resposta_id = 0 where questao_id = 1 and resposta_id = <text:s/>6;</text:p>
          </table:table-cell>
          <table:table-cell table:formula="of:=IF([.C26]&lt;&gt;&quot;&quot;;[.L26];&quot;&quot;)" office:value-type="string" office:string-value="update resposta_usuario set new_resposta_id = 0 where questao_id = 1 and resposta_id =  6;" calcext:value-type="string">
            <text:p>update resposta_usuario set new_resposta_id = 0 where questao_id = 1 and resposta_id = <text:s/>6;</text:p>
          </table:table-cell>
          <table:table-cell table:number-columns-repeated="1011"/>
        </table:table-row>
        <table:table-row table:style-name="ro8">
          <table:table-cell table:formula="of:=['Transformação 1'.A27]" office:value-type="float" office:value="1" calcext:value-type="float">
            <text:p>1</text:p>
          </table:table-cell>
          <table:table-cell table:formula="of:=['Transformação 1'.C27]" office:value-type="float" office:value="14" calcext:value-type="float">
            <text:p>14</text:p>
          </table:table-cell>
          <table:table-cell table:formula="of:=['Transformação 1'.F27]" office:value-type="float" office:value="2" calcext:value-type="float">
            <text:p>2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7]" office:value-type="float" office:value="2" calcext:value-type="float">
            <text:p>2</text:p>
          </table:table-cell>
          <table:table-cell office:value-type="string" calcext:value-type="string">
            <text:p>where questao_id =</text:p>
          </table:table-cell>
          <table:table-cell table:formula="of:=[.A27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27]" office:value-type="float" office:value="14" calcext:value-type="float">
            <text:p>14</text:p>
          </table:table-cell>
          <table:table-cell office:value-type="string" calcext:value-type="string">
            <text:p>;</text:p>
          </table:table-cell>
          <table:table-cell table:formula="of:=CONCATENATE([.E27];&quot; &quot;;[.F27];&quot; &quot;;[.G27];&quot; &quot;;[.H27];&quot; &quot;;[.I27];&quot; &quot;;[.J27];[.K27])" office:value-type="string" office:string-value="update resposta_usuario set new_resposta_id = 2 where questao_id = 1 and resposta_id =  14;" calcext:value-type="string">
            <text:p>update resposta_usuario set new_resposta_id = 2 where questao_id = 1 and resposta_id = <text:s/>14;</text:p>
          </table:table-cell>
          <table:table-cell table:formula="of:=IF([.C27]&lt;&gt;&quot;&quot;;[.L27];&quot;&quot;)" office:value-type="string" office:string-value="update resposta_usuario set new_resposta_id = 2 where questao_id = 1 and resposta_id =  14;" calcext:value-type="string">
            <text:p>update resposta_usuario set new_resposta_id = 2 where questao_id = 1 and resposta_id = <text:s/>14;</text:p>
          </table:table-cell>
          <table:table-cell table:number-columns-repeated="1011"/>
        </table:table-row>
        <table:table-row table:style-name="ro8">
          <table:table-cell table:formula="of:=['Transformação 1'.A28]" office:value-type="float" office:value="1" calcext:value-type="float">
            <text:p>1</text:p>
          </table:table-cell>
          <table:table-cell table:formula="of:=['Transformação 1'.C28]" office:value-type="float" office:value="26" calcext:value-type="float">
            <text:p>26</text:p>
          </table:table-cell>
          <table:table-cell table:formula="of:=['Transformação 1'.F28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8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8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28]" office:value-type="float" office:value="26" calcext:value-type="float">
            <text:p>26</text:p>
          </table:table-cell>
          <table:table-cell office:value-type="string" calcext:value-type="string">
            <text:p>;</text:p>
          </table:table-cell>
          <table:table-cell table:formula="of:=CONCATENATE([.E28];&quot; &quot;;[.F28];&quot; &quot;;[.G28];&quot; &quot;;[.H28];&quot; &quot;;[.I28];&quot; &quot;;[.J28];[.K28])" office:value-type="string" office:string-value="update resposta_usuario set new_resposta_id = 0 where questao_id = 1 and resposta_id =  26;" calcext:value-type="string">
            <text:p>update resposta_usuario set new_resposta_id = 0 where questao_id = 1 and resposta_id = <text:s/>26;</text:p>
          </table:table-cell>
          <table:table-cell table:formula="of:=IF([.C28]&lt;&gt;&quot;&quot;;[.L28];&quot;&quot;)" office:value-type="string" office:string-value="update resposta_usuario set new_resposta_id = 0 where questao_id = 1 and resposta_id =  26;" calcext:value-type="string">
            <text:p>update resposta_usuario set new_resposta_id = 0 where questao_id = 1 and resposta_id = <text:s/>26;</text:p>
          </table:table-cell>
          <table:table-cell table:number-columns-repeated="1011"/>
        </table:table-row>
        <table:table-row table:style-name="ro8">
          <table:table-cell table:formula="of:=['Transformação 1'.A29]" office:value-type="float" office:value="1" calcext:value-type="float">
            <text:p>1</text:p>
          </table:table-cell>
          <table:table-cell table:formula="of:=['Transformação 1'.C29]" office:value-type="float" office:value="22" calcext:value-type="float">
            <text:p>22</text:p>
          </table:table-cell>
          <table:table-cell table:formula="of:=['Transformação 1'.F29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9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9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29]" office:value-type="float" office:value="22" calcext:value-type="float">
            <text:p>22</text:p>
          </table:table-cell>
          <table:table-cell office:value-type="string" calcext:value-type="string">
            <text:p>;</text:p>
          </table:table-cell>
          <table:table-cell table:formula="of:=CONCATENATE([.E29];&quot; &quot;;[.F29];&quot; &quot;;[.G29];&quot; &quot;;[.H29];&quot; &quot;;[.I29];&quot; &quot;;[.J29];[.K29])" office:value-type="string" office:string-value="update resposta_usuario set new_resposta_id = 0 where questao_id = 1 and resposta_id =  22;" calcext:value-type="string">
            <text:p>update resposta_usuario set new_resposta_id = 0 where questao_id = 1 and resposta_id = <text:s/>22;</text:p>
          </table:table-cell>
          <table:table-cell table:formula="of:=IF([.C29]&lt;&gt;&quot;&quot;;[.L29];&quot;&quot;)" office:value-type="string" office:string-value="update resposta_usuario set new_resposta_id = 0 where questao_id = 1 and resposta_id =  22;" calcext:value-type="string">
            <text:p>update resposta_usuario set new_resposta_id = 0 where questao_id = 1 and resposta_id = <text:s/>22;</text:p>
          </table:table-cell>
          <table:table-cell table:number-columns-repeated="1011"/>
        </table:table-row>
        <table:table-row table:style-name="ro8">
          <table:table-cell table:formula="of:=['Transformação 1'.A30]" office:value-type="float" office:value="1" calcext:value-type="float">
            <text:p>1</text:p>
          </table:table-cell>
          <table:table-cell table:formula="of:=['Transformação 1'.C30]" office:value-type="float" office:value="31" calcext:value-type="float">
            <text:p>31</text:p>
          </table:table-cell>
          <table:table-cell table:formula="of:=['Transformação 1'.F30]" office:value-type="float" office:value="-2" calcext:value-type="float">
            <text:p>-2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30]" office:value-type="float" office:value="-2" calcext:value-type="float">
            <text:p>-2</text:p>
          </table:table-cell>
          <table:table-cell office:value-type="string" calcext:value-type="string">
            <text:p>where questao_id =</text:p>
          </table:table-cell>
          <table:table-cell table:formula="of:=[.A30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30]" office:value-type="float" office:value="31" calcext:value-type="float">
            <text:p>31</text:p>
          </table:table-cell>
          <table:table-cell office:value-type="string" calcext:value-type="string">
            <text:p>;</text:p>
          </table:table-cell>
          <table:table-cell table:formula="of:=CONCATENATE([.E30];&quot; &quot;;[.F30];&quot; &quot;;[.G30];&quot; &quot;;[.H30];&quot; &quot;;[.I30];&quot; &quot;;[.J30];[.K30])" office:value-type="string" office:string-value="update resposta_usuario set new_resposta_id = -2 where questao_id = 1 and resposta_id =  31;" calcext:value-type="string">
            <text:p>update resposta_usuario set new_resposta_id = -2 where questao_id = 1 and resposta_id = <text:s/>31;</text:p>
          </table:table-cell>
          <table:table-cell table:formula="of:=IF([.C30]&lt;&gt;&quot;&quot;;[.L30];&quot;&quot;)" office:value-type="string" office:string-value="update resposta_usuario set new_resposta_id = -2 where questao_id = 1 and resposta_id =  31;" calcext:value-type="string">
            <text:p>update resposta_usuario set new_resposta_id = -2 where questao_id = 1 and resposta_id = <text:s/>31;</text:p>
          </table:table-cell>
          <table:table-cell table:number-columns-repeated="1011"/>
        </table:table-row>
        <table:table-row table:style-name="ro8">
          <table:table-cell table:formula="of:=['Transformação 1'.A31]" office:value-type="float" office:value="1" calcext:value-type="float">
            <text:p>1</text:p>
          </table:table-cell>
          <table:table-cell table:formula="of:=['Transformação 1'.C31]" office:value-type="float" office:value="16" calcext:value-type="float">
            <text:p>16</text:p>
          </table:table-cell>
          <table:table-cell table:formula="of:=['Transformação 1'.F31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31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31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31]" office:value-type="float" office:value="16" calcext:value-type="float">
            <text:p>16</text:p>
          </table:table-cell>
          <table:table-cell office:value-type="string" calcext:value-type="string">
            <text:p>;</text:p>
          </table:table-cell>
          <table:table-cell table:formula="of:=CONCATENATE([.E31];&quot; &quot;;[.F31];&quot; &quot;;[.G31];&quot; &quot;;[.H31];&quot; &quot;;[.I31];&quot; &quot;;[.J31];[.K31])" office:value-type="string" office:string-value="update resposta_usuario set new_resposta_id = 0 where questao_id = 1 and resposta_id =  16;" calcext:value-type="string">
            <text:p>update resposta_usuario set new_resposta_id = 0 where questao_id = 1 and resposta_id = <text:s/>16;</text:p>
          </table:table-cell>
          <table:table-cell table:formula="of:=IF([.C31]&lt;&gt;&quot;&quot;;[.L31];&quot;&quot;)" office:value-type="string" office:string-value="update resposta_usuario set new_resposta_id = 0 where questao_id = 1 and resposta_id =  16;" calcext:value-type="string">
            <text:p>update resposta_usuario set new_resposta_id = 0 where questao_id = 1 and resposta_id = <text:s/>16;</text:p>
          </table:table-cell>
          <table:table-cell table:number-columns-repeated="1011"/>
        </table:table-row>
        <table:table-row table:style-name="ro8">
          <table:table-cell table:formula="of:=['Transformação 1'.A32]" office:value-type="float" office:value="1" calcext:value-type="float">
            <text:p>1</text:p>
          </table:table-cell>
          <table:table-cell table:formula="of:=['Transformação 1'.C32]" office:value-type="float" office:value="30" calcext:value-type="float">
            <text:p>30</text:p>
          </table:table-cell>
          <table:table-cell table:formula="of:=['Transformação 1'.F32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32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32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32]" office:value-type="float" office:value="30" calcext:value-type="float">
            <text:p>30</text:p>
          </table:table-cell>
          <table:table-cell office:value-type="string" calcext:value-type="string">
            <text:p>;</text:p>
          </table:table-cell>
          <table:table-cell table:formula="of:=CONCATENATE([.E32];&quot; &quot;;[.F32];&quot; &quot;;[.G32];&quot; &quot;;[.H32];&quot; &quot;;[.I32];&quot; &quot;;[.J32];[.K32])" office:value-type="string" office:string-value="update resposta_usuario set new_resposta_id = -1 where questao_id = 1 and resposta_id =  30;" calcext:value-type="string">
            <text:p>update resposta_usuario set new_resposta_id = -1 where questao_id = 1 and resposta_id = <text:s/>30;</text:p>
          </table:table-cell>
          <table:table-cell table:formula="of:=IF([.C32]&lt;&gt;&quot;&quot;;[.L32];&quot;&quot;)" office:value-type="string" office:string-value="update resposta_usuario set new_resposta_id = -1 where questao_id = 1 and resposta_id =  30;" calcext:value-type="string">
            <text:p>update resposta_usuario set new_resposta_id = -1 where questao_id = 1 and resposta_id = <text:s/>30;</text:p>
          </table:table-cell>
          <table:table-cell table:number-columns-repeated="1011"/>
        </table:table-row>
        <table:table-row table:style-name="ro8">
          <table:table-cell table:formula="of:=['Transformação 1'.A33]" office:value-type="float" office:value="1" calcext:value-type="float">
            <text:p>1</text:p>
          </table:table-cell>
          <table:table-cell table:formula="of:=['Transformação 1'.C33]" office:value-type="float" office:value="12" calcext:value-type="float">
            <text:p>12</text:p>
          </table:table-cell>
          <table:table-cell table:formula="of:=['Transformação 1'.F33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33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33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33]" office:value-type="float" office:value="12" calcext:value-type="float">
            <text:p>12</text:p>
          </table:table-cell>
          <table:table-cell office:value-type="string" calcext:value-type="string">
            <text:p>;</text:p>
          </table:table-cell>
          <table:table-cell table:formula="of:=CONCATENATE([.E33];&quot; &quot;;[.F33];&quot; &quot;;[.G33];&quot; &quot;;[.H33];&quot; &quot;;[.I33];&quot; &quot;;[.J33];[.K33])" office:value-type="string" office:string-value="update resposta_usuario set new_resposta_id = 0 where questao_id = 1 and resposta_id =  12;" calcext:value-type="string">
            <text:p>update resposta_usuario set new_resposta_id = 0 where questao_id = 1 and resposta_id = <text:s/>12;</text:p>
          </table:table-cell>
          <table:table-cell table:formula="of:=IF([.C33]&lt;&gt;&quot;&quot;;[.L33];&quot;&quot;)" office:value-type="string" office:string-value="update resposta_usuario set new_resposta_id = 0 where questao_id = 1 and resposta_id =  12;" calcext:value-type="string">
            <text:p>update resposta_usuario set new_resposta_id = 0 where questao_id = 1 and resposta_id = <text:s/>12;</text:p>
          </table:table-cell>
          <table:table-cell table:number-columns-repeated="1011"/>
        </table:table-row>
        <table:table-row table:style-name="ro8">
          <table:table-cell table:formula="of:=['Transformação 1'.A34]" office:value-type="float" office:value="1" calcext:value-type="float">
            <text:p>1</text:p>
          </table:table-cell>
          <table:table-cell table:formula="of:=['Transformação 1'.C34]" office:value-type="float" office:value="23" calcext:value-type="float">
            <text:p>23</text:p>
          </table:table-cell>
          <table:table-cell table:formula="of:=['Transformação 1'.F34]" office:value-type="float" office:value="-2" calcext:value-type="float">
            <text:p>-2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34]" office:value-type="float" office:value="-2" calcext:value-type="float">
            <text:p>-2</text:p>
          </table:table-cell>
          <table:table-cell office:value-type="string" calcext:value-type="string">
            <text:p>where questao_id =</text:p>
          </table:table-cell>
          <table:table-cell table:formula="of:=[.A34]" office:value-type="float" office:value="1" calcext:value-type="float">
            <text:p>1</text:p>
          </table:table-cell>
          <table:table-cell office:value-type="string" calcext:value-type="string">
            <text:p>and resposta_id = </text:p>
          </table:table-cell>
          <table:table-cell table:formula="of:=[.B34]" office:value-type="float" office:value="23" calcext:value-type="float">
            <text:p>23</text:p>
          </table:table-cell>
          <table:table-cell office:value-type="string" calcext:value-type="string">
            <text:p>;</text:p>
          </table:table-cell>
          <table:table-cell table:formula="of:=CONCATENATE([.E34];&quot; &quot;;[.F34];&quot; &quot;;[.G34];&quot; &quot;;[.H34];&quot; &quot;;[.I34];&quot; &quot;;[.J34];[.K34])" office:value-type="string" office:string-value="update resposta_usuario set new_resposta_id = -2 where questao_id = 1 and resposta_id =  23;" calcext:value-type="string">
            <text:p>update resposta_usuario set new_resposta_id = -2 where questao_id = 1 and resposta_id = <text:s/>23;</text:p>
          </table:table-cell>
          <table:table-cell table:formula="of:=IF([.C34]&lt;&gt;&quot;&quot;;[.L34];&quot;&quot;)" office:value-type="string" office:string-value="update resposta_usuario set new_resposta_id = -2 where questao_id = 1 and resposta_id =  23;" calcext:value-type="string">
            <text:p>update resposta_usuario set new_resposta_id = -2 where questao_id = 1 and resposta_id = <text:s/>23;</text:p>
          </table:table-cell>
          <table:table-cell table:number-columns-repeated="1011"/>
        </table:table-row>
        <table:table-row table:style-name="ro8">
          <table:table-cell table:formula="of:=['Transformação 1'.A35]" office:value-type="float" office:value="2" calcext:value-type="float">
            <text:p>2</text:p>
          </table:table-cell>
          <table:table-cell table:formula="of:=['Transformação 1'.C35]" office:value-type="float" office:value="1" calcext:value-type="float">
            <text:p>1</text:p>
          </table:table-cell>
          <table:table-cell table:formula="of:=['Transformação 1'.F35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35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35]" office:value-type="float" office:value="2" calcext:value-type="float">
            <text:p>2</text:p>
          </table:table-cell>
          <table:table-cell office:value-type="string" calcext:value-type="string">
            <text:p>and resposta_id = </text:p>
          </table:table-cell>
          <table:table-cell table:formula="of:=[.B35]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formula="of:=CONCATENATE([.E35];&quot; &quot;;[.F35];&quot; &quot;;[.G35];&quot; &quot;;[.H35];&quot; &quot;;[.I35];&quot; &quot;;[.J35];[.K35])" office:value-type="string" office:string-value="update resposta_usuario set new_resposta_id = 0 where questao_id = 2 and resposta_id =  1;" calcext:value-type="string">
            <text:p>update resposta_usuario set new_resposta_id = 0 where questao_id = 2 and resposta_id = <text:s/>1;</text:p>
          </table:table-cell>
          <table:table-cell table:formula="of:=IF([.C35]&lt;&gt;&quot;&quot;;[.L35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36]" office:value-type="float" office:value="2" calcext:value-type="float">
            <text:p>2</text:p>
          </table:table-cell>
          <table:table-cell table:formula="of:=['Transformação 1'.C36]" office:value-type="float" office:value="4" calcext:value-type="float">
            <text:p>4</text:p>
          </table:table-cell>
          <table:table-cell table:formula="of:=['Transformação 1'.F36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36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36]" office:value-type="float" office:value="2" calcext:value-type="float">
            <text:p>2</text:p>
          </table:table-cell>
          <table:table-cell office:value-type="string" calcext:value-type="string">
            <text:p>and resposta_id = </text:p>
          </table:table-cell>
          <table:table-cell table:formula="of:=[.B36]" office:value-type="float" office:value="4" calcext:value-type="float">
            <text:p>4</text:p>
          </table:table-cell>
          <table:table-cell office:value-type="string" calcext:value-type="string">
            <text:p>;</text:p>
          </table:table-cell>
          <table:table-cell table:formula="of:=CONCATENATE([.E36];&quot; &quot;;[.F36];&quot; &quot;;[.G36];&quot; &quot;;[.H36];&quot; &quot;;[.I36];&quot; &quot;;[.J36];[.K36])" office:value-type="string" office:string-value="update resposta_usuario set new_resposta_id = 0 where questao_id = 2 and resposta_id =  4;" calcext:value-type="string">
            <text:p>update resposta_usuario set new_resposta_id = 0 where questao_id = 2 and resposta_id = <text:s/>4;</text:p>
          </table:table-cell>
          <table:table-cell table:formula="of:=IF([.C36]&lt;&gt;&quot;&quot;;[.L36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37]" office:value-type="float" office:value="2" calcext:value-type="float">
            <text:p>2</text:p>
          </table:table-cell>
          <table:table-cell table:formula="of:=['Transformação 1'.C37]" office:value-type="float" office:value="3" calcext:value-type="float">
            <text:p>3</text:p>
          </table:table-cell>
          <table:table-cell table:formula="of:=['Transformação 1'.F37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37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37]" office:value-type="float" office:value="2" calcext:value-type="float">
            <text:p>2</text:p>
          </table:table-cell>
          <table:table-cell office:value-type="string" calcext:value-type="string">
            <text:p>and resposta_id = </text:p>
          </table:table-cell>
          <table:table-cell table:formula="of:=[.B37]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CONCATENATE([.E37];&quot; &quot;;[.F37];&quot; &quot;;[.G37];&quot; &quot;;[.H37];&quot; &quot;;[.I37];&quot; &quot;;[.J37];[.K37])" office:value-type="string" office:string-value="update resposta_usuario set new_resposta_id = 0 where questao_id = 2 and resposta_id =  3;" calcext:value-type="string">
            <text:p>update resposta_usuario set new_resposta_id = 0 where questao_id = 2 and resposta_id = <text:s/>3;</text:p>
          </table:table-cell>
          <table:table-cell table:formula="of:=IF([.C37]&lt;&gt;&quot;&quot;;[.L37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38]" office:value-type="float" office:value="2" calcext:value-type="float">
            <text:p>2</text:p>
          </table:table-cell>
          <table:table-cell table:formula="of:=['Transformação 1'.C38]" office:value-type="float" office:value="5" calcext:value-type="float">
            <text:p>5</text:p>
          </table:table-cell>
          <table:table-cell table:formula="of:=['Transformação 1'.F38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38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38]" office:value-type="float" office:value="2" calcext:value-type="float">
            <text:p>2</text:p>
          </table:table-cell>
          <table:table-cell office:value-type="string" calcext:value-type="string">
            <text:p>and resposta_id = </text:p>
          </table:table-cell>
          <table:table-cell table:formula="of:=[.B38]"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  <table:table-cell table:formula="of:=CONCATENATE([.E38];&quot; &quot;;[.F38];&quot; &quot;;[.G38];&quot; &quot;;[.H38];&quot; &quot;;[.I38];&quot; &quot;;[.J38];[.K38])" office:value-type="string" office:string-value="update resposta_usuario set new_resposta_id = 0 where questao_id = 2 and resposta_id =  5;" calcext:value-type="string">
            <text:p>update resposta_usuario set new_resposta_id = 0 where questao_id = 2 and resposta_id = <text:s/>5;</text:p>
          </table:table-cell>
          <table:table-cell table:formula="of:=IF([.C38]&lt;&gt;&quot;&quot;;[.L38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39]" office:value-type="float" office:value="2" calcext:value-type="float">
            <text:p>2</text:p>
          </table:table-cell>
          <table:table-cell table:formula="of:=['Transformação 1'.C39]" office:value-type="float" office:value="8" calcext:value-type="float">
            <text:p>8</text:p>
          </table:table-cell>
          <table:table-cell table:formula="of:=['Transformação 1'.F39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39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39]" office:value-type="float" office:value="2" calcext:value-type="float">
            <text:p>2</text:p>
          </table:table-cell>
          <table:table-cell office:value-type="string" calcext:value-type="string">
            <text:p>and resposta_id = </text:p>
          </table:table-cell>
          <table:table-cell table:formula="of:=[.B39]" office:value-type="float" office:value="8" calcext:value-type="float">
            <text:p>8</text:p>
          </table:table-cell>
          <table:table-cell office:value-type="string" calcext:value-type="string">
            <text:p>;</text:p>
          </table:table-cell>
          <table:table-cell table:formula="of:=CONCATENATE([.E39];&quot; &quot;;[.F39];&quot; &quot;;[.G39];&quot; &quot;;[.H39];&quot; &quot;;[.I39];&quot; &quot;;[.J39];[.K39])" office:value-type="string" office:string-value="update resposta_usuario set new_resposta_id = 0 where questao_id = 2 and resposta_id =  8;" calcext:value-type="string">
            <text:p>update resposta_usuario set new_resposta_id = 0 where questao_id = 2 and resposta_id = <text:s/>8;</text:p>
          </table:table-cell>
          <table:table-cell table:formula="of:=IF([.C39]&lt;&gt;&quot;&quot;;[.L39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40]" office:value-type="float" office:value="2" calcext:value-type="float">
            <text:p>2</text:p>
          </table:table-cell>
          <table:table-cell table:formula="of:=['Transformação 1'.C40]" office:value-type="float" office:value="6" calcext:value-type="float">
            <text:p>6</text:p>
          </table:table-cell>
          <table:table-cell table:formula="of:=['Transformação 1'.F40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40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40]" office:value-type="float" office:value="2" calcext:value-type="float">
            <text:p>2</text:p>
          </table:table-cell>
          <table:table-cell office:value-type="string" calcext:value-type="string">
            <text:p>and resposta_id = </text:p>
          </table:table-cell>
          <table:table-cell table:formula="of:=[.B40]" office:value-type="float" office:value="6" calcext:value-type="float">
            <text:p>6</text:p>
          </table:table-cell>
          <table:table-cell office:value-type="string" calcext:value-type="string">
            <text:p>;</text:p>
          </table:table-cell>
          <table:table-cell table:formula="of:=CONCATENATE([.E40];&quot; &quot;;[.F40];&quot; &quot;;[.G40];&quot; &quot;;[.H40];&quot; &quot;;[.I40];&quot; &quot;;[.J40];[.K40])" office:value-type="string" office:string-value="update resposta_usuario set new_resposta_id = 0 where questao_id = 2 and resposta_id =  6;" calcext:value-type="string">
            <text:p>update resposta_usuario set new_resposta_id = 0 where questao_id = 2 and resposta_id = <text:s/>6;</text:p>
          </table:table-cell>
          <table:table-cell table:formula="of:=IF([.C40]&lt;&gt;&quot;&quot;;[.L40];&quot;&quot;)" office:value-type="string" office:string-value="update resposta_usuario set new_resposta_id = 0 where questao_id = 2 and resposta_id =  6;" calcext:value-type="string">
            <text:p>update resposta_usuario set new_resposta_id = 0 where questao_id = 2 and resposta_id = <text:s/>6;</text:p>
          </table:table-cell>
          <table:table-cell table:number-columns-repeated="1011"/>
        </table:table-row>
        <table:table-row table:style-name="ro8">
          <table:table-cell table:formula="of:=['Transformação 1'.A41]" office:value-type="float" office:value="2" calcext:value-type="float">
            <text:p>2</text:p>
          </table:table-cell>
          <table:table-cell table:formula="of:=['Transformação 1'.C41]" office:value-type="float" office:value="18" calcext:value-type="float">
            <text:p>18</text:p>
          </table:table-cell>
          <table:table-cell table:formula="of:=['Transformação 1'.F41]" office:value-type="float" office:value="1" calcext:value-type="float">
            <text:p>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41]" office:value-type="float" office:value="1" calcext:value-type="float">
            <text:p>1</text:p>
          </table:table-cell>
          <table:table-cell office:value-type="string" calcext:value-type="string">
            <text:p>where questao_id =</text:p>
          </table:table-cell>
          <table:table-cell table:formula="of:=[.A41]" office:value-type="float" office:value="2" calcext:value-type="float">
            <text:p>2</text:p>
          </table:table-cell>
          <table:table-cell office:value-type="string" calcext:value-type="string">
            <text:p>and resposta_id = </text:p>
          </table:table-cell>
          <table:table-cell table:formula="of:=[.B41]" office:value-type="float" office:value="18" calcext:value-type="float">
            <text:p>18</text:p>
          </table:table-cell>
          <table:table-cell office:value-type="string" calcext:value-type="string">
            <text:p>;</text:p>
          </table:table-cell>
          <table:table-cell table:formula="of:=CONCATENATE([.E41];&quot; &quot;;[.F41];&quot; &quot;;[.G41];&quot; &quot;;[.H41];&quot; &quot;;[.I41];&quot; &quot;;[.J41];[.K41])" office:value-type="string" office:string-value="update resposta_usuario set new_resposta_id = 1 where questao_id = 2 and resposta_id =  18;" calcext:value-type="string">
            <text:p>update resposta_usuario set new_resposta_id = 1 where questao_id = 2 and resposta_id = <text:s/>18;</text:p>
          </table:table-cell>
          <table:table-cell table:formula="of:=IF([.C41]&lt;&gt;&quot;&quot;;[.L41];&quot;&quot;)" office:value-type="string" office:string-value="update resposta_usuario set new_resposta_id = 1 where questao_id = 2 and resposta_id =  18;" calcext:value-type="string">
            <text:p>update resposta_usuario set new_resposta_id = 1 where questao_id = 2 and resposta_id = <text:s/>18;</text:p>
          </table:table-cell>
          <table:table-cell table:number-columns-repeated="1011"/>
        </table:table-row>
        <table:table-row table:style-name="ro8">
          <table:table-cell table:formula="of:=['Transformação 1'.A42]" office:value-type="float" office:value="2" calcext:value-type="float">
            <text:p>2</text:p>
          </table:table-cell>
          <table:table-cell table:formula="of:=['Transformação 1'.C42]" office:value-type="float" office:value="17" calcext:value-type="float">
            <text:p>17</text:p>
          </table:table-cell>
          <table:table-cell table:formula="of:=['Transformação 1'.F42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42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42]" office:value-type="float" office:value="2" calcext:value-type="float">
            <text:p>2</text:p>
          </table:table-cell>
          <table:table-cell office:value-type="string" calcext:value-type="string">
            <text:p>and resposta_id = </text:p>
          </table:table-cell>
          <table:table-cell table:formula="of:=[.B42]" office:value-type="float" office:value="17" calcext:value-type="float">
            <text:p>17</text:p>
          </table:table-cell>
          <table:table-cell office:value-type="string" calcext:value-type="string">
            <text:p>;</text:p>
          </table:table-cell>
          <table:table-cell table:formula="of:=CONCATENATE([.E42];&quot; &quot;;[.F42];&quot; &quot;;[.G42];&quot; &quot;;[.H42];&quot; &quot;;[.I42];&quot; &quot;;[.J42];[.K42])" office:value-type="string" office:string-value="update resposta_usuario set new_resposta_id = -1 where questao_id = 2 and resposta_id =  17;" calcext:value-type="string">
            <text:p>update resposta_usuario set new_resposta_id = -1 where questao_id = 2 and resposta_id = <text:s/>17;</text:p>
          </table:table-cell>
          <table:table-cell table:formula="of:=IF([.C42]&lt;&gt;&quot;&quot;;[.L42];&quot;&quot;)" office:value-type="string" office:string-value="update resposta_usuario set new_resposta_id = -1 where questao_id = 2 and resposta_id =  17;" calcext:value-type="string">
            <text:p>update resposta_usuario set new_resposta_id = -1 where questao_id = 2 and resposta_id = <text:s/>17;</text:p>
          </table:table-cell>
          <table:table-cell table:number-columns-repeated="1011"/>
        </table:table-row>
        <table:table-row table:style-name="ro8">
          <table:table-cell table:formula="of:=['Transformação 1'.A43]" office:value-type="float" office:value="2" calcext:value-type="float">
            <text:p>2</text:p>
          </table:table-cell>
          <table:table-cell table:formula="of:=['Transformação 1'.C43]" office:value-type="float" office:value="15" calcext:value-type="float">
            <text:p>15</text:p>
          </table:table-cell>
          <table:table-cell table:formula="of:=['Transformação 1'.F43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43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43]" office:value-type="float" office:value="2" calcext:value-type="float">
            <text:p>2</text:p>
          </table:table-cell>
          <table:table-cell office:value-type="string" calcext:value-type="string">
            <text:p>and resposta_id = </text:p>
          </table:table-cell>
          <table:table-cell table:formula="of:=[.B43]" office:value-type="float" office:value="15" calcext:value-type="float">
            <text:p>15</text:p>
          </table:table-cell>
          <table:table-cell office:value-type="string" calcext:value-type="string">
            <text:p>;</text:p>
          </table:table-cell>
          <table:table-cell table:formula="of:=CONCATENATE([.E43];&quot; &quot;;[.F43];&quot; &quot;;[.G43];&quot; &quot;;[.H43];&quot; &quot;;[.I43];&quot; &quot;;[.J43];[.K43])" office:value-type="string" office:string-value="update resposta_usuario set new_resposta_id = -1 where questao_id = 2 and resposta_id =  15;" calcext:value-type="string">
            <text:p>update resposta_usuario set new_resposta_id = -1 where questao_id = 2 and resposta_id = <text:s/>15;</text:p>
          </table:table-cell>
          <table:table-cell table:formula="of:=IF([.C43]&lt;&gt;&quot;&quot;;[.L43];&quot;&quot;)" office:value-type="string" office:string-value="update resposta_usuario set new_resposta_id = -1 where questao_id = 2 and resposta_id =  15;" calcext:value-type="string">
            <text:p>update resposta_usuario set new_resposta_id = -1 where questao_id = 2 and resposta_id = <text:s/>15;</text:p>
          </table:table-cell>
          <table:table-cell table:number-columns-repeated="1011"/>
        </table:table-row>
        <table:table-row table:style-name="ro8">
          <table:table-cell table:formula="of:=['Transformação 1'.A44]" office:value-type="float" office:value="2" calcext:value-type="float">
            <text:p>2</text:p>
          </table:table-cell>
          <table:table-cell table:formula="of:=['Transformação 1'.C44]" office:value-type="float" office:value="2" calcext:value-type="float">
            <text:p>2</text:p>
          </table:table-cell>
          <table:table-cell table:formula="of:=['Transformação 1'.F44]" office:value-type="float" office:value="3" calcext:value-type="float">
            <text:p>3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44]" office:value-type="float" office:value="3" calcext:value-type="float">
            <text:p>3</text:p>
          </table:table-cell>
          <table:table-cell office:value-type="string" calcext:value-type="string">
            <text:p>where questao_id =</text:p>
          </table:table-cell>
          <table:table-cell table:formula="of:=[.A44]" office:value-type="float" office:value="2" calcext:value-type="float">
            <text:p>2</text:p>
          </table:table-cell>
          <table:table-cell office:value-type="string" calcext:value-type="string">
            <text:p>and resposta_id = </text:p>
          </table:table-cell>
          <table:table-cell table:formula="of:=[.B44]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CONCATENATE([.E44];&quot; &quot;;[.F44];&quot; &quot;;[.G44];&quot; &quot;;[.H44];&quot; &quot;;[.I44];&quot; &quot;;[.J44];[.K44])" office:value-type="string" office:string-value="update resposta_usuario set new_resposta_id = 3 where questao_id = 2 and resposta_id =  2;" calcext:value-type="string">
            <text:p>update resposta_usuario set new_resposta_id = 3 where questao_id = 2 and resposta_id = <text:s/>2;</text:p>
          </table:table-cell>
          <table:table-cell table:formula="of:=IF([.C44]&lt;&gt;&quot;&quot;;[.L44];&quot;&quot;)" office:value-type="string" office:string-value="update resposta_usuario set new_resposta_id = 3 where questao_id = 2 and resposta_id =  2;" calcext:value-type="string">
            <text:p>update resposta_usuario set new_resposta_id = 3 where questao_id = 2 and resposta_id = <text:s/>2;</text:p>
          </table:table-cell>
          <table:table-cell table:number-columns-repeated="1011"/>
        </table:table-row>
        <table:table-row table:style-name="ro8">
          <table:table-cell table:formula="of:=['Transformação 1'.A45]" office:value-type="float" office:value="2" calcext:value-type="float">
            <text:p>2</text:p>
          </table:table-cell>
          <table:table-cell table:formula="of:=['Transformação 1'.C45]" office:value-type="float" office:value="14" calcext:value-type="float">
            <text:p>14</text:p>
          </table:table-cell>
          <table:table-cell table:formula="of:=['Transformação 1'.F45]" office:value-type="float" office:value="3" calcext:value-type="float">
            <text:p>3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45]" office:value-type="float" office:value="3" calcext:value-type="float">
            <text:p>3</text:p>
          </table:table-cell>
          <table:table-cell office:value-type="string" calcext:value-type="string">
            <text:p>where questao_id =</text:p>
          </table:table-cell>
          <table:table-cell table:formula="of:=[.A45]" office:value-type="float" office:value="2" calcext:value-type="float">
            <text:p>2</text:p>
          </table:table-cell>
          <table:table-cell office:value-type="string" calcext:value-type="string">
            <text:p>and resposta_id = </text:p>
          </table:table-cell>
          <table:table-cell table:formula="of:=[.B45]" office:value-type="float" office:value="14" calcext:value-type="float">
            <text:p>14</text:p>
          </table:table-cell>
          <table:table-cell office:value-type="string" calcext:value-type="string">
            <text:p>;</text:p>
          </table:table-cell>
          <table:table-cell table:formula="of:=CONCATENATE([.E45];&quot; &quot;;[.F45];&quot; &quot;;[.G45];&quot; &quot;;[.H45];&quot; &quot;;[.I45];&quot; &quot;;[.J45];[.K45])" office:value-type="string" office:string-value="update resposta_usuario set new_resposta_id = 3 where questao_id = 2 and resposta_id =  14;" calcext:value-type="string">
            <text:p>update resposta_usuario set new_resposta_id = 3 where questao_id = 2 and resposta_id = <text:s/>14;</text:p>
          </table:table-cell>
          <table:table-cell table:formula="of:=IF([.C45]&lt;&gt;&quot;&quot;;[.L45];&quot;&quot;)" office:value-type="string" office:string-value="update resposta_usuario set new_resposta_id = 3 where questao_id = 2 and resposta_id =  14;" calcext:value-type="string">
            <text:p>update resposta_usuario set new_resposta_id = 3 where questao_id = 2 and resposta_id = <text:s/>14;</text:p>
          </table:table-cell>
          <table:table-cell table:number-columns-repeated="1011"/>
        </table:table-row>
        <table:table-row table:style-name="ro8">
          <table:table-cell table:formula="of:=['Transformação 1'.A46]" office:value-type="float" office:value="2" calcext:value-type="float">
            <text:p>2</text:p>
          </table:table-cell>
          <table:table-cell table:formula="of:=['Transformação 1'.C46]" office:value-type="float" office:value="7" calcext:value-type="float">
            <text:p>7</text:p>
          </table:table-cell>
          <table:table-cell table:formula="of:=['Transformação 1'.F46]" office:value-type="float" office:value="1" calcext:value-type="float">
            <text:p>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46]" office:value-type="float" office:value="1" calcext:value-type="float">
            <text:p>1</text:p>
          </table:table-cell>
          <table:table-cell office:value-type="string" calcext:value-type="string">
            <text:p>where questao_id =</text:p>
          </table:table-cell>
          <table:table-cell table:formula="of:=[.A46]" office:value-type="float" office:value="2" calcext:value-type="float">
            <text:p>2</text:p>
          </table:table-cell>
          <table:table-cell office:value-type="string" calcext:value-type="string">
            <text:p>and resposta_id = </text:p>
          </table:table-cell>
          <table:table-cell table:formula="of:=[.B46]" office:value-type="float" office:value="7" calcext:value-type="float">
            <text:p>7</text:p>
          </table:table-cell>
          <table:table-cell office:value-type="string" calcext:value-type="string">
            <text:p>;</text:p>
          </table:table-cell>
          <table:table-cell table:formula="of:=CONCATENATE([.E46];&quot; &quot;;[.F46];&quot; &quot;;[.G46];&quot; &quot;;[.H46];&quot; &quot;;[.I46];&quot; &quot;;[.J46];[.K46])" office:value-type="string" office:string-value="update resposta_usuario set new_resposta_id = 1 where questao_id = 2 and resposta_id =  7;" calcext:value-type="string">
            <text:p>update resposta_usuario set new_resposta_id = 1 where questao_id = 2 and resposta_id = <text:s/>7;</text:p>
          </table:table-cell>
          <table:table-cell table:formula="of:=IF([.C46]&lt;&gt;&quot;&quot;;[.L46];&quot;&quot;)" office:value-type="string" office:string-value="update resposta_usuario set new_resposta_id = 1 where questao_id = 2 and resposta_id =  7;" calcext:value-type="string">
            <text:p>update resposta_usuario set new_resposta_id = 1 where questao_id = 2 and resposta_id = <text:s/>7;</text:p>
          </table:table-cell>
          <table:table-cell table:number-columns-repeated="1011"/>
        </table:table-row>
        <table:table-row table:style-name="ro8">
          <table:table-cell table:formula="of:=['Transformação 1'.A47]" office:value-type="float" office:value="2" calcext:value-type="float">
            <text:p>2</text:p>
          </table:table-cell>
          <table:table-cell table:formula="of:=['Transformação 1'.C47]" office:value-type="float" office:value="16" calcext:value-type="float">
            <text:p>16</text:p>
          </table:table-cell>
          <table:table-cell table:formula="of:=['Transformação 1'.F47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47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47]" office:value-type="float" office:value="2" calcext:value-type="float">
            <text:p>2</text:p>
          </table:table-cell>
          <table:table-cell office:value-type="string" calcext:value-type="string">
            <text:p>and resposta_id = </text:p>
          </table:table-cell>
          <table:table-cell table:formula="of:=[.B47]" office:value-type="float" office:value="16" calcext:value-type="float">
            <text:p>16</text:p>
          </table:table-cell>
          <table:table-cell office:value-type="string" calcext:value-type="string">
            <text:p>;</text:p>
          </table:table-cell>
          <table:table-cell table:formula="of:=CONCATENATE([.E47];&quot; &quot;;[.F47];&quot; &quot;;[.G47];&quot; &quot;;[.H47];&quot; &quot;;[.I47];&quot; &quot;;[.J47];[.K47])" office:value-type="string" office:string-value="update resposta_usuario set new_resposta_id = 0 where questao_id = 2 and resposta_id =  16;" calcext:value-type="string">
            <text:p>update resposta_usuario set new_resposta_id = 0 where questao_id = 2 and resposta_id = <text:s/>16;</text:p>
          </table:table-cell>
          <table:table-cell table:formula="of:=IF([.C47]&lt;&gt;&quot;&quot;;[.L47];&quot;&quot;)" office:value-type="string" office:string-value="update resposta_usuario set new_resposta_id = 0 where questao_id = 2 and resposta_id =  16;" calcext:value-type="string">
            <text:p>update resposta_usuario set new_resposta_id = 0 where questao_id = 2 and resposta_id = <text:s/>16;</text:p>
          </table:table-cell>
          <table:table-cell table:number-columns-repeated="1011"/>
        </table:table-row>
        <table:table-row table:style-name="ro8">
          <table:table-cell table:formula="of:=['Transformação 1'.A48]" office:value-type="float" office:value="2" calcext:value-type="float">
            <text:p>2</text:p>
          </table:table-cell>
          <table:table-cell table:formula="of:=['Transformação 1'.C48]" office:value-type="float" office:value="12" calcext:value-type="float">
            <text:p>12</text:p>
          </table:table-cell>
          <table:table-cell table:formula="of:=['Transformação 1'.F48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48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48]" office:value-type="float" office:value="2" calcext:value-type="float">
            <text:p>2</text:p>
          </table:table-cell>
          <table:table-cell office:value-type="string" calcext:value-type="string">
            <text:p>and resposta_id = </text:p>
          </table:table-cell>
          <table:table-cell table:formula="of:=[.B48]" office:value-type="float" office:value="12" calcext:value-type="float">
            <text:p>12</text:p>
          </table:table-cell>
          <table:table-cell office:value-type="string" calcext:value-type="string">
            <text:p>;</text:p>
          </table:table-cell>
          <table:table-cell table:formula="of:=CONCATENATE([.E48];&quot; &quot;;[.F48];&quot; &quot;;[.G48];&quot; &quot;;[.H48];&quot; &quot;;[.I48];&quot; &quot;;[.J48];[.K48])" office:value-type="string" office:string-value="update resposta_usuario set new_resposta_id = 0 where questao_id = 2 and resposta_id =  12;" calcext:value-type="string">
            <text:p>update resposta_usuario set new_resposta_id = 0 where questao_id = 2 and resposta_id = <text:s/>12;</text:p>
          </table:table-cell>
          <table:table-cell table:formula="of:=IF([.C48]&lt;&gt;&quot;&quot;;[.L48];&quot;&quot;)" office:value-type="string" office:string-value="update resposta_usuario set new_resposta_id = 0 where questao_id = 2 and resposta_id =  12;" calcext:value-type="string">
            <text:p>update resposta_usuario set new_resposta_id = 0 where questao_id = 2 and resposta_id = <text:s/>12;</text:p>
          </table:table-cell>
          <table:table-cell table:number-columns-repeated="1011"/>
        </table:table-row>
        <table:table-row table:style-name="ro8">
          <table:table-cell table:formula="of:=['Transformação 1'.A49]" office:value-type="float" office:value="2" calcext:value-type="float">
            <text:p>2</text:p>
          </table:table-cell>
          <table:table-cell table:formula="of:=['Transformação 1'.C49]" office:value-type="float" office:value="9" calcext:value-type="float">
            <text:p>9</text:p>
          </table:table-cell>
          <table:table-cell table:formula="of:=['Transformação 1'.F49]" office:value-type="float" office:value="3" calcext:value-type="float">
            <text:p>3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49]" office:value-type="float" office:value="3" calcext:value-type="float">
            <text:p>3</text:p>
          </table:table-cell>
          <table:table-cell office:value-type="string" calcext:value-type="string">
            <text:p>where questao_id =</text:p>
          </table:table-cell>
          <table:table-cell table:formula="of:=[.A49]" office:value-type="float" office:value="2" calcext:value-type="float">
            <text:p>2</text:p>
          </table:table-cell>
          <table:table-cell office:value-type="string" calcext:value-type="string">
            <text:p>and resposta_id = </text:p>
          </table:table-cell>
          <table:table-cell table:formula="of:=[.B49]" office:value-type="float" office:value="9" calcext:value-type="float">
            <text:p>9</text:p>
          </table:table-cell>
          <table:table-cell office:value-type="string" calcext:value-type="string">
            <text:p>;</text:p>
          </table:table-cell>
          <table:table-cell table:formula="of:=CONCATENATE([.E49];&quot; &quot;;[.F49];&quot; &quot;;[.G49];&quot; &quot;;[.H49];&quot; &quot;;[.I49];&quot; &quot;;[.J49];[.K49])" office:value-type="string" office:string-value="update resposta_usuario set new_resposta_id = 3 where questao_id = 2 and resposta_id =  9;" calcext:value-type="string">
            <text:p>update resposta_usuario set new_resposta_id = 3 where questao_id = 2 and resposta_id = <text:s/>9;</text:p>
          </table:table-cell>
          <table:table-cell table:formula="of:=IF([.C49]&lt;&gt;&quot;&quot;;[.L49];&quot;&quot;)" office:value-type="string" office:string-value="update resposta_usuario set new_resposta_id = 3 where questao_id = 2 and resposta_id =  9;" calcext:value-type="string">
            <text:p>update resposta_usuario set new_resposta_id = 3 where questao_id = 2 and resposta_id = <text:s/>9;</text:p>
          </table:table-cell>
          <table:table-cell table:number-columns-repeated="1011"/>
        </table:table-row>
        <table:table-row table:style-name="ro8">
          <table:table-cell table:formula="of:=['Transformação 1'.A50]" office:value-type="float" office:value="2" calcext:value-type="float">
            <text:p>2</text:p>
          </table:table-cell>
          <table:table-cell table:formula="of:=['Transformação 1'.C50]" office:value-type="float" office:value="11" calcext:value-type="float">
            <text:p>11</text:p>
          </table:table-cell>
          <table:table-cell table:formula="of:=['Transformação 1'.F50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50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50]" office:value-type="float" office:value="2" calcext:value-type="float">
            <text:p>2</text:p>
          </table:table-cell>
          <table:table-cell office:value-type="string" calcext:value-type="string">
            <text:p>and resposta_id = </text:p>
          </table:table-cell>
          <table:table-cell table:formula="of:=[.B50]" office:value-type="float" office:value="11" calcext:value-type="float">
            <text:p>11</text:p>
          </table:table-cell>
          <table:table-cell office:value-type="string" calcext:value-type="string">
            <text:p>;</text:p>
          </table:table-cell>
          <table:table-cell table:formula="of:=CONCATENATE([.E50];&quot; &quot;;[.F50];&quot; &quot;;[.G50];&quot; &quot;;[.H50];&quot; &quot;;[.I50];&quot; &quot;;[.J50];[.K50])" office:value-type="string" office:string-value="update resposta_usuario set new_resposta_id = 0 where questao_id = 2 and resposta_id =  11;" calcext:value-type="string">
            <text:p>update resposta_usuario set new_resposta_id = 0 where questao_id = 2 and resposta_id = <text:s/>11;</text:p>
          </table:table-cell>
          <table:table-cell table:formula="of:=IF([.C50]&lt;&gt;&quot;&quot;;[.L50];&quot;&quot;)" office:value-type="string" office:string-value="update resposta_usuario set new_resposta_id = 0 where questao_id = 2 and resposta_id =  11;" calcext:value-type="string">
            <text:p>update resposta_usuario set new_resposta_id = 0 where questao_id = 2 and resposta_id = <text:s/>11;</text:p>
          </table:table-cell>
          <table:table-cell table:number-columns-repeated="1011"/>
        </table:table-row>
        <table:table-row table:style-name="ro8">
          <table:table-cell table:formula="of:=['Transformação 1'.A51]" office:value-type="float" office:value="2" calcext:value-type="float">
            <text:p>2</text:p>
          </table:table-cell>
          <table:table-cell table:formula="of:=['Transformação 1'.C51]" office:value-type="float" office:value="13" calcext:value-type="float">
            <text:p>13</text:p>
          </table:table-cell>
          <table:table-cell table:formula="of:=['Transformação 1'.F51]" office:value-type="float" office:value="3" calcext:value-type="float">
            <text:p>3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51]" office:value-type="float" office:value="3" calcext:value-type="float">
            <text:p>3</text:p>
          </table:table-cell>
          <table:table-cell office:value-type="string" calcext:value-type="string">
            <text:p>where questao_id =</text:p>
          </table:table-cell>
          <table:table-cell table:formula="of:=[.A51]" office:value-type="float" office:value="2" calcext:value-type="float">
            <text:p>2</text:p>
          </table:table-cell>
          <table:table-cell office:value-type="string" calcext:value-type="string">
            <text:p>and resposta_id = </text:p>
          </table:table-cell>
          <table:table-cell table:formula="of:=[.B51]" office:value-type="float" office:value="13" calcext:value-type="float">
            <text:p>13</text:p>
          </table:table-cell>
          <table:table-cell office:value-type="string" calcext:value-type="string">
            <text:p>;</text:p>
          </table:table-cell>
          <table:table-cell table:formula="of:=CONCATENATE([.E51];&quot; &quot;;[.F51];&quot; &quot;;[.G51];&quot; &quot;;[.H51];&quot; &quot;;[.I51];&quot; &quot;;[.J51];[.K51])" office:value-type="string" office:string-value="update resposta_usuario set new_resposta_id = 3 where questao_id = 2 and resposta_id =  13;" calcext:value-type="string">
            <text:p>update resposta_usuario set new_resposta_id = 3 where questao_id = 2 and resposta_id = <text:s/>13;</text:p>
          </table:table-cell>
          <table:table-cell table:formula="of:=IF([.C51]&lt;&gt;&quot;&quot;;[.L51];&quot;&quot;)" office:value-type="string" office:string-value="update resposta_usuario set new_resposta_id = 3 where questao_id = 2 and resposta_id =  13;" calcext:value-type="string">
            <text:p>update resposta_usuario set new_resposta_id = 3 where questao_id = 2 and resposta_id = <text:s/>13;</text:p>
          </table:table-cell>
          <table:table-cell table:number-columns-repeated="1011"/>
        </table:table-row>
        <table:table-row table:style-name="ro8">
          <table:table-cell table:formula="of:=['Transformação 1'.A52]" office:value-type="float" office:value="2" calcext:value-type="float">
            <text:p>2</text:p>
          </table:table-cell>
          <table:table-cell table:formula="of:=['Transformação 1'.C52]" office:value-type="float" office:value="10" calcext:value-type="float">
            <text:p>10</text:p>
          </table:table-cell>
          <table:table-cell table:formula="of:=['Transformação 1'.F52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52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52]" office:value-type="float" office:value="2" calcext:value-type="float">
            <text:p>2</text:p>
          </table:table-cell>
          <table:table-cell office:value-type="string" calcext:value-type="string">
            <text:p>and resposta_id = </text:p>
          </table:table-cell>
          <table:table-cell table:formula="of:=[.B52]" office:value-type="float" office:value="10" calcext:value-type="float">
            <text:p>10</text:p>
          </table:table-cell>
          <table:table-cell office:value-type="string" calcext:value-type="string">
            <text:p>;</text:p>
          </table:table-cell>
          <table:table-cell table:formula="of:=CONCATENATE([.E52];&quot; &quot;;[.F52];&quot; &quot;;[.G52];&quot; &quot;;[.H52];&quot; &quot;;[.I52];&quot; &quot;;[.J52];[.K52])" office:value-type="string" office:string-value="update resposta_usuario set new_resposta_id = 0 where questao_id = 2 and resposta_id =  10;" calcext:value-type="string">
            <text:p>update resposta_usuario set new_resposta_id = 0 where questao_id = 2 and resposta_id = <text:s/>10;</text:p>
          </table:table-cell>
          <table:table-cell table:formula="of:=IF([.C52]&lt;&gt;&quot;&quot;;[.L52];&quot;&quot;)" office:value-type="string" office:string-value="update resposta_usuario set new_resposta_id = 0 where questao_id = 2 and resposta_id =  10;" calcext:value-type="string">
            <text:p>update resposta_usuario set new_resposta_id = 0 where questao_id = 2 and resposta_id = <text:s/>10;</text:p>
          </table:table-cell>
          <table:table-cell table:number-columns-repeated="1011"/>
        </table:table-row>
        <table:table-row table:style-name="ro8">
          <table:table-cell table:formula="of:=['Transformação 1'.A53]" office:value-type="float" office:value="3" calcext:value-type="float">
            <text:p>3</text:p>
          </table:table-cell>
          <table:table-cell table:formula="of:=['Transformação 1'.C53]" office:value-type="float" office:value="1" calcext:value-type="float">
            <text:p>1</text:p>
          </table:table-cell>
          <table:table-cell table:formula="of:=['Transformação 1'.F53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53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53]" office:value-type="float" office:value="3" calcext:value-type="float">
            <text:p>3</text:p>
          </table:table-cell>
          <table:table-cell office:value-type="string" calcext:value-type="string">
            <text:p>and resposta_id = </text:p>
          </table:table-cell>
          <table:table-cell table:formula="of:=[.B53]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formula="of:=CONCATENATE([.E53];&quot; &quot;;[.F53];&quot; &quot;;[.G53];&quot; &quot;;[.H53];&quot; &quot;;[.I53];&quot; &quot;;[.J53];[.K53])" office:value-type="string" office:string-value="update resposta_usuario set new_resposta_id = 0 where questao_id = 3 and resposta_id =  1;" calcext:value-type="string">
            <text:p>update resposta_usuario set new_resposta_id = 0 where questao_id = 3 and resposta_id = <text:s/>1;</text:p>
          </table:table-cell>
          <table:table-cell table:formula="of:=IF([.C53]&lt;&gt;&quot;&quot;;[.L53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54]" office:value-type="float" office:value="3" calcext:value-type="float">
            <text:p>3</text:p>
          </table:table-cell>
          <table:table-cell table:formula="of:=['Transformação 1'.C54]" office:value-type="float" office:value="3" calcext:value-type="float">
            <text:p>3</text:p>
          </table:table-cell>
          <table:table-cell table:formula="of:=['Transformação 1'.F54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54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54]" office:value-type="float" office:value="3" calcext:value-type="float">
            <text:p>3</text:p>
          </table:table-cell>
          <table:table-cell office:value-type="string" calcext:value-type="string">
            <text:p>and resposta_id = </text:p>
          </table:table-cell>
          <table:table-cell table:formula="of:=[.B54]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CONCATENATE([.E54];&quot; &quot;;[.F54];&quot; &quot;;[.G54];&quot; &quot;;[.H54];&quot; &quot;;[.I54];&quot; &quot;;[.J54];[.K54])" office:value-type="string" office:string-value="update resposta_usuario set new_resposta_id = 0 where questao_id = 3 and resposta_id =  3;" calcext:value-type="string">
            <text:p>update resposta_usuario set new_resposta_id = 0 where questao_id = 3 and resposta_id = <text:s/>3;</text:p>
          </table:table-cell>
          <table:table-cell table:formula="of:=IF([.C54]&lt;&gt;&quot;&quot;;[.L54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55]" office:value-type="float" office:value="3" calcext:value-type="float">
            <text:p>3</text:p>
          </table:table-cell>
          <table:table-cell table:formula="of:=['Transformação 1'.C55]" office:value-type="float" office:value="2" calcext:value-type="float">
            <text:p>2</text:p>
          </table:table-cell>
          <table:table-cell table:formula="of:=['Transformação 1'.F55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55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55]" office:value-type="float" office:value="3" calcext:value-type="float">
            <text:p>3</text:p>
          </table:table-cell>
          <table:table-cell office:value-type="string" calcext:value-type="string">
            <text:p>and resposta_id = </text:p>
          </table:table-cell>
          <table:table-cell table:formula="of:=[.B55]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CONCATENATE([.E55];&quot; &quot;;[.F55];&quot; &quot;;[.G55];&quot; &quot;;[.H55];&quot; &quot;;[.I55];&quot; &quot;;[.J55];[.K55])" office:value-type="string" office:string-value="update resposta_usuario set new_resposta_id = 0 where questao_id = 3 and resposta_id =  2;" calcext:value-type="string">
            <text:p>update resposta_usuario set new_resposta_id = 0 where questao_id = 3 and resposta_id = <text:s/>2;</text:p>
          </table:table-cell>
          <table:table-cell table:formula="of:=IF([.C55]&lt;&gt;&quot;&quot;;[.L55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56]" office:value-type="float" office:value="4" calcext:value-type="float">
            <text:p>4</text:p>
          </table:table-cell>
          <table:table-cell table:formula="of:=['Transformação 1'.C56]" office:value-type="float" office:value="1" calcext:value-type="float">
            <text:p>1</text:p>
          </table:table-cell>
          <table:table-cell table:formula="of:=['Transformação 1'.F56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56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56]" office:value-type="float" office:value="4" calcext:value-type="float">
            <text:p>4</text:p>
          </table:table-cell>
          <table:table-cell office:value-type="string" calcext:value-type="string">
            <text:p>and resposta_id = </text:p>
          </table:table-cell>
          <table:table-cell table:formula="of:=[.B56]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formula="of:=CONCATENATE([.E56];&quot; &quot;;[.F56];&quot; &quot;;[.G56];&quot; &quot;;[.H56];&quot; &quot;;[.I56];&quot; &quot;;[.J56];[.K56])" office:value-type="string" office:string-value="update resposta_usuario set new_resposta_id = 0 where questao_id = 4 and resposta_id =  1;" calcext:value-type="string">
            <text:p>update resposta_usuario set new_resposta_id = 0 where questao_id = 4 and resposta_id = <text:s/>1;</text:p>
          </table:table-cell>
          <table:table-cell table:formula="of:=IF([.C56]&lt;&gt;&quot;&quot;;[.L56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57]" office:value-type="float" office:value="4" calcext:value-type="float">
            <text:p>4</text:p>
          </table:table-cell>
          <table:table-cell table:formula="of:=['Transformação 1'.C57]" office:value-type="float" office:value="2" calcext:value-type="float">
            <text:p>2</text:p>
          </table:table-cell>
          <table:table-cell table:formula="of:=['Transformação 1'.F57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57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57]" office:value-type="float" office:value="4" calcext:value-type="float">
            <text:p>4</text:p>
          </table:table-cell>
          <table:table-cell office:value-type="string" calcext:value-type="string">
            <text:p>and resposta_id = </text:p>
          </table:table-cell>
          <table:table-cell table:formula="of:=[.B57]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CONCATENATE([.E57];&quot; &quot;;[.F57];&quot; &quot;;[.G57];&quot; &quot;;[.H57];&quot; &quot;;[.I57];&quot; &quot;;[.J57];[.K57])" office:value-type="string" office:string-value="update resposta_usuario set new_resposta_id = 0 where questao_id = 4 and resposta_id =  2;" calcext:value-type="string">
            <text:p>update resposta_usuario set new_resposta_id = 0 where questao_id = 4 and resposta_id = <text:s/>2;</text:p>
          </table:table-cell>
          <table:table-cell table:formula="of:=IF([.C57]&lt;&gt;&quot;&quot;;[.L57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58]" office:value-type="float" office:value="4" calcext:value-type="float">
            <text:p>4</text:p>
          </table:table-cell>
          <table:table-cell table:formula="of:=['Transformação 1'.C58]" office:value-type="float" office:value="4" calcext:value-type="float">
            <text:p>4</text:p>
          </table:table-cell>
          <table:table-cell table:formula="of:=['Transformação 1'.F58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58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58]" office:value-type="float" office:value="4" calcext:value-type="float">
            <text:p>4</text:p>
          </table:table-cell>
          <table:table-cell office:value-type="string" calcext:value-type="string">
            <text:p>and resposta_id = </text:p>
          </table:table-cell>
          <table:table-cell table:formula="of:=[.B58]" office:value-type="float" office:value="4" calcext:value-type="float">
            <text:p>4</text:p>
          </table:table-cell>
          <table:table-cell office:value-type="string" calcext:value-type="string">
            <text:p>;</text:p>
          </table:table-cell>
          <table:table-cell table:formula="of:=CONCATENATE([.E58];&quot; &quot;;[.F58];&quot; &quot;;[.G58];&quot; &quot;;[.H58];&quot; &quot;;[.I58];&quot; &quot;;[.J58];[.K58])" office:value-type="string" office:string-value="update resposta_usuario set new_resposta_id = 0 where questao_id = 4 and resposta_id =  4;" calcext:value-type="string">
            <text:p>update resposta_usuario set new_resposta_id = 0 where questao_id = 4 and resposta_id = <text:s/>4;</text:p>
          </table:table-cell>
          <table:table-cell table:formula="of:=IF([.C58]&lt;&gt;&quot;&quot;;[.L58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59]" office:value-type="float" office:value="4" calcext:value-type="float">
            <text:p>4</text:p>
          </table:table-cell>
          <table:table-cell table:formula="of:=['Transformação 1'.C59]" office:value-type="float" office:value="3" calcext:value-type="float">
            <text:p>3</text:p>
          </table:table-cell>
          <table:table-cell table:formula="of:=['Transformação 1'.F59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59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59]" office:value-type="float" office:value="4" calcext:value-type="float">
            <text:p>4</text:p>
          </table:table-cell>
          <table:table-cell office:value-type="string" calcext:value-type="string">
            <text:p>and resposta_id = </text:p>
          </table:table-cell>
          <table:table-cell table:formula="of:=[.B59]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CONCATENATE([.E59];&quot; &quot;;[.F59];&quot; &quot;;[.G59];&quot; &quot;;[.H59];&quot; &quot;;[.I59];&quot; &quot;;[.J59];[.K59])" office:value-type="string" office:string-value="update resposta_usuario set new_resposta_id = 0 where questao_id = 4 and resposta_id =  3;" calcext:value-type="string">
            <text:p>update resposta_usuario set new_resposta_id = 0 where questao_id = 4 and resposta_id = <text:s/>3;</text:p>
          </table:table-cell>
          <table:table-cell table:formula="of:=IF([.C59]&lt;&gt;&quot;&quot;;[.L59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60]" office:value-type="float" office:value="5" calcext:value-type="float">
            <text:p>5</text:p>
          </table:table-cell>
          <table:table-cell table:formula="of:=['Transformação 1'.C60]" office:value-type="float" office:value="1" calcext:value-type="float">
            <text:p>1</text:p>
          </table:table-cell>
          <table:table-cell table:formula="of:=['Transformação 1'.F60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60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60]" office:value-type="float" office:value="5" calcext:value-type="float">
            <text:p>5</text:p>
          </table:table-cell>
          <table:table-cell office:value-type="string" calcext:value-type="string">
            <text:p>and resposta_id = </text:p>
          </table:table-cell>
          <table:table-cell table:formula="of:=[.B60]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formula="of:=CONCATENATE([.E60];&quot; &quot;;[.F60];&quot; &quot;;[.G60];&quot; &quot;;[.H60];&quot; &quot;;[.I60];&quot; &quot;;[.J60];[.K60])" office:value-type="string" office:string-value="update resposta_usuario set new_resposta_id = 0 where questao_id = 5 and resposta_id =  1;" calcext:value-type="string">
            <text:p>update resposta_usuario set new_resposta_id = 0 where questao_id = 5 and resposta_id = <text:s/>1;</text:p>
          </table:table-cell>
          <table:table-cell table:formula="of:=IF([.C60]&lt;&gt;&quot;&quot;;[.L60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61]" office:value-type="float" office:value="5" calcext:value-type="float">
            <text:p>5</text:p>
          </table:table-cell>
          <table:table-cell table:formula="of:=['Transformação 1'.C61]" office:value-type="float" office:value="4" calcext:value-type="float">
            <text:p>4</text:p>
          </table:table-cell>
          <table:table-cell table:formula="of:=['Transformação 1'.F61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61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61]" office:value-type="float" office:value="5" calcext:value-type="float">
            <text:p>5</text:p>
          </table:table-cell>
          <table:table-cell office:value-type="string" calcext:value-type="string">
            <text:p>and resposta_id = </text:p>
          </table:table-cell>
          <table:table-cell table:formula="of:=[.B61]" office:value-type="float" office:value="4" calcext:value-type="float">
            <text:p>4</text:p>
          </table:table-cell>
          <table:table-cell office:value-type="string" calcext:value-type="string">
            <text:p>;</text:p>
          </table:table-cell>
          <table:table-cell table:formula="of:=CONCATENATE([.E61];&quot; &quot;;[.F61];&quot; &quot;;[.G61];&quot; &quot;;[.H61];&quot; &quot;;[.I61];&quot; &quot;;[.J61];[.K61])" office:value-type="string" office:string-value="update resposta_usuario set new_resposta_id = 0 where questao_id = 5 and resposta_id =  4;" calcext:value-type="string">
            <text:p>update resposta_usuario set new_resposta_id = 0 where questao_id = 5 and resposta_id = <text:s/>4;</text:p>
          </table:table-cell>
          <table:table-cell table:formula="of:=IF([.C61]&lt;&gt;&quot;&quot;;[.L61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62]" office:value-type="float" office:value="5" calcext:value-type="float">
            <text:p>5</text:p>
          </table:table-cell>
          <table:table-cell table:formula="of:=['Transformação 1'.C62]" office:value-type="float" office:value="3" calcext:value-type="float">
            <text:p>3</text:p>
          </table:table-cell>
          <table:table-cell table:formula="of:=['Transformação 1'.F62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62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62]" office:value-type="float" office:value="5" calcext:value-type="float">
            <text:p>5</text:p>
          </table:table-cell>
          <table:table-cell office:value-type="string" calcext:value-type="string">
            <text:p>and resposta_id = </text:p>
          </table:table-cell>
          <table:table-cell table:formula="of:=[.B62]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CONCATENATE([.E62];&quot; &quot;;[.F62];&quot; &quot;;[.G62];&quot; &quot;;[.H62];&quot; &quot;;[.I62];&quot; &quot;;[.J62];[.K62])" office:value-type="string" office:string-value="update resposta_usuario set new_resposta_id = 0 where questao_id = 5 and resposta_id =  3;" calcext:value-type="string">
            <text:p>update resposta_usuario set new_resposta_id = 0 where questao_id = 5 and resposta_id = <text:s/>3;</text:p>
          </table:table-cell>
          <table:table-cell table:formula="of:=IF([.C62]&lt;&gt;&quot;&quot;;[.L62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63]" office:value-type="float" office:value="5" calcext:value-type="float">
            <text:p>5</text:p>
          </table:table-cell>
          <table:table-cell table:formula="of:=['Transformação 1'.C63]" office:value-type="float" office:value="2" calcext:value-type="float">
            <text:p>2</text:p>
          </table:table-cell>
          <table:table-cell table:formula="of:=['Transformação 1'.F63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63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63]" office:value-type="float" office:value="5" calcext:value-type="float">
            <text:p>5</text:p>
          </table:table-cell>
          <table:table-cell office:value-type="string" calcext:value-type="string">
            <text:p>and resposta_id = </text:p>
          </table:table-cell>
          <table:table-cell table:formula="of:=[.B63]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CONCATENATE([.E63];&quot; &quot;;[.F63];&quot; &quot;;[.G63];&quot; &quot;;[.H63];&quot; &quot;;[.I63];&quot; &quot;;[.J63];[.K63])" office:value-type="string" office:string-value="update resposta_usuario set new_resposta_id = 0 where questao_id = 5 and resposta_id =  2;" calcext:value-type="string">
            <text:p>update resposta_usuario set new_resposta_id = 0 where questao_id = 5 and resposta_id = <text:s/>2;</text:p>
          </table:table-cell>
          <table:table-cell table:formula="of:=IF([.C63]&lt;&gt;&quot;&quot;;[.L63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64]" office:value-type="float" office:value="6" calcext:value-type="float">
            <text:p>6</text:p>
          </table:table-cell>
          <table:table-cell table:formula="of:=['Transformação 1'.C64]" office:value-type="float" office:value="1" calcext:value-type="float">
            <text:p>1</text:p>
          </table:table-cell>
          <table:table-cell table:formula="of:=['Transformação 1'.F64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64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64]" office:value-type="float" office:value="6" calcext:value-type="float">
            <text:p>6</text:p>
          </table:table-cell>
          <table:table-cell office:value-type="string" calcext:value-type="string">
            <text:p>and resposta_id = </text:p>
          </table:table-cell>
          <table:table-cell table:formula="of:=[.B64]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formula="of:=CONCATENATE([.E64];&quot; &quot;;[.F64];&quot; &quot;;[.G64];&quot; &quot;;[.H64];&quot; &quot;;[.I64];&quot; &quot;;[.J64];[.K64])" office:value-type="string" office:string-value="update resposta_usuario set new_resposta_id = 0 where questao_id = 6 and resposta_id =  1;" calcext:value-type="string">
            <text:p>update resposta_usuario set new_resposta_id = 0 where questao_id = 6 and resposta_id = <text:s/>1;</text:p>
          </table:table-cell>
          <table:table-cell table:formula="of:=IF([.C64]&lt;&gt;&quot;&quot;;[.L64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65]" office:value-type="float" office:value="6" calcext:value-type="float">
            <text:p>6</text:p>
          </table:table-cell>
          <table:table-cell table:formula="of:=['Transformação 1'.C65]" office:value-type="float" office:value="2" calcext:value-type="float">
            <text:p>2</text:p>
          </table:table-cell>
          <table:table-cell table:formula="of:=['Transformação 1'.F65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65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65]" office:value-type="float" office:value="6" calcext:value-type="float">
            <text:p>6</text:p>
          </table:table-cell>
          <table:table-cell office:value-type="string" calcext:value-type="string">
            <text:p>and resposta_id = </text:p>
          </table:table-cell>
          <table:table-cell table:formula="of:=[.B65]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CONCATENATE([.E65];&quot; &quot;;[.F65];&quot; &quot;;[.G65];&quot; &quot;;[.H65];&quot; &quot;;[.I65];&quot; &quot;;[.J65];[.K65])" office:value-type="string" office:string-value="update resposta_usuario set new_resposta_id = 0 where questao_id = 6 and resposta_id =  2;" calcext:value-type="string">
            <text:p>update resposta_usuario set new_resposta_id = 0 where questao_id = 6 and resposta_id = <text:s/>2;</text:p>
          </table:table-cell>
          <table:table-cell table:formula="of:=IF([.C65]&lt;&gt;&quot;&quot;;[.L65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66]" office:value-type="float" office:value="7" calcext:value-type="float">
            <text:p>7</text:p>
          </table:table-cell>
          <table:table-cell table:formula="of:=['Transformação 1'.C66]" office:value-type="float" office:value="1" calcext:value-type="float">
            <text:p>1</text:p>
          </table:table-cell>
          <table:table-cell table:formula="of:=['Transformação 1'.F66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66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66]" office:value-type="float" office:value="7" calcext:value-type="float">
            <text:p>7</text:p>
          </table:table-cell>
          <table:table-cell office:value-type="string" calcext:value-type="string">
            <text:p>and resposta_id = </text:p>
          </table:table-cell>
          <table:table-cell table:formula="of:=[.B66]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formula="of:=CONCATENATE([.E66];&quot; &quot;;[.F66];&quot; &quot;;[.G66];&quot; &quot;;[.H66];&quot; &quot;;[.I66];&quot; &quot;;[.J66];[.K66])" office:value-type="string" office:string-value="update resposta_usuario set new_resposta_id = 0 where questao_id = 7 and resposta_id =  1;" calcext:value-type="string">
            <text:p>update resposta_usuario set new_resposta_id = 0 where questao_id = 7 and resposta_id = <text:s/>1;</text:p>
          </table:table-cell>
          <table:table-cell table:formula="of:=IF([.C66]&lt;&gt;&quot;&quot;;[.L66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67]" office:value-type="float" office:value="7" calcext:value-type="float">
            <text:p>7</text:p>
          </table:table-cell>
          <table:table-cell table:formula="of:=['Transformação 1'.C67]" office:value-type="float" office:value="3" calcext:value-type="float">
            <text:p>3</text:p>
          </table:table-cell>
          <table:table-cell table:formula="of:=['Transformação 1'.F67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67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67]" office:value-type="float" office:value="7" calcext:value-type="float">
            <text:p>7</text:p>
          </table:table-cell>
          <table:table-cell office:value-type="string" calcext:value-type="string">
            <text:p>and resposta_id = </text:p>
          </table:table-cell>
          <table:table-cell table:formula="of:=[.B67]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CONCATENATE([.E67];&quot; &quot;;[.F67];&quot; &quot;;[.G67];&quot; &quot;;[.H67];&quot; &quot;;[.I67];&quot; &quot;;[.J67];[.K67])" office:value-type="string" office:string-value="update resposta_usuario set new_resposta_id = 0 where questao_id = 7 and resposta_id =  3;" calcext:value-type="string">
            <text:p>update resposta_usuario set new_resposta_id = 0 where questao_id = 7 and resposta_id = <text:s/>3;</text:p>
          </table:table-cell>
          <table:table-cell table:formula="of:=IF([.C67]&lt;&gt;&quot;&quot;;[.L67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68]" office:value-type="float" office:value="7" calcext:value-type="float">
            <text:p>7</text:p>
          </table:table-cell>
          <table:table-cell table:formula="of:=['Transformação 1'.C68]" office:value-type="float" office:value="2" calcext:value-type="float">
            <text:p>2</text:p>
          </table:table-cell>
          <table:table-cell table:formula="of:=['Transformação 1'.F68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68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68]" office:value-type="float" office:value="7" calcext:value-type="float">
            <text:p>7</text:p>
          </table:table-cell>
          <table:table-cell office:value-type="string" calcext:value-type="string">
            <text:p>and resposta_id = </text:p>
          </table:table-cell>
          <table:table-cell table:formula="of:=[.B68]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CONCATENATE([.E68];&quot; &quot;;[.F68];&quot; &quot;;[.G68];&quot; &quot;;[.H68];&quot; &quot;;[.I68];&quot; &quot;;[.J68];[.K68])" office:value-type="string" office:string-value="update resposta_usuario set new_resposta_id = 0 where questao_id = 7 and resposta_id =  2;" calcext:value-type="string">
            <text:p>update resposta_usuario set new_resposta_id = 0 where questao_id = 7 and resposta_id = <text:s/>2;</text:p>
          </table:table-cell>
          <table:table-cell table:formula="of:=IF([.C68]&lt;&gt;&quot;&quot;;[.L68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69]" office:value-type="float" office:value="8" calcext:value-type="float">
            <text:p>8</text:p>
          </table:table-cell>
          <table:table-cell table:formula="of:=['Transformação 1'.C69]" office:value-type="float" office:value="2" calcext:value-type="float">
            <text:p>2</text:p>
          </table:table-cell>
          <table:table-cell table:formula="of:=['Transformação 1'.F69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69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69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69]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CONCATENATE([.E69];&quot; &quot;;[.F69];&quot; &quot;;[.G69];&quot; &quot;;[.H69];&quot; &quot;;[.I69];&quot; &quot;;[.J69];[.K69])" office:value-type="string" office:string-value="update resposta_usuario set new_resposta_id = 0 where questao_id = 8 and resposta_id =  2;" calcext:value-type="string">
            <text:p>update resposta_usuario set new_resposta_id = 0 where questao_id = 8 and resposta_id = <text:s/>2;</text:p>
          </table:table-cell>
          <table:table-cell table:formula="of:=IF([.C69]&lt;&gt;&quot;&quot;;[.L69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70]" office:value-type="float" office:value="8" calcext:value-type="float">
            <text:p>8</text:p>
          </table:table-cell>
          <table:table-cell table:formula="of:=['Transformação 1'.C70]" office:value-type="float" office:value="1" calcext:value-type="float">
            <text:p>1</text:p>
          </table:table-cell>
          <table:table-cell table:formula="of:=['Transformação 1'.F70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70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70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70]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formula="of:=CONCATENATE([.E70];&quot; &quot;;[.F70];&quot; &quot;;[.G70];&quot; &quot;;[.H70];&quot; &quot;;[.I70];&quot; &quot;;[.J70];[.K70])" office:value-type="string" office:string-value="update resposta_usuario set new_resposta_id = 0 where questao_id = 8 and resposta_id =  1;" calcext:value-type="string">
            <text:p>update resposta_usuario set new_resposta_id = 0 where questao_id = 8 and resposta_id = <text:s/>1;</text:p>
          </table:table-cell>
          <table:table-cell table:formula="of:=IF([.C70]&lt;&gt;&quot;&quot;;[.L70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71]" office:value-type="float" office:value="8" calcext:value-type="float">
            <text:p>8</text:p>
          </table:table-cell>
          <table:table-cell table:formula="of:=['Transformação 1'.C71]" office:value-type="float" office:value="4" calcext:value-type="float">
            <text:p>4</text:p>
          </table:table-cell>
          <table:table-cell table:formula="of:=['Transformação 1'.F71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71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71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71]" office:value-type="float" office:value="4" calcext:value-type="float">
            <text:p>4</text:p>
          </table:table-cell>
          <table:table-cell office:value-type="string" calcext:value-type="string">
            <text:p>;</text:p>
          </table:table-cell>
          <table:table-cell table:formula="of:=CONCATENATE([.E71];&quot; &quot;;[.F71];&quot; &quot;;[.G71];&quot; &quot;;[.H71];&quot; &quot;;[.I71];&quot; &quot;;[.J71];[.K71])" office:value-type="string" office:string-value="update resposta_usuario set new_resposta_id = 0 where questao_id = 8 and resposta_id =  4;" calcext:value-type="string">
            <text:p>update resposta_usuario set new_resposta_id = 0 where questao_id = 8 and resposta_id = <text:s/>4;</text:p>
          </table:table-cell>
          <table:table-cell table:formula="of:=IF([.C71]&lt;&gt;&quot;&quot;;[.L71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72]" office:value-type="float" office:value="8" calcext:value-type="float">
            <text:p>8</text:p>
          </table:table-cell>
          <table:table-cell table:formula="of:=['Transformação 1'.C72]" office:value-type="float" office:value="3" calcext:value-type="float">
            <text:p>3</text:p>
          </table:table-cell>
          <table:table-cell table:formula="of:=['Transformação 1'.F72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72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72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72]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CONCATENATE([.E72];&quot; &quot;;[.F72];&quot; &quot;;[.G72];&quot; &quot;;[.H72];&quot; &quot;;[.I72];&quot; &quot;;[.J72];[.K72])" office:value-type="string" office:string-value="update resposta_usuario set new_resposta_id = 0 where questao_id = 8 and resposta_id =  3;" calcext:value-type="string">
            <text:p>update resposta_usuario set new_resposta_id = 0 where questao_id = 8 and resposta_id = <text:s/>3;</text:p>
          </table:table-cell>
          <table:table-cell table:formula="of:=IF([.C72]&lt;&gt;&quot;&quot;;[.L72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73]" office:value-type="float" office:value="8" calcext:value-type="float">
            <text:p>8</text:p>
          </table:table-cell>
          <table:table-cell table:formula="of:=['Transformação 1'.C73]" office:value-type="float" office:value="8" calcext:value-type="float">
            <text:p>8</text:p>
          </table:table-cell>
          <table:table-cell table:formula="of:=['Transformação 1'.F73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73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73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73]" office:value-type="float" office:value="8" calcext:value-type="float">
            <text:p>8</text:p>
          </table:table-cell>
          <table:table-cell office:value-type="string" calcext:value-type="string">
            <text:p>;</text:p>
          </table:table-cell>
          <table:table-cell table:formula="of:=CONCATENATE([.E73];&quot; &quot;;[.F73];&quot; &quot;;[.G73];&quot; &quot;;[.H73];&quot; &quot;;[.I73];&quot; &quot;;[.J73];[.K73])" office:value-type="string" office:string-value="update resposta_usuario set new_resposta_id = 0 where questao_id = 8 and resposta_id =  8;" calcext:value-type="string">
            <text:p>update resposta_usuario set new_resposta_id = 0 where questao_id = 8 and resposta_id = <text:s/>8;</text:p>
          </table:table-cell>
          <table:table-cell table:formula="of:=IF([.C73]&lt;&gt;&quot;&quot;;[.L73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74]" office:value-type="float" office:value="8" calcext:value-type="float">
            <text:p>8</text:p>
          </table:table-cell>
          <table:table-cell table:formula="of:=['Transformação 1'.C74]" office:value-type="float" office:value="14" calcext:value-type="float">
            <text:p>14</text:p>
          </table:table-cell>
          <table:table-cell table:formula="of:=['Transformação 1'.F74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74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74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74]" office:value-type="float" office:value="14" calcext:value-type="float">
            <text:p>14</text:p>
          </table:table-cell>
          <table:table-cell office:value-type="string" calcext:value-type="string">
            <text:p>;</text:p>
          </table:table-cell>
          <table:table-cell table:formula="of:=CONCATENATE([.E74];&quot; &quot;;[.F74];&quot; &quot;;[.G74];&quot; &quot;;[.H74];&quot; &quot;;[.I74];&quot; &quot;;[.J74];[.K74])" office:value-type="string" office:string-value="update resposta_usuario set new_resposta_id = 0 where questao_id = 8 and resposta_id =  14;" calcext:value-type="string">
            <text:p>update resposta_usuario set new_resposta_id = 0 where questao_id = 8 and resposta_id = <text:s/>14;</text:p>
          </table:table-cell>
          <table:table-cell table:formula="of:=IF([.C74]&lt;&gt;&quot;&quot;;[.L74];&quot;&quot;)" office:value-type="string" office:string-value="update resposta_usuario set new_resposta_id = 0 where questao_id = 8 and resposta_id =  14;" calcext:value-type="string">
            <text:p>update resposta_usuario set new_resposta_id = 0 where questao_id = 8 and resposta_id = <text:s/>14;</text:p>
          </table:table-cell>
          <table:table-cell table:number-columns-repeated="1011"/>
        </table:table-row>
        <table:table-row table:style-name="ro8">
          <table:table-cell table:formula="of:=['Transformação 1'.A75]" office:value-type="float" office:value="8" calcext:value-type="float">
            <text:p>8</text:p>
          </table:table-cell>
          <table:table-cell table:formula="of:=['Transformação 1'.C75]" office:value-type="float" office:value="10" calcext:value-type="float">
            <text:p>10</text:p>
          </table:table-cell>
          <table:table-cell table:formula="of:=['Transformação 1'.F75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75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75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75]" office:value-type="float" office:value="10" calcext:value-type="float">
            <text:p>10</text:p>
          </table:table-cell>
          <table:table-cell office:value-type="string" calcext:value-type="string">
            <text:p>;</text:p>
          </table:table-cell>
          <table:table-cell table:formula="of:=CONCATENATE([.E75];&quot; &quot;;[.F75];&quot; &quot;;[.G75];&quot; &quot;;[.H75];&quot; &quot;;[.I75];&quot; &quot;;[.J75];[.K75])" office:value-type="string" office:string-value="update resposta_usuario set new_resposta_id = 0 where questao_id = 8 and resposta_id =  10;" calcext:value-type="string">
            <text:p>update resposta_usuario set new_resposta_id = 0 where questao_id = 8 and resposta_id = <text:s/>10;</text:p>
          </table:table-cell>
          <table:table-cell table:formula="of:=IF([.C75]&lt;&gt;&quot;&quot;;[.L75];&quot;&quot;)" office:value-type="string" office:string-value="update resposta_usuario set new_resposta_id = 0 where questao_id = 8 and resposta_id =  10;" calcext:value-type="string">
            <text:p>update resposta_usuario set new_resposta_id = 0 where questao_id = 8 and resposta_id = <text:s/>10;</text:p>
          </table:table-cell>
          <table:table-cell table:number-columns-repeated="1011"/>
        </table:table-row>
        <table:table-row table:style-name="ro8">
          <table:table-cell table:formula="of:=['Transformação 1'.A76]" office:value-type="float" office:value="8" calcext:value-type="float">
            <text:p>8</text:p>
          </table:table-cell>
          <table:table-cell table:formula="of:=['Transformação 1'.C76]" office:value-type="float" office:value="12" calcext:value-type="float">
            <text:p>12</text:p>
          </table:table-cell>
          <table:table-cell table:formula="of:=['Transformação 1'.F76]" office:value-type="float" office:value="2" calcext:value-type="float">
            <text:p>2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76]" office:value-type="float" office:value="2" calcext:value-type="float">
            <text:p>2</text:p>
          </table:table-cell>
          <table:table-cell office:value-type="string" calcext:value-type="string">
            <text:p>where questao_id =</text:p>
          </table:table-cell>
          <table:table-cell table:formula="of:=[.A76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76]" office:value-type="float" office:value="12" calcext:value-type="float">
            <text:p>12</text:p>
          </table:table-cell>
          <table:table-cell office:value-type="string" calcext:value-type="string">
            <text:p>;</text:p>
          </table:table-cell>
          <table:table-cell table:formula="of:=CONCATENATE([.E76];&quot; &quot;;[.F76];&quot; &quot;;[.G76];&quot; &quot;;[.H76];&quot; &quot;;[.I76];&quot; &quot;;[.J76];[.K76])" office:value-type="string" office:string-value="update resposta_usuario set new_resposta_id = 2 where questao_id = 8 and resposta_id =  12;" calcext:value-type="string">
            <text:p>update resposta_usuario set new_resposta_id = 2 where questao_id = 8 and resposta_id = <text:s/>12;</text:p>
          </table:table-cell>
          <table:table-cell table:formula="of:=IF([.C76]&lt;&gt;&quot;&quot;;[.L76];&quot;&quot;)" office:value-type="string" office:string-value="update resposta_usuario set new_resposta_id = 2 where questao_id = 8 and resposta_id =  12;" calcext:value-type="string">
            <text:p>update resposta_usuario set new_resposta_id = 2 where questao_id = 8 and resposta_id = <text:s/>12;</text:p>
          </table:table-cell>
          <table:table-cell table:number-columns-repeated="1011"/>
        </table:table-row>
        <table:table-row table:style-name="ro8">
          <table:table-cell table:formula="of:=['Transformação 1'.A77]" office:value-type="float" office:value="8" calcext:value-type="float">
            <text:p>8</text:p>
          </table:table-cell>
          <table:table-cell table:formula="of:=['Transformação 1'.C77]" office:value-type="float" office:value="18" calcext:value-type="float">
            <text:p>18</text:p>
          </table:table-cell>
          <table:table-cell table:formula="of:=['Transformação 1'.F77]" office:value-type="float" office:value="-2" calcext:value-type="float">
            <text:p>-2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77]" office:value-type="float" office:value="-2" calcext:value-type="float">
            <text:p>-2</text:p>
          </table:table-cell>
          <table:table-cell office:value-type="string" calcext:value-type="string">
            <text:p>where questao_id =</text:p>
          </table:table-cell>
          <table:table-cell table:formula="of:=[.A77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77]" office:value-type="float" office:value="18" calcext:value-type="float">
            <text:p>18</text:p>
          </table:table-cell>
          <table:table-cell office:value-type="string" calcext:value-type="string">
            <text:p>;</text:p>
          </table:table-cell>
          <table:table-cell table:formula="of:=CONCATENATE([.E77];&quot; &quot;;[.F77];&quot; &quot;;[.G77];&quot; &quot;;[.H77];&quot; &quot;;[.I77];&quot; &quot;;[.J77];[.K77])" office:value-type="string" office:string-value="update resposta_usuario set new_resposta_id = -2 where questao_id = 8 and resposta_id =  18;" calcext:value-type="string">
            <text:p>update resposta_usuario set new_resposta_id = -2 where questao_id = 8 and resposta_id = <text:s/>18;</text:p>
          </table:table-cell>
          <table:table-cell table:formula="of:=IF([.C77]&lt;&gt;&quot;&quot;;[.L77];&quot;&quot;)" office:value-type="string" office:string-value="update resposta_usuario set new_resposta_id = -2 where questao_id = 8 and resposta_id =  18;" calcext:value-type="string">
            <text:p>update resposta_usuario set new_resposta_id = -2 where questao_id = 8 and resposta_id = <text:s/>18;</text:p>
          </table:table-cell>
          <table:table-cell table:number-columns-repeated="1011"/>
        </table:table-row>
        <table:table-row table:style-name="ro8">
          <table:table-cell table:formula="of:=['Transformação 1'.A78]" office:value-type="float" office:value="8" calcext:value-type="float">
            <text:p>8</text:p>
          </table:table-cell>
          <table:table-cell table:formula="of:=['Transformação 1'.C78]" office:value-type="float" office:value="41" calcext:value-type="float">
            <text:p>41</text:p>
          </table:table-cell>
          <table:table-cell table:formula="of:=['Transformação 1'.F78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78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78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78]" office:value-type="float" office:value="41" calcext:value-type="float">
            <text:p>41</text:p>
          </table:table-cell>
          <table:table-cell office:value-type="string" calcext:value-type="string">
            <text:p>;</text:p>
          </table:table-cell>
          <table:table-cell table:formula="of:=CONCATENATE([.E78];&quot; &quot;;[.F78];&quot; &quot;;[.G78];&quot; &quot;;[.H78];&quot; &quot;;[.I78];&quot; &quot;;[.J78];[.K78])" office:value-type="string" office:string-value="update resposta_usuario set new_resposta_id = 0 where questao_id = 8 and resposta_id =  41;" calcext:value-type="string">
            <text:p>update resposta_usuario set new_resposta_id = 0 where questao_id = 8 and resposta_id = <text:s/>41;</text:p>
          </table:table-cell>
          <table:table-cell table:formula="of:=IF([.C78]&lt;&gt;&quot;&quot;;[.L78];&quot;&quot;)" office:value-type="string" office:string-value="update resposta_usuario set new_resposta_id = 0 where questao_id = 8 and resposta_id =  41;" calcext:value-type="string">
            <text:p>update resposta_usuario set new_resposta_id = 0 where questao_id = 8 and resposta_id = <text:s/>41;</text:p>
          </table:table-cell>
          <table:table-cell table:number-columns-repeated="1011"/>
        </table:table-row>
        <table:table-row table:style-name="ro8">
          <table:table-cell table:formula="of:=['Transformação 1'.A79]" office:value-type="float" office:value="8" calcext:value-type="float">
            <text:p>8</text:p>
          </table:table-cell>
          <table:table-cell table:formula="of:=['Transformação 1'.C79]" office:value-type="float" office:value="6" calcext:value-type="float">
            <text:p>6</text:p>
          </table:table-cell>
          <table:table-cell table:formula="of:=['Transformação 1'.F79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79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79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79]" office:value-type="float" office:value="6" calcext:value-type="float">
            <text:p>6</text:p>
          </table:table-cell>
          <table:table-cell office:value-type="string" calcext:value-type="string">
            <text:p>;</text:p>
          </table:table-cell>
          <table:table-cell table:formula="of:=CONCATENATE([.E79];&quot; &quot;;[.F79];&quot; &quot;;[.G79];&quot; &quot;;[.H79];&quot; &quot;;[.I79];&quot; &quot;;[.J79];[.K79])" office:value-type="string" office:string-value="update resposta_usuario set new_resposta_id = 0 where questao_id = 8 and resposta_id =  6;" calcext:value-type="string">
            <text:p>update resposta_usuario set new_resposta_id = 0 where questao_id = 8 and resposta_id = <text:s/>6;</text:p>
          </table:table-cell>
          <table:table-cell table:formula="of:=IF([.C79]&lt;&gt;&quot;&quot;;[.L79];&quot;&quot;)" office:value-type="string" office:string-value="update resposta_usuario set new_resposta_id = 0 where questao_id = 8 and resposta_id =  6;" calcext:value-type="string">
            <text:p>update resposta_usuario set new_resposta_id = 0 where questao_id = 8 and resposta_id = <text:s/>6;</text:p>
          </table:table-cell>
          <table:table-cell table:number-columns-repeated="1011"/>
        </table:table-row>
        <table:table-row table:style-name="ro8">
          <table:table-cell table:formula="of:=['Transformação 1'.A80]" office:value-type="float" office:value="8" calcext:value-type="float">
            <text:p>8</text:p>
          </table:table-cell>
          <table:table-cell table:formula="of:=['Transformação 1'.C80]" office:value-type="float" office:value="23" calcext:value-type="float">
            <text:p>23</text:p>
          </table:table-cell>
          <table:table-cell table:formula="of:=['Transformação 1'.F80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80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80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80]" office:value-type="float" office:value="23" calcext:value-type="float">
            <text:p>23</text:p>
          </table:table-cell>
          <table:table-cell office:value-type="string" calcext:value-type="string">
            <text:p>;</text:p>
          </table:table-cell>
          <table:table-cell table:formula="of:=CONCATENATE([.E80];&quot; &quot;;[.F80];&quot; &quot;;[.G80];&quot; &quot;;[.H80];&quot; &quot;;[.I80];&quot; &quot;;[.J80];[.K80])" office:value-type="string" office:string-value="update resposta_usuario set new_resposta_id = 0 where questao_id = 8 and resposta_id =  23;" calcext:value-type="string">
            <text:p>update resposta_usuario set new_resposta_id = 0 where questao_id = 8 and resposta_id = <text:s/>23;</text:p>
          </table:table-cell>
          <table:table-cell table:formula="of:=IF([.C80]&lt;&gt;&quot;&quot;;[.L80];&quot;&quot;)" office:value-type="string" office:string-value="update resposta_usuario set new_resposta_id = 0 where questao_id = 8 and resposta_id =  23;" calcext:value-type="string">
            <text:p>update resposta_usuario set new_resposta_id = 0 where questao_id = 8 and resposta_id = <text:s/>23;</text:p>
          </table:table-cell>
          <table:table-cell table:number-columns-repeated="1011"/>
        </table:table-row>
        <table:table-row table:style-name="ro8">
          <table:table-cell table:formula="of:=['Transformação 1'.A81]" office:value-type="float" office:value="8" calcext:value-type="float">
            <text:p>8</text:p>
          </table:table-cell>
          <table:table-cell table:formula="of:=['Transformação 1'.C81]" office:value-type="float" office:value="32" calcext:value-type="float">
            <text:p>32</text:p>
          </table:table-cell>
          <table:table-cell table:formula="of:=['Transformação 1'.F81]" office:value-type="float" office:value="2" calcext:value-type="float">
            <text:p>2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81]" office:value-type="float" office:value="2" calcext:value-type="float">
            <text:p>2</text:p>
          </table:table-cell>
          <table:table-cell office:value-type="string" calcext:value-type="string">
            <text:p>where questao_id =</text:p>
          </table:table-cell>
          <table:table-cell table:formula="of:=[.A81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81]" office:value-type="float" office:value="32" calcext:value-type="float">
            <text:p>32</text:p>
          </table:table-cell>
          <table:table-cell office:value-type="string" calcext:value-type="string">
            <text:p>;</text:p>
          </table:table-cell>
          <table:table-cell table:formula="of:=CONCATENATE([.E81];&quot; &quot;;[.F81];&quot; &quot;;[.G81];&quot; &quot;;[.H81];&quot; &quot;;[.I81];&quot; &quot;;[.J81];[.K81])" office:value-type="string" office:string-value="update resposta_usuario set new_resposta_id = 2 where questao_id = 8 and resposta_id =  32;" calcext:value-type="string">
            <text:p>update resposta_usuario set new_resposta_id = 2 where questao_id = 8 and resposta_id = <text:s/>32;</text:p>
          </table:table-cell>
          <table:table-cell table:formula="of:=IF([.C81]&lt;&gt;&quot;&quot;;[.L81];&quot;&quot;)" office:value-type="string" office:string-value="update resposta_usuario set new_resposta_id = 2 where questao_id = 8 and resposta_id =  32;" calcext:value-type="string">
            <text:p>update resposta_usuario set new_resposta_id = 2 where questao_id = 8 and resposta_id = <text:s/>32;</text:p>
          </table:table-cell>
          <table:table-cell table:number-columns-repeated="1011"/>
        </table:table-row>
        <table:table-row table:style-name="ro8">
          <table:table-cell table:formula="of:=['Transformação 1'.A82]" office:value-type="float" office:value="8" calcext:value-type="float">
            <text:p>8</text:p>
          </table:table-cell>
          <table:table-cell table:formula="of:=['Transformação 1'.C82]" office:value-type="float" office:value="48" calcext:value-type="float">
            <text:p>48</text:p>
          </table:table-cell>
          <table:table-cell table:formula="of:=['Transformação 1'.F82]" office:value-type="float" office:value="2" calcext:value-type="float">
            <text:p>2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82]" office:value-type="float" office:value="2" calcext:value-type="float">
            <text:p>2</text:p>
          </table:table-cell>
          <table:table-cell office:value-type="string" calcext:value-type="string">
            <text:p>where questao_id =</text:p>
          </table:table-cell>
          <table:table-cell table:formula="of:=[.A82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82]" office:value-type="float" office:value="48" calcext:value-type="float">
            <text:p>48</text:p>
          </table:table-cell>
          <table:table-cell office:value-type="string" calcext:value-type="string">
            <text:p>;</text:p>
          </table:table-cell>
          <table:table-cell table:formula="of:=CONCATENATE([.E82];&quot; &quot;;[.F82];&quot; &quot;;[.G82];&quot; &quot;;[.H82];&quot; &quot;;[.I82];&quot; &quot;;[.J82];[.K82])" office:value-type="string" office:string-value="update resposta_usuario set new_resposta_id = 2 where questao_id = 8 and resposta_id =  48;" calcext:value-type="string">
            <text:p>update resposta_usuario set new_resposta_id = 2 where questao_id = 8 and resposta_id = <text:s/>48;</text:p>
          </table:table-cell>
          <table:table-cell table:formula="of:=IF([.C82]&lt;&gt;&quot;&quot;;[.L82];&quot;&quot;)" office:value-type="string" office:string-value="update resposta_usuario set new_resposta_id = 2 where questao_id = 8 and resposta_id =  48;" calcext:value-type="string">
            <text:p>update resposta_usuario set new_resposta_id = 2 where questao_id = 8 and resposta_id = <text:s/>48;</text:p>
          </table:table-cell>
          <table:table-cell table:number-columns-repeated="1011"/>
        </table:table-row>
        <table:table-row table:style-name="ro8">
          <table:table-cell table:formula="of:=['Transformação 1'.A83]" office:value-type="float" office:value="8" calcext:value-type="float">
            <text:p>8</text:p>
          </table:table-cell>
          <table:table-cell table:formula="of:=['Transformação 1'.C83]" office:value-type="float" office:value="15" calcext:value-type="float">
            <text:p>15</text:p>
          </table:table-cell>
          <table:table-cell table:formula="of:=['Transformação 1'.F83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83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83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83]" office:value-type="float" office:value="15" calcext:value-type="float">
            <text:p>15</text:p>
          </table:table-cell>
          <table:table-cell office:value-type="string" calcext:value-type="string">
            <text:p>;</text:p>
          </table:table-cell>
          <table:table-cell table:formula="of:=CONCATENATE([.E83];&quot; &quot;;[.F83];&quot; &quot;;[.G83];&quot; &quot;;[.H83];&quot; &quot;;[.I83];&quot; &quot;;[.J83];[.K83])" office:value-type="string" office:string-value="update resposta_usuario set new_resposta_id = 0 where questao_id = 8 and resposta_id =  15;" calcext:value-type="string">
            <text:p>update resposta_usuario set new_resposta_id = 0 where questao_id = 8 and resposta_id = <text:s/>15;</text:p>
          </table:table-cell>
          <table:table-cell table:formula="of:=IF([.C83]&lt;&gt;&quot;&quot;;[.L83];&quot;&quot;)" office:value-type="string" office:string-value="update resposta_usuario set new_resposta_id = 0 where questao_id = 8 and resposta_id =  15;" calcext:value-type="string">
            <text:p>update resposta_usuario set new_resposta_id = 0 where questao_id = 8 and resposta_id = <text:s/>15;</text:p>
          </table:table-cell>
          <table:table-cell table:number-columns-repeated="1011"/>
        </table:table-row>
        <table:table-row table:style-name="ro8">
          <table:table-cell table:formula="of:=['Transformação 1'.A84]" office:value-type="float" office:value="8" calcext:value-type="float">
            <text:p>8</text:p>
          </table:table-cell>
          <table:table-cell table:formula="of:=['Transformação 1'.C84]" office:value-type="float" office:value="50" calcext:value-type="float">
            <text:p>50</text:p>
          </table:table-cell>
          <table:table-cell table:formula="of:=['Transformação 1'.F84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84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84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84]" office:value-type="float" office:value="50" calcext:value-type="float">
            <text:p>50</text:p>
          </table:table-cell>
          <table:table-cell office:value-type="string" calcext:value-type="string">
            <text:p>;</text:p>
          </table:table-cell>
          <table:table-cell table:formula="of:=CONCATENATE([.E84];&quot; &quot;;[.F84];&quot; &quot;;[.G84];&quot; &quot;;[.H84];&quot; &quot;;[.I84];&quot; &quot;;[.J84];[.K84])" office:value-type="string" office:string-value="update resposta_usuario set new_resposta_id = 0 where questao_id = 8 and resposta_id =  50;" calcext:value-type="string">
            <text:p>update resposta_usuario set new_resposta_id = 0 where questao_id = 8 and resposta_id = <text:s/>50;</text:p>
          </table:table-cell>
          <table:table-cell table:formula="of:=IF([.C84]&lt;&gt;&quot;&quot;;[.L84];&quot;&quot;)" office:value-type="string" office:string-value="update resposta_usuario set new_resposta_id = 0 where questao_id = 8 and resposta_id =  50;" calcext:value-type="string">
            <text:p>update resposta_usuario set new_resposta_id = 0 where questao_id = 8 and resposta_id = <text:s/>50;</text:p>
          </table:table-cell>
          <table:table-cell table:number-columns-repeated="1011"/>
        </table:table-row>
        <table:table-row table:style-name="ro8">
          <table:table-cell table:formula="of:=['Transformação 1'.A85]" office:value-type="float" office:value="8" calcext:value-type="float">
            <text:p>8</text:p>
          </table:table-cell>
          <table:table-cell table:formula="of:=['Transformação 1'.C85]" office:value-type="float" office:value="44" calcext:value-type="float">
            <text:p>44</text:p>
          </table:table-cell>
          <table:table-cell table:formula="of:=['Transformação 1'.F85]" office:value-type="float" office:value="2" calcext:value-type="float">
            <text:p>2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85]" office:value-type="float" office:value="2" calcext:value-type="float">
            <text:p>2</text:p>
          </table:table-cell>
          <table:table-cell office:value-type="string" calcext:value-type="string">
            <text:p>where questao_id =</text:p>
          </table:table-cell>
          <table:table-cell table:formula="of:=[.A85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85]" office:value-type="float" office:value="44" calcext:value-type="float">
            <text:p>44</text:p>
          </table:table-cell>
          <table:table-cell office:value-type="string" calcext:value-type="string">
            <text:p>;</text:p>
          </table:table-cell>
          <table:table-cell table:formula="of:=CONCATENATE([.E85];&quot; &quot;;[.F85];&quot; &quot;;[.G85];&quot; &quot;;[.H85];&quot; &quot;;[.I85];&quot; &quot;;[.J85];[.K85])" office:value-type="string" office:string-value="update resposta_usuario set new_resposta_id = 2 where questao_id = 8 and resposta_id =  44;" calcext:value-type="string">
            <text:p>update resposta_usuario set new_resposta_id = 2 where questao_id = 8 and resposta_id = <text:s/>44;</text:p>
          </table:table-cell>
          <table:table-cell table:formula="of:=IF([.C85]&lt;&gt;&quot;&quot;;[.L85];&quot;&quot;)" office:value-type="string" office:string-value="update resposta_usuario set new_resposta_id = 2 where questao_id = 8 and resposta_id =  44;" calcext:value-type="string">
            <text:p>update resposta_usuario set new_resposta_id = 2 where questao_id = 8 and resposta_id = <text:s/>44;</text:p>
          </table:table-cell>
          <table:table-cell table:number-columns-repeated="1011"/>
        </table:table-row>
        <table:table-row table:style-name="ro8">
          <table:table-cell table:formula="of:=['Transformação 1'.A86]" office:value-type="float" office:value="8" calcext:value-type="float">
            <text:p>8</text:p>
          </table:table-cell>
          <table:table-cell table:formula="of:=['Transformação 1'.C86]" office:value-type="float" office:value="47" calcext:value-type="float">
            <text:p>47</text:p>
          </table:table-cell>
          <table:table-cell table:formula="of:=['Transformação 1'.F86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86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86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86]" office:value-type="float" office:value="47" calcext:value-type="float">
            <text:p>47</text:p>
          </table:table-cell>
          <table:table-cell office:value-type="string" calcext:value-type="string">
            <text:p>;</text:p>
          </table:table-cell>
          <table:table-cell table:formula="of:=CONCATENATE([.E86];&quot; &quot;;[.F86];&quot; &quot;;[.G86];&quot; &quot;;[.H86];&quot; &quot;;[.I86];&quot; &quot;;[.J86];[.K86])" office:value-type="string" office:string-value="update resposta_usuario set new_resposta_id = 0 where questao_id = 8 and resposta_id =  47;" calcext:value-type="string">
            <text:p>update resposta_usuario set new_resposta_id = 0 where questao_id = 8 and resposta_id = <text:s/>47;</text:p>
          </table:table-cell>
          <table:table-cell table:formula="of:=IF([.C86]&lt;&gt;&quot;&quot;;[.L86];&quot;&quot;)" office:value-type="string" office:string-value="update resposta_usuario set new_resposta_id = 0 where questao_id = 8 and resposta_id =  47;" calcext:value-type="string">
            <text:p>update resposta_usuario set new_resposta_id = 0 where questao_id = 8 and resposta_id = <text:s/>47;</text:p>
          </table:table-cell>
          <table:table-cell table:number-columns-repeated="1011"/>
        </table:table-row>
        <table:table-row table:style-name="ro8">
          <table:table-cell table:formula="of:=['Transformação 1'.A87]" office:value-type="float" office:value="8" calcext:value-type="float">
            <text:p>8</text:p>
          </table:table-cell>
          <table:table-cell table:formula="of:=['Transformação 1'.C87]" office:value-type="float" office:value="31" calcext:value-type="float">
            <text:p>31</text:p>
          </table:table-cell>
          <table:table-cell table:formula="of:=['Transformação 1'.F87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87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87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87]" office:value-type="float" office:value="31" calcext:value-type="float">
            <text:p>31</text:p>
          </table:table-cell>
          <table:table-cell office:value-type="string" calcext:value-type="string">
            <text:p>;</text:p>
          </table:table-cell>
          <table:table-cell table:formula="of:=CONCATENATE([.E87];&quot; &quot;;[.F87];&quot; &quot;;[.G87];&quot; &quot;;[.H87];&quot; &quot;;[.I87];&quot; &quot;;[.J87];[.K87])" office:value-type="string" office:string-value="update resposta_usuario set new_resposta_id = 0 where questao_id = 8 and resposta_id =  31;" calcext:value-type="string">
            <text:p>update resposta_usuario set new_resposta_id = 0 where questao_id = 8 and resposta_id = <text:s/>31;</text:p>
          </table:table-cell>
          <table:table-cell table:formula="of:=IF([.C87]&lt;&gt;&quot;&quot;;[.L87];&quot;&quot;)" office:value-type="string" office:string-value="update resposta_usuario set new_resposta_id = 0 where questao_id = 8 and resposta_id =  31;" calcext:value-type="string">
            <text:p>update resposta_usuario set new_resposta_id = 0 where questao_id = 8 and resposta_id = <text:s/>31;</text:p>
          </table:table-cell>
          <table:table-cell table:number-columns-repeated="1011"/>
        </table:table-row>
        <table:table-row table:style-name="ro8">
          <table:table-cell table:formula="of:=['Transformação 1'.A88]" office:value-type="float" office:value="8" calcext:value-type="float">
            <text:p>8</text:p>
          </table:table-cell>
          <table:table-cell table:formula="of:=['Transformação 1'.C88]" office:value-type="float" office:value="36" calcext:value-type="float">
            <text:p>36</text:p>
          </table:table-cell>
          <table:table-cell table:formula="of:=['Transformação 1'.F88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88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88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88]" office:value-type="float" office:value="36" calcext:value-type="float">
            <text:p>36</text:p>
          </table:table-cell>
          <table:table-cell office:value-type="string" calcext:value-type="string">
            <text:p>;</text:p>
          </table:table-cell>
          <table:table-cell table:formula="of:=CONCATENATE([.E88];&quot; &quot;;[.F88];&quot; &quot;;[.G88];&quot; &quot;;[.H88];&quot; &quot;;[.I88];&quot; &quot;;[.J88];[.K88])" office:value-type="string" office:string-value="update resposta_usuario set new_resposta_id = -1 where questao_id = 8 and resposta_id =  36;" calcext:value-type="string">
            <text:p>update resposta_usuario set new_resposta_id = -1 where questao_id = 8 and resposta_id = <text:s/>36;</text:p>
          </table:table-cell>
          <table:table-cell table:formula="of:=IF([.C88]&lt;&gt;&quot;&quot;;[.L88];&quot;&quot;)" office:value-type="string" office:string-value="update resposta_usuario set new_resposta_id = -1 where questao_id = 8 and resposta_id =  36;" calcext:value-type="string">
            <text:p>update resposta_usuario set new_resposta_id = -1 where questao_id = 8 and resposta_id = <text:s/>36;</text:p>
          </table:table-cell>
          <table:table-cell table:number-columns-repeated="1011"/>
        </table:table-row>
        <table:table-row table:style-name="ro8">
          <table:table-cell table:formula="of:=['Transformação 1'.A89]" office:value-type="float" office:value="8" calcext:value-type="float">
            <text:p>8</text:p>
          </table:table-cell>
          <table:table-cell table:formula="of:=['Transformação 1'.C89]" office:value-type="float" office:value="34" calcext:value-type="float">
            <text:p>34</text:p>
          </table:table-cell>
          <table:table-cell table:formula="of:=['Transformação 1'.F89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89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89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89]" office:value-type="float" office:value="34" calcext:value-type="float">
            <text:p>34</text:p>
          </table:table-cell>
          <table:table-cell office:value-type="string" calcext:value-type="string">
            <text:p>;</text:p>
          </table:table-cell>
          <table:table-cell table:formula="of:=CONCATENATE([.E89];&quot; &quot;;[.F89];&quot; &quot;;[.G89];&quot; &quot;;[.H89];&quot; &quot;;[.I89];&quot; &quot;;[.J89];[.K89])" office:value-type="string" office:string-value="update resposta_usuario set new_resposta_id = 0 where questao_id = 8 and resposta_id =  34;" calcext:value-type="string">
            <text:p>update resposta_usuario set new_resposta_id = 0 where questao_id = 8 and resposta_id = <text:s/>34;</text:p>
          </table:table-cell>
          <table:table-cell table:formula="of:=IF([.C89]&lt;&gt;&quot;&quot;;[.L89];&quot;&quot;)" office:value-type="string" office:string-value="update resposta_usuario set new_resposta_id = 0 where questao_id = 8 and resposta_id =  34;" calcext:value-type="string">
            <text:p>update resposta_usuario set new_resposta_id = 0 where questao_id = 8 and resposta_id = <text:s/>34;</text:p>
          </table:table-cell>
          <table:table-cell table:number-columns-repeated="1011"/>
        </table:table-row>
        <table:table-row table:style-name="ro8">
          <table:table-cell table:formula="of:=['Transformação 1'.A90]" office:value-type="float" office:value="8" calcext:value-type="float">
            <text:p>8</text:p>
          </table:table-cell>
          <table:table-cell table:formula="of:=['Transformação 1'.C90]" office:value-type="float" office:value="39" calcext:value-type="float">
            <text:p>39</text:p>
          </table:table-cell>
          <table:table-cell table:formula="of:=['Transformação 1'.F90]" office:value-type="float" office:value="2" calcext:value-type="float">
            <text:p>2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90]" office:value-type="float" office:value="2" calcext:value-type="float">
            <text:p>2</text:p>
          </table:table-cell>
          <table:table-cell office:value-type="string" calcext:value-type="string">
            <text:p>where questao_id =</text:p>
          </table:table-cell>
          <table:table-cell table:formula="of:=[.A90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90]" office:value-type="float" office:value="39" calcext:value-type="float">
            <text:p>39</text:p>
          </table:table-cell>
          <table:table-cell office:value-type="string" calcext:value-type="string">
            <text:p>;</text:p>
          </table:table-cell>
          <table:table-cell table:formula="of:=CONCATENATE([.E90];&quot; &quot;;[.F90];&quot; &quot;;[.G90];&quot; &quot;;[.H90];&quot; &quot;;[.I90];&quot; &quot;;[.J90];[.K90])" office:value-type="string" office:string-value="update resposta_usuario set new_resposta_id = 2 where questao_id = 8 and resposta_id =  39;" calcext:value-type="string">
            <text:p>update resposta_usuario set new_resposta_id = 2 where questao_id = 8 and resposta_id = <text:s/>39;</text:p>
          </table:table-cell>
          <table:table-cell table:formula="of:=IF([.C90]&lt;&gt;&quot;&quot;;[.L90];&quot;&quot;)" office:value-type="string" office:string-value="update resposta_usuario set new_resposta_id = 2 where questao_id = 8 and resposta_id =  39;" calcext:value-type="string">
            <text:p>update resposta_usuario set new_resposta_id = 2 where questao_id = 8 and resposta_id = <text:s/>39;</text:p>
          </table:table-cell>
          <table:table-cell table:number-columns-repeated="1011"/>
        </table:table-row>
        <table:table-row table:style-name="ro8">
          <table:table-cell table:formula="of:=['Transformação 1'.A91]" office:value-type="float" office:value="8" calcext:value-type="float">
            <text:p>8</text:p>
          </table:table-cell>
          <table:table-cell table:formula="of:=['Transformação 1'.C91]" office:value-type="float" office:value="49" calcext:value-type="float">
            <text:p>49</text:p>
          </table:table-cell>
          <table:table-cell table:formula="of:=['Transformação 1'.F91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91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91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91]" office:value-type="float" office:value="49" calcext:value-type="float">
            <text:p>49</text:p>
          </table:table-cell>
          <table:table-cell office:value-type="string" calcext:value-type="string">
            <text:p>;</text:p>
          </table:table-cell>
          <table:table-cell table:formula="of:=CONCATENATE([.E91];&quot; &quot;;[.F91];&quot; &quot;;[.G91];&quot; &quot;;[.H91];&quot; &quot;;[.I91];&quot; &quot;;[.J91];[.K91])" office:value-type="string" office:string-value="update resposta_usuario set new_resposta_id = -1 where questao_id = 8 and resposta_id =  49;" calcext:value-type="string">
            <text:p>update resposta_usuario set new_resposta_id = -1 where questao_id = 8 and resposta_id = <text:s/>49;</text:p>
          </table:table-cell>
          <table:table-cell table:formula="of:=IF([.C91]&lt;&gt;&quot;&quot;;[.L91];&quot;&quot;)" office:value-type="string" office:string-value="update resposta_usuario set new_resposta_id = -1 where questao_id = 8 and resposta_id =  49;" calcext:value-type="string">
            <text:p>update resposta_usuario set new_resposta_id = -1 where questao_id = 8 and resposta_id = <text:s/>49;</text:p>
          </table:table-cell>
          <table:table-cell table:number-columns-repeated="1011"/>
        </table:table-row>
        <table:table-row table:style-name="ro8">
          <table:table-cell table:formula="of:=['Transformação 1'.A92]" office:value-type="float" office:value="8" calcext:value-type="float">
            <text:p>8</text:p>
          </table:table-cell>
          <table:table-cell table:formula="of:=['Transformação 1'.C92]" office:value-type="float" office:value="37" calcext:value-type="float">
            <text:p>37</text:p>
          </table:table-cell>
          <table:table-cell table:formula="of:=['Transformação 1'.F92]" office:value-type="float" office:value="-2" calcext:value-type="float">
            <text:p>-2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92]" office:value-type="float" office:value="-2" calcext:value-type="float">
            <text:p>-2</text:p>
          </table:table-cell>
          <table:table-cell office:value-type="string" calcext:value-type="string">
            <text:p>where questao_id =</text:p>
          </table:table-cell>
          <table:table-cell table:formula="of:=[.A92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92]" office:value-type="float" office:value="37" calcext:value-type="float">
            <text:p>37</text:p>
          </table:table-cell>
          <table:table-cell office:value-type="string" calcext:value-type="string">
            <text:p>;</text:p>
          </table:table-cell>
          <table:table-cell table:formula="of:=CONCATENATE([.E92];&quot; &quot;;[.F92];&quot; &quot;;[.G92];&quot; &quot;;[.H92];&quot; &quot;;[.I92];&quot; &quot;;[.J92];[.K92])" office:value-type="string" office:string-value="update resposta_usuario set new_resposta_id = -2 where questao_id = 8 and resposta_id =  37;" calcext:value-type="string">
            <text:p>update resposta_usuario set new_resposta_id = -2 where questao_id = 8 and resposta_id = <text:s/>37;</text:p>
          </table:table-cell>
          <table:table-cell table:formula="of:=IF([.C92]&lt;&gt;&quot;&quot;;[.L92];&quot;&quot;)" office:value-type="string" office:string-value="update resposta_usuario set new_resposta_id = -2 where questao_id = 8 and resposta_id =  37;" calcext:value-type="string">
            <text:p>update resposta_usuario set new_resposta_id = -2 where questao_id = 8 and resposta_id = <text:s/>37;</text:p>
          </table:table-cell>
          <table:table-cell table:number-columns-repeated="1011"/>
        </table:table-row>
        <table:table-row table:style-name="ro8">
          <table:table-cell table:formula="of:=['Transformação 1'.A93]" office:value-type="float" office:value="8" calcext:value-type="float">
            <text:p>8</text:p>
          </table:table-cell>
          <table:table-cell table:formula="of:=['Transformação 1'.C93]" office:value-type="float" office:value="45" calcext:value-type="float">
            <text:p>45</text:p>
          </table:table-cell>
          <table:table-cell table:formula="of:=['Transformação 1'.F93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93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93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93]" office:value-type="float" office:value="45" calcext:value-type="float">
            <text:p>45</text:p>
          </table:table-cell>
          <table:table-cell office:value-type="string" calcext:value-type="string">
            <text:p>;</text:p>
          </table:table-cell>
          <table:table-cell table:formula="of:=CONCATENATE([.E93];&quot; &quot;;[.F93];&quot; &quot;;[.G93];&quot; &quot;;[.H93];&quot; &quot;;[.I93];&quot; &quot;;[.J93];[.K93])" office:value-type="string" office:string-value="update resposta_usuario set new_resposta_id = 0 where questao_id = 8 and resposta_id =  45;" calcext:value-type="string">
            <text:p>update resposta_usuario set new_resposta_id = 0 where questao_id = 8 and resposta_id = <text:s/>45;</text:p>
          </table:table-cell>
          <table:table-cell table:formula="of:=IF([.C93]&lt;&gt;&quot;&quot;;[.L93];&quot;&quot;)" office:value-type="string" office:string-value="update resposta_usuario set new_resposta_id = 0 where questao_id = 8 and resposta_id =  45;" calcext:value-type="string">
            <text:p>update resposta_usuario set new_resposta_id = 0 where questao_id = 8 and resposta_id = <text:s/>45;</text:p>
          </table:table-cell>
          <table:table-cell table:number-columns-repeated="1011"/>
        </table:table-row>
        <table:table-row table:style-name="ro8">
          <table:table-cell table:formula="of:=['Transformação 1'.A94]" office:value-type="float" office:value="8" calcext:value-type="float">
            <text:p>8</text:p>
          </table:table-cell>
          <table:table-cell table:formula="of:=['Transformação 1'.C94]" office:value-type="float" office:value="43" calcext:value-type="float">
            <text:p>43</text:p>
          </table:table-cell>
          <table:table-cell table:formula="of:=['Transformação 1'.F94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94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94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94]" office:value-type="float" office:value="43" calcext:value-type="float">
            <text:p>43</text:p>
          </table:table-cell>
          <table:table-cell office:value-type="string" calcext:value-type="string">
            <text:p>;</text:p>
          </table:table-cell>
          <table:table-cell table:formula="of:=CONCATENATE([.E94];&quot; &quot;;[.F94];&quot; &quot;;[.G94];&quot; &quot;;[.H94];&quot; &quot;;[.I94];&quot; &quot;;[.J94];[.K94])" office:value-type="string" office:string-value="update resposta_usuario set new_resposta_id = 0 where questao_id = 8 and resposta_id =  43;" calcext:value-type="string">
            <text:p>update resposta_usuario set new_resposta_id = 0 where questao_id = 8 and resposta_id = <text:s/>43;</text:p>
          </table:table-cell>
          <table:table-cell table:formula="of:=IF([.C94]&lt;&gt;&quot;&quot;;[.L94];&quot;&quot;)" office:value-type="string" office:string-value="update resposta_usuario set new_resposta_id = 0 where questao_id = 8 and resposta_id =  43;" calcext:value-type="string">
            <text:p>update resposta_usuario set new_resposta_id = 0 where questao_id = 8 and resposta_id = <text:s/>43;</text:p>
          </table:table-cell>
          <table:table-cell table:number-columns-repeated="1011"/>
        </table:table-row>
        <table:table-row table:style-name="ro8">
          <table:table-cell table:formula="of:=['Transformação 1'.A95]" office:value-type="float" office:value="8" calcext:value-type="float">
            <text:p>8</text:p>
          </table:table-cell>
          <table:table-cell table:formula="of:=['Transformação 1'.C95]" office:value-type="float" office:value="38" calcext:value-type="float">
            <text:p>38</text:p>
          </table:table-cell>
          <table:table-cell table:formula="of:=['Transformação 1'.F95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95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95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95]" office:value-type="float" office:value="38" calcext:value-type="float">
            <text:p>38</text:p>
          </table:table-cell>
          <table:table-cell office:value-type="string" calcext:value-type="string">
            <text:p>;</text:p>
          </table:table-cell>
          <table:table-cell table:formula="of:=CONCATENATE([.E95];&quot; &quot;;[.F95];&quot; &quot;;[.G95];&quot; &quot;;[.H95];&quot; &quot;;[.I95];&quot; &quot;;[.J95];[.K95])" office:value-type="string" office:string-value="update resposta_usuario set new_resposta_id = -1 where questao_id = 8 and resposta_id =  38;" calcext:value-type="string">
            <text:p>update resposta_usuario set new_resposta_id = -1 where questao_id = 8 and resposta_id = <text:s/>38;</text:p>
          </table:table-cell>
          <table:table-cell table:formula="of:=IF([.C95]&lt;&gt;&quot;&quot;;[.L95];&quot;&quot;)" office:value-type="string" office:string-value="update resposta_usuario set new_resposta_id = -1 where questao_id = 8 and resposta_id =  38;" calcext:value-type="string">
            <text:p>update resposta_usuario set new_resposta_id = -1 where questao_id = 8 and resposta_id = <text:s/>38;</text:p>
          </table:table-cell>
          <table:table-cell table:number-columns-repeated="1011"/>
        </table:table-row>
        <table:table-row table:style-name="ro8">
          <table:table-cell table:formula="of:=['Transformação 1'.A96]" office:value-type="float" office:value="8" calcext:value-type="float">
            <text:p>8</text:p>
          </table:table-cell>
          <table:table-cell table:formula="of:=['Transformação 1'.C96]" office:value-type="float" office:value="9" calcext:value-type="float">
            <text:p>9</text:p>
          </table:table-cell>
          <table:table-cell table:formula="of:=['Transformação 1'.F96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96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96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96]" office:value-type="float" office:value="9" calcext:value-type="float">
            <text:p>9</text:p>
          </table:table-cell>
          <table:table-cell office:value-type="string" calcext:value-type="string">
            <text:p>;</text:p>
          </table:table-cell>
          <table:table-cell table:formula="of:=CONCATENATE([.E96];&quot; &quot;;[.F96];&quot; &quot;;[.G96];&quot; &quot;;[.H96];&quot; &quot;;[.I96];&quot; &quot;;[.J96];[.K96])" office:value-type="string" office:string-value="update resposta_usuario set new_resposta_id = 0 where questao_id = 8 and resposta_id =  9;" calcext:value-type="string">
            <text:p>update resposta_usuario set new_resposta_id = 0 where questao_id = 8 and resposta_id = <text:s/>9;</text:p>
          </table:table-cell>
          <table:table-cell table:formula="of:=IF([.C96]&lt;&gt;&quot;&quot;;[.L96];&quot;&quot;)" office:value-type="string" office:string-value="update resposta_usuario set new_resposta_id = 0 where questao_id = 8 and resposta_id =  9;" calcext:value-type="string">
            <text:p>update resposta_usuario set new_resposta_id = 0 where questao_id = 8 and resposta_id = <text:s/>9;</text:p>
          </table:table-cell>
          <table:table-cell table:number-columns-repeated="1011"/>
        </table:table-row>
        <table:table-row table:style-name="ro8">
          <table:table-cell table:formula="of:=['Transformação 1'.A97]" office:value-type="float" office:value="8" calcext:value-type="float">
            <text:p>8</text:p>
          </table:table-cell>
          <table:table-cell table:formula="of:=['Transformação 1'.C97]" office:value-type="float" office:value="5" calcext:value-type="float">
            <text:p>5</text:p>
          </table:table-cell>
          <table:table-cell table:formula="of:=['Transformação 1'.F97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97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97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97]"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  <table:table-cell table:formula="of:=CONCATENATE([.E97];&quot; &quot;;[.F97];&quot; &quot;;[.G97];&quot; &quot;;[.H97];&quot; &quot;;[.I97];&quot; &quot;;[.J97];[.K97])" office:value-type="string" office:string-value="update resposta_usuario set new_resposta_id = 0 where questao_id = 8 and resposta_id =  5;" calcext:value-type="string">
            <text:p>update resposta_usuario set new_resposta_id = 0 where questao_id = 8 and resposta_id = <text:s/>5;</text:p>
          </table:table-cell>
          <table:table-cell table:formula="of:=IF([.C97]&lt;&gt;&quot;&quot;;[.L97];&quot;&quot;)" office:value-type="string" office:string-value="update resposta_usuario set new_resposta_id = 0 where questao_id = 8 and resposta_id =  5;" calcext:value-type="string">
            <text:p>update resposta_usuario set new_resposta_id = 0 where questao_id = 8 and resposta_id = <text:s/>5;</text:p>
          </table:table-cell>
          <table:table-cell table:number-columns-repeated="1011"/>
        </table:table-row>
        <table:table-row table:style-name="ro8">
          <table:table-cell table:formula="of:=['Transformação 1'.A98]" office:value-type="float" office:value="8" calcext:value-type="float">
            <text:p>8</text:p>
          </table:table-cell>
          <table:table-cell table:formula="of:=['Transformação 1'.C98]" office:value-type="float" office:value="7" calcext:value-type="float">
            <text:p>7</text:p>
          </table:table-cell>
          <table:table-cell table:formula="of:=['Transformação 1'.F98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98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98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98]" office:value-type="float" office:value="7" calcext:value-type="float">
            <text:p>7</text:p>
          </table:table-cell>
          <table:table-cell office:value-type="string" calcext:value-type="string">
            <text:p>;</text:p>
          </table:table-cell>
          <table:table-cell table:formula="of:=CONCATENATE([.E98];&quot; &quot;;[.F98];&quot; &quot;;[.G98];&quot; &quot;;[.H98];&quot; &quot;;[.I98];&quot; &quot;;[.J98];[.K98])" office:value-type="string" office:string-value="update resposta_usuario set new_resposta_id = 0 where questao_id = 8 and resposta_id =  7;" calcext:value-type="string">
            <text:p>update resposta_usuario set new_resposta_id = 0 where questao_id = 8 and resposta_id = <text:s/>7;</text:p>
          </table:table-cell>
          <table:table-cell table:formula="of:=IF([.C98]&lt;&gt;&quot;&quot;;[.L98];&quot;&quot;)" office:value-type="string" office:string-value="update resposta_usuario set new_resposta_id = 0 where questao_id = 8 and resposta_id =  7;" calcext:value-type="string">
            <text:p>update resposta_usuario set new_resposta_id = 0 where questao_id = 8 and resposta_id = <text:s/>7;</text:p>
          </table:table-cell>
          <table:table-cell table:number-columns-repeated="1011"/>
        </table:table-row>
        <table:table-row table:style-name="ro8">
          <table:table-cell table:formula="of:=['Transformação 1'.A99]" office:value-type="float" office:value="8" calcext:value-type="float">
            <text:p>8</text:p>
          </table:table-cell>
          <table:table-cell table:formula="of:=['Transformação 1'.C99]" office:value-type="float" office:value="27" calcext:value-type="float">
            <text:p>27</text:p>
          </table:table-cell>
          <table:table-cell table:formula="of:=['Transformação 1'.F99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99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99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99]" office:value-type="float" office:value="27" calcext:value-type="float">
            <text:p>27</text:p>
          </table:table-cell>
          <table:table-cell office:value-type="string" calcext:value-type="string">
            <text:p>;</text:p>
          </table:table-cell>
          <table:table-cell table:formula="of:=CONCATENATE([.E99];&quot; &quot;;[.F99];&quot; &quot;;[.G99];&quot; &quot;;[.H99];&quot; &quot;;[.I99];&quot; &quot;;[.J99];[.K99])" office:value-type="string" office:string-value="update resposta_usuario set new_resposta_id = -1 where questao_id = 8 and resposta_id =  27;" calcext:value-type="string">
            <text:p>update resposta_usuario set new_resposta_id = -1 where questao_id = 8 and resposta_id = <text:s/>27;</text:p>
          </table:table-cell>
          <table:table-cell table:formula="of:=IF([.C99]&lt;&gt;&quot;&quot;;[.L99];&quot;&quot;)" office:value-type="string" office:string-value="update resposta_usuario set new_resposta_id = -1 where questao_id = 8 and resposta_id =  27;" calcext:value-type="string">
            <text:p>update resposta_usuario set new_resposta_id = -1 where questao_id = 8 and resposta_id = <text:s/>27;</text:p>
          </table:table-cell>
          <table:table-cell table:number-columns-repeated="1011"/>
        </table:table-row>
        <table:table-row table:style-name="ro8">
          <table:table-cell table:formula="of:=['Transformação 1'.A100]" office:value-type="float" office:value="8" calcext:value-type="float">
            <text:p>8</text:p>
          </table:table-cell>
          <table:table-cell table:formula="of:=['Transformação 1'.C100]" office:value-type="float" office:value="13" calcext:value-type="float">
            <text:p>13</text:p>
          </table:table-cell>
          <table:table-cell table:formula="of:=['Transformação 1'.F100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00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00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100]" office:value-type="float" office:value="13" calcext:value-type="float">
            <text:p>13</text:p>
          </table:table-cell>
          <table:table-cell office:value-type="string" calcext:value-type="string">
            <text:p>;</text:p>
          </table:table-cell>
          <table:table-cell table:formula="of:=CONCATENATE([.E100];&quot; &quot;;[.F100];&quot; &quot;;[.G100];&quot; &quot;;[.H100];&quot; &quot;;[.I100];&quot; &quot;;[.J100];[.K100])" office:value-type="string" office:string-value="update resposta_usuario set new_resposta_id = 0 where questao_id = 8 and resposta_id =  13;" calcext:value-type="string">
            <text:p>update resposta_usuario set new_resposta_id = 0 where questao_id = 8 and resposta_id = <text:s/>13;</text:p>
          </table:table-cell>
          <table:table-cell table:formula="of:=IF([.C100]&lt;&gt;&quot;&quot;;[.L100];&quot;&quot;)" office:value-type="string" office:string-value="update resposta_usuario set new_resposta_id = 0 where questao_id = 8 and resposta_id =  13;" calcext:value-type="string">
            <text:p>update resposta_usuario set new_resposta_id = 0 where questao_id = 8 and resposta_id = <text:s/>13;</text:p>
          </table:table-cell>
          <table:table-cell table:number-columns-repeated="1011"/>
        </table:table-row>
        <table:table-row table:style-name="ro8">
          <table:table-cell table:formula="of:=['Transformação 1'.A101]" office:value-type="float" office:value="8" calcext:value-type="float">
            <text:p>8</text:p>
          </table:table-cell>
          <table:table-cell table:formula="of:=['Transformação 1'.C101]" office:value-type="float" office:value="25" calcext:value-type="float">
            <text:p>25</text:p>
          </table:table-cell>
          <table:table-cell table:formula="of:=['Transformação 1'.F101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01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01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101]" office:value-type="float" office:value="25" calcext:value-type="float">
            <text:p>25</text:p>
          </table:table-cell>
          <table:table-cell office:value-type="string" calcext:value-type="string">
            <text:p>;</text:p>
          </table:table-cell>
          <table:table-cell table:formula="of:=CONCATENATE([.E101];&quot; &quot;;[.F101];&quot; &quot;;[.G101];&quot; &quot;;[.H101];&quot; &quot;;[.I101];&quot; &quot;;[.J101];[.K101])" office:value-type="string" office:string-value="update resposta_usuario set new_resposta_id = 0 where questao_id = 8 and resposta_id =  25;" calcext:value-type="string">
            <text:p>update resposta_usuario set new_resposta_id = 0 where questao_id = 8 and resposta_id = <text:s/>25;</text:p>
          </table:table-cell>
          <table:table-cell table:formula="of:=IF([.C101]&lt;&gt;&quot;&quot;;[.L101];&quot;&quot;)" office:value-type="string" office:string-value="update resposta_usuario set new_resposta_id = 0 where questao_id = 8 and resposta_id =  25;" calcext:value-type="string">
            <text:p>update resposta_usuario set new_resposta_id = 0 where questao_id = 8 and resposta_id = <text:s/>25;</text:p>
          </table:table-cell>
          <table:table-cell table:number-columns-repeated="1011"/>
        </table:table-row>
        <table:table-row table:style-name="ro8">
          <table:table-cell table:formula="of:=['Transformação 1'.A102]" office:value-type="float" office:value="8" calcext:value-type="float">
            <text:p>8</text:p>
          </table:table-cell>
          <table:table-cell table:formula="of:=['Transformação 1'.C102]" office:value-type="float" office:value="33" calcext:value-type="float">
            <text:p>33</text:p>
          </table:table-cell>
          <table:table-cell table:formula="of:=['Transformação 1'.F102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02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02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102]" office:value-type="float" office:value="33" calcext:value-type="float">
            <text:p>33</text:p>
          </table:table-cell>
          <table:table-cell office:value-type="string" calcext:value-type="string">
            <text:p>;</text:p>
          </table:table-cell>
          <table:table-cell table:formula="of:=CONCATENATE([.E102];&quot; &quot;;[.F102];&quot; &quot;;[.G102];&quot; &quot;;[.H102];&quot; &quot;;[.I102];&quot; &quot;;[.J102];[.K102])" office:value-type="string" office:string-value="update resposta_usuario set new_resposta_id = -1 where questao_id = 8 and resposta_id =  33;" calcext:value-type="string">
            <text:p>update resposta_usuario set new_resposta_id = -1 where questao_id = 8 and resposta_id = <text:s/>33;</text:p>
          </table:table-cell>
          <table:table-cell table:formula="of:=IF([.C102]&lt;&gt;&quot;&quot;;[.L102];&quot;&quot;)" office:value-type="string" office:string-value="update resposta_usuario set new_resposta_id = -1 where questao_id = 8 and resposta_id =  33;" calcext:value-type="string">
            <text:p>update resposta_usuario set new_resposta_id = -1 where questao_id = 8 and resposta_id = <text:s/>33;</text:p>
          </table:table-cell>
          <table:table-cell table:number-columns-repeated="1011"/>
        </table:table-row>
        <table:table-row table:style-name="ro8">
          <table:table-cell table:formula="of:=['Transformação 1'.A103]" office:value-type="float" office:value="8" calcext:value-type="float">
            <text:p>8</text:p>
          </table:table-cell>
          <table:table-cell table:formula="of:=['Transformação 1'.C103]" office:value-type="float" office:value="26" calcext:value-type="float">
            <text:p>26</text:p>
          </table:table-cell>
          <table:table-cell table:formula="of:=['Transformação 1'.F103]" office:value-type="float" office:value="-2" calcext:value-type="float">
            <text:p>-2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03]" office:value-type="float" office:value="-2" calcext:value-type="float">
            <text:p>-2</text:p>
          </table:table-cell>
          <table:table-cell office:value-type="string" calcext:value-type="string">
            <text:p>where questao_id =</text:p>
          </table:table-cell>
          <table:table-cell table:formula="of:=[.A103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103]" office:value-type="float" office:value="26" calcext:value-type="float">
            <text:p>26</text:p>
          </table:table-cell>
          <table:table-cell office:value-type="string" calcext:value-type="string">
            <text:p>;</text:p>
          </table:table-cell>
          <table:table-cell table:formula="of:=CONCATENATE([.E103];&quot; &quot;;[.F103];&quot; &quot;;[.G103];&quot; &quot;;[.H103];&quot; &quot;;[.I103];&quot; &quot;;[.J103];[.K103])" office:value-type="string" office:string-value="update resposta_usuario set new_resposta_id = -2 where questao_id = 8 and resposta_id =  26;" calcext:value-type="string">
            <text:p>update resposta_usuario set new_resposta_id = -2 where questao_id = 8 and resposta_id = <text:s/>26;</text:p>
          </table:table-cell>
          <table:table-cell table:formula="of:=IF([.C103]&lt;&gt;&quot;&quot;;[.L103];&quot;&quot;)" office:value-type="string" office:string-value="update resposta_usuario set new_resposta_id = -2 where questao_id = 8 and resposta_id =  26;" calcext:value-type="string">
            <text:p>update resposta_usuario set new_resposta_id = -2 where questao_id = 8 and resposta_id = <text:s/>26;</text:p>
          </table:table-cell>
          <table:table-cell table:number-columns-repeated="1011"/>
        </table:table-row>
        <table:table-row table:style-name="ro8">
          <table:table-cell table:formula="of:=['Transformação 1'.A104]" office:value-type="float" office:value="8" calcext:value-type="float">
            <text:p>8</text:p>
          </table:table-cell>
          <table:table-cell table:formula="of:=['Transformação 1'.C104]" office:value-type="float" office:value="20" calcext:value-type="float">
            <text:p>20</text:p>
          </table:table-cell>
          <table:table-cell table:formula="of:=['Transformação 1'.F104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04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04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104]" office:value-type="float" office:value="20" calcext:value-type="float">
            <text:p>20</text:p>
          </table:table-cell>
          <table:table-cell office:value-type="string" calcext:value-type="string">
            <text:p>;</text:p>
          </table:table-cell>
          <table:table-cell table:formula="of:=CONCATENATE([.E104];&quot; &quot;;[.F104];&quot; &quot;;[.G104];&quot; &quot;;[.H104];&quot; &quot;;[.I104];&quot; &quot;;[.J104];[.K104])" office:value-type="string" office:string-value="update resposta_usuario set new_resposta_id = 0 where questao_id = 8 and resposta_id =  20;" calcext:value-type="string">
            <text:p>update resposta_usuario set new_resposta_id = 0 where questao_id = 8 and resposta_id = <text:s/>20;</text:p>
          </table:table-cell>
          <table:table-cell table:formula="of:=IF([.C104]&lt;&gt;&quot;&quot;;[.L104];&quot;&quot;)" office:value-type="string" office:string-value="update resposta_usuario set new_resposta_id = 0 where questao_id = 8 and resposta_id =  20;" calcext:value-type="string">
            <text:p>update resposta_usuario set new_resposta_id = 0 where questao_id = 8 and resposta_id = <text:s/>20;</text:p>
          </table:table-cell>
          <table:table-cell table:number-columns-repeated="1011"/>
        </table:table-row>
        <table:table-row table:style-name="ro8">
          <table:table-cell table:formula="of:=['Transformação 1'.A105]" office:value-type="float" office:value="8" calcext:value-type="float">
            <text:p>8</text:p>
          </table:table-cell>
          <table:table-cell table:formula="of:=['Transformação 1'.C105]" office:value-type="float" office:value="46" calcext:value-type="float">
            <text:p>46</text:p>
          </table:table-cell>
          <table:table-cell table:formula="of:=['Transformação 1'.F105]" office:value-type="float" office:value="-2" calcext:value-type="float">
            <text:p>-2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05]" office:value-type="float" office:value="-2" calcext:value-type="float">
            <text:p>-2</text:p>
          </table:table-cell>
          <table:table-cell office:value-type="string" calcext:value-type="string">
            <text:p>where questao_id =</text:p>
          </table:table-cell>
          <table:table-cell table:formula="of:=[.A105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105]" office:value-type="float" office:value="46" calcext:value-type="float">
            <text:p>46</text:p>
          </table:table-cell>
          <table:table-cell office:value-type="string" calcext:value-type="string">
            <text:p>;</text:p>
          </table:table-cell>
          <table:table-cell table:formula="of:=CONCATENATE([.E105];&quot; &quot;;[.F105];&quot; &quot;;[.G105];&quot; &quot;;[.H105];&quot; &quot;;[.I105];&quot; &quot;;[.J105];[.K105])" office:value-type="string" office:string-value="update resposta_usuario set new_resposta_id = -2 where questao_id = 8 and resposta_id =  46;" calcext:value-type="string">
            <text:p>update resposta_usuario set new_resposta_id = -2 where questao_id = 8 and resposta_id = <text:s/>46;</text:p>
          </table:table-cell>
          <table:table-cell table:formula="of:=IF([.C105]&lt;&gt;&quot;&quot;;[.L105];&quot;&quot;)" office:value-type="string" office:string-value="update resposta_usuario set new_resposta_id = -2 where questao_id = 8 and resposta_id =  46;" calcext:value-type="string">
            <text:p>update resposta_usuario set new_resposta_id = -2 where questao_id = 8 and resposta_id = <text:s/>46;</text:p>
          </table:table-cell>
          <table:table-cell table:number-columns-repeated="1011"/>
        </table:table-row>
        <table:table-row table:style-name="ro8">
          <table:table-cell table:formula="of:=['Transformação 1'.A106]" office:value-type="float" office:value="8" calcext:value-type="float">
            <text:p>8</text:p>
          </table:table-cell>
          <table:table-cell table:formula="of:=['Transformação 1'.C106]" office:value-type="float" office:value="24" calcext:value-type="float">
            <text:p>24</text:p>
          </table:table-cell>
          <table:table-cell table:formula="of:=['Transformação 1'.F106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06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06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106]" office:value-type="float" office:value="24" calcext:value-type="float">
            <text:p>24</text:p>
          </table:table-cell>
          <table:table-cell office:value-type="string" calcext:value-type="string">
            <text:p>;</text:p>
          </table:table-cell>
          <table:table-cell table:formula="of:=CONCATENATE([.E106];&quot; &quot;;[.F106];&quot; &quot;;[.G106];&quot; &quot;;[.H106];&quot; &quot;;[.I106];&quot; &quot;;[.J106];[.K106])" office:value-type="string" office:string-value="update resposta_usuario set new_resposta_id = 0 where questao_id = 8 and resposta_id =  24;" calcext:value-type="string">
            <text:p>update resposta_usuario set new_resposta_id = 0 where questao_id = 8 and resposta_id = <text:s/>24;</text:p>
          </table:table-cell>
          <table:table-cell table:formula="of:=IF([.C106]&lt;&gt;&quot;&quot;;[.L106];&quot;&quot;)" office:value-type="string" office:string-value="update resposta_usuario set new_resposta_id = 0 where questao_id = 8 and resposta_id =  24;" calcext:value-type="string">
            <text:p>update resposta_usuario set new_resposta_id = 0 where questao_id = 8 and resposta_id = <text:s/>24;</text:p>
          </table:table-cell>
          <table:table-cell table:number-columns-repeated="1011"/>
        </table:table-row>
        <table:table-row table:style-name="ro8">
          <table:table-cell table:formula="of:=['Transformação 1'.A107]" office:value-type="float" office:value="8" calcext:value-type="float">
            <text:p>8</text:p>
          </table:table-cell>
          <table:table-cell table:formula="of:=['Transformação 1'.C107]" office:value-type="float" office:value="17" calcext:value-type="float">
            <text:p>17</text:p>
          </table:table-cell>
          <table:table-cell table:formula="of:=['Transformação 1'.F107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07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07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107]" office:value-type="float" office:value="17" calcext:value-type="float">
            <text:p>17</text:p>
          </table:table-cell>
          <table:table-cell office:value-type="string" calcext:value-type="string">
            <text:p>;</text:p>
          </table:table-cell>
          <table:table-cell table:formula="of:=CONCATENATE([.E107];&quot; &quot;;[.F107];&quot; &quot;;[.G107];&quot; &quot;;[.H107];&quot; &quot;;[.I107];&quot; &quot;;[.J107];[.K107])" office:value-type="string" office:string-value="update resposta_usuario set new_resposta_id = 0 where questao_id = 8 and resposta_id =  17;" calcext:value-type="string">
            <text:p>update resposta_usuario set new_resposta_id = 0 where questao_id = 8 and resposta_id = <text:s/>17;</text:p>
          </table:table-cell>
          <table:table-cell table:formula="of:=IF([.C107]&lt;&gt;&quot;&quot;;[.L107];&quot;&quot;)" office:value-type="string" office:string-value="update resposta_usuario set new_resposta_id = 0 where questao_id = 8 and resposta_id =  17;" calcext:value-type="string">
            <text:p>update resposta_usuario set new_resposta_id = 0 where questao_id = 8 and resposta_id = <text:s/>17;</text:p>
          </table:table-cell>
          <table:table-cell table:number-columns-repeated="1011"/>
        </table:table-row>
        <table:table-row table:style-name="ro8">
          <table:table-cell table:formula="of:=['Transformação 1'.A108]" office:value-type="float" office:value="8" calcext:value-type="float">
            <text:p>8</text:p>
          </table:table-cell>
          <table:table-cell table:formula="of:=['Transformação 1'.C108]" office:value-type="float" office:value="21" calcext:value-type="float">
            <text:p>21</text:p>
          </table:table-cell>
          <table:table-cell table:formula="of:=['Transformação 1'.F108]" office:value-type="float" office:value="-2" calcext:value-type="float">
            <text:p>-2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08]" office:value-type="float" office:value="-2" calcext:value-type="float">
            <text:p>-2</text:p>
          </table:table-cell>
          <table:table-cell office:value-type="string" calcext:value-type="string">
            <text:p>where questao_id =</text:p>
          </table:table-cell>
          <table:table-cell table:formula="of:=[.A108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108]" office:value-type="float" office:value="21" calcext:value-type="float">
            <text:p>21</text:p>
          </table:table-cell>
          <table:table-cell office:value-type="string" calcext:value-type="string">
            <text:p>;</text:p>
          </table:table-cell>
          <table:table-cell table:formula="of:=CONCATENATE([.E108];&quot; &quot;;[.F108];&quot; &quot;;[.G108];&quot; &quot;;[.H108];&quot; &quot;;[.I108];&quot; &quot;;[.J108];[.K108])" office:value-type="string" office:string-value="update resposta_usuario set new_resposta_id = -2 where questao_id = 8 and resposta_id =  21;" calcext:value-type="string">
            <text:p>update resposta_usuario set new_resposta_id = -2 where questao_id = 8 and resposta_id = <text:s/>21;</text:p>
          </table:table-cell>
          <table:table-cell table:formula="of:=IF([.C108]&lt;&gt;&quot;&quot;;[.L108];&quot;&quot;)" office:value-type="string" office:string-value="update resposta_usuario set new_resposta_id = -2 where questao_id = 8 and resposta_id =  21;" calcext:value-type="string">
            <text:p>update resposta_usuario set new_resposta_id = -2 where questao_id = 8 and resposta_id = <text:s/>21;</text:p>
          </table:table-cell>
          <table:table-cell table:number-columns-repeated="1011"/>
        </table:table-row>
        <table:table-row table:style-name="ro8">
          <table:table-cell table:formula="of:=['Transformação 1'.A109]" office:value-type="float" office:value="8" calcext:value-type="float">
            <text:p>8</text:p>
          </table:table-cell>
          <table:table-cell table:formula="of:=['Transformação 1'.C109]" office:value-type="float" office:value="35" calcext:value-type="float">
            <text:p>35</text:p>
          </table:table-cell>
          <table:table-cell table:formula="of:=['Transformação 1'.F109]" office:value-type="float" office:value="-2" calcext:value-type="float">
            <text:p>-2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09]" office:value-type="float" office:value="-2" calcext:value-type="float">
            <text:p>-2</text:p>
          </table:table-cell>
          <table:table-cell office:value-type="string" calcext:value-type="string">
            <text:p>where questao_id =</text:p>
          </table:table-cell>
          <table:table-cell table:formula="of:=[.A109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109]" office:value-type="float" office:value="35" calcext:value-type="float">
            <text:p>35</text:p>
          </table:table-cell>
          <table:table-cell office:value-type="string" calcext:value-type="string">
            <text:p>;</text:p>
          </table:table-cell>
          <table:table-cell table:formula="of:=CONCATENATE([.E109];&quot; &quot;;[.F109];&quot; &quot;;[.G109];&quot; &quot;;[.H109];&quot; &quot;;[.I109];&quot; &quot;;[.J109];[.K109])" office:value-type="string" office:string-value="update resposta_usuario set new_resposta_id = -2 where questao_id = 8 and resposta_id =  35;" calcext:value-type="string">
            <text:p>update resposta_usuario set new_resposta_id = -2 where questao_id = 8 and resposta_id = <text:s/>35;</text:p>
          </table:table-cell>
          <table:table-cell table:formula="of:=IF([.C109]&lt;&gt;&quot;&quot;;[.L109];&quot;&quot;)" office:value-type="string" office:string-value="update resposta_usuario set new_resposta_id = -2 where questao_id = 8 and resposta_id =  35;" calcext:value-type="string">
            <text:p>update resposta_usuario set new_resposta_id = -2 where questao_id = 8 and resposta_id = <text:s/>35;</text:p>
          </table:table-cell>
          <table:table-cell table:number-columns-repeated="1011"/>
        </table:table-row>
        <table:table-row table:style-name="ro8">
          <table:table-cell table:formula="of:=['Transformação 1'.A110]" office:value-type="float" office:value="8" calcext:value-type="float">
            <text:p>8</text:p>
          </table:table-cell>
          <table:table-cell table:formula="of:=['Transformação 1'.C110]" office:value-type="float" office:value="19" calcext:value-type="float">
            <text:p>19</text:p>
          </table:table-cell>
          <table:table-cell table:formula="of:=['Transformação 1'.F110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10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10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110]" office:value-type="float" office:value="19" calcext:value-type="float">
            <text:p>19</text:p>
          </table:table-cell>
          <table:table-cell office:value-type="string" calcext:value-type="string">
            <text:p>;</text:p>
          </table:table-cell>
          <table:table-cell table:formula="of:=CONCATENATE([.E110];&quot; &quot;;[.F110];&quot; &quot;;[.G110];&quot; &quot;;[.H110];&quot; &quot;;[.I110];&quot; &quot;;[.J110];[.K110])" office:value-type="string" office:string-value="update resposta_usuario set new_resposta_id = -1 where questao_id = 8 and resposta_id =  19;" calcext:value-type="string">
            <text:p>update resposta_usuario set new_resposta_id = -1 where questao_id = 8 and resposta_id = <text:s/>19;</text:p>
          </table:table-cell>
          <table:table-cell table:formula="of:=IF([.C110]&lt;&gt;&quot;&quot;;[.L110];&quot;&quot;)" office:value-type="string" office:string-value="update resposta_usuario set new_resposta_id = -1 where questao_id = 8 and resposta_id =  19;" calcext:value-type="string">
            <text:p>update resposta_usuario set new_resposta_id = -1 where questao_id = 8 and resposta_id = <text:s/>19;</text:p>
          </table:table-cell>
          <table:table-cell table:number-columns-repeated="1011"/>
        </table:table-row>
        <table:table-row table:style-name="ro8">
          <table:table-cell table:formula="of:=['Transformação 1'.A111]" office:value-type="float" office:value="8" calcext:value-type="float">
            <text:p>8</text:p>
          </table:table-cell>
          <table:table-cell table:formula="of:=['Transformação 1'.C111]" office:value-type="float" office:value="40" calcext:value-type="float">
            <text:p>40</text:p>
          </table:table-cell>
          <table:table-cell table:formula="of:=['Transformação 1'.F111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11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11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111]" office:value-type="float" office:value="40" calcext:value-type="float">
            <text:p>40</text:p>
          </table:table-cell>
          <table:table-cell office:value-type="string" calcext:value-type="string">
            <text:p>;</text:p>
          </table:table-cell>
          <table:table-cell table:formula="of:=CONCATENATE([.E111];&quot; &quot;;[.F111];&quot; &quot;;[.G111];&quot; &quot;;[.H111];&quot; &quot;;[.I111];&quot; &quot;;[.J111];[.K111])" office:value-type="string" office:string-value="update resposta_usuario set new_resposta_id = -1 where questao_id = 8 and resposta_id =  40;" calcext:value-type="string">
            <text:p>update resposta_usuario set new_resposta_id = -1 where questao_id = 8 and resposta_id = <text:s/>40;</text:p>
          </table:table-cell>
          <table:table-cell table:formula="of:=IF([.C111]&lt;&gt;&quot;&quot;;[.L111];&quot;&quot;)" office:value-type="string" office:string-value="update resposta_usuario set new_resposta_id = -1 where questao_id = 8 and resposta_id =  40;" calcext:value-type="string">
            <text:p>update resposta_usuario set new_resposta_id = -1 where questao_id = 8 and resposta_id = <text:s/>40;</text:p>
          </table:table-cell>
          <table:table-cell table:number-columns-repeated="1011"/>
        </table:table-row>
        <table:table-row table:style-name="ro8">
          <table:table-cell table:formula="of:=['Transformação 1'.A112]" office:value-type="float" office:value="8" calcext:value-type="float">
            <text:p>8</text:p>
          </table:table-cell>
          <table:table-cell table:formula="of:=['Transformação 1'.C112]" office:value-type="float" office:value="28" calcext:value-type="float">
            <text:p>28</text:p>
          </table:table-cell>
          <table:table-cell table:formula="of:=['Transformação 1'.F112]" office:value-type="float" office:value="-2" calcext:value-type="float">
            <text:p>-2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12]" office:value-type="float" office:value="-2" calcext:value-type="float">
            <text:p>-2</text:p>
          </table:table-cell>
          <table:table-cell office:value-type="string" calcext:value-type="string">
            <text:p>where questao_id =</text:p>
          </table:table-cell>
          <table:table-cell table:formula="of:=[.A112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112]" office:value-type="float" office:value="28" calcext:value-type="float">
            <text:p>28</text:p>
          </table:table-cell>
          <table:table-cell office:value-type="string" calcext:value-type="string">
            <text:p>;</text:p>
          </table:table-cell>
          <table:table-cell table:formula="of:=CONCATENATE([.E112];&quot; &quot;;[.F112];&quot; &quot;;[.G112];&quot; &quot;;[.H112];&quot; &quot;;[.I112];&quot; &quot;;[.J112];[.K112])" office:value-type="string" office:string-value="update resposta_usuario set new_resposta_id = -2 where questao_id = 8 and resposta_id =  28;" calcext:value-type="string">
            <text:p>update resposta_usuario set new_resposta_id = -2 where questao_id = 8 and resposta_id = <text:s/>28;</text:p>
          </table:table-cell>
          <table:table-cell table:formula="of:=IF([.C112]&lt;&gt;&quot;&quot;;[.L112];&quot;&quot;)" office:value-type="string" office:string-value="update resposta_usuario set new_resposta_id = -2 where questao_id = 8 and resposta_id =  28;" calcext:value-type="string">
            <text:p>update resposta_usuario set new_resposta_id = -2 where questao_id = 8 and resposta_id = <text:s/>28;</text:p>
          </table:table-cell>
          <table:table-cell table:number-columns-repeated="1011"/>
        </table:table-row>
        <table:table-row table:style-name="ro8">
          <table:table-cell table:formula="of:=['Transformação 1'.A113]" office:value-type="float" office:value="8" calcext:value-type="float">
            <text:p>8</text:p>
          </table:table-cell>
          <table:table-cell table:formula="of:=['Transformação 1'.C113]" office:value-type="float" office:value="30" calcext:value-type="float">
            <text:p>30</text:p>
          </table:table-cell>
          <table:table-cell table:formula="of:=['Transformação 1'.F113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13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13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113]" office:value-type="float" office:value="30" calcext:value-type="float">
            <text:p>30</text:p>
          </table:table-cell>
          <table:table-cell office:value-type="string" calcext:value-type="string">
            <text:p>;</text:p>
          </table:table-cell>
          <table:table-cell table:formula="of:=CONCATENATE([.E113];&quot; &quot;;[.F113];&quot; &quot;;[.G113];&quot; &quot;;[.H113];&quot; &quot;;[.I113];&quot; &quot;;[.J113];[.K113])" office:value-type="string" office:string-value="update resposta_usuario set new_resposta_id = 0 where questao_id = 8 and resposta_id =  30;" calcext:value-type="string">
            <text:p>update resposta_usuario set new_resposta_id = 0 where questao_id = 8 and resposta_id = <text:s/>30;</text:p>
          </table:table-cell>
          <table:table-cell table:formula="of:=IF([.C113]&lt;&gt;&quot;&quot;;[.L113];&quot;&quot;)" office:value-type="string" office:string-value="update resposta_usuario set new_resposta_id = 0 where questao_id = 8 and resposta_id =  30;" calcext:value-type="string">
            <text:p>update resposta_usuario set new_resposta_id = 0 where questao_id = 8 and resposta_id = <text:s/>30;</text:p>
          </table:table-cell>
          <table:table-cell table:number-columns-repeated="1011"/>
        </table:table-row>
        <table:table-row table:style-name="ro8">
          <table:table-cell table:formula="of:=['Transformação 1'.A114]" office:value-type="float" office:value="8" calcext:value-type="float">
            <text:p>8</text:p>
          </table:table-cell>
          <table:table-cell table:formula="of:=['Transformação 1'.C114]" office:value-type="float" office:value="11" calcext:value-type="float">
            <text:p>11</text:p>
          </table:table-cell>
          <table:table-cell table:formula="of:=['Transformação 1'.F114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14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14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114]" office:value-type="float" office:value="11" calcext:value-type="float">
            <text:p>11</text:p>
          </table:table-cell>
          <table:table-cell office:value-type="string" calcext:value-type="string">
            <text:p>;</text:p>
          </table:table-cell>
          <table:table-cell table:formula="of:=CONCATENATE([.E114];&quot; &quot;;[.F114];&quot; &quot;;[.G114];&quot; &quot;;[.H114];&quot; &quot;;[.I114];&quot; &quot;;[.J114];[.K114])" office:value-type="string" office:string-value="update resposta_usuario set new_resposta_id = 0 where questao_id = 8 and resposta_id =  11;" calcext:value-type="string">
            <text:p>update resposta_usuario set new_resposta_id = 0 where questao_id = 8 and resposta_id = <text:s/>11;</text:p>
          </table:table-cell>
          <table:table-cell table:formula="of:=IF([.C114]&lt;&gt;&quot;&quot;;[.L114];&quot;&quot;)" office:value-type="string" office:string-value="update resposta_usuario set new_resposta_id = 0 where questao_id = 8 and resposta_id =  11;" calcext:value-type="string">
            <text:p>update resposta_usuario set new_resposta_id = 0 where questao_id = 8 and resposta_id = <text:s/>11;</text:p>
          </table:table-cell>
          <table:table-cell table:number-columns-repeated="1011"/>
        </table:table-row>
        <table:table-row table:style-name="ro8">
          <table:table-cell table:formula="of:=['Transformação 1'.A115]" office:value-type="float" office:value="8" calcext:value-type="float">
            <text:p>8</text:p>
          </table:table-cell>
          <table:table-cell table:formula="of:=['Transformação 1'.C115]" office:value-type="float" office:value="42" calcext:value-type="float">
            <text:p>42</text:p>
          </table:table-cell>
          <table:table-cell table:formula="of:=['Transformação 1'.F115]" office:value-type="float" office:value="2" calcext:value-type="float">
            <text:p>2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15]" office:value-type="float" office:value="2" calcext:value-type="float">
            <text:p>2</text:p>
          </table:table-cell>
          <table:table-cell office:value-type="string" calcext:value-type="string">
            <text:p>where questao_id =</text:p>
          </table:table-cell>
          <table:table-cell table:formula="of:=[.A115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115]" office:value-type="float" office:value="42" calcext:value-type="float">
            <text:p>42</text:p>
          </table:table-cell>
          <table:table-cell office:value-type="string" calcext:value-type="string">
            <text:p>;</text:p>
          </table:table-cell>
          <table:table-cell table:formula="of:=CONCATENATE([.E115];&quot; &quot;;[.F115];&quot; &quot;;[.G115];&quot; &quot;;[.H115];&quot; &quot;;[.I115];&quot; &quot;;[.J115];[.K115])" office:value-type="string" office:string-value="update resposta_usuario set new_resposta_id = 2 where questao_id = 8 and resposta_id =  42;" calcext:value-type="string">
            <text:p>update resposta_usuario set new_resposta_id = 2 where questao_id = 8 and resposta_id = <text:s/>42;</text:p>
          </table:table-cell>
          <table:table-cell table:formula="of:=IF([.C115]&lt;&gt;&quot;&quot;;[.L115];&quot;&quot;)" office:value-type="string" office:string-value="update resposta_usuario set new_resposta_id = 2 where questao_id = 8 and resposta_id =  42;" calcext:value-type="string">
            <text:p>update resposta_usuario set new_resposta_id = 2 where questao_id = 8 and resposta_id = <text:s/>42;</text:p>
          </table:table-cell>
          <table:table-cell table:number-columns-repeated="1011"/>
        </table:table-row>
        <table:table-row table:style-name="ro8">
          <table:table-cell table:formula="of:=['Transformação 1'.A116]" office:value-type="float" office:value="8" calcext:value-type="float">
            <text:p>8</text:p>
          </table:table-cell>
          <table:table-cell table:formula="of:=['Transformação 1'.C116]" office:value-type="float" office:value="22" calcext:value-type="float">
            <text:p>22</text:p>
          </table:table-cell>
          <table:table-cell table:formula="of:=['Transformação 1'.F116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16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16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116]" office:value-type="float" office:value="22" calcext:value-type="float">
            <text:p>22</text:p>
          </table:table-cell>
          <table:table-cell office:value-type="string" calcext:value-type="string">
            <text:p>;</text:p>
          </table:table-cell>
          <table:table-cell table:formula="of:=CONCATENATE([.E116];&quot; &quot;;[.F116];&quot; &quot;;[.G116];&quot; &quot;;[.H116];&quot; &quot;;[.I116];&quot; &quot;;[.J116];[.K116])" office:value-type="string" office:string-value="update resposta_usuario set new_resposta_id = 0 where questao_id = 8 and resposta_id =  22;" calcext:value-type="string">
            <text:p>update resposta_usuario set new_resposta_id = 0 where questao_id = 8 and resposta_id = <text:s/>22;</text:p>
          </table:table-cell>
          <table:table-cell table:formula="of:=IF([.C116]&lt;&gt;&quot;&quot;;[.L116];&quot;&quot;)" office:value-type="string" office:string-value="update resposta_usuario set new_resposta_id = 0 where questao_id = 8 and resposta_id =  22;" calcext:value-type="string">
            <text:p>update resposta_usuario set new_resposta_id = 0 where questao_id = 8 and resposta_id = <text:s/>22;</text:p>
          </table:table-cell>
          <table:table-cell table:number-columns-repeated="1011"/>
        </table:table-row>
        <table:table-row table:style-name="ro8">
          <table:table-cell table:formula="of:=['Transformação 1'.A117]" office:value-type="float" office:value="8" calcext:value-type="float">
            <text:p>8</text:p>
          </table:table-cell>
          <table:table-cell table:formula="of:=['Transformação 1'.C117]" office:value-type="float" office:value="16" calcext:value-type="float">
            <text:p>16</text:p>
          </table:table-cell>
          <table:table-cell table:formula="of:=['Transformação 1'.F117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17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17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117]" office:value-type="float" office:value="16" calcext:value-type="float">
            <text:p>16</text:p>
          </table:table-cell>
          <table:table-cell office:value-type="string" calcext:value-type="string">
            <text:p>;</text:p>
          </table:table-cell>
          <table:table-cell table:formula="of:=CONCATENATE([.E117];&quot; &quot;;[.F117];&quot; &quot;;[.G117];&quot; &quot;;[.H117];&quot; &quot;;[.I117];&quot; &quot;;[.J117];[.K117])" office:value-type="string" office:string-value="update resposta_usuario set new_resposta_id = 0 where questao_id = 8 and resposta_id =  16;" calcext:value-type="string">
            <text:p>update resposta_usuario set new_resposta_id = 0 where questao_id = 8 and resposta_id = <text:s/>16;</text:p>
          </table:table-cell>
          <table:table-cell table:formula="of:=IF([.C117]&lt;&gt;&quot;&quot;;[.L117];&quot;&quot;)" office:value-type="string" office:string-value="update resposta_usuario set new_resposta_id = 0 where questao_id = 8 and resposta_id =  16;" calcext:value-type="string">
            <text:p>update resposta_usuario set new_resposta_id = 0 where questao_id = 8 and resposta_id = <text:s/>16;</text:p>
          </table:table-cell>
          <table:table-cell table:number-columns-repeated="1011"/>
        </table:table-row>
        <table:table-row table:style-name="ro8">
          <table:table-cell table:formula="of:=['Transformação 1'.A118]" office:value-type="float" office:value="8" calcext:value-type="float">
            <text:p>8</text:p>
          </table:table-cell>
          <table:table-cell table:formula="of:=['Transformação 1'.C118]" office:value-type="float" office:value="29" calcext:value-type="float">
            <text:p>29</text:p>
          </table:table-cell>
          <table:table-cell table:formula="of:=['Transformação 1'.F118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18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18]" office:value-type="float" office:value="8" calcext:value-type="float">
            <text:p>8</text:p>
          </table:table-cell>
          <table:table-cell office:value-type="string" calcext:value-type="string">
            <text:p>and resposta_id = </text:p>
          </table:table-cell>
          <table:table-cell table:formula="of:=[.B118]" office:value-type="float" office:value="29" calcext:value-type="float">
            <text:p>29</text:p>
          </table:table-cell>
          <table:table-cell office:value-type="string" calcext:value-type="string">
            <text:p>;</text:p>
          </table:table-cell>
          <table:table-cell table:formula="of:=CONCATENATE([.E118];&quot; &quot;;[.F118];&quot; &quot;;[.G118];&quot; &quot;;[.H118];&quot; &quot;;[.I118];&quot; &quot;;[.J118];[.K118])" office:value-type="string" office:string-value="update resposta_usuario set new_resposta_id = -1 where questao_id = 8 and resposta_id =  29;" calcext:value-type="string">
            <text:p>update resposta_usuario set new_resposta_id = -1 where questao_id = 8 and resposta_id = <text:s/>29;</text:p>
          </table:table-cell>
          <table:table-cell table:formula="of:=IF([.C118]&lt;&gt;&quot;&quot;;[.L118];&quot;&quot;)" office:value-type="string" office:string-value="update resposta_usuario set new_resposta_id = -1 where questao_id = 8 and resposta_id =  29;" calcext:value-type="string">
            <text:p>update resposta_usuario set new_resposta_id = -1 where questao_id = 8 and resposta_id = <text:s/>29;</text:p>
          </table:table-cell>
          <table:table-cell table:number-columns-repeated="1011"/>
        </table:table-row>
        <table:table-row table:style-name="ro8">
          <table:table-cell table:formula="of:=['Transformação 1'.A119]" office:value-type="float" office:value="9" calcext:value-type="float">
            <text:p>9</text:p>
          </table:table-cell>
          <table:table-cell table:formula="of:=['Transformação 1'.C119]" office:value-type="float" office:value="2" calcext:value-type="float">
            <text:p>2</text:p>
          </table:table-cell>
          <table:table-cell table:formula="of:=['Transformação 1'.F119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19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19]" office:value-type="float" office:value="9" calcext:value-type="float">
            <text:p>9</text:p>
          </table:table-cell>
          <table:table-cell office:value-type="string" calcext:value-type="string">
            <text:p>and resposta_id = </text:p>
          </table:table-cell>
          <table:table-cell table:formula="of:=[.B119]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CONCATENATE([.E119];&quot; &quot;;[.F119];&quot; &quot;;[.G119];&quot; &quot;;[.H119];&quot; &quot;;[.I119];&quot; &quot;;[.J119];[.K119])" office:value-type="string" office:string-value="update resposta_usuario set new_resposta_id = 0 where questao_id = 9 and resposta_id =  2;" calcext:value-type="string">
            <text:p>update resposta_usuario set new_resposta_id = 0 where questao_id = 9 and resposta_id = <text:s/>2;</text:p>
          </table:table-cell>
          <table:table-cell table:formula="of:=IF([.C119]&lt;&gt;&quot;&quot;;[.L119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20]" office:value-type="float" office:value="9" calcext:value-type="float">
            <text:p>9</text:p>
          </table:table-cell>
          <table:table-cell table:formula="of:=['Transformação 1'.C120]" office:value-type="float" office:value="1" calcext:value-type="float">
            <text:p>1</text:p>
          </table:table-cell>
          <table:table-cell table:formula="of:=['Transformação 1'.F120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20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20]" office:value-type="float" office:value="9" calcext:value-type="float">
            <text:p>9</text:p>
          </table:table-cell>
          <table:table-cell office:value-type="string" calcext:value-type="string">
            <text:p>and resposta_id = </text:p>
          </table:table-cell>
          <table:table-cell table:formula="of:=[.B120]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formula="of:=CONCATENATE([.E120];&quot; &quot;;[.F120];&quot; &quot;;[.G120];&quot; &quot;;[.H120];&quot; &quot;;[.I120];&quot; &quot;;[.J120];[.K120])" office:value-type="string" office:string-value="update resposta_usuario set new_resposta_id = 0 where questao_id = 9 and resposta_id =  1;" calcext:value-type="string">
            <text:p>update resposta_usuario set new_resposta_id = 0 where questao_id = 9 and resposta_id = <text:s/>1;</text:p>
          </table:table-cell>
          <table:table-cell table:formula="of:=IF([.C120]&lt;&gt;&quot;&quot;;[.L120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21]" office:value-type="float" office:value="10" calcext:value-type="float">
            <text:p>10</text:p>
          </table:table-cell>
          <table:table-cell table:formula="of:=['Transformação 1'.C121]" office:value-type="float" office:value="1" calcext:value-type="float">
            <text:p>1</text:p>
          </table:table-cell>
          <table:table-cell table:formula="of:=['Transformação 1'.F121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21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21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21]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formula="of:=CONCATENATE([.E121];&quot; &quot;;[.F121];&quot; &quot;;[.G121];&quot; &quot;;[.H121];&quot; &quot;;[.I121];&quot; &quot;;[.J121];[.K121])" office:value-type="string" office:string-value="update resposta_usuario set new_resposta_id = 0 where questao_id = 10 and resposta_id =  1;" calcext:value-type="string">
            <text:p>update resposta_usuario set new_resposta_id = 0 where questao_id = 10 and resposta_id = <text:s/>1;</text:p>
          </table:table-cell>
          <table:table-cell table:formula="of:=IF([.C121]&lt;&gt;&quot;&quot;;[.L121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22]" office:value-type="float" office:value="10" calcext:value-type="float">
            <text:p>10</text:p>
          </table:table-cell>
          <table:table-cell table:formula="of:=['Transformação 1'.C122]" office:value-type="float" office:value="2" calcext:value-type="float">
            <text:p>2</text:p>
          </table:table-cell>
          <table:table-cell table:formula="of:=['Transformação 1'.F122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22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22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22]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CONCATENATE([.E122];&quot; &quot;;[.F122];&quot; &quot;;[.G122];&quot; &quot;;[.H122];&quot; &quot;;[.I122];&quot; &quot;;[.J122];[.K122])" office:value-type="string" office:string-value="update resposta_usuario set new_resposta_id = 0 where questao_id = 10 and resposta_id =  2;" calcext:value-type="string">
            <text:p>update resposta_usuario set new_resposta_id = 0 where questao_id = 10 and resposta_id = <text:s/>2;</text:p>
          </table:table-cell>
          <table:table-cell table:formula="of:=IF([.C122]&lt;&gt;&quot;&quot;;[.L122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23]" office:value-type="float" office:value="10" calcext:value-type="float">
            <text:p>10</text:p>
          </table:table-cell>
          <table:table-cell table:formula="of:=['Transformação 1'.C123]" office:value-type="float" office:value="3" calcext:value-type="float">
            <text:p>3</text:p>
          </table:table-cell>
          <table:table-cell table:formula="of:=['Transformação 1'.F123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23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23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23]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CONCATENATE([.E123];&quot; &quot;;[.F123];&quot; &quot;;[.G123];&quot; &quot;;[.H123];&quot; &quot;;[.I123];&quot; &quot;;[.J123];[.K123])" office:value-type="string" office:string-value="update resposta_usuario set new_resposta_id = 0 where questao_id = 10 and resposta_id =  3;" calcext:value-type="string">
            <text:p>update resposta_usuario set new_resposta_id = 0 where questao_id = 10 and resposta_id = <text:s/>3;</text:p>
          </table:table-cell>
          <table:table-cell table:formula="of:=IF([.C123]&lt;&gt;&quot;&quot;;[.L123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24]" office:value-type="float" office:value="10" calcext:value-type="float">
            <text:p>10</text:p>
          </table:table-cell>
          <table:table-cell table:formula="of:=['Transformação 1'.C124]" office:value-type="float" office:value="6" calcext:value-type="float">
            <text:p>6</text:p>
          </table:table-cell>
          <table:table-cell table:formula="of:=['Transformação 1'.F124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24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24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24]" office:value-type="float" office:value="6" calcext:value-type="float">
            <text:p>6</text:p>
          </table:table-cell>
          <table:table-cell office:value-type="string" calcext:value-type="string">
            <text:p>;</text:p>
          </table:table-cell>
          <table:table-cell table:formula="of:=CONCATENATE([.E124];&quot; &quot;;[.F124];&quot; &quot;;[.G124];&quot; &quot;;[.H124];&quot; &quot;;[.I124];&quot; &quot;;[.J124];[.K124])" office:value-type="string" office:string-value="update resposta_usuario set new_resposta_id = 0 where questao_id = 10 and resposta_id =  6;" calcext:value-type="string">
            <text:p>update resposta_usuario set new_resposta_id = 0 where questao_id = 10 and resposta_id = <text:s/>6;</text:p>
          </table:table-cell>
          <table:table-cell table:formula="of:=IF([.C124]&lt;&gt;&quot;&quot;;[.L124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25]" office:value-type="float" office:value="10" calcext:value-type="float">
            <text:p>10</text:p>
          </table:table-cell>
          <table:table-cell table:formula="of:=['Transformação 1'.C125]" office:value-type="float" office:value="5" calcext:value-type="float">
            <text:p>5</text:p>
          </table:table-cell>
          <table:table-cell table:formula="of:=['Transformação 1'.F125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25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25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25]"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  <table:table-cell table:formula="of:=CONCATENATE([.E125];&quot; &quot;;[.F125];&quot; &quot;;[.G125];&quot; &quot;;[.H125];&quot; &quot;;[.I125];&quot; &quot;;[.J125];[.K125])" office:value-type="string" office:string-value="update resposta_usuario set new_resposta_id = 0 where questao_id = 10 and resposta_id =  5;" calcext:value-type="string">
            <text:p>update resposta_usuario set new_resposta_id = 0 where questao_id = 10 and resposta_id = <text:s/>5;</text:p>
          </table:table-cell>
          <table:table-cell table:formula="of:=IF([.C125]&lt;&gt;&quot;&quot;;[.L125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26]" office:value-type="float" office:value="10" calcext:value-type="float">
            <text:p>10</text:p>
          </table:table-cell>
          <table:table-cell table:formula="of:=['Transformação 1'.C126]" office:value-type="float" office:value="11" calcext:value-type="float">
            <text:p>11</text:p>
          </table:table-cell>
          <table:table-cell table:formula="of:=['Transformação 1'.F126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26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26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26]" office:value-type="float" office:value="11" calcext:value-type="float">
            <text:p>11</text:p>
          </table:table-cell>
          <table:table-cell office:value-type="string" calcext:value-type="string">
            <text:p>;</text:p>
          </table:table-cell>
          <table:table-cell table:formula="of:=CONCATENATE([.E126];&quot; &quot;;[.F126];&quot; &quot;;[.G126];&quot; &quot;;[.H126];&quot; &quot;;[.I126];&quot; &quot;;[.J126];[.K126])" office:value-type="string" office:string-value="update resposta_usuario set new_resposta_id = 0 where questao_id = 10 and resposta_id =  11;" calcext:value-type="string">
            <text:p>update resposta_usuario set new_resposta_id = 0 where questao_id = 10 and resposta_id = <text:s/>11;</text:p>
          </table:table-cell>
          <table:table-cell table:formula="of:=IF([.C126]&lt;&gt;&quot;&quot;;[.L126];&quot;&quot;)" office:value-type="string" office:string-value="update resposta_usuario set new_resposta_id = 0 where questao_id = 10 and resposta_id =  11;" calcext:value-type="string">
            <text:p>update resposta_usuario set new_resposta_id = 0 where questao_id = 10 and resposta_id = <text:s/>11;</text:p>
          </table:table-cell>
          <table:table-cell table:number-columns-repeated="1011"/>
        </table:table-row>
        <table:table-row table:style-name="ro8">
          <table:table-cell table:formula="of:=['Transformação 1'.A127]" office:value-type="float" office:value="10" calcext:value-type="float">
            <text:p>10</text:p>
          </table:table-cell>
          <table:table-cell table:formula="of:=['Transformação 1'.C127]" office:value-type="float" office:value="16" calcext:value-type="float">
            <text:p>16</text:p>
          </table:table-cell>
          <table:table-cell table:formula="of:=['Transformação 1'.F127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27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27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27]" office:value-type="float" office:value="16" calcext:value-type="float">
            <text:p>16</text:p>
          </table:table-cell>
          <table:table-cell office:value-type="string" calcext:value-type="string">
            <text:p>;</text:p>
          </table:table-cell>
          <table:table-cell table:formula="of:=CONCATENATE([.E127];&quot; &quot;;[.F127];&quot; &quot;;[.G127];&quot; &quot;;[.H127];&quot; &quot;;[.I127];&quot; &quot;;[.J127];[.K127])" office:value-type="string" office:string-value="update resposta_usuario set new_resposta_id = -1 where questao_id = 10 and resposta_id =  16;" calcext:value-type="string">
            <text:p>update resposta_usuario set new_resposta_id = -1 where questao_id = 10 and resposta_id = <text:s/>16;</text:p>
          </table:table-cell>
          <table:table-cell table:formula="of:=IF([.C127]&lt;&gt;&quot;&quot;;[.L127];&quot;&quot;)" office:value-type="string" office:string-value="update resposta_usuario set new_resposta_id = -1 where questao_id = 10 and resposta_id =  16;" calcext:value-type="string">
            <text:p>update resposta_usuario set new_resposta_id = -1 where questao_id = 10 and resposta_id = <text:s/>16;</text:p>
          </table:table-cell>
          <table:table-cell table:number-columns-repeated="1011"/>
        </table:table-row>
        <table:table-row table:style-name="ro8">
          <table:table-cell table:formula="of:=['Transformação 1'.A128]" office:value-type="float" office:value="10" calcext:value-type="float">
            <text:p>10</text:p>
          </table:table-cell>
          <table:table-cell table:formula="of:=['Transformação 1'.C128]" office:value-type="float" office:value="12" calcext:value-type="float">
            <text:p>12</text:p>
          </table:table-cell>
          <table:table-cell table:formula="of:=['Transformação 1'.F128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28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28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28]" office:value-type="float" office:value="12" calcext:value-type="float">
            <text:p>12</text:p>
          </table:table-cell>
          <table:table-cell office:value-type="string" calcext:value-type="string">
            <text:p>;</text:p>
          </table:table-cell>
          <table:table-cell table:formula="of:=CONCATENATE([.E128];&quot; &quot;;[.F128];&quot; &quot;;[.G128];&quot; &quot;;[.H128];&quot; &quot;;[.I128];&quot; &quot;;[.J128];[.K128])" office:value-type="string" office:string-value="update resposta_usuario set new_resposta_id = 0 where questao_id = 10 and resposta_id =  12;" calcext:value-type="string">
            <text:p>update resposta_usuario set new_resposta_id = 0 where questao_id = 10 and resposta_id = <text:s/>12;</text:p>
          </table:table-cell>
          <table:table-cell table:formula="of:=IF([.C128]&lt;&gt;&quot;&quot;;[.L128];&quot;&quot;)" office:value-type="string" office:string-value="update resposta_usuario set new_resposta_id = 0 where questao_id = 10 and resposta_id =  12;" calcext:value-type="string">
            <text:p>update resposta_usuario set new_resposta_id = 0 where questao_id = 10 and resposta_id = <text:s/>12;</text:p>
          </table:table-cell>
          <table:table-cell table:number-columns-repeated="1011"/>
        </table:table-row>
        <table:table-row table:style-name="ro8">
          <table:table-cell table:formula="of:=['Transformação 1'.A129]" office:value-type="float" office:value="10" calcext:value-type="float">
            <text:p>10</text:p>
          </table:table-cell>
          <table:table-cell table:formula="of:=['Transformação 1'.C129]" office:value-type="float" office:value="26" calcext:value-type="float">
            <text:p>26</text:p>
          </table:table-cell>
          <table:table-cell table:formula="of:=['Transformação 1'.F129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29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29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29]" office:value-type="float" office:value="26" calcext:value-type="float">
            <text:p>26</text:p>
          </table:table-cell>
          <table:table-cell office:value-type="string" calcext:value-type="string">
            <text:p>;</text:p>
          </table:table-cell>
          <table:table-cell table:formula="of:=CONCATENATE([.E129];&quot; &quot;;[.F129];&quot; &quot;;[.G129];&quot; &quot;;[.H129];&quot; &quot;;[.I129];&quot; &quot;;[.J129];[.K129])" office:value-type="string" office:string-value="update resposta_usuario set new_resposta_id = -1 where questao_id = 10 and resposta_id =  26;" calcext:value-type="string">
            <text:p>update resposta_usuario set new_resposta_id = -1 where questao_id = 10 and resposta_id = <text:s/>26;</text:p>
          </table:table-cell>
          <table:table-cell table:formula="of:=IF([.C129]&lt;&gt;&quot;&quot;;[.L129];&quot;&quot;)" office:value-type="string" office:string-value="update resposta_usuario set new_resposta_id = -1 where questao_id = 10 and resposta_id =  26;" calcext:value-type="string">
            <text:p>update resposta_usuario set new_resposta_id = -1 where questao_id = 10 and resposta_id = <text:s/>26;</text:p>
          </table:table-cell>
          <table:table-cell table:number-columns-repeated="1011"/>
        </table:table-row>
        <table:table-row table:style-name="ro8">
          <table:table-cell table:formula="of:=['Transformação 1'.A130]" office:value-type="float" office:value="10" calcext:value-type="float">
            <text:p>10</text:p>
          </table:table-cell>
          <table:table-cell table:formula="of:=['Transformação 1'.C130]" office:value-type="float" office:value="18" calcext:value-type="float">
            <text:p>18</text:p>
          </table:table-cell>
          <table:table-cell table:formula="of:=['Transformação 1'.F130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30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30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30]" office:value-type="float" office:value="18" calcext:value-type="float">
            <text:p>18</text:p>
          </table:table-cell>
          <table:table-cell office:value-type="string" calcext:value-type="string">
            <text:p>;</text:p>
          </table:table-cell>
          <table:table-cell table:formula="of:=CONCATENATE([.E130];&quot; &quot;;[.F130];&quot; &quot;;[.G130];&quot; &quot;;[.H130];&quot; &quot;;[.I130];&quot; &quot;;[.J130];[.K130])" office:value-type="string" office:string-value="update resposta_usuario set new_resposta_id = -1 where questao_id = 10 and resposta_id =  18;" calcext:value-type="string">
            <text:p>update resposta_usuario set new_resposta_id = -1 where questao_id = 10 and resposta_id = <text:s/>18;</text:p>
          </table:table-cell>
          <table:table-cell table:formula="of:=IF([.C130]&lt;&gt;&quot;&quot;;[.L130];&quot;&quot;)" office:value-type="string" office:string-value="update resposta_usuario set new_resposta_id = -1 where questao_id = 10 and resposta_id =  18;" calcext:value-type="string">
            <text:p>update resposta_usuario set new_resposta_id = -1 where questao_id = 10 and resposta_id = <text:s/>18;</text:p>
          </table:table-cell>
          <table:table-cell table:number-columns-repeated="1011"/>
        </table:table-row>
        <table:table-row table:style-name="ro8">
          <table:table-cell table:formula="of:=['Transformação 1'.A131]" office:value-type="float" office:value="10" calcext:value-type="float">
            <text:p>10</text:p>
          </table:table-cell>
          <table:table-cell table:formula="of:=['Transformação 1'.C131]" office:value-type="float" office:value="17" calcext:value-type="float">
            <text:p>17</text:p>
          </table:table-cell>
          <table:table-cell table:formula="of:=['Transformação 1'.F131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31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31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31]" office:value-type="float" office:value="17" calcext:value-type="float">
            <text:p>17</text:p>
          </table:table-cell>
          <table:table-cell office:value-type="string" calcext:value-type="string">
            <text:p>;</text:p>
          </table:table-cell>
          <table:table-cell table:formula="of:=CONCATENATE([.E131];&quot; &quot;;[.F131];&quot; &quot;;[.G131];&quot; &quot;;[.H131];&quot; &quot;;[.I131];&quot; &quot;;[.J131];[.K131])" office:value-type="string" office:string-value="update resposta_usuario set new_resposta_id = -1 where questao_id = 10 and resposta_id =  17;" calcext:value-type="string">
            <text:p>update resposta_usuario set new_resposta_id = -1 where questao_id = 10 and resposta_id = <text:s/>17;</text:p>
          </table:table-cell>
          <table:table-cell table:formula="of:=IF([.C131]&lt;&gt;&quot;&quot;;[.L131];&quot;&quot;)" office:value-type="string" office:string-value="update resposta_usuario set new_resposta_id = -1 where questao_id = 10 and resposta_id =  17;" calcext:value-type="string">
            <text:p>update resposta_usuario set new_resposta_id = -1 where questao_id = 10 and resposta_id = <text:s/>17;</text:p>
          </table:table-cell>
          <table:table-cell table:number-columns-repeated="1011"/>
        </table:table-row>
        <table:table-row table:style-name="ro8">
          <table:table-cell table:formula="of:=['Transformação 1'.A132]" office:value-type="float" office:value="10" calcext:value-type="float">
            <text:p>10</text:p>
          </table:table-cell>
          <table:table-cell table:formula="of:=['Transformação 1'.C132]" office:value-type="float" office:value="29" calcext:value-type="float">
            <text:p>29</text:p>
          </table:table-cell>
          <table:table-cell table:formula="of:=['Transformação 1'.F132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32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32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32]" office:value-type="float" office:value="29" calcext:value-type="float">
            <text:p>29</text:p>
          </table:table-cell>
          <table:table-cell office:value-type="string" calcext:value-type="string">
            <text:p>;</text:p>
          </table:table-cell>
          <table:table-cell table:formula="of:=CONCATENATE([.E132];&quot; &quot;;[.F132];&quot; &quot;;[.G132];&quot; &quot;;[.H132];&quot; &quot;;[.I132];&quot; &quot;;[.J132];[.K132])" office:value-type="string" office:string-value="update resposta_usuario set new_resposta_id = -1 where questao_id = 10 and resposta_id =  29;" calcext:value-type="string">
            <text:p>update resposta_usuario set new_resposta_id = -1 where questao_id = 10 and resposta_id = <text:s/>29;</text:p>
          </table:table-cell>
          <table:table-cell table:formula="of:=IF([.C132]&lt;&gt;&quot;&quot;;[.L132];&quot;&quot;)" office:value-type="string" office:string-value="update resposta_usuario set new_resposta_id = -1 where questao_id = 10 and resposta_id =  29;" calcext:value-type="string">
            <text:p>update resposta_usuario set new_resposta_id = -1 where questao_id = 10 and resposta_id = <text:s/>29;</text:p>
          </table:table-cell>
          <table:table-cell table:number-columns-repeated="1011"/>
        </table:table-row>
        <table:table-row table:style-name="ro8">
          <table:table-cell table:formula="of:=['Transformação 1'.A133]" office:value-type="float" office:value="10" calcext:value-type="float">
            <text:p>10</text:p>
          </table:table-cell>
          <table:table-cell table:formula="of:=['Transformação 1'.C133]" office:value-type="float" office:value="7" calcext:value-type="float">
            <text:p>7</text:p>
          </table:table-cell>
          <table:table-cell table:formula="of:=['Transformação 1'.F133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33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33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33]" office:value-type="float" office:value="7" calcext:value-type="float">
            <text:p>7</text:p>
          </table:table-cell>
          <table:table-cell office:value-type="string" calcext:value-type="string">
            <text:p>;</text:p>
          </table:table-cell>
          <table:table-cell table:formula="of:=CONCATENATE([.E133];&quot; &quot;;[.F133];&quot; &quot;;[.G133];&quot; &quot;;[.H133];&quot; &quot;;[.I133];&quot; &quot;;[.J133];[.K133])" office:value-type="string" office:string-value="update resposta_usuario set new_resposta_id = 0 where questao_id = 10 and resposta_id =  7;" calcext:value-type="string">
            <text:p>update resposta_usuario set new_resposta_id = 0 where questao_id = 10 and resposta_id = <text:s/>7;</text:p>
          </table:table-cell>
          <table:table-cell table:formula="of:=IF([.C133]&lt;&gt;&quot;&quot;;[.L133];&quot;&quot;)" office:value-type="string" office:string-value="update resposta_usuario set new_resposta_id = 0 where questao_id = 10 and resposta_id =  7;" calcext:value-type="string">
            <text:p>update resposta_usuario set new_resposta_id = 0 where questao_id = 10 and resposta_id = <text:s/>7;</text:p>
          </table:table-cell>
          <table:table-cell table:number-columns-repeated="1011"/>
        </table:table-row>
        <table:table-row table:style-name="ro8">
          <table:table-cell table:formula="of:=['Transformação 1'.A134]" office:value-type="float" office:value="10" calcext:value-type="float">
            <text:p>10</text:p>
          </table:table-cell>
          <table:table-cell table:formula="of:=['Transformação 1'.C134]" office:value-type="float" office:value="13" calcext:value-type="float">
            <text:p>13</text:p>
          </table:table-cell>
          <table:table-cell table:formula="of:=['Transformação 1'.F134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34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34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34]" office:value-type="float" office:value="13" calcext:value-type="float">
            <text:p>13</text:p>
          </table:table-cell>
          <table:table-cell office:value-type="string" calcext:value-type="string">
            <text:p>;</text:p>
          </table:table-cell>
          <table:table-cell table:formula="of:=CONCATENATE([.E134];&quot; &quot;;[.F134];&quot; &quot;;[.G134];&quot; &quot;;[.H134];&quot; &quot;;[.I134];&quot; &quot;;[.J134];[.K134])" office:value-type="string" office:string-value="update resposta_usuario set new_resposta_id = -1 where questao_id = 10 and resposta_id =  13;" calcext:value-type="string">
            <text:p>update resposta_usuario set new_resposta_id = -1 where questao_id = 10 and resposta_id = <text:s/>13;</text:p>
          </table:table-cell>
          <table:table-cell table:formula="of:=IF([.C134]&lt;&gt;&quot;&quot;;[.L134];&quot;&quot;)" office:value-type="string" office:string-value="update resposta_usuario set new_resposta_id = -1 where questao_id = 10 and resposta_id =  13;" calcext:value-type="string">
            <text:p>update resposta_usuario set new_resposta_id = -1 where questao_id = 10 and resposta_id = <text:s/>13;</text:p>
          </table:table-cell>
          <table:table-cell table:number-columns-repeated="1011"/>
        </table:table-row>
        <table:table-row table:style-name="ro8">
          <table:table-cell table:formula="of:=['Transformação 1'.A135]" office:value-type="float" office:value="10" calcext:value-type="float">
            <text:p>10</text:p>
          </table:table-cell>
          <table:table-cell table:formula="of:=['Transformação 1'.C135]" office:value-type="float" office:value="4" calcext:value-type="float">
            <text:p>4</text:p>
          </table:table-cell>
          <table:table-cell table:formula="of:=['Transformação 1'.F135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35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35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35]" office:value-type="float" office:value="4" calcext:value-type="float">
            <text:p>4</text:p>
          </table:table-cell>
          <table:table-cell office:value-type="string" calcext:value-type="string">
            <text:p>;</text:p>
          </table:table-cell>
          <table:table-cell table:formula="of:=CONCATENATE([.E135];&quot; &quot;;[.F135];&quot; &quot;;[.G135];&quot; &quot;;[.H135];&quot; &quot;;[.I135];&quot; &quot;;[.J135];[.K135])" office:value-type="string" office:string-value="update resposta_usuario set new_resposta_id = -1 where questao_id = 10 and resposta_id =  4;" calcext:value-type="string">
            <text:p>update resposta_usuario set new_resposta_id = -1 where questao_id = 10 and resposta_id = <text:s/>4;</text:p>
          </table:table-cell>
          <table:table-cell table:formula="of:=IF([.C135]&lt;&gt;&quot;&quot;;[.L135];&quot;&quot;)" office:value-type="string" office:string-value="update resposta_usuario set new_resposta_id = -1 where questao_id = 10 and resposta_id =  4;" calcext:value-type="string">
            <text:p>update resposta_usuario set new_resposta_id = -1 where questao_id = 10 and resposta_id = <text:s/>4;</text:p>
          </table:table-cell>
          <table:table-cell table:number-columns-repeated="1011"/>
        </table:table-row>
        <table:table-row table:style-name="ro8">
          <table:table-cell table:formula="of:=['Transformação 1'.A136]" office:value-type="float" office:value="10" calcext:value-type="float">
            <text:p>10</text:p>
          </table:table-cell>
          <table:table-cell table:formula="of:=['Transformação 1'.C136]" office:value-type="float" office:value="23" calcext:value-type="float">
            <text:p>23</text:p>
          </table:table-cell>
          <table:table-cell table:formula="of:=['Transformação 1'.F136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36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36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36]" office:value-type="float" office:value="23" calcext:value-type="float">
            <text:p>23</text:p>
          </table:table-cell>
          <table:table-cell office:value-type="string" calcext:value-type="string">
            <text:p>;</text:p>
          </table:table-cell>
          <table:table-cell table:formula="of:=CONCATENATE([.E136];&quot; &quot;;[.F136];&quot; &quot;;[.G136];&quot; &quot;;[.H136];&quot; &quot;;[.I136];&quot; &quot;;[.J136];[.K136])" office:value-type="string" office:string-value="update resposta_usuario set new_resposta_id = -1 where questao_id = 10 and resposta_id =  23;" calcext:value-type="string">
            <text:p>update resposta_usuario set new_resposta_id = -1 where questao_id = 10 and resposta_id = <text:s/>23;</text:p>
          </table:table-cell>
          <table:table-cell table:formula="of:=IF([.C136]&lt;&gt;&quot;&quot;;[.L136];&quot;&quot;)" office:value-type="string" office:string-value="update resposta_usuario set new_resposta_id = -1 where questao_id = 10 and resposta_id =  23;" calcext:value-type="string">
            <text:p>update resposta_usuario set new_resposta_id = -1 where questao_id = 10 and resposta_id = <text:s/>23;</text:p>
          </table:table-cell>
          <table:table-cell table:number-columns-repeated="1011"/>
        </table:table-row>
        <table:table-row table:style-name="ro8">
          <table:table-cell table:formula="of:=['Transformação 1'.A137]" office:value-type="float" office:value="10" calcext:value-type="float">
            <text:p>10</text:p>
          </table:table-cell>
          <table:table-cell table:formula="of:=['Transformação 1'.C137]" office:value-type="float" office:value="27" calcext:value-type="float">
            <text:p>27</text:p>
          </table:table-cell>
          <table:table-cell table:formula="of:=['Transformação 1'.F137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37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37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37]" office:value-type="float" office:value="27" calcext:value-type="float">
            <text:p>27</text:p>
          </table:table-cell>
          <table:table-cell office:value-type="string" calcext:value-type="string">
            <text:p>;</text:p>
          </table:table-cell>
          <table:table-cell table:formula="of:=CONCATENATE([.E137];&quot; &quot;;[.F137];&quot; &quot;;[.G137];&quot; &quot;;[.H137];&quot; &quot;;[.I137];&quot; &quot;;[.J137];[.K137])" office:value-type="string" office:string-value="update resposta_usuario set new_resposta_id = -1 where questao_id = 10 and resposta_id =  27;" calcext:value-type="string">
            <text:p>update resposta_usuario set new_resposta_id = -1 where questao_id = 10 and resposta_id = <text:s/>27;</text:p>
          </table:table-cell>
          <table:table-cell table:formula="of:=IF([.C137]&lt;&gt;&quot;&quot;;[.L137];&quot;&quot;)" office:value-type="string" office:string-value="update resposta_usuario set new_resposta_id = -1 where questao_id = 10 and resposta_id =  27;" calcext:value-type="string">
            <text:p>update resposta_usuario set new_resposta_id = -1 where questao_id = 10 and resposta_id = <text:s/>27;</text:p>
          </table:table-cell>
          <table:table-cell table:number-columns-repeated="1011"/>
        </table:table-row>
        <table:table-row table:style-name="ro8">
          <table:table-cell table:formula="of:=['Transformação 1'.A138]" office:value-type="float" office:value="10" calcext:value-type="float">
            <text:p>10</text:p>
          </table:table-cell>
          <table:table-cell table:formula="of:=['Transformação 1'.C138]" office:value-type="float" office:value="25" calcext:value-type="float">
            <text:p>25</text:p>
          </table:table-cell>
          <table:table-cell table:formula="of:=['Transformação 1'.F138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38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38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38]" office:value-type="float" office:value="25" calcext:value-type="float">
            <text:p>25</text:p>
          </table:table-cell>
          <table:table-cell office:value-type="string" calcext:value-type="string">
            <text:p>;</text:p>
          </table:table-cell>
          <table:table-cell table:formula="of:=CONCATENATE([.E138];&quot; &quot;;[.F138];&quot; &quot;;[.G138];&quot; &quot;;[.H138];&quot; &quot;;[.I138];&quot; &quot;;[.J138];[.K138])" office:value-type="string" office:string-value="update resposta_usuario set new_resposta_id = -1 where questao_id = 10 and resposta_id =  25;" calcext:value-type="string">
            <text:p>update resposta_usuario set new_resposta_id = -1 where questao_id = 10 and resposta_id = <text:s/>25;</text:p>
          </table:table-cell>
          <table:table-cell table:formula="of:=IF([.C138]&lt;&gt;&quot;&quot;;[.L138];&quot;&quot;)" office:value-type="string" office:string-value="update resposta_usuario set new_resposta_id = -1 where questao_id = 10 and resposta_id =  25;" calcext:value-type="string">
            <text:p>update resposta_usuario set new_resposta_id = -1 where questao_id = 10 and resposta_id = <text:s/>25;</text:p>
          </table:table-cell>
          <table:table-cell table:number-columns-repeated="1011"/>
        </table:table-row>
        <table:table-row table:style-name="ro8">
          <table:table-cell table:formula="of:=['Transformação 1'.A139]" office:value-type="float" office:value="10" calcext:value-type="float">
            <text:p>10</text:p>
          </table:table-cell>
          <table:table-cell table:formula="of:=['Transformação 1'.C139]" office:value-type="float" office:value="8" calcext:value-type="float">
            <text:p>8</text:p>
          </table:table-cell>
          <table:table-cell table:formula="of:=['Transformação 1'.F139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39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39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39]" office:value-type="float" office:value="8" calcext:value-type="float">
            <text:p>8</text:p>
          </table:table-cell>
          <table:table-cell office:value-type="string" calcext:value-type="string">
            <text:p>;</text:p>
          </table:table-cell>
          <table:table-cell table:formula="of:=CONCATENATE([.E139];&quot; &quot;;[.F139];&quot; &quot;;[.G139];&quot; &quot;;[.H139];&quot; &quot;;[.I139];&quot; &quot;;[.J139];[.K139])" office:value-type="string" office:string-value="update resposta_usuario set new_resposta_id = -1 where questao_id = 10 and resposta_id =  8;" calcext:value-type="string">
            <text:p>update resposta_usuario set new_resposta_id = -1 where questao_id = 10 and resposta_id = <text:s/>8;</text:p>
          </table:table-cell>
          <table:table-cell table:formula="of:=IF([.C139]&lt;&gt;&quot;&quot;;[.L139];&quot;&quot;)" office:value-type="string" office:string-value="update resposta_usuario set new_resposta_id = -1 where questao_id = 10 and resposta_id =  8;" calcext:value-type="string">
            <text:p>update resposta_usuario set new_resposta_id = -1 where questao_id = 10 and resposta_id = <text:s/>8;</text:p>
          </table:table-cell>
          <table:table-cell table:number-columns-repeated="1011"/>
        </table:table-row>
        <table:table-row table:style-name="ro8">
          <table:table-cell table:formula="of:=['Transformação 1'.A140]" office:value-type="float" office:value="10" calcext:value-type="float">
            <text:p>10</text:p>
          </table:table-cell>
          <table:table-cell table:formula="of:=['Transformação 1'.C140]" office:value-type="float" office:value="19" calcext:value-type="float">
            <text:p>19</text:p>
          </table:table-cell>
          <table:table-cell table:formula="of:=['Transformação 1'.F140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40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40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40]" office:value-type="float" office:value="19" calcext:value-type="float">
            <text:p>19</text:p>
          </table:table-cell>
          <table:table-cell office:value-type="string" calcext:value-type="string">
            <text:p>;</text:p>
          </table:table-cell>
          <table:table-cell table:formula="of:=CONCATENATE([.E140];&quot; &quot;;[.F140];&quot; &quot;;[.G140];&quot; &quot;;[.H140];&quot; &quot;;[.I140];&quot; &quot;;[.J140];[.K140])" office:value-type="string" office:string-value="update resposta_usuario set new_resposta_id = -1 where questao_id = 10 and resposta_id =  19;" calcext:value-type="string">
            <text:p>update resposta_usuario set new_resposta_id = -1 where questao_id = 10 and resposta_id = <text:s/>19;</text:p>
          </table:table-cell>
          <table:table-cell table:formula="of:=IF([.C140]&lt;&gt;&quot;&quot;;[.L140];&quot;&quot;)" office:value-type="string" office:string-value="update resposta_usuario set new_resposta_id = -1 where questao_id = 10 and resposta_id =  19;" calcext:value-type="string">
            <text:p>update resposta_usuario set new_resposta_id = -1 where questao_id = 10 and resposta_id = <text:s/>19;</text:p>
          </table:table-cell>
          <table:table-cell table:number-columns-repeated="1011"/>
        </table:table-row>
        <table:table-row table:style-name="ro8">
          <table:table-cell table:formula="of:=['Transformação 1'.A141]" office:value-type="float" office:value="10" calcext:value-type="float">
            <text:p>10</text:p>
          </table:table-cell>
          <table:table-cell table:formula="of:=['Transformação 1'.C141]" office:value-type="float" office:value="21" calcext:value-type="float">
            <text:p>21</text:p>
          </table:table-cell>
          <table:table-cell table:formula="of:=['Transformação 1'.F141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41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41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41]" office:value-type="float" office:value="21" calcext:value-type="float">
            <text:p>21</text:p>
          </table:table-cell>
          <table:table-cell office:value-type="string" calcext:value-type="string">
            <text:p>;</text:p>
          </table:table-cell>
          <table:table-cell table:formula="of:=CONCATENATE([.E141];&quot; &quot;;[.F141];&quot; &quot;;[.G141];&quot; &quot;;[.H141];&quot; &quot;;[.I141];&quot; &quot;;[.J141];[.K141])" office:value-type="string" office:string-value="update resposta_usuario set new_resposta_id = 0 where questao_id = 10 and resposta_id =  21;" calcext:value-type="string">
            <text:p>update resposta_usuario set new_resposta_id = 0 where questao_id = 10 and resposta_id = <text:s/>21;</text:p>
          </table:table-cell>
          <table:table-cell table:formula="of:=IF([.C141]&lt;&gt;&quot;&quot;;[.L141];&quot;&quot;)" office:value-type="string" office:string-value="update resposta_usuario set new_resposta_id = 0 where questao_id = 10 and resposta_id =  21;" calcext:value-type="string">
            <text:p>update resposta_usuario set new_resposta_id = 0 where questao_id = 10 and resposta_id = <text:s/>21;</text:p>
          </table:table-cell>
          <table:table-cell table:number-columns-repeated="1011"/>
        </table:table-row>
        <table:table-row table:style-name="ro8">
          <table:table-cell table:formula="of:=['Transformação 1'.A142]" office:value-type="float" office:value="10" calcext:value-type="float">
            <text:p>10</text:p>
          </table:table-cell>
          <table:table-cell table:formula="of:=['Transformação 1'.C142]" office:value-type="float" office:value="30" calcext:value-type="float">
            <text:p>30</text:p>
          </table:table-cell>
          <table:table-cell table:formula="of:=['Transformação 1'.F142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42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42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42]" office:value-type="float" office:value="30" calcext:value-type="float">
            <text:p>30</text:p>
          </table:table-cell>
          <table:table-cell office:value-type="string" calcext:value-type="string">
            <text:p>;</text:p>
          </table:table-cell>
          <table:table-cell table:formula="of:=CONCATENATE([.E142];&quot; &quot;;[.F142];&quot; &quot;;[.G142];&quot; &quot;;[.H142];&quot; &quot;;[.I142];&quot; &quot;;[.J142];[.K142])" office:value-type="string" office:string-value="update resposta_usuario set new_resposta_id = -1 where questao_id = 10 and resposta_id =  30;" calcext:value-type="string">
            <text:p>update resposta_usuario set new_resposta_id = -1 where questao_id = 10 and resposta_id = <text:s/>30;</text:p>
          </table:table-cell>
          <table:table-cell table:formula="of:=IF([.C142]&lt;&gt;&quot;&quot;;[.L142];&quot;&quot;)" office:value-type="string" office:string-value="update resposta_usuario set new_resposta_id = -1 where questao_id = 10 and resposta_id =  30;" calcext:value-type="string">
            <text:p>update resposta_usuario set new_resposta_id = -1 where questao_id = 10 and resposta_id = <text:s/>30;</text:p>
          </table:table-cell>
          <table:table-cell table:number-columns-repeated="1011"/>
        </table:table-row>
        <table:table-row table:style-name="ro8">
          <table:table-cell table:formula="of:=['Transformação 1'.A143]" office:value-type="float" office:value="10" calcext:value-type="float">
            <text:p>10</text:p>
          </table:table-cell>
          <table:table-cell table:formula="of:=['Transformação 1'.C143]" office:value-type="float" office:value="28" calcext:value-type="float">
            <text:p>28</text:p>
          </table:table-cell>
          <table:table-cell table:formula="of:=['Transformação 1'.F143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43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43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43]" office:value-type="float" office:value="28" calcext:value-type="float">
            <text:p>28</text:p>
          </table:table-cell>
          <table:table-cell office:value-type="string" calcext:value-type="string">
            <text:p>;</text:p>
          </table:table-cell>
          <table:table-cell table:formula="of:=CONCATENATE([.E143];&quot; &quot;;[.F143];&quot; &quot;;[.G143];&quot; &quot;;[.H143];&quot; &quot;;[.I143];&quot; &quot;;[.J143];[.K143])" office:value-type="string" office:string-value="update resposta_usuario set new_resposta_id = -1 where questao_id = 10 and resposta_id =  28;" calcext:value-type="string">
            <text:p>update resposta_usuario set new_resposta_id = -1 where questao_id = 10 and resposta_id = <text:s/>28;</text:p>
          </table:table-cell>
          <table:table-cell table:formula="of:=IF([.C143]&lt;&gt;&quot;&quot;;[.L143];&quot;&quot;)" office:value-type="string" office:string-value="update resposta_usuario set new_resposta_id = -1 where questao_id = 10 and resposta_id =  28;" calcext:value-type="string">
            <text:p>update resposta_usuario set new_resposta_id = -1 where questao_id = 10 and resposta_id = <text:s/>28;</text:p>
          </table:table-cell>
          <table:table-cell table:number-columns-repeated="1011"/>
        </table:table-row>
        <table:table-row table:style-name="ro8">
          <table:table-cell table:formula="of:=['Transformação 1'.A144]" office:value-type="float" office:value="10" calcext:value-type="float">
            <text:p>10</text:p>
          </table:table-cell>
          <table:table-cell table:formula="of:=['Transformação 1'.C144]" office:value-type="float" office:value="10" calcext:value-type="float">
            <text:p>10</text:p>
          </table:table-cell>
          <table:table-cell table:formula="of:=['Transformação 1'.F144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44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44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44]" office:value-type="float" office:value="10" calcext:value-type="float">
            <text:p>10</text:p>
          </table:table-cell>
          <table:table-cell office:value-type="string" calcext:value-type="string">
            <text:p>;</text:p>
          </table:table-cell>
          <table:table-cell table:formula="of:=CONCATENATE([.E144];&quot; &quot;;[.F144];&quot; &quot;;[.G144];&quot; &quot;;[.H144];&quot; &quot;;[.I144];&quot; &quot;;[.J144];[.K144])" office:value-type="string" office:string-value="update resposta_usuario set new_resposta_id = -1 where questao_id = 10 and resposta_id =  10;" calcext:value-type="string">
            <text:p>update resposta_usuario set new_resposta_id = -1 where questao_id = 10 and resposta_id = <text:s/>10;</text:p>
          </table:table-cell>
          <table:table-cell table:formula="of:=IF([.C144]&lt;&gt;&quot;&quot;;[.L144];&quot;&quot;)" office:value-type="string" office:string-value="update resposta_usuario set new_resposta_id = -1 where questao_id = 10 and resposta_id =  10;" calcext:value-type="string">
            <text:p>update resposta_usuario set new_resposta_id = -1 where questao_id = 10 and resposta_id = <text:s/>10;</text:p>
          </table:table-cell>
          <table:table-cell table:number-columns-repeated="1011"/>
        </table:table-row>
        <table:table-row table:style-name="ro8">
          <table:table-cell table:formula="of:=['Transformação 1'.A145]" office:value-type="float" office:value="10" calcext:value-type="float">
            <text:p>10</text:p>
          </table:table-cell>
          <table:table-cell table:formula="of:=['Transformação 1'.C145]" office:value-type="float" office:value="14" calcext:value-type="float">
            <text:p>14</text:p>
          </table:table-cell>
          <table:table-cell table:formula="of:=['Transformação 1'.F145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45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45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45]" office:value-type="float" office:value="14" calcext:value-type="float">
            <text:p>14</text:p>
          </table:table-cell>
          <table:table-cell office:value-type="string" calcext:value-type="string">
            <text:p>;</text:p>
          </table:table-cell>
          <table:table-cell table:formula="of:=CONCATENATE([.E145];&quot; &quot;;[.F145];&quot; &quot;;[.G145];&quot; &quot;;[.H145];&quot; &quot;;[.I145];&quot; &quot;;[.J145];[.K145])" office:value-type="string" office:string-value="update resposta_usuario set new_resposta_id = 0 where questao_id = 10 and resposta_id =  14;" calcext:value-type="string">
            <text:p>update resposta_usuario set new_resposta_id = 0 where questao_id = 10 and resposta_id = <text:s/>14;</text:p>
          </table:table-cell>
          <table:table-cell table:formula="of:=IF([.C145]&lt;&gt;&quot;&quot;;[.L145];&quot;&quot;)" office:value-type="string" office:string-value="update resposta_usuario set new_resposta_id = 0 where questao_id = 10 and resposta_id =  14;" calcext:value-type="string">
            <text:p>update resposta_usuario set new_resposta_id = 0 where questao_id = 10 and resposta_id = <text:s/>14;</text:p>
          </table:table-cell>
          <table:table-cell table:number-columns-repeated="1011"/>
        </table:table-row>
        <table:table-row table:style-name="ro8">
          <table:table-cell table:formula="of:=['Transformação 1'.A146]" office:value-type="float" office:value="10" calcext:value-type="float">
            <text:p>10</text:p>
          </table:table-cell>
          <table:table-cell table:formula="of:=['Transformação 1'.C146]" office:value-type="float" office:value="9" calcext:value-type="float">
            <text:p>9</text:p>
          </table:table-cell>
          <table:table-cell table:formula="of:=['Transformação 1'.F146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46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46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46]" office:value-type="float" office:value="9" calcext:value-type="float">
            <text:p>9</text:p>
          </table:table-cell>
          <table:table-cell office:value-type="string" calcext:value-type="string">
            <text:p>;</text:p>
          </table:table-cell>
          <table:table-cell table:formula="of:=CONCATENATE([.E146];&quot; &quot;;[.F146];&quot; &quot;;[.G146];&quot; &quot;;[.H146];&quot; &quot;;[.I146];&quot; &quot;;[.J146];[.K146])" office:value-type="string" office:string-value="update resposta_usuario set new_resposta_id = -1 where questao_id = 10 and resposta_id =  9;" calcext:value-type="string">
            <text:p>update resposta_usuario set new_resposta_id = -1 where questao_id = 10 and resposta_id = <text:s/>9;</text:p>
          </table:table-cell>
          <table:table-cell table:formula="of:=IF([.C146]&lt;&gt;&quot;&quot;;[.L146];&quot;&quot;)" office:value-type="string" office:string-value="update resposta_usuario set new_resposta_id = -1 where questao_id = 10 and resposta_id =  9;" calcext:value-type="string">
            <text:p>update resposta_usuario set new_resposta_id = -1 where questao_id = 10 and resposta_id = <text:s/>9;</text:p>
          </table:table-cell>
          <table:table-cell table:number-columns-repeated="1011"/>
        </table:table-row>
        <table:table-row table:style-name="ro8">
          <table:table-cell table:formula="of:=['Transformação 1'.A147]" office:value-type="float" office:value="10" calcext:value-type="float">
            <text:p>10</text:p>
          </table:table-cell>
          <table:table-cell table:formula="of:=['Transformação 1'.C147]" office:value-type="float" office:value="15" calcext:value-type="float">
            <text:p>15</text:p>
          </table:table-cell>
          <table:table-cell table:formula="of:=['Transformação 1'.F147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47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47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47]" office:value-type="float" office:value="15" calcext:value-type="float">
            <text:p>15</text:p>
          </table:table-cell>
          <table:table-cell office:value-type="string" calcext:value-type="string">
            <text:p>;</text:p>
          </table:table-cell>
          <table:table-cell table:formula="of:=CONCATENATE([.E147];&quot; &quot;;[.F147];&quot; &quot;;[.G147];&quot; &quot;;[.H147];&quot; &quot;;[.I147];&quot; &quot;;[.J147];[.K147])" office:value-type="string" office:string-value="update resposta_usuario set new_resposta_id = 0 where questao_id = 10 and resposta_id =  15;" calcext:value-type="string">
            <text:p>update resposta_usuario set new_resposta_id = 0 where questao_id = 10 and resposta_id = <text:s/>15;</text:p>
          </table:table-cell>
          <table:table-cell table:formula="of:=IF([.C147]&lt;&gt;&quot;&quot;;[.L147];&quot;&quot;)" office:value-type="string" office:string-value="update resposta_usuario set new_resposta_id = 0 where questao_id = 10 and resposta_id =  15;" calcext:value-type="string">
            <text:p>update resposta_usuario set new_resposta_id = 0 where questao_id = 10 and resposta_id = <text:s/>15;</text:p>
          </table:table-cell>
          <table:table-cell table:number-columns-repeated="1011"/>
        </table:table-row>
        <table:table-row table:style-name="ro8">
          <table:table-cell table:formula="of:=['Transformação 1'.A148]" office:value-type="float" office:value="10" calcext:value-type="float">
            <text:p>10</text:p>
          </table:table-cell>
          <table:table-cell table:formula="of:=['Transformação 1'.C148]" office:value-type="float" office:value="24" calcext:value-type="float">
            <text:p>24</text:p>
          </table:table-cell>
          <table:table-cell table:formula="of:=['Transformação 1'.F148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48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48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48]" office:value-type="float" office:value="24" calcext:value-type="float">
            <text:p>24</text:p>
          </table:table-cell>
          <table:table-cell office:value-type="string" calcext:value-type="string">
            <text:p>;</text:p>
          </table:table-cell>
          <table:table-cell table:formula="of:=CONCATENATE([.E148];&quot; &quot;;[.F148];&quot; &quot;;[.G148];&quot; &quot;;[.H148];&quot; &quot;;[.I148];&quot; &quot;;[.J148];[.K148])" office:value-type="string" office:string-value="update resposta_usuario set new_resposta_id = -1 where questao_id = 10 and resposta_id =  24;" calcext:value-type="string">
            <text:p>update resposta_usuario set new_resposta_id = -1 where questao_id = 10 and resposta_id = <text:s/>24;</text:p>
          </table:table-cell>
          <table:table-cell table:formula="of:=IF([.C148]&lt;&gt;&quot;&quot;;[.L148];&quot;&quot;)" office:value-type="string" office:string-value="update resposta_usuario set new_resposta_id = -1 where questao_id = 10 and resposta_id =  24;" calcext:value-type="string">
            <text:p>update resposta_usuario set new_resposta_id = -1 where questao_id = 10 and resposta_id = <text:s/>24;</text:p>
          </table:table-cell>
          <table:table-cell table:number-columns-repeated="1011"/>
        </table:table-row>
        <table:table-row table:style-name="ro8">
          <table:table-cell table:formula="of:=['Transformação 1'.A149]" office:value-type="float" office:value="10" calcext:value-type="float">
            <text:p>10</text:p>
          </table:table-cell>
          <table:table-cell table:formula="of:=['Transformação 1'.C149]" office:value-type="float" office:value="20" calcext:value-type="float">
            <text:p>20</text:p>
          </table:table-cell>
          <table:table-cell table:formula="of:=['Transformação 1'.F149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49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49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49]" office:value-type="float" office:value="20" calcext:value-type="float">
            <text:p>20</text:p>
          </table:table-cell>
          <table:table-cell office:value-type="string" calcext:value-type="string">
            <text:p>;</text:p>
          </table:table-cell>
          <table:table-cell table:formula="of:=CONCATENATE([.E149];&quot; &quot;;[.F149];&quot; &quot;;[.G149];&quot; &quot;;[.H149];&quot; &quot;;[.I149];&quot; &quot;;[.J149];[.K149])" office:value-type="string" office:string-value="update resposta_usuario set new_resposta_id = -1 where questao_id = 10 and resposta_id =  20;" calcext:value-type="string">
            <text:p>update resposta_usuario set new_resposta_id = -1 where questao_id = 10 and resposta_id = <text:s/>20;</text:p>
          </table:table-cell>
          <table:table-cell table:formula="of:=IF([.C149]&lt;&gt;&quot;&quot;;[.L149];&quot;&quot;)" office:value-type="string" office:string-value="update resposta_usuario set new_resposta_id = -1 where questao_id = 10 and resposta_id =  20;" calcext:value-type="string">
            <text:p>update resposta_usuario set new_resposta_id = -1 where questao_id = 10 and resposta_id = <text:s/>20;</text:p>
          </table:table-cell>
          <table:table-cell table:number-columns-repeated="1011"/>
        </table:table-row>
        <table:table-row table:style-name="ro8">
          <table:table-cell table:formula="of:=['Transformação 1'.A150]" office:value-type="float" office:value="10" calcext:value-type="float">
            <text:p>10</text:p>
          </table:table-cell>
          <table:table-cell table:formula="of:=['Transformação 1'.C150]" office:value-type="float" office:value="22" calcext:value-type="float">
            <text:p>22</text:p>
          </table:table-cell>
          <table:table-cell table:formula="of:=['Transformação 1'.F150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50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50]" office:value-type="float" office:value="10" calcext:value-type="float">
            <text:p>10</text:p>
          </table:table-cell>
          <table:table-cell office:value-type="string" calcext:value-type="string">
            <text:p>and resposta_id = </text:p>
          </table:table-cell>
          <table:table-cell table:formula="of:=[.B150]" office:value-type="float" office:value="22" calcext:value-type="float">
            <text:p>22</text:p>
          </table:table-cell>
          <table:table-cell office:value-type="string" calcext:value-type="string">
            <text:p>;</text:p>
          </table:table-cell>
          <table:table-cell table:formula="of:=CONCATENATE([.E150];&quot; &quot;;[.F150];&quot; &quot;;[.G150];&quot; &quot;;[.H150];&quot; &quot;;[.I150];&quot; &quot;;[.J150];[.K150])" office:value-type="string" office:string-value="update resposta_usuario set new_resposta_id = -1 where questao_id = 10 and resposta_id =  22;" calcext:value-type="string">
            <text:p>update resposta_usuario set new_resposta_id = -1 where questao_id = 10 and resposta_id = <text:s/>22;</text:p>
          </table:table-cell>
          <table:table-cell table:formula="of:=IF([.C150]&lt;&gt;&quot;&quot;;[.L150];&quot;&quot;)" office:value-type="string" office:string-value="update resposta_usuario set new_resposta_id = -1 where questao_id = 10 and resposta_id =  22;" calcext:value-type="string">
            <text:p>update resposta_usuario set new_resposta_id = -1 where questao_id = 10 and resposta_id = <text:s/>22;</text:p>
          </table:table-cell>
          <table:table-cell table:number-columns-repeated="1011"/>
        </table:table-row>
        <table:table-row table:style-name="ro8">
          <table:table-cell table:formula="of:=['Transformação 1'.A151]" office:value-type="float" office:value="11" calcext:value-type="float">
            <text:p>11</text:p>
          </table:table-cell>
          <table:table-cell table:formula="of:=['Transformação 1'.C151]" office:value-type="float" office:value="8" calcext:value-type="float">
            <text:p>8</text:p>
          </table:table-cell>
          <table:table-cell table:formula="of:=['Transformação 1'.F151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51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51]" office:value-type="float" office:value="11" calcext:value-type="float">
            <text:p>11</text:p>
          </table:table-cell>
          <table:table-cell office:value-type="string" calcext:value-type="string">
            <text:p>and resposta_id = </text:p>
          </table:table-cell>
          <table:table-cell table:formula="of:=[.B151]" office:value-type="float" office:value="8" calcext:value-type="float">
            <text:p>8</text:p>
          </table:table-cell>
          <table:table-cell office:value-type="string" calcext:value-type="string">
            <text:p>;</text:p>
          </table:table-cell>
          <table:table-cell table:formula="of:=CONCATENATE([.E151];&quot; &quot;;[.F151];&quot; &quot;;[.G151];&quot; &quot;;[.H151];&quot; &quot;;[.I151];&quot; &quot;;[.J151];[.K151])" office:value-type="string" office:string-value="update resposta_usuario set new_resposta_id = 0 where questao_id = 11 and resposta_id =  8;" calcext:value-type="string">
            <text:p>update resposta_usuario set new_resposta_id = 0 where questao_id = 11 and resposta_id = <text:s/>8;</text:p>
          </table:table-cell>
          <table:table-cell table:formula="of:=IF([.C151]&lt;&gt;&quot;&quot;;[.L151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52]" office:value-type="float" office:value="11" calcext:value-type="float">
            <text:p>11</text:p>
          </table:table-cell>
          <table:table-cell table:formula="of:=['Transformação 1'.C152]" office:value-type="float" office:value="4" calcext:value-type="float">
            <text:p>4</text:p>
          </table:table-cell>
          <table:table-cell table:formula="of:=['Transformação 1'.F152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52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52]" office:value-type="float" office:value="11" calcext:value-type="float">
            <text:p>11</text:p>
          </table:table-cell>
          <table:table-cell office:value-type="string" calcext:value-type="string">
            <text:p>and resposta_id = </text:p>
          </table:table-cell>
          <table:table-cell table:formula="of:=[.B152]" office:value-type="float" office:value="4" calcext:value-type="float">
            <text:p>4</text:p>
          </table:table-cell>
          <table:table-cell office:value-type="string" calcext:value-type="string">
            <text:p>;</text:p>
          </table:table-cell>
          <table:table-cell table:formula="of:=CONCATENATE([.E152];&quot; &quot;;[.F152];&quot; &quot;;[.G152];&quot; &quot;;[.H152];&quot; &quot;;[.I152];&quot; &quot;;[.J152];[.K152])" office:value-type="string" office:string-value="update resposta_usuario set new_resposta_id = 0 where questao_id = 11 and resposta_id =  4;" calcext:value-type="string">
            <text:p>update resposta_usuario set new_resposta_id = 0 where questao_id = 11 and resposta_id = <text:s/>4;</text:p>
          </table:table-cell>
          <table:table-cell table:formula="of:=IF([.C152]&lt;&gt;&quot;&quot;;[.L152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53]" office:value-type="float" office:value="11" calcext:value-type="float">
            <text:p>11</text:p>
          </table:table-cell>
          <table:table-cell table:formula="of:=['Transformação 1'.C153]" office:value-type="float" office:value="1" calcext:value-type="float">
            <text:p>1</text:p>
          </table:table-cell>
          <table:table-cell table:formula="of:=['Transformação 1'.F153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53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53]" office:value-type="float" office:value="11" calcext:value-type="float">
            <text:p>11</text:p>
          </table:table-cell>
          <table:table-cell office:value-type="string" calcext:value-type="string">
            <text:p>and resposta_id = </text:p>
          </table:table-cell>
          <table:table-cell table:formula="of:=[.B153]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formula="of:=CONCATENATE([.E153];&quot; &quot;;[.F153];&quot; &quot;;[.G153];&quot; &quot;;[.H153];&quot; &quot;;[.I153];&quot; &quot;;[.J153];[.K153])" office:value-type="string" office:string-value="update resposta_usuario set new_resposta_id = 0 where questao_id = 11 and resposta_id =  1;" calcext:value-type="string">
            <text:p>update resposta_usuario set new_resposta_id = 0 where questao_id = 11 and resposta_id = <text:s/>1;</text:p>
          </table:table-cell>
          <table:table-cell table:formula="of:=IF([.C153]&lt;&gt;&quot;&quot;;[.L153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54]" office:value-type="float" office:value="11" calcext:value-type="float">
            <text:p>11</text:p>
          </table:table-cell>
          <table:table-cell table:formula="of:=['Transformação 1'.C154]" office:value-type="float" office:value="5" calcext:value-type="float">
            <text:p>5</text:p>
          </table:table-cell>
          <table:table-cell table:formula="of:=['Transformação 1'.F154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54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54]" office:value-type="float" office:value="11" calcext:value-type="float">
            <text:p>11</text:p>
          </table:table-cell>
          <table:table-cell office:value-type="string" calcext:value-type="string">
            <text:p>and resposta_id = </text:p>
          </table:table-cell>
          <table:table-cell table:formula="of:=[.B154]"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  <table:table-cell table:formula="of:=CONCATENATE([.E154];&quot; &quot;;[.F154];&quot; &quot;;[.G154];&quot; &quot;;[.H154];&quot; &quot;;[.I154];&quot; &quot;;[.J154];[.K154])" office:value-type="string" office:string-value="update resposta_usuario set new_resposta_id = 0 where questao_id = 11 and resposta_id =  5;" calcext:value-type="string">
            <text:p>update resposta_usuario set new_resposta_id = 0 where questao_id = 11 and resposta_id = <text:s/>5;</text:p>
          </table:table-cell>
          <table:table-cell table:formula="of:=IF([.C154]&lt;&gt;&quot;&quot;;[.L154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55]" office:value-type="float" office:value="11" calcext:value-type="float">
            <text:p>11</text:p>
          </table:table-cell>
          <table:table-cell table:formula="of:=['Transformação 1'.C155]" office:value-type="float" office:value="7" calcext:value-type="float">
            <text:p>7</text:p>
          </table:table-cell>
          <table:table-cell table:formula="of:=['Transformação 1'.F155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55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55]" office:value-type="float" office:value="11" calcext:value-type="float">
            <text:p>11</text:p>
          </table:table-cell>
          <table:table-cell office:value-type="string" calcext:value-type="string">
            <text:p>and resposta_id = </text:p>
          </table:table-cell>
          <table:table-cell table:formula="of:=[.B155]" office:value-type="float" office:value="7" calcext:value-type="float">
            <text:p>7</text:p>
          </table:table-cell>
          <table:table-cell office:value-type="string" calcext:value-type="string">
            <text:p>;</text:p>
          </table:table-cell>
          <table:table-cell table:formula="of:=CONCATENATE([.E155];&quot; &quot;;[.F155];&quot; &quot;;[.G155];&quot; &quot;;[.H155];&quot; &quot;;[.I155];&quot; &quot;;[.J155];[.K155])" office:value-type="string" office:string-value="update resposta_usuario set new_resposta_id = 0 where questao_id = 11 and resposta_id =  7;" calcext:value-type="string">
            <text:p>update resposta_usuario set new_resposta_id = 0 where questao_id = 11 and resposta_id = <text:s/>7;</text:p>
          </table:table-cell>
          <table:table-cell table:formula="of:=IF([.C155]&lt;&gt;&quot;&quot;;[.L155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56]" office:value-type="float" office:value="11" calcext:value-type="float">
            <text:p>11</text:p>
          </table:table-cell>
          <table:table-cell table:formula="of:=['Transformação 1'.C156]" office:value-type="float" office:value="2" calcext:value-type="float">
            <text:p>2</text:p>
          </table:table-cell>
          <table:table-cell table:formula="of:=['Transformação 1'.F156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56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56]" office:value-type="float" office:value="11" calcext:value-type="float">
            <text:p>11</text:p>
          </table:table-cell>
          <table:table-cell office:value-type="string" calcext:value-type="string">
            <text:p>and resposta_id = </text:p>
          </table:table-cell>
          <table:table-cell table:formula="of:=[.B156]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CONCATENATE([.E156];&quot; &quot;;[.F156];&quot; &quot;;[.G156];&quot; &quot;;[.H156];&quot; &quot;;[.I156];&quot; &quot;;[.J156];[.K156])" office:value-type="string" office:string-value="update resposta_usuario set new_resposta_id = 0 where questao_id = 11 and resposta_id =  2;" calcext:value-type="string">
            <text:p>update resposta_usuario set new_resposta_id = 0 where questao_id = 11 and resposta_id = <text:s/>2;</text:p>
          </table:table-cell>
          <table:table-cell table:formula="of:=IF([.C156]&lt;&gt;&quot;&quot;;[.L156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57]" office:value-type="float" office:value="11" calcext:value-type="float">
            <text:p>11</text:p>
          </table:table-cell>
          <table:table-cell table:formula="of:=['Transformação 1'.C157]" office:value-type="float" office:value="3" calcext:value-type="float">
            <text:p>3</text:p>
          </table:table-cell>
          <table:table-cell table:formula="of:=['Transformação 1'.F157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57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57]" office:value-type="float" office:value="11" calcext:value-type="float">
            <text:p>11</text:p>
          </table:table-cell>
          <table:table-cell office:value-type="string" calcext:value-type="string">
            <text:p>and resposta_id = </text:p>
          </table:table-cell>
          <table:table-cell table:formula="of:=[.B157]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CONCATENATE([.E157];&quot; &quot;;[.F157];&quot; &quot;;[.G157];&quot; &quot;;[.H157];&quot; &quot;;[.I157];&quot; &quot;;[.J157];[.K157])" office:value-type="string" office:string-value="update resposta_usuario set new_resposta_id = 0 where questao_id = 11 and resposta_id =  3;" calcext:value-type="string">
            <text:p>update resposta_usuario set new_resposta_id = 0 where questao_id = 11 and resposta_id = <text:s/>3;</text:p>
          </table:table-cell>
          <table:table-cell table:formula="of:=IF([.C157]&lt;&gt;&quot;&quot;;[.L157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58]" office:value-type="float" office:value="11" calcext:value-type="float">
            <text:p>11</text:p>
          </table:table-cell>
          <table:table-cell table:formula="of:=['Transformação 1'.C158]" office:value-type="float" office:value="6" calcext:value-type="float">
            <text:p>6</text:p>
          </table:table-cell>
          <table:table-cell table:formula="of:=['Transformação 1'.F158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58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58]" office:value-type="float" office:value="11" calcext:value-type="float">
            <text:p>11</text:p>
          </table:table-cell>
          <table:table-cell office:value-type="string" calcext:value-type="string">
            <text:p>and resposta_id = </text:p>
          </table:table-cell>
          <table:table-cell table:formula="of:=[.B158]" office:value-type="float" office:value="6" calcext:value-type="float">
            <text:p>6</text:p>
          </table:table-cell>
          <table:table-cell office:value-type="string" calcext:value-type="string">
            <text:p>;</text:p>
          </table:table-cell>
          <table:table-cell table:formula="of:=CONCATENATE([.E158];&quot; &quot;;[.F158];&quot; &quot;;[.G158];&quot; &quot;;[.H158];&quot; &quot;;[.I158];&quot; &quot;;[.J158];[.K158])" office:value-type="string" office:string-value="update resposta_usuario set new_resposta_id = 0 where questao_id = 11 and resposta_id =  6;" calcext:value-type="string">
            <text:p>update resposta_usuario set new_resposta_id = 0 where questao_id = 11 and resposta_id = <text:s/>6;</text:p>
          </table:table-cell>
          <table:table-cell table:formula="of:=IF([.C158]&lt;&gt;&quot;&quot;;[.L158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59]" office:value-type="float" office:value="11" calcext:value-type="float">
            <text:p>11</text:p>
          </table:table-cell>
          <table:table-cell table:formula="of:=['Transformação 1'.C159]" office:value-type="float" office:value="10" calcext:value-type="float">
            <text:p>10</text:p>
          </table:table-cell>
          <table:table-cell table:formula="of:=['Transformação 1'.F159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59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59]" office:value-type="float" office:value="11" calcext:value-type="float">
            <text:p>11</text:p>
          </table:table-cell>
          <table:table-cell office:value-type="string" calcext:value-type="string">
            <text:p>and resposta_id = </text:p>
          </table:table-cell>
          <table:table-cell table:formula="of:=[.B159]" office:value-type="float" office:value="10" calcext:value-type="float">
            <text:p>10</text:p>
          </table:table-cell>
          <table:table-cell office:value-type="string" calcext:value-type="string">
            <text:p>;</text:p>
          </table:table-cell>
          <table:table-cell table:formula="of:=CONCATENATE([.E159];&quot; &quot;;[.F159];&quot; &quot;;[.G159];&quot; &quot;;[.H159];&quot; &quot;;[.I159];&quot; &quot;;[.J159];[.K159])" office:value-type="string" office:string-value="update resposta_usuario set new_resposta_id = 0 where questao_id = 11 and resposta_id =  10;" calcext:value-type="string">
            <text:p>update resposta_usuario set new_resposta_id = 0 where questao_id = 11 and resposta_id = <text:s/>10;</text:p>
          </table:table-cell>
          <table:table-cell table:formula="of:=IF([.C159]&lt;&gt;&quot;&quot;;[.L159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60]" office:value-type="float" office:value="11" calcext:value-type="float">
            <text:p>11</text:p>
          </table:table-cell>
          <table:table-cell table:formula="of:=['Transformação 1'.C160]" office:value-type="float" office:value="11" calcext:value-type="float">
            <text:p>11</text:p>
          </table:table-cell>
          <table:table-cell table:formula="of:=['Transformação 1'.F160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60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60]" office:value-type="float" office:value="11" calcext:value-type="float">
            <text:p>11</text:p>
          </table:table-cell>
          <table:table-cell office:value-type="string" calcext:value-type="string">
            <text:p>and resposta_id = </text:p>
          </table:table-cell>
          <table:table-cell table:formula="of:=[.B160]" office:value-type="float" office:value="11" calcext:value-type="float">
            <text:p>11</text:p>
          </table:table-cell>
          <table:table-cell office:value-type="string" calcext:value-type="string">
            <text:p>;</text:p>
          </table:table-cell>
          <table:table-cell table:formula="of:=CONCATENATE([.E160];&quot; &quot;;[.F160];&quot; &quot;;[.G160];&quot; &quot;;[.H160];&quot; &quot;;[.I160];&quot; &quot;;[.J160];[.K160])" office:value-type="string" office:string-value="update resposta_usuario set new_resposta_id = 0 where questao_id = 11 and resposta_id =  11;" calcext:value-type="string">
            <text:p>update resposta_usuario set new_resposta_id = 0 where questao_id = 11 and resposta_id = <text:s/>11;</text:p>
          </table:table-cell>
          <table:table-cell table:formula="of:=IF([.C160]&lt;&gt;&quot;&quot;;[.L160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61]" office:value-type="float" office:value="11" calcext:value-type="float">
            <text:p>11</text:p>
          </table:table-cell>
          <table:table-cell table:formula="of:=['Transformação 1'.C161]" office:value-type="float" office:value="9" calcext:value-type="float">
            <text:p>9</text:p>
          </table:table-cell>
          <table:table-cell table:formula="of:=['Transformação 1'.F161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61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61]" office:value-type="float" office:value="11" calcext:value-type="float">
            <text:p>11</text:p>
          </table:table-cell>
          <table:table-cell office:value-type="string" calcext:value-type="string">
            <text:p>and resposta_id = </text:p>
          </table:table-cell>
          <table:table-cell table:formula="of:=[.B161]" office:value-type="float" office:value="9" calcext:value-type="float">
            <text:p>9</text:p>
          </table:table-cell>
          <table:table-cell office:value-type="string" calcext:value-type="string">
            <text:p>;</text:p>
          </table:table-cell>
          <table:table-cell table:formula="of:=CONCATENATE([.E161];&quot; &quot;;[.F161];&quot; &quot;;[.G161];&quot; &quot;;[.H161];&quot; &quot;;[.I161];&quot; &quot;;[.J161];[.K161])" office:value-type="string" office:string-value="update resposta_usuario set new_resposta_id = 0 where questao_id = 11 and resposta_id =  9;" calcext:value-type="string">
            <text:p>update resposta_usuario set new_resposta_id = 0 where questao_id = 11 and resposta_id = <text:s/>9;</text:p>
          </table:table-cell>
          <table:table-cell table:formula="of:=IF([.C161]&lt;&gt;&quot;&quot;;[.L161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62]" office:value-type="float" office:value="12" calcext:value-type="float">
            <text:p>12</text:p>
          </table:table-cell>
          <table:table-cell table:formula="of:=['Transformação 1'.C162]" office:value-type="float" office:value="1" calcext:value-type="float">
            <text:p>1</text:p>
          </table:table-cell>
          <table:table-cell table:formula="of:=['Transformação 1'.F162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62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62]" office:value-type="float" office:value="12" calcext:value-type="float">
            <text:p>12</text:p>
          </table:table-cell>
          <table:table-cell office:value-type="string" calcext:value-type="string">
            <text:p>and resposta_id = </text:p>
          </table:table-cell>
          <table:table-cell table:formula="of:=[.B162]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formula="of:=CONCATENATE([.E162];&quot; &quot;;[.F162];&quot; &quot;;[.G162];&quot; &quot;;[.H162];&quot; &quot;;[.I162];&quot; &quot;;[.J162];[.K162])" office:value-type="string" office:string-value="update resposta_usuario set new_resposta_id = 0 where questao_id = 12 and resposta_id =  1;" calcext:value-type="string">
            <text:p>update resposta_usuario set new_resposta_id = 0 where questao_id = 12 and resposta_id = <text:s/>1;</text:p>
          </table:table-cell>
          <table:table-cell table:formula="of:=IF([.C162]&lt;&gt;&quot;&quot;;[.L162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63]" office:value-type="float" office:value="12" calcext:value-type="float">
            <text:p>12</text:p>
          </table:table-cell>
          <table:table-cell table:formula="of:=['Transformação 1'.C163]" office:value-type="float" office:value="6" calcext:value-type="float">
            <text:p>6</text:p>
          </table:table-cell>
          <table:table-cell table:formula="of:=['Transformação 1'.F163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63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63]" office:value-type="float" office:value="12" calcext:value-type="float">
            <text:p>12</text:p>
          </table:table-cell>
          <table:table-cell office:value-type="string" calcext:value-type="string">
            <text:p>and resposta_id = </text:p>
          </table:table-cell>
          <table:table-cell table:formula="of:=[.B163]" office:value-type="float" office:value="6" calcext:value-type="float">
            <text:p>6</text:p>
          </table:table-cell>
          <table:table-cell office:value-type="string" calcext:value-type="string">
            <text:p>;</text:p>
          </table:table-cell>
          <table:table-cell table:formula="of:=CONCATENATE([.E163];&quot; &quot;;[.F163];&quot; &quot;;[.G163];&quot; &quot;;[.H163];&quot; &quot;;[.I163];&quot; &quot;;[.J163];[.K163])" office:value-type="string" office:string-value="update resposta_usuario set new_resposta_id = 0 where questao_id = 12 and resposta_id =  6;" calcext:value-type="string">
            <text:p>update resposta_usuario set new_resposta_id = 0 where questao_id = 12 and resposta_id = <text:s/>6;</text:p>
          </table:table-cell>
          <table:table-cell table:formula="of:=IF([.C163]&lt;&gt;&quot;&quot;;[.L163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64]" office:value-type="float" office:value="12" calcext:value-type="float">
            <text:p>12</text:p>
          </table:table-cell>
          <table:table-cell table:formula="of:=['Transformação 1'.C164]" office:value-type="float" office:value="4" calcext:value-type="float">
            <text:p>4</text:p>
          </table:table-cell>
          <table:table-cell table:formula="of:=['Transformação 1'.F164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64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64]" office:value-type="float" office:value="12" calcext:value-type="float">
            <text:p>12</text:p>
          </table:table-cell>
          <table:table-cell office:value-type="string" calcext:value-type="string">
            <text:p>and resposta_id = </text:p>
          </table:table-cell>
          <table:table-cell table:formula="of:=[.B164]" office:value-type="float" office:value="4" calcext:value-type="float">
            <text:p>4</text:p>
          </table:table-cell>
          <table:table-cell office:value-type="string" calcext:value-type="string">
            <text:p>;</text:p>
          </table:table-cell>
          <table:table-cell table:formula="of:=CONCATENATE([.E164];&quot; &quot;;[.F164];&quot; &quot;;[.G164];&quot; &quot;;[.H164];&quot; &quot;;[.I164];&quot; &quot;;[.J164];[.K164])" office:value-type="string" office:string-value="update resposta_usuario set new_resposta_id = 0 where questao_id = 12 and resposta_id =  4;" calcext:value-type="string">
            <text:p>update resposta_usuario set new_resposta_id = 0 where questao_id = 12 and resposta_id = <text:s/>4;</text:p>
          </table:table-cell>
          <table:table-cell table:formula="of:=IF([.C164]&lt;&gt;&quot;&quot;;[.L164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65]" office:value-type="float" office:value="12" calcext:value-type="float">
            <text:p>12</text:p>
          </table:table-cell>
          <table:table-cell table:formula="of:=['Transformação 1'.C165]" office:value-type="float" office:value="3" calcext:value-type="float">
            <text:p>3</text:p>
          </table:table-cell>
          <table:table-cell table:formula="of:=['Transformação 1'.F165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65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65]" office:value-type="float" office:value="12" calcext:value-type="float">
            <text:p>12</text:p>
          </table:table-cell>
          <table:table-cell office:value-type="string" calcext:value-type="string">
            <text:p>and resposta_id = </text:p>
          </table:table-cell>
          <table:table-cell table:formula="of:=[.B165]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CONCATENATE([.E165];&quot; &quot;;[.F165];&quot; &quot;;[.G165];&quot; &quot;;[.H165];&quot; &quot;;[.I165];&quot; &quot;;[.J165];[.K165])" office:value-type="string" office:string-value="update resposta_usuario set new_resposta_id = 0 where questao_id = 12 and resposta_id =  3;" calcext:value-type="string">
            <text:p>update resposta_usuario set new_resposta_id = 0 where questao_id = 12 and resposta_id = <text:s/>3;</text:p>
          </table:table-cell>
          <table:table-cell table:formula="of:=IF([.C165]&lt;&gt;&quot;&quot;;[.L165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66]" office:value-type="float" office:value="12" calcext:value-type="float">
            <text:p>12</text:p>
          </table:table-cell>
          <table:table-cell table:formula="of:=['Transformação 1'.C166]" office:value-type="float" office:value="8" calcext:value-type="float">
            <text:p>8</text:p>
          </table:table-cell>
          <table:table-cell table:formula="of:=['Transformação 1'.F166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66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66]" office:value-type="float" office:value="12" calcext:value-type="float">
            <text:p>12</text:p>
          </table:table-cell>
          <table:table-cell office:value-type="string" calcext:value-type="string">
            <text:p>and resposta_id = </text:p>
          </table:table-cell>
          <table:table-cell table:formula="of:=[.B166]" office:value-type="float" office:value="8" calcext:value-type="float">
            <text:p>8</text:p>
          </table:table-cell>
          <table:table-cell office:value-type="string" calcext:value-type="string">
            <text:p>;</text:p>
          </table:table-cell>
          <table:table-cell table:formula="of:=CONCATENATE([.E166];&quot; &quot;;[.F166];&quot; &quot;;[.G166];&quot; &quot;;[.H166];&quot; &quot;;[.I166];&quot; &quot;;[.J166];[.K166])" office:value-type="string" office:string-value="update resposta_usuario set new_resposta_id = 0 where questao_id = 12 and resposta_id =  8;" calcext:value-type="string">
            <text:p>update resposta_usuario set new_resposta_id = 0 where questao_id = 12 and resposta_id = <text:s/>8;</text:p>
          </table:table-cell>
          <table:table-cell table:formula="of:=IF([.C166]&lt;&gt;&quot;&quot;;[.L166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67]" office:value-type="float" office:value="12" calcext:value-type="float">
            <text:p>12</text:p>
          </table:table-cell>
          <table:table-cell table:formula="of:=['Transformação 1'.C167]" office:value-type="float" office:value="2" calcext:value-type="float">
            <text:p>2</text:p>
          </table:table-cell>
          <table:table-cell table:formula="of:=['Transformação 1'.F167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67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67]" office:value-type="float" office:value="12" calcext:value-type="float">
            <text:p>12</text:p>
          </table:table-cell>
          <table:table-cell office:value-type="string" calcext:value-type="string">
            <text:p>and resposta_id = </text:p>
          </table:table-cell>
          <table:table-cell table:formula="of:=[.B167]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CONCATENATE([.E167];&quot; &quot;;[.F167];&quot; &quot;;[.G167];&quot; &quot;;[.H167];&quot; &quot;;[.I167];&quot; &quot;;[.J167];[.K167])" office:value-type="string" office:string-value="update resposta_usuario set new_resposta_id = 0 where questao_id = 12 and resposta_id =  2;" calcext:value-type="string">
            <text:p>update resposta_usuario set new_resposta_id = 0 where questao_id = 12 and resposta_id = <text:s/>2;</text:p>
          </table:table-cell>
          <table:table-cell table:formula="of:=IF([.C167]&lt;&gt;&quot;&quot;;[.L167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68]" office:value-type="float" office:value="12" calcext:value-type="float">
            <text:p>12</text:p>
          </table:table-cell>
          <table:table-cell table:formula="of:=['Transformação 1'.C168]" office:value-type="float" office:value="14" calcext:value-type="float">
            <text:p>14</text:p>
          </table:table-cell>
          <table:table-cell table:formula="of:=['Transformação 1'.F168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68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68]" office:value-type="float" office:value="12" calcext:value-type="float">
            <text:p>12</text:p>
          </table:table-cell>
          <table:table-cell office:value-type="string" calcext:value-type="string">
            <text:p>and resposta_id = </text:p>
          </table:table-cell>
          <table:table-cell table:formula="of:=[.B168]" office:value-type="float" office:value="14" calcext:value-type="float">
            <text:p>14</text:p>
          </table:table-cell>
          <table:table-cell office:value-type="string" calcext:value-type="string">
            <text:p>;</text:p>
          </table:table-cell>
          <table:table-cell table:formula="of:=CONCATENATE([.E168];&quot; &quot;;[.F168];&quot; &quot;;[.G168];&quot; &quot;;[.H168];&quot; &quot;;[.I168];&quot; &quot;;[.J168];[.K168])" office:value-type="string" office:string-value="update resposta_usuario set new_resposta_id = -1 where questao_id = 12 and resposta_id =  14;" calcext:value-type="string">
            <text:p>update resposta_usuario set new_resposta_id = -1 where questao_id = 12 and resposta_id = <text:s/>14;</text:p>
          </table:table-cell>
          <table:table-cell table:formula="of:=IF([.C168]&lt;&gt;&quot;&quot;;[.L168];&quot;&quot;)" office:value-type="string" office:string-value="update resposta_usuario set new_resposta_id = -1 where questao_id = 12 and resposta_id =  14;" calcext:value-type="string">
            <text:p>update resposta_usuario set new_resposta_id = -1 where questao_id = 12 and resposta_id = <text:s/>14;</text:p>
          </table:table-cell>
          <table:table-cell table:number-columns-repeated="1011"/>
        </table:table-row>
        <table:table-row table:style-name="ro8">
          <table:table-cell table:formula="of:=['Transformação 1'.A169]" office:value-type="float" office:value="12" calcext:value-type="float">
            <text:p>12</text:p>
          </table:table-cell>
          <table:table-cell table:formula="of:=['Transformação 1'.C169]" office:value-type="float" office:value="11" calcext:value-type="float">
            <text:p>11</text:p>
          </table:table-cell>
          <table:table-cell table:formula="of:=['Transformação 1'.F169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69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69]" office:value-type="float" office:value="12" calcext:value-type="float">
            <text:p>12</text:p>
          </table:table-cell>
          <table:table-cell office:value-type="string" calcext:value-type="string">
            <text:p>and resposta_id = </text:p>
          </table:table-cell>
          <table:table-cell table:formula="of:=[.B169]" office:value-type="float" office:value="11" calcext:value-type="float">
            <text:p>11</text:p>
          </table:table-cell>
          <table:table-cell office:value-type="string" calcext:value-type="string">
            <text:p>;</text:p>
          </table:table-cell>
          <table:table-cell table:formula="of:=CONCATENATE([.E169];&quot; &quot;;[.F169];&quot; &quot;;[.G169];&quot; &quot;;[.H169];&quot; &quot;;[.I169];&quot; &quot;;[.J169];[.K169])" office:value-type="string" office:string-value="update resposta_usuario set new_resposta_id = 0 where questao_id = 12 and resposta_id =  11;" calcext:value-type="string">
            <text:p>update resposta_usuario set new_resposta_id = 0 where questao_id = 12 and resposta_id = <text:s/>11;</text:p>
          </table:table-cell>
          <table:table-cell table:formula="of:=IF([.C169]&lt;&gt;&quot;&quot;;[.L169];&quot;&quot;)" office:value-type="string" office:string-value="update resposta_usuario set new_resposta_id = 0 where questao_id = 12 and resposta_id =  11;" calcext:value-type="string">
            <text:p>update resposta_usuario set new_resposta_id = 0 where questao_id = 12 and resposta_id = <text:s/>11;</text:p>
          </table:table-cell>
          <table:table-cell table:number-columns-repeated="1011"/>
        </table:table-row>
        <table:table-row table:style-name="ro8">
          <table:table-cell table:formula="of:=['Transformação 1'.A170]" office:value-type="float" office:value="12" calcext:value-type="float">
            <text:p>12</text:p>
          </table:table-cell>
          <table:table-cell table:formula="of:=['Transformação 1'.C170]" office:value-type="float" office:value="15" calcext:value-type="float">
            <text:p>15</text:p>
          </table:table-cell>
          <table:table-cell table:formula="of:=['Transformação 1'.F170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70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70]" office:value-type="float" office:value="12" calcext:value-type="float">
            <text:p>12</text:p>
          </table:table-cell>
          <table:table-cell office:value-type="string" calcext:value-type="string">
            <text:p>and resposta_id = </text:p>
          </table:table-cell>
          <table:table-cell table:formula="of:=[.B170]" office:value-type="float" office:value="15" calcext:value-type="float">
            <text:p>15</text:p>
          </table:table-cell>
          <table:table-cell office:value-type="string" calcext:value-type="string">
            <text:p>;</text:p>
          </table:table-cell>
          <table:table-cell table:formula="of:=CONCATENATE([.E170];&quot; &quot;;[.F170];&quot; &quot;;[.G170];&quot; &quot;;[.H170];&quot; &quot;;[.I170];&quot; &quot;;[.J170];[.K170])" office:value-type="string" office:string-value="update resposta_usuario set new_resposta_id = 0 where questao_id = 12 and resposta_id =  15;" calcext:value-type="string">
            <text:p>update resposta_usuario set new_resposta_id = 0 where questao_id = 12 and resposta_id = <text:s/>15;</text:p>
          </table:table-cell>
          <table:table-cell table:formula="of:=IF([.C170]&lt;&gt;&quot;&quot;;[.L170];&quot;&quot;)" office:value-type="string" office:string-value="update resposta_usuario set new_resposta_id = 0 where questao_id = 12 and resposta_id =  15;" calcext:value-type="string">
            <text:p>update resposta_usuario set new_resposta_id = 0 where questao_id = 12 and resposta_id = <text:s/>15;</text:p>
          </table:table-cell>
          <table:table-cell table:number-columns-repeated="1011"/>
        </table:table-row>
        <table:table-row table:style-name="ro8">
          <table:table-cell table:formula="of:=['Transformação 1'.A171]" office:value-type="float" office:value="12" calcext:value-type="float">
            <text:p>12</text:p>
          </table:table-cell>
          <table:table-cell table:formula="of:=['Transformação 1'.C171]" office:value-type="float" office:value="5" calcext:value-type="float">
            <text:p>5</text:p>
          </table:table-cell>
          <table:table-cell table:formula="of:=['Transformação 1'.F171]" office:value-type="float" office:value="1" calcext:value-type="float">
            <text:p>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71]" office:value-type="float" office:value="1" calcext:value-type="float">
            <text:p>1</text:p>
          </table:table-cell>
          <table:table-cell office:value-type="string" calcext:value-type="string">
            <text:p>where questao_id =</text:p>
          </table:table-cell>
          <table:table-cell table:formula="of:=[.A171]" office:value-type="float" office:value="12" calcext:value-type="float">
            <text:p>12</text:p>
          </table:table-cell>
          <table:table-cell office:value-type="string" calcext:value-type="string">
            <text:p>and resposta_id = </text:p>
          </table:table-cell>
          <table:table-cell table:formula="of:=[.B171]"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  <table:table-cell table:formula="of:=CONCATENATE([.E171];&quot; &quot;;[.F171];&quot; &quot;;[.G171];&quot; &quot;;[.H171];&quot; &quot;;[.I171];&quot; &quot;;[.J171];[.K171])" office:value-type="string" office:string-value="update resposta_usuario set new_resposta_id = 1 where questao_id = 12 and resposta_id =  5;" calcext:value-type="string">
            <text:p>update resposta_usuario set new_resposta_id = 1 where questao_id = 12 and resposta_id = <text:s/>5;</text:p>
          </table:table-cell>
          <table:table-cell table:formula="of:=IF([.C171]&lt;&gt;&quot;&quot;;[.L171];&quot;&quot;)" office:value-type="string" office:string-value="update resposta_usuario set new_resposta_id = 1 where questao_id = 12 and resposta_id =  5;" calcext:value-type="string">
            <text:p>update resposta_usuario set new_resposta_id = 1 where questao_id = 12 and resposta_id = <text:s/>5;</text:p>
          </table:table-cell>
          <table:table-cell table:number-columns-repeated="1011"/>
        </table:table-row>
        <table:table-row table:style-name="ro8">
          <table:table-cell table:formula="of:=['Transformação 1'.A172]" office:value-type="float" office:value="12" calcext:value-type="float">
            <text:p>12</text:p>
          </table:table-cell>
          <table:table-cell table:formula="of:=['Transformação 1'.C172]" office:value-type="float" office:value="10" calcext:value-type="float">
            <text:p>10</text:p>
          </table:table-cell>
          <table:table-cell table:formula="of:=['Transformação 1'.F172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72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72]" office:value-type="float" office:value="12" calcext:value-type="float">
            <text:p>12</text:p>
          </table:table-cell>
          <table:table-cell office:value-type="string" calcext:value-type="string">
            <text:p>and resposta_id = </text:p>
          </table:table-cell>
          <table:table-cell table:formula="of:=[.B172]" office:value-type="float" office:value="10" calcext:value-type="float">
            <text:p>10</text:p>
          </table:table-cell>
          <table:table-cell office:value-type="string" calcext:value-type="string">
            <text:p>;</text:p>
          </table:table-cell>
          <table:table-cell table:formula="of:=CONCATENATE([.E172];&quot; &quot;;[.F172];&quot; &quot;;[.G172];&quot; &quot;;[.H172];&quot; &quot;;[.I172];&quot; &quot;;[.J172];[.K172])" office:value-type="string" office:string-value="update resposta_usuario set new_resposta_id = 0 where questao_id = 12 and resposta_id =  10;" calcext:value-type="string">
            <text:p>update resposta_usuario set new_resposta_id = 0 where questao_id = 12 and resposta_id = <text:s/>10;</text:p>
          </table:table-cell>
          <table:table-cell table:formula="of:=IF([.C172]&lt;&gt;&quot;&quot;;[.L172];&quot;&quot;)" office:value-type="string" office:string-value="update resposta_usuario set new_resposta_id = 0 where questao_id = 12 and resposta_id =  10;" calcext:value-type="string">
            <text:p>update resposta_usuario set new_resposta_id = 0 where questao_id = 12 and resposta_id = <text:s/>10;</text:p>
          </table:table-cell>
          <table:table-cell table:number-columns-repeated="1011"/>
        </table:table-row>
        <table:table-row table:style-name="ro8">
          <table:table-cell table:formula="of:=['Transformação 1'.A173]" office:value-type="float" office:value="12" calcext:value-type="float">
            <text:p>12</text:p>
          </table:table-cell>
          <table:table-cell table:formula="of:=['Transformação 1'.C173]" office:value-type="float" office:value="12" calcext:value-type="float">
            <text:p>12</text:p>
          </table:table-cell>
          <table:table-cell table:formula="of:=['Transformação 1'.F173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73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73]" office:value-type="float" office:value="12" calcext:value-type="float">
            <text:p>12</text:p>
          </table:table-cell>
          <table:table-cell office:value-type="string" calcext:value-type="string">
            <text:p>and resposta_id = </text:p>
          </table:table-cell>
          <table:table-cell table:formula="of:=[.B173]" office:value-type="float" office:value="12" calcext:value-type="float">
            <text:p>12</text:p>
          </table:table-cell>
          <table:table-cell office:value-type="string" calcext:value-type="string">
            <text:p>;</text:p>
          </table:table-cell>
          <table:table-cell table:formula="of:=CONCATENATE([.E173];&quot; &quot;;[.F173];&quot; &quot;;[.G173];&quot; &quot;;[.H173];&quot; &quot;;[.I173];&quot; &quot;;[.J173];[.K173])" office:value-type="string" office:string-value="update resposta_usuario set new_resposta_id = -1 where questao_id = 12 and resposta_id =  12;" calcext:value-type="string">
            <text:p>update resposta_usuario set new_resposta_id = -1 where questao_id = 12 and resposta_id = <text:s/>12;</text:p>
          </table:table-cell>
          <table:table-cell table:formula="of:=IF([.C173]&lt;&gt;&quot;&quot;;[.L173];&quot;&quot;)" office:value-type="string" office:string-value="update resposta_usuario set new_resposta_id = -1 where questao_id = 12 and resposta_id =  12;" calcext:value-type="string">
            <text:p>update resposta_usuario set new_resposta_id = -1 where questao_id = 12 and resposta_id = <text:s/>12;</text:p>
          </table:table-cell>
          <table:table-cell table:number-columns-repeated="1011"/>
        </table:table-row>
        <table:table-row table:style-name="ro8">
          <table:table-cell table:formula="of:=['Transformação 1'.A174]" office:value-type="float" office:value="12" calcext:value-type="float">
            <text:p>12</text:p>
          </table:table-cell>
          <table:table-cell table:formula="of:=['Transformação 1'.C174]" office:value-type="float" office:value="13" calcext:value-type="float">
            <text:p>13</text:p>
          </table:table-cell>
          <table:table-cell table:formula="of:=['Transformação 1'.F174]" office:value-type="float" office:value="-1" calcext:value-type="float">
            <text:p>-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74]" office:value-type="float" office:value="-1" calcext:value-type="float">
            <text:p>-1</text:p>
          </table:table-cell>
          <table:table-cell office:value-type="string" calcext:value-type="string">
            <text:p>where questao_id =</text:p>
          </table:table-cell>
          <table:table-cell table:formula="of:=[.A174]" office:value-type="float" office:value="12" calcext:value-type="float">
            <text:p>12</text:p>
          </table:table-cell>
          <table:table-cell office:value-type="string" calcext:value-type="string">
            <text:p>and resposta_id = </text:p>
          </table:table-cell>
          <table:table-cell table:formula="of:=[.B174]" office:value-type="float" office:value="13" calcext:value-type="float">
            <text:p>13</text:p>
          </table:table-cell>
          <table:table-cell office:value-type="string" calcext:value-type="string">
            <text:p>;</text:p>
          </table:table-cell>
          <table:table-cell table:formula="of:=CONCATENATE([.E174];&quot; &quot;;[.F174];&quot; &quot;;[.G174];&quot; &quot;;[.H174];&quot; &quot;;[.I174];&quot; &quot;;[.J174];[.K174])" office:value-type="string" office:string-value="update resposta_usuario set new_resposta_id = -1 where questao_id = 12 and resposta_id =  13;" calcext:value-type="string">
            <text:p>update resposta_usuario set new_resposta_id = -1 where questao_id = 12 and resposta_id = <text:s/>13;</text:p>
          </table:table-cell>
          <table:table-cell table:formula="of:=IF([.C174]&lt;&gt;&quot;&quot;;[.L174];&quot;&quot;)" office:value-type="string" office:string-value="update resposta_usuario set new_resposta_id = -1 where questao_id = 12 and resposta_id =  13;" calcext:value-type="string">
            <text:p>update resposta_usuario set new_resposta_id = -1 where questao_id = 12 and resposta_id = <text:s/>13;</text:p>
          </table:table-cell>
          <table:table-cell table:number-columns-repeated="1011"/>
        </table:table-row>
        <table:table-row table:style-name="ro8">
          <table:table-cell table:formula="of:=['Transformação 1'.A175]" office:value-type="float" office:value="12" calcext:value-type="float">
            <text:p>12</text:p>
          </table:table-cell>
          <table:table-cell table:formula="of:=['Transformação 1'.C175]" office:value-type="float" office:value="7" calcext:value-type="float">
            <text:p>7</text:p>
          </table:table-cell>
          <table:table-cell table:formula="of:=['Transformação 1'.F175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75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75]" office:value-type="float" office:value="12" calcext:value-type="float">
            <text:p>12</text:p>
          </table:table-cell>
          <table:table-cell office:value-type="string" calcext:value-type="string">
            <text:p>and resposta_id = </text:p>
          </table:table-cell>
          <table:table-cell table:formula="of:=[.B175]" office:value-type="float" office:value="7" calcext:value-type="float">
            <text:p>7</text:p>
          </table:table-cell>
          <table:table-cell office:value-type="string" calcext:value-type="string">
            <text:p>;</text:p>
          </table:table-cell>
          <table:table-cell table:formula="of:=CONCATENATE([.E175];&quot; &quot;;[.F175];&quot; &quot;;[.G175];&quot; &quot;;[.H175];&quot; &quot;;[.I175];&quot; &quot;;[.J175];[.K175])" office:value-type="string" office:string-value="update resposta_usuario set new_resposta_id = 0 where questao_id = 12 and resposta_id =  7;" calcext:value-type="string">
            <text:p>update resposta_usuario set new_resposta_id = 0 where questao_id = 12 and resposta_id = <text:s/>7;</text:p>
          </table:table-cell>
          <table:table-cell table:formula="of:=IF([.C175]&lt;&gt;&quot;&quot;;[.L175];&quot;&quot;)" office:value-type="string" office:string-value="update resposta_usuario set new_resposta_id = 0 where questao_id = 12 and resposta_id =  7;" calcext:value-type="string">
            <text:p>update resposta_usuario set new_resposta_id = 0 where questao_id = 12 and resposta_id = <text:s/>7;</text:p>
          </table:table-cell>
          <table:table-cell table:number-columns-repeated="1011"/>
        </table:table-row>
        <table:table-row table:style-name="ro8">
          <table:table-cell table:formula="of:=['Transformação 1'.A176]" office:value-type="float" office:value="12" calcext:value-type="float">
            <text:p>12</text:p>
          </table:table-cell>
          <table:table-cell table:formula="of:=['Transformação 1'.C176]" office:value-type="float" office:value="9" calcext:value-type="float">
            <text:p>9</text:p>
          </table:table-cell>
          <table:table-cell table:formula="of:=['Transformação 1'.F176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76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76]" office:value-type="float" office:value="12" calcext:value-type="float">
            <text:p>12</text:p>
          </table:table-cell>
          <table:table-cell office:value-type="string" calcext:value-type="string">
            <text:p>and resposta_id = </text:p>
          </table:table-cell>
          <table:table-cell table:formula="of:=[.B176]" office:value-type="float" office:value="9" calcext:value-type="float">
            <text:p>9</text:p>
          </table:table-cell>
          <table:table-cell office:value-type="string" calcext:value-type="string">
            <text:p>;</text:p>
          </table:table-cell>
          <table:table-cell table:formula="of:=CONCATENATE([.E176];&quot; &quot;;[.F176];&quot; &quot;;[.G176];&quot; &quot;;[.H176];&quot; &quot;;[.I176];&quot; &quot;;[.J176];[.K176])" office:value-type="string" office:string-value="update resposta_usuario set new_resposta_id = 0 where questao_id = 12 and resposta_id =  9;" calcext:value-type="string">
            <text:p>update resposta_usuario set new_resposta_id = 0 where questao_id = 12 and resposta_id = <text:s/>9;</text:p>
          </table:table-cell>
          <table:table-cell table:formula="of:=IF([.C176]&lt;&gt;&quot;&quot;;[.L176];&quot;&quot;)" office:value-type="string" office:string-value="update resposta_usuario set new_resposta_id = 0 where questao_id = 12 and resposta_id =  9;" calcext:value-type="string">
            <text:p>update resposta_usuario set new_resposta_id = 0 where questao_id = 12 and resposta_id = <text:s/>9;</text:p>
          </table:table-cell>
          <table:table-cell table:number-columns-repeated="1011"/>
        </table:table-row>
        <table:table-row table:style-name="ro8">
          <table:table-cell table:formula="of:=['Transformação 1'.A177]" office:value-type="float" office:value="13" calcext:value-type="float">
            <text:p>13</text:p>
          </table:table-cell>
          <table:table-cell table:formula="of:=['Transformação 1'.C177]" office:value-type="float" office:value="1" calcext:value-type="float">
            <text:p>1</text:p>
          </table:table-cell>
          <table:table-cell table:formula="of:=['Transformação 1'.F177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77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77]" office:value-type="float" office:value="13" calcext:value-type="float">
            <text:p>13</text:p>
          </table:table-cell>
          <table:table-cell office:value-type="string" calcext:value-type="string">
            <text:p>and resposta_id = </text:p>
          </table:table-cell>
          <table:table-cell table:formula="of:=[.B177]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formula="of:=CONCATENATE([.E177];&quot; &quot;;[.F177];&quot; &quot;;[.G177];&quot; &quot;;[.H177];&quot; &quot;;[.I177];&quot; &quot;;[.J177];[.K177])" office:value-type="string" office:string-value="update resposta_usuario set new_resposta_id = 0 where questao_id = 13 and resposta_id =  1;" calcext:value-type="string">
            <text:p>update resposta_usuario set new_resposta_id = 0 where questao_id = 13 and resposta_id = <text:s/>1;</text:p>
          </table:table-cell>
          <table:table-cell table:formula="of:=IF([.C177]&lt;&gt;&quot;&quot;;[.L177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78]" office:value-type="float" office:value="13" calcext:value-type="float">
            <text:p>13</text:p>
          </table:table-cell>
          <table:table-cell table:formula="of:=['Transformação 1'.C178]" office:value-type="float" office:value="3" calcext:value-type="float">
            <text:p>3</text:p>
          </table:table-cell>
          <table:table-cell table:formula="of:=['Transformação 1'.F178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78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78]" office:value-type="float" office:value="13" calcext:value-type="float">
            <text:p>13</text:p>
          </table:table-cell>
          <table:table-cell office:value-type="string" calcext:value-type="string">
            <text:p>and resposta_id = </text:p>
          </table:table-cell>
          <table:table-cell table:formula="of:=[.B178]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CONCATENATE([.E178];&quot; &quot;;[.F178];&quot; &quot;;[.G178];&quot; &quot;;[.H178];&quot; &quot;;[.I178];&quot; &quot;;[.J178];[.K178])" office:value-type="string" office:string-value="update resposta_usuario set new_resposta_id = 0 where questao_id = 13 and resposta_id =  3;" calcext:value-type="string">
            <text:p>update resposta_usuario set new_resposta_id = 0 where questao_id = 13 and resposta_id = <text:s/>3;</text:p>
          </table:table-cell>
          <table:table-cell table:formula="of:=IF([.C178]&lt;&gt;&quot;&quot;;[.L178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79]" office:value-type="float" office:value="13" calcext:value-type="float">
            <text:p>13</text:p>
          </table:table-cell>
          <table:table-cell table:formula="of:=['Transformação 1'.C179]" office:value-type="float" office:value="2" calcext:value-type="float">
            <text:p>2</text:p>
          </table:table-cell>
          <table:table-cell table:formula="of:=['Transformação 1'.F179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79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79]" office:value-type="float" office:value="13" calcext:value-type="float">
            <text:p>13</text:p>
          </table:table-cell>
          <table:table-cell office:value-type="string" calcext:value-type="string">
            <text:p>and resposta_id = </text:p>
          </table:table-cell>
          <table:table-cell table:formula="of:=[.B179]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CONCATENATE([.E179];&quot; &quot;;[.F179];&quot; &quot;;[.G179];&quot; &quot;;[.H179];&quot; &quot;;[.I179];&quot; &quot;;[.J179];[.K179])" office:value-type="string" office:string-value="update resposta_usuario set new_resposta_id = 0 where questao_id = 13 and resposta_id =  2;" calcext:value-type="string">
            <text:p>update resposta_usuario set new_resposta_id = 0 where questao_id = 13 and resposta_id = <text:s/>2;</text:p>
          </table:table-cell>
          <table:table-cell table:formula="of:=IF([.C179]&lt;&gt;&quot;&quot;;[.L179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80]" office:value-type="float" office:value="14" calcext:value-type="float">
            <text:p>14</text:p>
          </table:table-cell>
          <table:table-cell table:formula="of:=['Transformação 1'.C180]" office:value-type="float" office:value="3" calcext:value-type="float">
            <text:p>3</text:p>
          </table:table-cell>
          <table:table-cell table:formula="of:=['Transformação 1'.F180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80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80]" office:value-type="float" office:value="14" calcext:value-type="float">
            <text:p>14</text:p>
          </table:table-cell>
          <table:table-cell office:value-type="string" calcext:value-type="string">
            <text:p>and resposta_id = </text:p>
          </table:table-cell>
          <table:table-cell table:formula="of:=[.B180]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CONCATENATE([.E180];&quot; &quot;;[.F180];&quot; &quot;;[.G180];&quot; &quot;;[.H180];&quot; &quot;;[.I180];&quot; &quot;;[.J180];[.K180])" office:value-type="string" office:string-value="update resposta_usuario set new_resposta_id = 0 where questao_id = 14 and resposta_id =  3;" calcext:value-type="string">
            <text:p>update resposta_usuario set new_resposta_id = 0 where questao_id = 14 and resposta_id = <text:s/>3;</text:p>
          </table:table-cell>
          <table:table-cell table:formula="of:=IF([.C180]&lt;&gt;&quot;&quot;;[.L180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81]" office:value-type="float" office:value="14" calcext:value-type="float">
            <text:p>14</text:p>
          </table:table-cell>
          <table:table-cell table:formula="of:=['Transformação 1'.C181]" office:value-type="float" office:value="1" calcext:value-type="float">
            <text:p>1</text:p>
          </table:table-cell>
          <table:table-cell table:formula="of:=['Transformação 1'.F181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81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81]" office:value-type="float" office:value="14" calcext:value-type="float">
            <text:p>14</text:p>
          </table:table-cell>
          <table:table-cell office:value-type="string" calcext:value-type="string">
            <text:p>and resposta_id = </text:p>
          </table:table-cell>
          <table:table-cell table:formula="of:=[.B181]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formula="of:=CONCATENATE([.E181];&quot; &quot;;[.F181];&quot; &quot;;[.G181];&quot; &quot;;[.H181];&quot; &quot;;[.I181];&quot; &quot;;[.J181];[.K181])" office:value-type="string" office:string-value="update resposta_usuario set new_resposta_id = 0 where questao_id = 14 and resposta_id =  1;" calcext:value-type="string">
            <text:p>update resposta_usuario set new_resposta_id = 0 where questao_id = 14 and resposta_id = <text:s/>1;</text:p>
          </table:table-cell>
          <table:table-cell table:formula="of:=IF([.C181]&lt;&gt;&quot;&quot;;[.L181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82]" office:value-type="float" office:value="14" calcext:value-type="float">
            <text:p>14</text:p>
          </table:table-cell>
          <table:table-cell table:formula="of:=['Transformação 1'.C182]" office:value-type="float" office:value="4" calcext:value-type="float">
            <text:p>4</text:p>
          </table:table-cell>
          <table:table-cell table:formula="of:=['Transformação 1'.F182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82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82]" office:value-type="float" office:value="14" calcext:value-type="float">
            <text:p>14</text:p>
          </table:table-cell>
          <table:table-cell office:value-type="string" calcext:value-type="string">
            <text:p>and resposta_id = </text:p>
          </table:table-cell>
          <table:table-cell table:formula="of:=[.B182]" office:value-type="float" office:value="4" calcext:value-type="float">
            <text:p>4</text:p>
          </table:table-cell>
          <table:table-cell office:value-type="string" calcext:value-type="string">
            <text:p>;</text:p>
          </table:table-cell>
          <table:table-cell table:formula="of:=CONCATENATE([.E182];&quot; &quot;;[.F182];&quot; &quot;;[.G182];&quot; &quot;;[.H182];&quot; &quot;;[.I182];&quot; &quot;;[.J182];[.K182])" office:value-type="string" office:string-value="update resposta_usuario set new_resposta_id = 0 where questao_id = 14 and resposta_id =  4;" calcext:value-type="string">
            <text:p>update resposta_usuario set new_resposta_id = 0 where questao_id = 14 and resposta_id = <text:s/>4;</text:p>
          </table:table-cell>
          <table:table-cell table:formula="of:=IF([.C182]&lt;&gt;&quot;&quot;;[.L182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83]" office:value-type="float" office:value="14" calcext:value-type="float">
            <text:p>14</text:p>
          </table:table-cell>
          <table:table-cell table:formula="of:=['Transformação 1'.C183]" office:value-type="float" office:value="5" calcext:value-type="float">
            <text:p>5</text:p>
          </table:table-cell>
          <table:table-cell table:formula="of:=['Transformação 1'.F183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83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83]" office:value-type="float" office:value="14" calcext:value-type="float">
            <text:p>14</text:p>
          </table:table-cell>
          <table:table-cell office:value-type="string" calcext:value-type="string">
            <text:p>and resposta_id = </text:p>
          </table:table-cell>
          <table:table-cell table:formula="of:=[.B183]"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  <table:table-cell table:formula="of:=CONCATENATE([.E183];&quot; &quot;;[.F183];&quot; &quot;;[.G183];&quot; &quot;;[.H183];&quot; &quot;;[.I183];&quot; &quot;;[.J183];[.K183])" office:value-type="string" office:string-value="update resposta_usuario set new_resposta_id = 0 where questao_id = 14 and resposta_id =  5;" calcext:value-type="string">
            <text:p>update resposta_usuario set new_resposta_id = 0 where questao_id = 14 and resposta_id = <text:s/>5;</text:p>
          </table:table-cell>
          <table:table-cell table:formula="of:=IF([.C183]&lt;&gt;&quot;&quot;;[.L183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84]" office:value-type="float" office:value="14" calcext:value-type="float">
            <text:p>14</text:p>
          </table:table-cell>
          <table:table-cell table:formula="of:=['Transformação 1'.C184]" office:value-type="float" office:value="2" calcext:value-type="float">
            <text:p>2</text:p>
          </table:table-cell>
          <table:table-cell table:formula="of:=['Transformação 1'.F184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84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84]" office:value-type="float" office:value="14" calcext:value-type="float">
            <text:p>14</text:p>
          </table:table-cell>
          <table:table-cell office:value-type="string" calcext:value-type="string">
            <text:p>and resposta_id = </text:p>
          </table:table-cell>
          <table:table-cell table:formula="of:=[.B184]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CONCATENATE([.E184];&quot; &quot;;[.F184];&quot; &quot;;[.G184];&quot; &quot;;[.H184];&quot; &quot;;[.I184];&quot; &quot;;[.J184];[.K184])" office:value-type="string" office:string-value="update resposta_usuario set new_resposta_id = 0 where questao_id = 14 and resposta_id =  2;" calcext:value-type="string">
            <text:p>update resposta_usuario set new_resposta_id = 0 where questao_id = 14 and resposta_id = <text:s/>2;</text:p>
          </table:table-cell>
          <table:table-cell table:formula="of:=IF([.C184]&lt;&gt;&quot;&quot;;[.L184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85]" office:value-type="float" office:value="14" calcext:value-type="float">
            <text:p>14</text:p>
          </table:table-cell>
          <table:table-cell table:formula="of:=['Transformação 1'.C185]" office:value-type="float" office:value="6" calcext:value-type="float">
            <text:p>6</text:p>
          </table:table-cell>
          <table:table-cell table:formula="of:=['Transformação 1'.F185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85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85]" office:value-type="float" office:value="14" calcext:value-type="float">
            <text:p>14</text:p>
          </table:table-cell>
          <table:table-cell office:value-type="string" calcext:value-type="string">
            <text:p>and resposta_id = </text:p>
          </table:table-cell>
          <table:table-cell table:formula="of:=[.B185]" office:value-type="float" office:value="6" calcext:value-type="float">
            <text:p>6</text:p>
          </table:table-cell>
          <table:table-cell office:value-type="string" calcext:value-type="string">
            <text:p>;</text:p>
          </table:table-cell>
          <table:table-cell table:formula="of:=CONCATENATE([.E185];&quot; &quot;;[.F185];&quot; &quot;;[.G185];&quot; &quot;;[.H185];&quot; &quot;;[.I185];&quot; &quot;;[.J185];[.K185])" office:value-type="string" office:string-value="update resposta_usuario set new_resposta_id = 0 where questao_id = 14 and resposta_id =  6;" calcext:value-type="string">
            <text:p>update resposta_usuario set new_resposta_id = 0 where questao_id = 14 and resposta_id = <text:s/>6;</text:p>
          </table:table-cell>
          <table:table-cell table:formula="of:=IF([.C185]&lt;&gt;&quot;&quot;;[.L185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86]" office:value-type="float" office:value="15" calcext:value-type="float">
            <text:p>15</text:p>
          </table:table-cell>
          <table:table-cell table:formula="of:=['Transformação 1'.C186]" office:value-type="float" office:value="5" calcext:value-type="float">
            <text:p>5</text:p>
          </table:table-cell>
          <table:table-cell table:formula="of:=['Transformação 1'.F186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86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86]" office:value-type="float" office:value="15" calcext:value-type="float">
            <text:p>15</text:p>
          </table:table-cell>
          <table:table-cell office:value-type="string" calcext:value-type="string">
            <text:p>and resposta_id = </text:p>
          </table:table-cell>
          <table:table-cell table:formula="of:=[.B186]"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  <table:table-cell table:formula="of:=CONCATENATE([.E186];&quot; &quot;;[.F186];&quot; &quot;;[.G186];&quot; &quot;;[.H186];&quot; &quot;;[.I186];&quot; &quot;;[.J186];[.K186])" office:value-type="string" office:string-value="update resposta_usuario set new_resposta_id = 0 where questao_id = 15 and resposta_id =  5;" calcext:value-type="string">
            <text:p>update resposta_usuario set new_resposta_id = 0 where questao_id = 15 and resposta_id = <text:s/>5;</text:p>
          </table:table-cell>
          <table:table-cell table:formula="of:=IF([.C186]&lt;&gt;&quot;&quot;;[.L186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87]" office:value-type="float" office:value="15" calcext:value-type="float">
            <text:p>15</text:p>
          </table:table-cell>
          <table:table-cell table:formula="of:=['Transformação 1'.C187]" office:value-type="float" office:value="2" calcext:value-type="float">
            <text:p>2</text:p>
          </table:table-cell>
          <table:table-cell table:formula="of:=['Transformação 1'.F187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87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87]" office:value-type="float" office:value="15" calcext:value-type="float">
            <text:p>15</text:p>
          </table:table-cell>
          <table:table-cell office:value-type="string" calcext:value-type="string">
            <text:p>and resposta_id = </text:p>
          </table:table-cell>
          <table:table-cell table:formula="of:=[.B187]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CONCATENATE([.E187];&quot; &quot;;[.F187];&quot; &quot;;[.G187];&quot; &quot;;[.H187];&quot; &quot;;[.I187];&quot; &quot;;[.J187];[.K187])" office:value-type="string" office:string-value="update resposta_usuario set new_resposta_id = 0 where questao_id = 15 and resposta_id =  2;" calcext:value-type="string">
            <text:p>update resposta_usuario set new_resposta_id = 0 where questao_id = 15 and resposta_id = <text:s/>2;</text:p>
          </table:table-cell>
          <table:table-cell table:formula="of:=IF([.C187]&lt;&gt;&quot;&quot;;[.L187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88]" office:value-type="float" office:value="15" calcext:value-type="float">
            <text:p>15</text:p>
          </table:table-cell>
          <table:table-cell table:formula="of:=['Transformação 1'.C188]" office:value-type="float" office:value="3" calcext:value-type="float">
            <text:p>3</text:p>
          </table:table-cell>
          <table:table-cell table:formula="of:=['Transformação 1'.F188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88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88]" office:value-type="float" office:value="15" calcext:value-type="float">
            <text:p>15</text:p>
          </table:table-cell>
          <table:table-cell office:value-type="string" calcext:value-type="string">
            <text:p>and resposta_id = </text:p>
          </table:table-cell>
          <table:table-cell table:formula="of:=[.B188]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CONCATENATE([.E188];&quot; &quot;;[.F188];&quot; &quot;;[.G188];&quot; &quot;;[.H188];&quot; &quot;;[.I188];&quot; &quot;;[.J188];[.K188])" office:value-type="string" office:string-value="update resposta_usuario set new_resposta_id = 0 where questao_id = 15 and resposta_id =  3;" calcext:value-type="string">
            <text:p>update resposta_usuario set new_resposta_id = 0 where questao_id = 15 and resposta_id = <text:s/>3;</text:p>
          </table:table-cell>
          <table:table-cell table:formula="of:=IF([.C188]&lt;&gt;&quot;&quot;;[.L188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89]" office:value-type="float" office:value="15" calcext:value-type="float">
            <text:p>15</text:p>
          </table:table-cell>
          <table:table-cell table:formula="of:=['Transformação 1'.C189]" office:value-type="float" office:value="4" calcext:value-type="float">
            <text:p>4</text:p>
          </table:table-cell>
          <table:table-cell table:formula="of:=['Transformação 1'.F189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89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89]" office:value-type="float" office:value="15" calcext:value-type="float">
            <text:p>15</text:p>
          </table:table-cell>
          <table:table-cell office:value-type="string" calcext:value-type="string">
            <text:p>and resposta_id = </text:p>
          </table:table-cell>
          <table:table-cell table:formula="of:=[.B189]" office:value-type="float" office:value="4" calcext:value-type="float">
            <text:p>4</text:p>
          </table:table-cell>
          <table:table-cell office:value-type="string" calcext:value-type="string">
            <text:p>;</text:p>
          </table:table-cell>
          <table:table-cell table:formula="of:=CONCATENATE([.E189];&quot; &quot;;[.F189];&quot; &quot;;[.G189];&quot; &quot;;[.H189];&quot; &quot;;[.I189];&quot; &quot;;[.J189];[.K189])" office:value-type="string" office:string-value="update resposta_usuario set new_resposta_id = 0 where questao_id = 15 and resposta_id =  4;" calcext:value-type="string">
            <text:p>update resposta_usuario set new_resposta_id = 0 where questao_id = 15 and resposta_id = <text:s/>4;</text:p>
          </table:table-cell>
          <table:table-cell table:formula="of:=IF([.C189]&lt;&gt;&quot;&quot;;[.L189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90]" office:value-type="float" office:value="15" calcext:value-type="float">
            <text:p>15</text:p>
          </table:table-cell>
          <table:table-cell table:formula="of:=['Transformação 1'.C190]" office:value-type="float" office:value="6" calcext:value-type="float">
            <text:p>6</text:p>
          </table:table-cell>
          <table:table-cell table:formula="of:=['Transformação 1'.F190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90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90]" office:value-type="float" office:value="15" calcext:value-type="float">
            <text:p>15</text:p>
          </table:table-cell>
          <table:table-cell office:value-type="string" calcext:value-type="string">
            <text:p>and resposta_id = </text:p>
          </table:table-cell>
          <table:table-cell table:formula="of:=[.B190]" office:value-type="float" office:value="6" calcext:value-type="float">
            <text:p>6</text:p>
          </table:table-cell>
          <table:table-cell office:value-type="string" calcext:value-type="string">
            <text:p>;</text:p>
          </table:table-cell>
          <table:table-cell table:formula="of:=CONCATENATE([.E190];&quot; &quot;;[.F190];&quot; &quot;;[.G190];&quot; &quot;;[.H190];&quot; &quot;;[.I190];&quot; &quot;;[.J190];[.K190])" office:value-type="string" office:string-value="update resposta_usuario set new_resposta_id = 0 where questao_id = 15 and resposta_id =  6;" calcext:value-type="string">
            <text:p>update resposta_usuario set new_resposta_id = 0 where questao_id = 15 and resposta_id = <text:s/>6;</text:p>
          </table:table-cell>
          <table:table-cell table:formula="of:=IF([.C190]&lt;&gt;&quot;&quot;;[.L190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91]" office:value-type="float" office:value="15" calcext:value-type="float">
            <text:p>15</text:p>
          </table:table-cell>
          <table:table-cell table:formula="of:=['Transformação 1'.C191]" office:value-type="float" office:value="1" calcext:value-type="float">
            <text:p>1</text:p>
          </table:table-cell>
          <table:table-cell table:formula="of:=['Transformação 1'.F191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91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91]" office:value-type="float" office:value="15" calcext:value-type="float">
            <text:p>15</text:p>
          </table:table-cell>
          <table:table-cell office:value-type="string" calcext:value-type="string">
            <text:p>and resposta_id = </text:p>
          </table:table-cell>
          <table:table-cell table:formula="of:=[.B191]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formula="of:=CONCATENATE([.E191];&quot; &quot;;[.F191];&quot; &quot;;[.G191];&quot; &quot;;[.H191];&quot; &quot;;[.I191];&quot; &quot;;[.J191];[.K191])" office:value-type="string" office:string-value="update resposta_usuario set new_resposta_id = 0 where questao_id = 15 and resposta_id =  1;" calcext:value-type="string">
            <text:p>update resposta_usuario set new_resposta_id = 0 where questao_id = 15 and resposta_id = <text:s/>1;</text:p>
          </table:table-cell>
          <table:table-cell table:formula="of:=IF([.C191]&lt;&gt;&quot;&quot;;[.L191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92]" office:value-type="float" office:value="16" calcext:value-type="float">
            <text:p>16</text:p>
          </table:table-cell>
          <table:table-cell table:formula="of:=['Transformação 1'.C192]" office:value-type="float" office:value="1" calcext:value-type="float">
            <text:p>1</text:p>
          </table:table-cell>
          <table:table-cell table:formula="of:=['Transformação 1'.F192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92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92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192]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formula="of:=CONCATENATE([.E192];&quot; &quot;;[.F192];&quot; &quot;;[.G192];&quot; &quot;;[.H192];&quot; &quot;;[.I192];&quot; &quot;;[.J192];[.K192])" office:value-type="string" office:string-value="update resposta_usuario set new_resposta_id = 0 where questao_id = 16 and resposta_id =  1;" calcext:value-type="string">
            <text:p>update resposta_usuario set new_resposta_id = 0 where questao_id = 16 and resposta_id = <text:s/>1;</text:p>
          </table:table-cell>
          <table:table-cell table:formula="of:=IF([.C192]&lt;&gt;&quot;&quot;;[.L192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93]" office:value-type="float" office:value="16" calcext:value-type="float">
            <text:p>16</text:p>
          </table:table-cell>
          <table:table-cell table:formula="of:=['Transformação 1'.C193]" office:value-type="float" office:value="3" calcext:value-type="float">
            <text:p>3</text:p>
          </table:table-cell>
          <table:table-cell table:formula="of:=['Transformação 1'.F193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93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93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193]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CONCATENATE([.E193];&quot; &quot;;[.F193];&quot; &quot;;[.G193];&quot; &quot;;[.H193];&quot; &quot;;[.I193];&quot; &quot;;[.J193];[.K193])" office:value-type="string" office:string-value="update resposta_usuario set new_resposta_id = 0 where questao_id = 16 and resposta_id =  3;" calcext:value-type="string">
            <text:p>update resposta_usuario set new_resposta_id = 0 where questao_id = 16 and resposta_id = <text:s/>3;</text:p>
          </table:table-cell>
          <table:table-cell table:formula="of:=IF([.C193]&lt;&gt;&quot;&quot;;[.L193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94]" office:value-type="float" office:value="16" calcext:value-type="float">
            <text:p>16</text:p>
          </table:table-cell>
          <table:table-cell table:formula="of:=['Transformação 1'.C194]" office:value-type="float" office:value="6" calcext:value-type="float">
            <text:p>6</text:p>
          </table:table-cell>
          <table:table-cell table:formula="of:=['Transformação 1'.F194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94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94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194]" office:value-type="float" office:value="6" calcext:value-type="float">
            <text:p>6</text:p>
          </table:table-cell>
          <table:table-cell office:value-type="string" calcext:value-type="string">
            <text:p>;</text:p>
          </table:table-cell>
          <table:table-cell table:formula="of:=CONCATENATE([.E194];&quot; &quot;;[.F194];&quot; &quot;;[.G194];&quot; &quot;;[.H194];&quot; &quot;;[.I194];&quot; &quot;;[.J194];[.K194])" office:value-type="string" office:string-value="update resposta_usuario set new_resposta_id = 0 where questao_id = 16 and resposta_id =  6;" calcext:value-type="string">
            <text:p>update resposta_usuario set new_resposta_id = 0 where questao_id = 16 and resposta_id = <text:s/>6;</text:p>
          </table:table-cell>
          <table:table-cell table:formula="of:=IF([.C194]&lt;&gt;&quot;&quot;;[.L194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95]" office:value-type="float" office:value="16" calcext:value-type="float">
            <text:p>16</text:p>
          </table:table-cell>
          <table:table-cell table:formula="of:=['Transformação 1'.C195]" office:value-type="float" office:value="2" calcext:value-type="float">
            <text:p>2</text:p>
          </table:table-cell>
          <table:table-cell table:formula="of:=['Transformação 1'.F195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95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95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195]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CONCATENATE([.E195];&quot; &quot;;[.F195];&quot; &quot;;[.G195];&quot; &quot;;[.H195];&quot; &quot;;[.I195];&quot; &quot;;[.J195];[.K195])" office:value-type="string" office:string-value="update resposta_usuario set new_resposta_id = 0 where questao_id = 16 and resposta_id =  2;" calcext:value-type="string">
            <text:p>update resposta_usuario set new_resposta_id = 0 where questao_id = 16 and resposta_id = <text:s/>2;</text:p>
          </table:table-cell>
          <table:table-cell table:formula="of:=IF([.C195]&lt;&gt;&quot;&quot;;[.L195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96]" office:value-type="float" office:value="16" calcext:value-type="float">
            <text:p>16</text:p>
          </table:table-cell>
          <table:table-cell table:formula="of:=['Transformação 1'.C196]" office:value-type="float" office:value="7" calcext:value-type="float">
            <text:p>7</text:p>
          </table:table-cell>
          <table:table-cell table:formula="of:=['Transformação 1'.F196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96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196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196]" office:value-type="float" office:value="7" calcext:value-type="float">
            <text:p>7</text:p>
          </table:table-cell>
          <table:table-cell office:value-type="string" calcext:value-type="string">
            <text:p>;</text:p>
          </table:table-cell>
          <table:table-cell table:formula="of:=CONCATENATE([.E196];&quot; &quot;;[.F196];&quot; &quot;;[.G196];&quot; &quot;;[.H196];&quot; &quot;;[.I196];&quot; &quot;;[.J196];[.K196])" office:value-type="string" office:string-value="update resposta_usuario set new_resposta_id = 0 where questao_id = 16 and resposta_id =  7;" calcext:value-type="string">
            <text:p>update resposta_usuario set new_resposta_id = 0 where questao_id = 16 and resposta_id = <text:s/>7;</text:p>
          </table:table-cell>
          <table:table-cell table:formula="of:=IF([.C196]&lt;&gt;&quot;&quot;;[.L196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197]" office:value-type="float" office:value="16" calcext:value-type="float">
            <text:p>16</text:p>
          </table:table-cell>
          <table:table-cell table:formula="of:=['Transformação 1'.C197]" office:value-type="float" office:value="10" calcext:value-type="float">
            <text:p>10</text:p>
          </table:table-cell>
          <table:table-cell table:formula="of:=['Transformação 1'.F197]" office:value-type="float" office:value="7" calcext:value-type="float">
            <text:p>7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97]" office:value-type="float" office:value="7" calcext:value-type="float">
            <text:p>7</text:p>
          </table:table-cell>
          <table:table-cell office:value-type="string" calcext:value-type="string">
            <text:p>where questao_id =</text:p>
          </table:table-cell>
          <table:table-cell table:formula="of:=[.A197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197]" office:value-type="float" office:value="10" calcext:value-type="float">
            <text:p>10</text:p>
          </table:table-cell>
          <table:table-cell office:value-type="string" calcext:value-type="string">
            <text:p>;</text:p>
          </table:table-cell>
          <table:table-cell table:formula="of:=CONCATENATE([.E197];&quot; &quot;;[.F197];&quot; &quot;;[.G197];&quot; &quot;;[.H197];&quot; &quot;;[.I197];&quot; &quot;;[.J197];[.K197])" office:value-type="string" office:string-value="update resposta_usuario set new_resposta_id = 7 where questao_id = 16 and resposta_id =  10;" calcext:value-type="string">
            <text:p>update resposta_usuario set new_resposta_id = 7 where questao_id = 16 and resposta_id = <text:s/>10;</text:p>
          </table:table-cell>
          <table:table-cell table:formula="of:=IF([.C197]&lt;&gt;&quot;&quot;;[.L197];&quot;&quot;)" office:value-type="string" office:string-value="update resposta_usuario set new_resposta_id = 7 where questao_id = 16 and resposta_id =  10;" calcext:value-type="string">
            <text:p>update resposta_usuario set new_resposta_id = 7 where questao_id = 16 and resposta_id = <text:s/>10;</text:p>
          </table:table-cell>
          <table:table-cell table:number-columns-repeated="1011"/>
        </table:table-row>
        <table:table-row table:style-name="ro8">
          <table:table-cell table:formula="of:=['Transformação 1'.A198]" office:value-type="float" office:value="16" calcext:value-type="float">
            <text:p>16</text:p>
          </table:table-cell>
          <table:table-cell table:formula="of:=['Transformação 1'.C198]" office:value-type="float" office:value="25" calcext:value-type="float">
            <text:p>25</text:p>
          </table:table-cell>
          <table:table-cell table:formula="of:=['Transformação 1'.F198]" office:value-type="float" office:value="7" calcext:value-type="float">
            <text:p>7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98]" office:value-type="float" office:value="7" calcext:value-type="float">
            <text:p>7</text:p>
          </table:table-cell>
          <table:table-cell office:value-type="string" calcext:value-type="string">
            <text:p>where questao_id =</text:p>
          </table:table-cell>
          <table:table-cell table:formula="of:=[.A198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198]" office:value-type="float" office:value="25" calcext:value-type="float">
            <text:p>25</text:p>
          </table:table-cell>
          <table:table-cell office:value-type="string" calcext:value-type="string">
            <text:p>;</text:p>
          </table:table-cell>
          <table:table-cell table:formula="of:=CONCATENATE([.E198];&quot; &quot;;[.F198];&quot; &quot;;[.G198];&quot; &quot;;[.H198];&quot; &quot;;[.I198];&quot; &quot;;[.J198];[.K198])" office:value-type="string" office:string-value="update resposta_usuario set new_resposta_id = 7 where questao_id = 16 and resposta_id =  25;" calcext:value-type="string">
            <text:p>update resposta_usuario set new_resposta_id = 7 where questao_id = 16 and resposta_id = <text:s/>25;</text:p>
          </table:table-cell>
          <table:table-cell table:formula="of:=IF([.C198]&lt;&gt;&quot;&quot;;[.L198];&quot;&quot;)" office:value-type="string" office:string-value="update resposta_usuario set new_resposta_id = 7 where questao_id = 16 and resposta_id =  25;" calcext:value-type="string">
            <text:p>update resposta_usuario set new_resposta_id = 7 where questao_id = 16 and resposta_id = <text:s/>25;</text:p>
          </table:table-cell>
          <table:table-cell table:number-columns-repeated="1011"/>
        </table:table-row>
        <table:table-row table:style-name="ro8">
          <table:table-cell table:formula="of:=['Transformação 1'.A199]" office:value-type="float" office:value="16" calcext:value-type="float">
            <text:p>16</text:p>
          </table:table-cell>
          <table:table-cell table:formula="of:=['Transformação 1'.C199]" office:value-type="float" office:value="22" calcext:value-type="float">
            <text:p>22</text:p>
          </table:table-cell>
          <table:table-cell table:formula="of:=['Transformação 1'.F199]" office:value-type="float" office:value="2" calcext:value-type="float">
            <text:p>2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199]" office:value-type="float" office:value="2" calcext:value-type="float">
            <text:p>2</text:p>
          </table:table-cell>
          <table:table-cell office:value-type="string" calcext:value-type="string">
            <text:p>where questao_id =</text:p>
          </table:table-cell>
          <table:table-cell table:formula="of:=[.A199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199]" office:value-type="float" office:value="22" calcext:value-type="float">
            <text:p>22</text:p>
          </table:table-cell>
          <table:table-cell office:value-type="string" calcext:value-type="string">
            <text:p>;</text:p>
          </table:table-cell>
          <table:table-cell table:formula="of:=CONCATENATE([.E199];&quot; &quot;;[.F199];&quot; &quot;;[.G199];&quot; &quot;;[.H199];&quot; &quot;;[.I199];&quot; &quot;;[.J199];[.K199])" office:value-type="string" office:string-value="update resposta_usuario set new_resposta_id = 2 where questao_id = 16 and resposta_id =  22;" calcext:value-type="string">
            <text:p>update resposta_usuario set new_resposta_id = 2 where questao_id = 16 and resposta_id = <text:s/>22;</text:p>
          </table:table-cell>
          <table:table-cell table:formula="of:=IF([.C199]&lt;&gt;&quot;&quot;;[.L199];&quot;&quot;)" office:value-type="string" office:string-value="update resposta_usuario set new_resposta_id = 2 where questao_id = 16 and resposta_id =  22;" calcext:value-type="string">
            <text:p>update resposta_usuario set new_resposta_id = 2 where questao_id = 16 and resposta_id = <text:s/>22;</text:p>
          </table:table-cell>
          <table:table-cell table:number-columns-repeated="1011"/>
        </table:table-row>
        <table:table-row table:style-name="ro8">
          <table:table-cell table:formula="of:=['Transformação 1'.A200]" office:value-type="float" office:value="16" calcext:value-type="float">
            <text:p>16</text:p>
          </table:table-cell>
          <table:table-cell table:formula="of:=['Transformação 1'.C200]" office:value-type="float" office:value="11" calcext:value-type="float">
            <text:p>11</text:p>
          </table:table-cell>
          <table:table-cell table:formula="of:=['Transformação 1'.F200]" office:value-type="float" office:value="1" calcext:value-type="float">
            <text:p>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00]" office:value-type="float" office:value="1" calcext:value-type="float">
            <text:p>1</text:p>
          </table:table-cell>
          <table:table-cell office:value-type="string" calcext:value-type="string">
            <text:p>where questao_id =</text:p>
          </table:table-cell>
          <table:table-cell table:formula="of:=[.A200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200]" office:value-type="float" office:value="11" calcext:value-type="float">
            <text:p>11</text:p>
          </table:table-cell>
          <table:table-cell office:value-type="string" calcext:value-type="string">
            <text:p>;</text:p>
          </table:table-cell>
          <table:table-cell table:formula="of:=CONCATENATE([.E200];&quot; &quot;;[.F200];&quot; &quot;;[.G200];&quot; &quot;;[.H200];&quot; &quot;;[.I200];&quot; &quot;;[.J200];[.K200])" office:value-type="string" office:string-value="update resposta_usuario set new_resposta_id = 1 where questao_id = 16 and resposta_id =  11;" calcext:value-type="string">
            <text:p>update resposta_usuario set new_resposta_id = 1 where questao_id = 16 and resposta_id = <text:s/>11;</text:p>
          </table:table-cell>
          <table:table-cell table:formula="of:=IF([.C200]&lt;&gt;&quot;&quot;;[.L200];&quot;&quot;)" office:value-type="string" office:string-value="update resposta_usuario set new_resposta_id = 1 where questao_id = 16 and resposta_id =  11;" calcext:value-type="string">
            <text:p>update resposta_usuario set new_resposta_id = 1 where questao_id = 16 and resposta_id = <text:s/>11;</text:p>
          </table:table-cell>
          <table:table-cell table:number-columns-repeated="1011"/>
        </table:table-row>
        <table:table-row table:style-name="ro8">
          <table:table-cell table:formula="of:=['Transformação 1'.A201]" office:value-type="float" office:value="16" calcext:value-type="float">
            <text:p>16</text:p>
          </table:table-cell>
          <table:table-cell table:formula="of:=['Transformação 1'.C201]" office:value-type="float" office:value="16" calcext:value-type="float">
            <text:p>16</text:p>
          </table:table-cell>
          <table:table-cell table:formula="of:=['Transformação 1'.F201]" office:value-type="float" office:value="1" calcext:value-type="float">
            <text:p>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01]" office:value-type="float" office:value="1" calcext:value-type="float">
            <text:p>1</text:p>
          </table:table-cell>
          <table:table-cell office:value-type="string" calcext:value-type="string">
            <text:p>where questao_id =</text:p>
          </table:table-cell>
          <table:table-cell table:formula="of:=[.A201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201]" office:value-type="float" office:value="16" calcext:value-type="float">
            <text:p>16</text:p>
          </table:table-cell>
          <table:table-cell office:value-type="string" calcext:value-type="string">
            <text:p>;</text:p>
          </table:table-cell>
          <table:table-cell table:formula="of:=CONCATENATE([.E201];&quot; &quot;;[.F201];&quot; &quot;;[.G201];&quot; &quot;;[.H201];&quot; &quot;;[.I201];&quot; &quot;;[.J201];[.K201])" office:value-type="string" office:string-value="update resposta_usuario set new_resposta_id = 1 where questao_id = 16 and resposta_id =  16;" calcext:value-type="string">
            <text:p>update resposta_usuario set new_resposta_id = 1 where questao_id = 16 and resposta_id = <text:s/>16;</text:p>
          </table:table-cell>
          <table:table-cell table:formula="of:=IF([.C201]&lt;&gt;&quot;&quot;;[.L201];&quot;&quot;)" office:value-type="string" office:string-value="update resposta_usuario set new_resposta_id = 1 where questao_id = 16 and resposta_id =  16;" calcext:value-type="string">
            <text:p>update resposta_usuario set new_resposta_id = 1 where questao_id = 16 and resposta_id = <text:s/>16;</text:p>
          </table:table-cell>
          <table:table-cell table:number-columns-repeated="1011"/>
        </table:table-row>
        <table:table-row table:style-name="ro8">
          <table:table-cell table:formula="of:=['Transformação 1'.A202]" office:value-type="float" office:value="16" calcext:value-type="float">
            <text:p>16</text:p>
          </table:table-cell>
          <table:table-cell table:formula="of:=['Transformação 1'.C202]" office:value-type="float" office:value="21" calcext:value-type="float">
            <text:p>21</text:p>
          </table:table-cell>
          <table:table-cell table:formula="of:=['Transformação 1'.F202]" office:value-type="float" office:value="1" calcext:value-type="float">
            <text:p>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02]" office:value-type="float" office:value="1" calcext:value-type="float">
            <text:p>1</text:p>
          </table:table-cell>
          <table:table-cell office:value-type="string" calcext:value-type="string">
            <text:p>where questao_id =</text:p>
          </table:table-cell>
          <table:table-cell table:formula="of:=[.A202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202]" office:value-type="float" office:value="21" calcext:value-type="float">
            <text:p>21</text:p>
          </table:table-cell>
          <table:table-cell office:value-type="string" calcext:value-type="string">
            <text:p>;</text:p>
          </table:table-cell>
          <table:table-cell table:formula="of:=CONCATENATE([.E202];&quot; &quot;;[.F202];&quot; &quot;;[.G202];&quot; &quot;;[.H202];&quot; &quot;;[.I202];&quot; &quot;;[.J202];[.K202])" office:value-type="string" office:string-value="update resposta_usuario set new_resposta_id = 1 where questao_id = 16 and resposta_id =  21;" calcext:value-type="string">
            <text:p>update resposta_usuario set new_resposta_id = 1 where questao_id = 16 and resposta_id = <text:s/>21;</text:p>
          </table:table-cell>
          <table:table-cell table:formula="of:=IF([.C202]&lt;&gt;&quot;&quot;;[.L202];&quot;&quot;)" office:value-type="string" office:string-value="update resposta_usuario set new_resposta_id = 1 where questao_id = 16 and resposta_id =  21;" calcext:value-type="string">
            <text:p>update resposta_usuario set new_resposta_id = 1 where questao_id = 16 and resposta_id = <text:s/>21;</text:p>
          </table:table-cell>
          <table:table-cell table:number-columns-repeated="1011"/>
        </table:table-row>
        <table:table-row table:style-name="ro8">
          <table:table-cell table:formula="of:=['Transformação 1'.A203]" office:value-type="float" office:value="16" calcext:value-type="float">
            <text:p>16</text:p>
          </table:table-cell>
          <table:table-cell table:formula="of:=['Transformação 1'.C203]" office:value-type="float" office:value="28" calcext:value-type="float">
            <text:p>28</text:p>
          </table:table-cell>
          <table:table-cell table:formula="of:=['Transformação 1'.F203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03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03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203]" office:value-type="float" office:value="28" calcext:value-type="float">
            <text:p>28</text:p>
          </table:table-cell>
          <table:table-cell office:value-type="string" calcext:value-type="string">
            <text:p>;</text:p>
          </table:table-cell>
          <table:table-cell table:formula="of:=CONCATENATE([.E203];&quot; &quot;;[.F203];&quot; &quot;;[.G203];&quot; &quot;;[.H203];&quot; &quot;;[.I203];&quot; &quot;;[.J203];[.K203])" office:value-type="string" office:string-value="update resposta_usuario set new_resposta_id = 0 where questao_id = 16 and resposta_id =  28;" calcext:value-type="string">
            <text:p>update resposta_usuario set new_resposta_id = 0 where questao_id = 16 and resposta_id = <text:s/>28;</text:p>
          </table:table-cell>
          <table:table-cell table:formula="of:=IF([.C203]&lt;&gt;&quot;&quot;;[.L203];&quot;&quot;)" office:value-type="string" office:string-value="update resposta_usuario set new_resposta_id = 0 where questao_id = 16 and resposta_id =  28;" calcext:value-type="string">
            <text:p>update resposta_usuario set new_resposta_id = 0 where questao_id = 16 and resposta_id = <text:s/>28;</text:p>
          </table:table-cell>
          <table:table-cell table:number-columns-repeated="1011"/>
        </table:table-row>
        <table:table-row table:style-name="ro8">
          <table:table-cell table:formula="of:=['Transformação 1'.A204]" office:value-type="float" office:value="16" calcext:value-type="float">
            <text:p>16</text:p>
          </table:table-cell>
          <table:table-cell table:formula="of:=['Transformação 1'.C204]" office:value-type="float" office:value="9" calcext:value-type="float">
            <text:p>9</text:p>
          </table:table-cell>
          <table:table-cell table:formula="of:=['Transformação 1'.F204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04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04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204]" office:value-type="float" office:value="9" calcext:value-type="float">
            <text:p>9</text:p>
          </table:table-cell>
          <table:table-cell office:value-type="string" calcext:value-type="string">
            <text:p>;</text:p>
          </table:table-cell>
          <table:table-cell table:formula="of:=CONCATENATE([.E204];&quot; &quot;;[.F204];&quot; &quot;;[.G204];&quot; &quot;;[.H204];&quot; &quot;;[.I204];&quot; &quot;;[.J204];[.K204])" office:value-type="string" office:string-value="update resposta_usuario set new_resposta_id = 0 where questao_id = 16 and resposta_id =  9;" calcext:value-type="string">
            <text:p>update resposta_usuario set new_resposta_id = 0 where questao_id = 16 and resposta_id = <text:s/>9;</text:p>
          </table:table-cell>
          <table:table-cell table:formula="of:=IF([.C204]&lt;&gt;&quot;&quot;;[.L204];&quot;&quot;)" office:value-type="string" office:string-value="update resposta_usuario set new_resposta_id = 0 where questao_id = 16 and resposta_id =  9;" calcext:value-type="string">
            <text:p>update resposta_usuario set new_resposta_id = 0 where questao_id = 16 and resposta_id = <text:s/>9;</text:p>
          </table:table-cell>
          <table:table-cell table:number-columns-repeated="1011"/>
        </table:table-row>
        <table:table-row table:style-name="ro8">
          <table:table-cell table:formula="of:=['Transformação 1'.A205]" office:value-type="float" office:value="16" calcext:value-type="float">
            <text:p>16</text:p>
          </table:table-cell>
          <table:table-cell table:formula="of:=['Transformação 1'.C205]" office:value-type="float" office:value="23" calcext:value-type="float">
            <text:p>23</text:p>
          </table:table-cell>
          <table:table-cell table:formula="of:=['Transformação 1'.F205]" office:value-type="float" office:value="1" calcext:value-type="float">
            <text:p>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05]" office:value-type="float" office:value="1" calcext:value-type="float">
            <text:p>1</text:p>
          </table:table-cell>
          <table:table-cell office:value-type="string" calcext:value-type="string">
            <text:p>where questao_id =</text:p>
          </table:table-cell>
          <table:table-cell table:formula="of:=[.A205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205]" office:value-type="float" office:value="23" calcext:value-type="float">
            <text:p>23</text:p>
          </table:table-cell>
          <table:table-cell office:value-type="string" calcext:value-type="string">
            <text:p>;</text:p>
          </table:table-cell>
          <table:table-cell table:formula="of:=CONCATENATE([.E205];&quot; &quot;;[.F205];&quot; &quot;;[.G205];&quot; &quot;;[.H205];&quot; &quot;;[.I205];&quot; &quot;;[.J205];[.K205])" office:value-type="string" office:string-value="update resposta_usuario set new_resposta_id = 1 where questao_id = 16 and resposta_id =  23;" calcext:value-type="string">
            <text:p>update resposta_usuario set new_resposta_id = 1 where questao_id = 16 and resposta_id = <text:s/>23;</text:p>
          </table:table-cell>
          <table:table-cell table:formula="of:=IF([.C205]&lt;&gt;&quot;&quot;;[.L205];&quot;&quot;)" office:value-type="string" office:string-value="update resposta_usuario set new_resposta_id = 1 where questao_id = 16 and resposta_id =  23;" calcext:value-type="string">
            <text:p>update resposta_usuario set new_resposta_id = 1 where questao_id = 16 and resposta_id = <text:s/>23;</text:p>
          </table:table-cell>
          <table:table-cell table:number-columns-repeated="1011"/>
        </table:table-row>
        <table:table-row table:style-name="ro8">
          <table:table-cell table:formula="of:=['Transformação 1'.A206]" office:value-type="float" office:value="16" calcext:value-type="float">
            <text:p>16</text:p>
          </table:table-cell>
          <table:table-cell table:formula="of:=['Transformação 1'.C206]" office:value-type="float" office:value="20" calcext:value-type="float">
            <text:p>20</text:p>
          </table:table-cell>
          <table:table-cell table:formula="of:=['Transformação 1'.F206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06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06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206]" office:value-type="float" office:value="20" calcext:value-type="float">
            <text:p>20</text:p>
          </table:table-cell>
          <table:table-cell office:value-type="string" calcext:value-type="string">
            <text:p>;</text:p>
          </table:table-cell>
          <table:table-cell table:formula="of:=CONCATENATE([.E206];&quot; &quot;;[.F206];&quot; &quot;;[.G206];&quot; &quot;;[.H206];&quot; &quot;;[.I206];&quot; &quot;;[.J206];[.K206])" office:value-type="string" office:string-value="update resposta_usuario set new_resposta_id = 0 where questao_id = 16 and resposta_id =  20;" calcext:value-type="string">
            <text:p>update resposta_usuario set new_resposta_id = 0 where questao_id = 16 and resposta_id = <text:s/>20;</text:p>
          </table:table-cell>
          <table:table-cell table:formula="of:=IF([.C206]&lt;&gt;&quot;&quot;;[.L206];&quot;&quot;)" office:value-type="string" office:string-value="update resposta_usuario set new_resposta_id = 0 where questao_id = 16 and resposta_id =  20;" calcext:value-type="string">
            <text:p>update resposta_usuario set new_resposta_id = 0 where questao_id = 16 and resposta_id = <text:s/>20;</text:p>
          </table:table-cell>
          <table:table-cell table:number-columns-repeated="1011"/>
        </table:table-row>
        <table:table-row table:style-name="ro8">
          <table:table-cell table:formula="of:=['Transformação 1'.A207]" office:value-type="float" office:value="16" calcext:value-type="float">
            <text:p>16</text:p>
          </table:table-cell>
          <table:table-cell table:formula="of:=['Transformação 1'.C207]" office:value-type="float" office:value="17" calcext:value-type="float">
            <text:p>17</text:p>
          </table:table-cell>
          <table:table-cell table:formula="of:=['Transformação 1'.F207]" office:value-type="float" office:value="7" calcext:value-type="float">
            <text:p>7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07]" office:value-type="float" office:value="7" calcext:value-type="float">
            <text:p>7</text:p>
          </table:table-cell>
          <table:table-cell office:value-type="string" calcext:value-type="string">
            <text:p>where questao_id =</text:p>
          </table:table-cell>
          <table:table-cell table:formula="of:=[.A207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207]" office:value-type="float" office:value="17" calcext:value-type="float">
            <text:p>17</text:p>
          </table:table-cell>
          <table:table-cell office:value-type="string" calcext:value-type="string">
            <text:p>;</text:p>
          </table:table-cell>
          <table:table-cell table:formula="of:=CONCATENATE([.E207];&quot; &quot;;[.F207];&quot; &quot;;[.G207];&quot; &quot;;[.H207];&quot; &quot;;[.I207];&quot; &quot;;[.J207];[.K207])" office:value-type="string" office:string-value="update resposta_usuario set new_resposta_id = 7 where questao_id = 16 and resposta_id =  17;" calcext:value-type="string">
            <text:p>update resposta_usuario set new_resposta_id = 7 where questao_id = 16 and resposta_id = <text:s/>17;</text:p>
          </table:table-cell>
          <table:table-cell table:formula="of:=IF([.C207]&lt;&gt;&quot;&quot;;[.L207];&quot;&quot;)" office:value-type="string" office:string-value="update resposta_usuario set new_resposta_id = 7 where questao_id = 16 and resposta_id =  17;" calcext:value-type="string">
            <text:p>update resposta_usuario set new_resposta_id = 7 where questao_id = 16 and resposta_id = <text:s/>17;</text:p>
          </table:table-cell>
          <table:table-cell table:number-columns-repeated="1011"/>
        </table:table-row>
        <table:table-row table:style-name="ro8">
          <table:table-cell table:formula="of:=['Transformação 1'.A208]" office:value-type="float" office:value="16" calcext:value-type="float">
            <text:p>16</text:p>
          </table:table-cell>
          <table:table-cell table:formula="of:=['Transformação 1'.C208]" office:value-type="float" office:value="15" calcext:value-type="float">
            <text:p>15</text:p>
          </table:table-cell>
          <table:table-cell table:formula="of:=['Transformação 1'.F208]" office:value-type="float" office:value="6" calcext:value-type="float">
            <text:p>6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08]" office:value-type="float" office:value="6" calcext:value-type="float">
            <text:p>6</text:p>
          </table:table-cell>
          <table:table-cell office:value-type="string" calcext:value-type="string">
            <text:p>where questao_id =</text:p>
          </table:table-cell>
          <table:table-cell table:formula="of:=[.A208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208]" office:value-type="float" office:value="15" calcext:value-type="float">
            <text:p>15</text:p>
          </table:table-cell>
          <table:table-cell office:value-type="string" calcext:value-type="string">
            <text:p>;</text:p>
          </table:table-cell>
          <table:table-cell table:formula="of:=CONCATENATE([.E208];&quot; &quot;;[.F208];&quot; &quot;;[.G208];&quot; &quot;;[.H208];&quot; &quot;;[.I208];&quot; &quot;;[.J208];[.K208])" office:value-type="string" office:string-value="update resposta_usuario set new_resposta_id = 6 where questao_id = 16 and resposta_id =  15;" calcext:value-type="string">
            <text:p>update resposta_usuario set new_resposta_id = 6 where questao_id = 16 and resposta_id = <text:s/>15;</text:p>
          </table:table-cell>
          <table:table-cell table:formula="of:=IF([.C208]&lt;&gt;&quot;&quot;;[.L208];&quot;&quot;)" office:value-type="string" office:string-value="update resposta_usuario set new_resposta_id = 6 where questao_id = 16 and resposta_id =  15;" calcext:value-type="string">
            <text:p>update resposta_usuario set new_resposta_id = 6 where questao_id = 16 and resposta_id = <text:s/>15;</text:p>
          </table:table-cell>
          <table:table-cell table:number-columns-repeated="1011"/>
        </table:table-row>
        <table:table-row table:style-name="ro8">
          <table:table-cell table:formula="of:=['Transformação 1'.A209]" office:value-type="float" office:value="16" calcext:value-type="float">
            <text:p>16</text:p>
          </table:table-cell>
          <table:table-cell table:formula="of:=['Transformação 1'.C209]" office:value-type="float" office:value="12" calcext:value-type="float">
            <text:p>12</text:p>
          </table:table-cell>
          <table:table-cell table:formula="of:=['Transformação 1'.F209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09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09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209]" office:value-type="float" office:value="12" calcext:value-type="float">
            <text:p>12</text:p>
          </table:table-cell>
          <table:table-cell office:value-type="string" calcext:value-type="string">
            <text:p>;</text:p>
          </table:table-cell>
          <table:table-cell table:formula="of:=CONCATENATE([.E209];&quot; &quot;;[.F209];&quot; &quot;;[.G209];&quot; &quot;;[.H209];&quot; &quot;;[.I209];&quot; &quot;;[.J209];[.K209])" office:value-type="string" office:string-value="update resposta_usuario set new_resposta_id = 0 where questao_id = 16 and resposta_id =  12;" calcext:value-type="string">
            <text:p>update resposta_usuario set new_resposta_id = 0 where questao_id = 16 and resposta_id = <text:s/>12;</text:p>
          </table:table-cell>
          <table:table-cell table:formula="of:=IF([.C209]&lt;&gt;&quot;&quot;;[.L209];&quot;&quot;)" office:value-type="string" office:string-value="update resposta_usuario set new_resposta_id = 0 where questao_id = 16 and resposta_id =  12;" calcext:value-type="string">
            <text:p>update resposta_usuario set new_resposta_id = 0 where questao_id = 16 and resposta_id = <text:s/>12;</text:p>
          </table:table-cell>
          <table:table-cell table:number-columns-repeated="1011"/>
        </table:table-row>
        <table:table-row table:style-name="ro8">
          <table:table-cell table:formula="of:=['Transformação 1'.A210]" office:value-type="float" office:value="16" calcext:value-type="float">
            <text:p>16</text:p>
          </table:table-cell>
          <table:table-cell table:formula="of:=['Transformação 1'.C210]" office:value-type="float" office:value="4" calcext:value-type="float">
            <text:p>4</text:p>
          </table:table-cell>
          <table:table-cell table:formula="of:=['Transformação 1'.F210]" office:value-type="float" office:value="1" calcext:value-type="float">
            <text:p>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10]" office:value-type="float" office:value="1" calcext:value-type="float">
            <text:p>1</text:p>
          </table:table-cell>
          <table:table-cell office:value-type="string" calcext:value-type="string">
            <text:p>where questao_id =</text:p>
          </table:table-cell>
          <table:table-cell table:formula="of:=[.A210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210]" office:value-type="float" office:value="4" calcext:value-type="float">
            <text:p>4</text:p>
          </table:table-cell>
          <table:table-cell office:value-type="string" calcext:value-type="string">
            <text:p>;</text:p>
          </table:table-cell>
          <table:table-cell table:formula="of:=CONCATENATE([.E210];&quot; &quot;;[.F210];&quot; &quot;;[.G210];&quot; &quot;;[.H210];&quot; &quot;;[.I210];&quot; &quot;;[.J210];[.K210])" office:value-type="string" office:string-value="update resposta_usuario set new_resposta_id = 1 where questao_id = 16 and resposta_id =  4;" calcext:value-type="string">
            <text:p>update resposta_usuario set new_resposta_id = 1 where questao_id = 16 and resposta_id = <text:s/>4;</text:p>
          </table:table-cell>
          <table:table-cell table:formula="of:=IF([.C210]&lt;&gt;&quot;&quot;;[.L210];&quot;&quot;)" office:value-type="string" office:string-value="update resposta_usuario set new_resposta_id = 1 where questao_id = 16 and resposta_id =  4;" calcext:value-type="string">
            <text:p>update resposta_usuario set new_resposta_id = 1 where questao_id = 16 and resposta_id = <text:s/>4;</text:p>
          </table:table-cell>
          <table:table-cell table:number-columns-repeated="1011"/>
        </table:table-row>
        <table:table-row table:style-name="ro8">
          <table:table-cell table:formula="of:=['Transformação 1'.A211]" office:value-type="float" office:value="16" calcext:value-type="float">
            <text:p>16</text:p>
          </table:table-cell>
          <table:table-cell table:formula="of:=['Transformação 1'.C211]" office:value-type="float" office:value="18" calcext:value-type="float">
            <text:p>18</text:p>
          </table:table-cell>
          <table:table-cell table:formula="of:=['Transformação 1'.F211]" office:value-type="float" office:value="6" calcext:value-type="float">
            <text:p>6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11]" office:value-type="float" office:value="6" calcext:value-type="float">
            <text:p>6</text:p>
          </table:table-cell>
          <table:table-cell office:value-type="string" calcext:value-type="string">
            <text:p>where questao_id =</text:p>
          </table:table-cell>
          <table:table-cell table:formula="of:=[.A211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211]" office:value-type="float" office:value="18" calcext:value-type="float">
            <text:p>18</text:p>
          </table:table-cell>
          <table:table-cell office:value-type="string" calcext:value-type="string">
            <text:p>;</text:p>
          </table:table-cell>
          <table:table-cell table:formula="of:=CONCATENATE([.E211];&quot; &quot;;[.F211];&quot; &quot;;[.G211];&quot; &quot;;[.H211];&quot; &quot;;[.I211];&quot; &quot;;[.J211];[.K211])" office:value-type="string" office:string-value="update resposta_usuario set new_resposta_id = 6 where questao_id = 16 and resposta_id =  18;" calcext:value-type="string">
            <text:p>update resposta_usuario set new_resposta_id = 6 where questao_id = 16 and resposta_id = <text:s/>18;</text:p>
          </table:table-cell>
          <table:table-cell table:formula="of:=IF([.C211]&lt;&gt;&quot;&quot;;[.L211];&quot;&quot;)" office:value-type="string" office:string-value="update resposta_usuario set new_resposta_id = 6 where questao_id = 16 and resposta_id =  18;" calcext:value-type="string">
            <text:p>update resposta_usuario set new_resposta_id = 6 where questao_id = 16 and resposta_id = <text:s/>18;</text:p>
          </table:table-cell>
          <table:table-cell table:number-columns-repeated="1011"/>
        </table:table-row>
        <table:table-row table:style-name="ro8">
          <table:table-cell table:formula="of:=['Transformação 1'.A212]" office:value-type="float" office:value="16" calcext:value-type="float">
            <text:p>16</text:p>
          </table:table-cell>
          <table:table-cell table:formula="of:=['Transformação 1'.C212]" office:value-type="float" office:value="13" calcext:value-type="float">
            <text:p>13</text:p>
          </table:table-cell>
          <table:table-cell table:formula="of:=['Transformação 1'.F212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12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12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212]" office:value-type="float" office:value="13" calcext:value-type="float">
            <text:p>13</text:p>
          </table:table-cell>
          <table:table-cell office:value-type="string" calcext:value-type="string">
            <text:p>;</text:p>
          </table:table-cell>
          <table:table-cell table:formula="of:=CONCATENATE([.E212];&quot; &quot;;[.F212];&quot; &quot;;[.G212];&quot; &quot;;[.H212];&quot; &quot;;[.I212];&quot; &quot;;[.J212];[.K212])" office:value-type="string" office:string-value="update resposta_usuario set new_resposta_id = 0 where questao_id = 16 and resposta_id =  13;" calcext:value-type="string">
            <text:p>update resposta_usuario set new_resposta_id = 0 where questao_id = 16 and resposta_id = <text:s/>13;</text:p>
          </table:table-cell>
          <table:table-cell table:formula="of:=IF([.C212]&lt;&gt;&quot;&quot;;[.L212];&quot;&quot;)" office:value-type="string" office:string-value="update resposta_usuario set new_resposta_id = 0 where questao_id = 16 and resposta_id =  13;" calcext:value-type="string">
            <text:p>update resposta_usuario set new_resposta_id = 0 where questao_id = 16 and resposta_id = <text:s/>13;</text:p>
          </table:table-cell>
          <table:table-cell table:number-columns-repeated="1011"/>
        </table:table-row>
        <table:table-row table:style-name="ro8">
          <table:table-cell table:formula="of:=['Transformação 1'.A213]" office:value-type="float" office:value="16" calcext:value-type="float">
            <text:p>16</text:p>
          </table:table-cell>
          <table:table-cell table:formula="of:=['Transformação 1'.C213]" office:value-type="float" office:value="8" calcext:value-type="float">
            <text:p>8</text:p>
          </table:table-cell>
          <table:table-cell table:formula="of:=['Transformação 1'.F213]" office:value-type="float" office:value="7" calcext:value-type="float">
            <text:p>7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13]" office:value-type="float" office:value="7" calcext:value-type="float">
            <text:p>7</text:p>
          </table:table-cell>
          <table:table-cell office:value-type="string" calcext:value-type="string">
            <text:p>where questao_id =</text:p>
          </table:table-cell>
          <table:table-cell table:formula="of:=[.A213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213]" office:value-type="float" office:value="8" calcext:value-type="float">
            <text:p>8</text:p>
          </table:table-cell>
          <table:table-cell office:value-type="string" calcext:value-type="string">
            <text:p>;</text:p>
          </table:table-cell>
          <table:table-cell table:formula="of:=CONCATENATE([.E213];&quot; &quot;;[.F213];&quot; &quot;;[.G213];&quot; &quot;;[.H213];&quot; &quot;;[.I213];&quot; &quot;;[.J213];[.K213])" office:value-type="string" office:string-value="update resposta_usuario set new_resposta_id = 7 where questao_id = 16 and resposta_id =  8;" calcext:value-type="string">
            <text:p>update resposta_usuario set new_resposta_id = 7 where questao_id = 16 and resposta_id = <text:s/>8;</text:p>
          </table:table-cell>
          <table:table-cell table:formula="of:=IF([.C213]&lt;&gt;&quot;&quot;;[.L213];&quot;&quot;)" office:value-type="string" office:string-value="update resposta_usuario set new_resposta_id = 7 where questao_id = 16 and resposta_id =  8;" calcext:value-type="string">
            <text:p>update resposta_usuario set new_resposta_id = 7 where questao_id = 16 and resposta_id = <text:s/>8;</text:p>
          </table:table-cell>
          <table:table-cell table:number-columns-repeated="1011"/>
        </table:table-row>
        <table:table-row table:style-name="ro8">
          <table:table-cell table:formula="of:=['Transformação 1'.A214]" office:value-type="float" office:value="16" calcext:value-type="float">
            <text:p>16</text:p>
          </table:table-cell>
          <table:table-cell table:formula="of:=['Transformação 1'.C214]" office:value-type="float" office:value="19" calcext:value-type="float">
            <text:p>19</text:p>
          </table:table-cell>
          <table:table-cell table:formula="of:=['Transformação 1'.F214]" office:value-type="float" office:value="1" calcext:value-type="float">
            <text:p>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14]" office:value-type="float" office:value="1" calcext:value-type="float">
            <text:p>1</text:p>
          </table:table-cell>
          <table:table-cell office:value-type="string" calcext:value-type="string">
            <text:p>where questao_id =</text:p>
          </table:table-cell>
          <table:table-cell table:formula="of:=[.A214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214]" office:value-type="float" office:value="19" calcext:value-type="float">
            <text:p>19</text:p>
          </table:table-cell>
          <table:table-cell office:value-type="string" calcext:value-type="string">
            <text:p>;</text:p>
          </table:table-cell>
          <table:table-cell table:formula="of:=CONCATENATE([.E214];&quot; &quot;;[.F214];&quot; &quot;;[.G214];&quot; &quot;;[.H214];&quot; &quot;;[.I214];&quot; &quot;;[.J214];[.K214])" office:value-type="string" office:string-value="update resposta_usuario set new_resposta_id = 1 where questao_id = 16 and resposta_id =  19;" calcext:value-type="string">
            <text:p>update resposta_usuario set new_resposta_id = 1 where questao_id = 16 and resposta_id = <text:s/>19;</text:p>
          </table:table-cell>
          <table:table-cell table:formula="of:=IF([.C214]&lt;&gt;&quot;&quot;;[.L214];&quot;&quot;)" office:value-type="string" office:string-value="update resposta_usuario set new_resposta_id = 1 where questao_id = 16 and resposta_id =  19;" calcext:value-type="string">
            <text:p>update resposta_usuario set new_resposta_id = 1 where questao_id = 16 and resposta_id = <text:s/>19;</text:p>
          </table:table-cell>
          <table:table-cell table:number-columns-repeated="1011"/>
        </table:table-row>
        <table:table-row table:style-name="ro8">
          <table:table-cell table:formula="of:=['Transformação 1'.A215]" office:value-type="float" office:value="16" calcext:value-type="float">
            <text:p>16</text:p>
          </table:table-cell>
          <table:table-cell table:formula="of:=['Transformação 1'.C215]" office:value-type="float" office:value="5" calcext:value-type="float">
            <text:p>5</text:p>
          </table:table-cell>
          <table:table-cell table:formula="of:=['Transformação 1'.F215]" office:value-type="float" office:value="3" calcext:value-type="float">
            <text:p>3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15]" office:value-type="float" office:value="3" calcext:value-type="float">
            <text:p>3</text:p>
          </table:table-cell>
          <table:table-cell office:value-type="string" calcext:value-type="string">
            <text:p>where questao_id =</text:p>
          </table:table-cell>
          <table:table-cell table:formula="of:=[.A215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215]"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  <table:table-cell table:formula="of:=CONCATENATE([.E215];&quot; &quot;;[.F215];&quot; &quot;;[.G215];&quot; &quot;;[.H215];&quot; &quot;;[.I215];&quot; &quot;;[.J215];[.K215])" office:value-type="string" office:string-value="update resposta_usuario set new_resposta_id = 3 where questao_id = 16 and resposta_id =  5;" calcext:value-type="string">
            <text:p>update resposta_usuario set new_resposta_id = 3 where questao_id = 16 and resposta_id = <text:s/>5;</text:p>
          </table:table-cell>
          <table:table-cell table:formula="of:=IF([.C215]&lt;&gt;&quot;&quot;;[.L215];&quot;&quot;)" office:value-type="string" office:string-value="update resposta_usuario set new_resposta_id = 3 where questao_id = 16 and resposta_id =  5;" calcext:value-type="string">
            <text:p>update resposta_usuario set new_resposta_id = 3 where questao_id = 16 and resposta_id = <text:s/>5;</text:p>
          </table:table-cell>
          <table:table-cell table:number-columns-repeated="1011"/>
        </table:table-row>
        <table:table-row table:style-name="ro8">
          <table:table-cell table:formula="of:=['Transformação 1'.A216]" office:value-type="float" office:value="16" calcext:value-type="float">
            <text:p>16</text:p>
          </table:table-cell>
          <table:table-cell table:formula="of:=['Transformação 1'.C216]" office:value-type="float" office:value="26" calcext:value-type="float">
            <text:p>26</text:p>
          </table:table-cell>
          <table:table-cell table:formula="of:=['Transformação 1'.F216]" office:value-type="float" office:value="1" calcext:value-type="float">
            <text:p>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16]" office:value-type="float" office:value="1" calcext:value-type="float">
            <text:p>1</text:p>
          </table:table-cell>
          <table:table-cell office:value-type="string" calcext:value-type="string">
            <text:p>where questao_id =</text:p>
          </table:table-cell>
          <table:table-cell table:formula="of:=[.A216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216]" office:value-type="float" office:value="26" calcext:value-type="float">
            <text:p>26</text:p>
          </table:table-cell>
          <table:table-cell office:value-type="string" calcext:value-type="string">
            <text:p>;</text:p>
          </table:table-cell>
          <table:table-cell table:formula="of:=CONCATENATE([.E216];&quot; &quot;;[.F216];&quot; &quot;;[.G216];&quot; &quot;;[.H216];&quot; &quot;;[.I216];&quot; &quot;;[.J216];[.K216])" office:value-type="string" office:string-value="update resposta_usuario set new_resposta_id = 1 where questao_id = 16 and resposta_id =  26;" calcext:value-type="string">
            <text:p>update resposta_usuario set new_resposta_id = 1 where questao_id = 16 and resposta_id = <text:s/>26;</text:p>
          </table:table-cell>
          <table:table-cell table:formula="of:=IF([.C216]&lt;&gt;&quot;&quot;;[.L216];&quot;&quot;)" office:value-type="string" office:string-value="update resposta_usuario set new_resposta_id = 1 where questao_id = 16 and resposta_id =  26;" calcext:value-type="string">
            <text:p>update resposta_usuario set new_resposta_id = 1 where questao_id = 16 and resposta_id = <text:s/>26;</text:p>
          </table:table-cell>
          <table:table-cell table:number-columns-repeated="1011"/>
        </table:table-row>
        <table:table-row table:style-name="ro8">
          <table:table-cell table:formula="of:=['Transformação 1'.A217]" office:value-type="float" office:value="16" calcext:value-type="float">
            <text:p>16</text:p>
          </table:table-cell>
          <table:table-cell table:formula="of:=['Transformação 1'.C217]" office:value-type="float" office:value="27" calcext:value-type="float">
            <text:p>27</text:p>
          </table:table-cell>
          <table:table-cell table:formula="of:=['Transformação 1'.F217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17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17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217]" office:value-type="float" office:value="27" calcext:value-type="float">
            <text:p>27</text:p>
          </table:table-cell>
          <table:table-cell office:value-type="string" calcext:value-type="string">
            <text:p>;</text:p>
          </table:table-cell>
          <table:table-cell table:formula="of:=CONCATENATE([.E217];&quot; &quot;;[.F217];&quot; &quot;;[.G217];&quot; &quot;;[.H217];&quot; &quot;;[.I217];&quot; &quot;;[.J217];[.K217])" office:value-type="string" office:string-value="update resposta_usuario set new_resposta_id = 0 where questao_id = 16 and resposta_id =  27;" calcext:value-type="string">
            <text:p>update resposta_usuario set new_resposta_id = 0 where questao_id = 16 and resposta_id = <text:s/>27;</text:p>
          </table:table-cell>
          <table:table-cell table:formula="of:=IF([.C217]&lt;&gt;&quot;&quot;;[.L217];&quot;&quot;)" office:value-type="string" office:string-value="update resposta_usuario set new_resposta_id = 0 where questao_id = 16 and resposta_id =  27;" calcext:value-type="string">
            <text:p>update resposta_usuario set new_resposta_id = 0 where questao_id = 16 and resposta_id = <text:s/>27;</text:p>
          </table:table-cell>
          <table:table-cell table:number-columns-repeated="1011"/>
        </table:table-row>
        <table:table-row table:style-name="ro8">
          <table:table-cell table:formula="of:=['Transformação 1'.A218]" office:value-type="float" office:value="16" calcext:value-type="float">
            <text:p>16</text:p>
          </table:table-cell>
          <table:table-cell table:formula="of:=['Transformação 1'.C218]" office:value-type="float" office:value="14" calcext:value-type="float">
            <text:p>14</text:p>
          </table:table-cell>
          <table:table-cell table:formula="of:=['Transformação 1'.F218]" office:value-type="float" office:value="7" calcext:value-type="float">
            <text:p>7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18]" office:value-type="float" office:value="7" calcext:value-type="float">
            <text:p>7</text:p>
          </table:table-cell>
          <table:table-cell office:value-type="string" calcext:value-type="string">
            <text:p>where questao_id =</text:p>
          </table:table-cell>
          <table:table-cell table:formula="of:=[.A218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218]" office:value-type="float" office:value="14" calcext:value-type="float">
            <text:p>14</text:p>
          </table:table-cell>
          <table:table-cell office:value-type="string" calcext:value-type="string">
            <text:p>;</text:p>
          </table:table-cell>
          <table:table-cell table:formula="of:=CONCATENATE([.E218];&quot; &quot;;[.F218];&quot; &quot;;[.G218];&quot; &quot;;[.H218];&quot; &quot;;[.I218];&quot; &quot;;[.J218];[.K218])" office:value-type="string" office:string-value="update resposta_usuario set new_resposta_id = 7 where questao_id = 16 and resposta_id =  14;" calcext:value-type="string">
            <text:p>update resposta_usuario set new_resposta_id = 7 where questao_id = 16 and resposta_id = <text:s/>14;</text:p>
          </table:table-cell>
          <table:table-cell table:formula="of:=IF([.C218]&lt;&gt;&quot;&quot;;[.L218];&quot;&quot;)" office:value-type="string" office:string-value="update resposta_usuario set new_resposta_id = 7 where questao_id = 16 and resposta_id =  14;" calcext:value-type="string">
            <text:p>update resposta_usuario set new_resposta_id = 7 where questao_id = 16 and resposta_id = <text:s/>14;</text:p>
          </table:table-cell>
          <table:table-cell table:number-columns-repeated="1011"/>
        </table:table-row>
        <table:table-row table:style-name="ro8">
          <table:table-cell table:formula="of:=['Transformação 1'.A219]" office:value-type="float" office:value="16" calcext:value-type="float">
            <text:p>16</text:p>
          </table:table-cell>
          <table:table-cell table:formula="of:=['Transformação 1'.C219]" office:value-type="float" office:value="24" calcext:value-type="float">
            <text:p>24</text:p>
          </table:table-cell>
          <table:table-cell table:formula="of:=['Transformação 1'.F219]" office:value-type="float" office:value="7" calcext:value-type="float">
            <text:p>7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19]" office:value-type="float" office:value="7" calcext:value-type="float">
            <text:p>7</text:p>
          </table:table-cell>
          <table:table-cell office:value-type="string" calcext:value-type="string">
            <text:p>where questao_id =</text:p>
          </table:table-cell>
          <table:table-cell table:formula="of:=[.A219]" office:value-type="float" office:value="16" calcext:value-type="float">
            <text:p>16</text:p>
          </table:table-cell>
          <table:table-cell office:value-type="string" calcext:value-type="string">
            <text:p>and resposta_id = </text:p>
          </table:table-cell>
          <table:table-cell table:formula="of:=[.B219]" office:value-type="float" office:value="24" calcext:value-type="float">
            <text:p>24</text:p>
          </table:table-cell>
          <table:table-cell office:value-type="string" calcext:value-type="string">
            <text:p>;</text:p>
          </table:table-cell>
          <table:table-cell table:formula="of:=CONCATENATE([.E219];&quot; &quot;;[.F219];&quot; &quot;;[.G219];&quot; &quot;;[.H219];&quot; &quot;;[.I219];&quot; &quot;;[.J219];[.K219])" office:value-type="string" office:string-value="update resposta_usuario set new_resposta_id = 7 where questao_id = 16 and resposta_id =  24;" calcext:value-type="string">
            <text:p>update resposta_usuario set new_resposta_id = 7 where questao_id = 16 and resposta_id = <text:s/>24;</text:p>
          </table:table-cell>
          <table:table-cell table:formula="of:=IF([.C219]&lt;&gt;&quot;&quot;;[.L219];&quot;&quot;)" office:value-type="string" office:string-value="update resposta_usuario set new_resposta_id = 7 where questao_id = 16 and resposta_id =  24;" calcext:value-type="string">
            <text:p>update resposta_usuario set new_resposta_id = 7 where questao_id = 16 and resposta_id = <text:s/>24;</text:p>
          </table:table-cell>
          <table:table-cell table:number-columns-repeated="1011"/>
        </table:table-row>
        <table:table-row table:style-name="ro8">
          <table:table-cell table:formula="of:=['Transformação 1'.A220]" office:value-type="float" office:value="17" calcext:value-type="float">
            <text:p>17</text:p>
          </table:table-cell>
          <table:table-cell table:formula="of:=['Transformação 1'.C220]" office:value-type="float" office:value="1" calcext:value-type="float">
            <text:p>1</text:p>
          </table:table-cell>
          <table:table-cell table:formula="of:=['Transformação 1'.F220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20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20]" office:value-type="float" office:value="17" calcext:value-type="float">
            <text:p>17</text:p>
          </table:table-cell>
          <table:table-cell office:value-type="string" calcext:value-type="string">
            <text:p>and resposta_id = </text:p>
          </table:table-cell>
          <table:table-cell table:formula="of:=[.B220]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formula="of:=CONCATENATE([.E220];&quot; &quot;;[.F220];&quot; &quot;;[.G220];&quot; &quot;;[.H220];&quot; &quot;;[.I220];&quot; &quot;;[.J220];[.K220])" office:value-type="string" office:string-value="update resposta_usuario set new_resposta_id = 0 where questao_id = 17 and resposta_id =  1;" calcext:value-type="string">
            <text:p>update resposta_usuario set new_resposta_id = 0 where questao_id = 17 and resposta_id = <text:s/>1;</text:p>
          </table:table-cell>
          <table:table-cell table:formula="of:=IF([.C220]&lt;&gt;&quot;&quot;;[.L220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221]" office:value-type="float" office:value="17" calcext:value-type="float">
            <text:p>17</text:p>
          </table:table-cell>
          <table:table-cell table:formula="of:=['Transformação 1'.C221]" office:value-type="float" office:value="2" calcext:value-type="float">
            <text:p>2</text:p>
          </table:table-cell>
          <table:table-cell table:formula="of:=['Transformação 1'.F221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21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21]" office:value-type="float" office:value="17" calcext:value-type="float">
            <text:p>17</text:p>
          </table:table-cell>
          <table:table-cell office:value-type="string" calcext:value-type="string">
            <text:p>and resposta_id = </text:p>
          </table:table-cell>
          <table:table-cell table:formula="of:=[.B221]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CONCATENATE([.E221];&quot; &quot;;[.F221];&quot; &quot;;[.G221];&quot; &quot;;[.H221];&quot; &quot;;[.I221];&quot; &quot;;[.J221];[.K221])" office:value-type="string" office:string-value="update resposta_usuario set new_resposta_id = 0 where questao_id = 17 and resposta_id =  2;" calcext:value-type="string">
            <text:p>update resposta_usuario set new_resposta_id = 0 where questao_id = 17 and resposta_id = <text:s/>2;</text:p>
          </table:table-cell>
          <table:table-cell table:formula="of:=IF([.C221]&lt;&gt;&quot;&quot;;[.L221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222]" office:value-type="float" office:value="17" calcext:value-type="float">
            <text:p>17</text:p>
          </table:table-cell>
          <table:table-cell table:formula="of:=['Transformação 1'.C222]" office:value-type="float" office:value="5" calcext:value-type="float">
            <text:p>5</text:p>
          </table:table-cell>
          <table:table-cell table:formula="of:=['Transformação 1'.F222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22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22]" office:value-type="float" office:value="17" calcext:value-type="float">
            <text:p>17</text:p>
          </table:table-cell>
          <table:table-cell office:value-type="string" calcext:value-type="string">
            <text:p>and resposta_id = </text:p>
          </table:table-cell>
          <table:table-cell table:formula="of:=[.B222]"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  <table:table-cell table:formula="of:=CONCATENATE([.E222];&quot; &quot;;[.F222];&quot; &quot;;[.G222];&quot; &quot;;[.H222];&quot; &quot;;[.I222];&quot; &quot;;[.J222];[.K222])" office:value-type="string" office:string-value="update resposta_usuario set new_resposta_id = 0 where questao_id = 17 and resposta_id =  5;" calcext:value-type="string">
            <text:p>update resposta_usuario set new_resposta_id = 0 where questao_id = 17 and resposta_id = <text:s/>5;</text:p>
          </table:table-cell>
          <table:table-cell table:formula="of:=IF([.C222]&lt;&gt;&quot;&quot;;[.L222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223]" office:value-type="float" office:value="17" calcext:value-type="float">
            <text:p>17</text:p>
          </table:table-cell>
          <table:table-cell table:formula="of:=['Transformação 1'.C223]" office:value-type="float" office:value="3" calcext:value-type="float">
            <text:p>3</text:p>
          </table:table-cell>
          <table:table-cell table:formula="of:=['Transformação 1'.F223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23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23]" office:value-type="float" office:value="17" calcext:value-type="float">
            <text:p>17</text:p>
          </table:table-cell>
          <table:table-cell office:value-type="string" calcext:value-type="string">
            <text:p>and resposta_id = </text:p>
          </table:table-cell>
          <table:table-cell table:formula="of:=[.B223]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CONCATENATE([.E223];&quot; &quot;;[.F223];&quot; &quot;;[.G223];&quot; &quot;;[.H223];&quot; &quot;;[.I223];&quot; &quot;;[.J223];[.K223])" office:value-type="string" office:string-value="update resposta_usuario set new_resposta_id = 0 where questao_id = 17 and resposta_id =  3;" calcext:value-type="string">
            <text:p>update resposta_usuario set new_resposta_id = 0 where questao_id = 17 and resposta_id = <text:s/>3;</text:p>
          </table:table-cell>
          <table:table-cell table:formula="of:=IF([.C223]&lt;&gt;&quot;&quot;;[.L223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224]" office:value-type="float" office:value="17" calcext:value-type="float">
            <text:p>17</text:p>
          </table:table-cell>
          <table:table-cell table:formula="of:=['Transformação 1'.C224]" office:value-type="float" office:value="4" calcext:value-type="float">
            <text:p>4</text:p>
          </table:table-cell>
          <table:table-cell table:formula="of:=['Transformação 1'.F224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24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24]" office:value-type="float" office:value="17" calcext:value-type="float">
            <text:p>17</text:p>
          </table:table-cell>
          <table:table-cell office:value-type="string" calcext:value-type="string">
            <text:p>and resposta_id = </text:p>
          </table:table-cell>
          <table:table-cell table:formula="of:=[.B224]" office:value-type="float" office:value="4" calcext:value-type="float">
            <text:p>4</text:p>
          </table:table-cell>
          <table:table-cell office:value-type="string" calcext:value-type="string">
            <text:p>;</text:p>
          </table:table-cell>
          <table:table-cell table:formula="of:=CONCATENATE([.E224];&quot; &quot;;[.F224];&quot; &quot;;[.G224];&quot; &quot;;[.H224];&quot; &quot;;[.I224];&quot; &quot;;[.J224];[.K224])" office:value-type="string" office:string-value="update resposta_usuario set new_resposta_id = 0 where questao_id = 17 and resposta_id =  4;" calcext:value-type="string">
            <text:p>update resposta_usuario set new_resposta_id = 0 where questao_id = 17 and resposta_id = <text:s/>4;</text:p>
          </table:table-cell>
          <table:table-cell table:formula="of:=IF([.C224]&lt;&gt;&quot;&quot;;[.L224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225]" office:value-type="float" office:value="18" calcext:value-type="float">
            <text:p>18</text:p>
          </table:table-cell>
          <table:table-cell table:formula="of:=['Transformação 1'.C225]" office:value-type="float" office:value="3" calcext:value-type="float">
            <text:p>3</text:p>
          </table:table-cell>
          <table:table-cell table:formula="of:=['Transformação 1'.F225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25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25]" office:value-type="float" office:value="18" calcext:value-type="float">
            <text:p>18</text:p>
          </table:table-cell>
          <table:table-cell office:value-type="string" calcext:value-type="string">
            <text:p>and resposta_id = </text:p>
          </table:table-cell>
          <table:table-cell table:formula="of:=[.B225]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CONCATENATE([.E225];&quot; &quot;;[.F225];&quot; &quot;;[.G225];&quot; &quot;;[.H225];&quot; &quot;;[.I225];&quot; &quot;;[.J225];[.K225])" office:value-type="string" office:string-value="update resposta_usuario set new_resposta_id = 0 where questao_id = 18 and resposta_id =  3;" calcext:value-type="string">
            <text:p>update resposta_usuario set new_resposta_id = 0 where questao_id = 18 and resposta_id = <text:s/>3;</text:p>
          </table:table-cell>
          <table:table-cell table:formula="of:=IF([.C225]&lt;&gt;&quot;&quot;;[.L225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226]" office:value-type="float" office:value="18" calcext:value-type="float">
            <text:p>18</text:p>
          </table:table-cell>
          <table:table-cell table:formula="of:=['Transformação 1'.C226]" office:value-type="float" office:value="4" calcext:value-type="float">
            <text:p>4</text:p>
          </table:table-cell>
          <table:table-cell table:formula="of:=['Transformação 1'.F226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26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26]" office:value-type="float" office:value="18" calcext:value-type="float">
            <text:p>18</text:p>
          </table:table-cell>
          <table:table-cell office:value-type="string" calcext:value-type="string">
            <text:p>and resposta_id = </text:p>
          </table:table-cell>
          <table:table-cell table:formula="of:=[.B226]" office:value-type="float" office:value="4" calcext:value-type="float">
            <text:p>4</text:p>
          </table:table-cell>
          <table:table-cell office:value-type="string" calcext:value-type="string">
            <text:p>;</text:p>
          </table:table-cell>
          <table:table-cell table:formula="of:=CONCATENATE([.E226];&quot; &quot;;[.F226];&quot; &quot;;[.G226];&quot; &quot;;[.H226];&quot; &quot;;[.I226];&quot; &quot;;[.J226];[.K226])" office:value-type="string" office:string-value="update resposta_usuario set new_resposta_id = 0 where questao_id = 18 and resposta_id =  4;" calcext:value-type="string">
            <text:p>update resposta_usuario set new_resposta_id = 0 where questao_id = 18 and resposta_id = <text:s/>4;</text:p>
          </table:table-cell>
          <table:table-cell table:formula="of:=IF([.C226]&lt;&gt;&quot;&quot;;[.L226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227]" office:value-type="float" office:value="18" calcext:value-type="float">
            <text:p>18</text:p>
          </table:table-cell>
          <table:table-cell table:formula="of:=['Transformação 1'.C227]" office:value-type="float" office:value="1" calcext:value-type="float">
            <text:p>1</text:p>
          </table:table-cell>
          <table:table-cell table:formula="of:=['Transformação 1'.F227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27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27]" office:value-type="float" office:value="18" calcext:value-type="float">
            <text:p>18</text:p>
          </table:table-cell>
          <table:table-cell office:value-type="string" calcext:value-type="string">
            <text:p>and resposta_id = </text:p>
          </table:table-cell>
          <table:table-cell table:formula="of:=[.B227]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formula="of:=CONCATENATE([.E227];&quot; &quot;;[.F227];&quot; &quot;;[.G227];&quot; &quot;;[.H227];&quot; &quot;;[.I227];&quot; &quot;;[.J227];[.K227])" office:value-type="string" office:string-value="update resposta_usuario set new_resposta_id = 0 where questao_id = 18 and resposta_id =  1;" calcext:value-type="string">
            <text:p>update resposta_usuario set new_resposta_id = 0 where questao_id = 18 and resposta_id = <text:s/>1;</text:p>
          </table:table-cell>
          <table:table-cell table:formula="of:=IF([.C227]&lt;&gt;&quot;&quot;;[.L227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228]" office:value-type="float" office:value="18" calcext:value-type="float">
            <text:p>18</text:p>
          </table:table-cell>
          <table:table-cell table:formula="of:=['Transformação 1'.C228]" office:value-type="float" office:value="5" calcext:value-type="float">
            <text:p>5</text:p>
          </table:table-cell>
          <table:table-cell table:formula="of:=['Transformação 1'.F228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28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28]" office:value-type="float" office:value="18" calcext:value-type="float">
            <text:p>18</text:p>
          </table:table-cell>
          <table:table-cell office:value-type="string" calcext:value-type="string">
            <text:p>and resposta_id = </text:p>
          </table:table-cell>
          <table:table-cell table:formula="of:=[.B228]"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  <table:table-cell table:formula="of:=CONCATENATE([.E228];&quot; &quot;;[.F228];&quot; &quot;;[.G228];&quot; &quot;;[.H228];&quot; &quot;;[.I228];&quot; &quot;;[.J228];[.K228])" office:value-type="string" office:string-value="update resposta_usuario set new_resposta_id = 0 where questao_id = 18 and resposta_id =  5;" calcext:value-type="string">
            <text:p>update resposta_usuario set new_resposta_id = 0 where questao_id = 18 and resposta_id = <text:s/>5;</text:p>
          </table:table-cell>
          <table:table-cell table:formula="of:=IF([.C228]&lt;&gt;&quot;&quot;;[.L228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229]" office:value-type="float" office:value="18" calcext:value-type="float">
            <text:p>18</text:p>
          </table:table-cell>
          <table:table-cell table:formula="of:=['Transformação 1'.C229]" office:value-type="float" office:value="2" calcext:value-type="float">
            <text:p>2</text:p>
          </table:table-cell>
          <table:table-cell table:formula="of:=['Transformação 1'.F229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29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29]" office:value-type="float" office:value="18" calcext:value-type="float">
            <text:p>18</text:p>
          </table:table-cell>
          <table:table-cell office:value-type="string" calcext:value-type="string">
            <text:p>and resposta_id = </text:p>
          </table:table-cell>
          <table:table-cell table:formula="of:=[.B229]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CONCATENATE([.E229];&quot; &quot;;[.F229];&quot; &quot;;[.G229];&quot; &quot;;[.H229];&quot; &quot;;[.I229];&quot; &quot;;[.J229];[.K229])" office:value-type="string" office:string-value="update resposta_usuario set new_resposta_id = 0 where questao_id = 18 and resposta_id =  2;" calcext:value-type="string">
            <text:p>update resposta_usuario set new_resposta_id = 0 where questao_id = 18 and resposta_id = <text:s/>2;</text:p>
          </table:table-cell>
          <table:table-cell table:formula="of:=IF([.C229]&lt;&gt;&quot;&quot;;[.L229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230]" office:value-type="float" office:value="18" calcext:value-type="float">
            <text:p>18</text:p>
          </table:table-cell>
          <table:table-cell table:formula="of:=['Transformação 1'.C230]" office:value-type="float" office:value="6" calcext:value-type="float">
            <text:p>6</text:p>
          </table:table-cell>
          <table:table-cell table:formula="of:=['Transformação 1'.F230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30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30]" office:value-type="float" office:value="18" calcext:value-type="float">
            <text:p>18</text:p>
          </table:table-cell>
          <table:table-cell office:value-type="string" calcext:value-type="string">
            <text:p>and resposta_id = </text:p>
          </table:table-cell>
          <table:table-cell table:formula="of:=[.B230]" office:value-type="float" office:value="6" calcext:value-type="float">
            <text:p>6</text:p>
          </table:table-cell>
          <table:table-cell office:value-type="string" calcext:value-type="string">
            <text:p>;</text:p>
          </table:table-cell>
          <table:table-cell table:formula="of:=CONCATENATE([.E230];&quot; &quot;;[.F230];&quot; &quot;;[.G230];&quot; &quot;;[.H230];&quot; &quot;;[.I230];&quot; &quot;;[.J230];[.K230])" office:value-type="string" office:string-value="update resposta_usuario set new_resposta_id = 0 where questao_id = 18 and resposta_id =  6;" calcext:value-type="string">
            <text:p>update resposta_usuario set new_resposta_id = 0 where questao_id = 18 and resposta_id = <text:s/>6;</text:p>
          </table:table-cell>
          <table:table-cell table:formula="of:=IF([.C230]&lt;&gt;&quot;&quot;;[.L230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231]" office:value-type="float" office:value="19" calcext:value-type="float">
            <text:p>19</text:p>
          </table:table-cell>
          <table:table-cell table:formula="of:=['Transformação 1'.C231]" office:value-type="float" office:value="2" calcext:value-type="float">
            <text:p>2</text:p>
          </table:table-cell>
          <table:table-cell table:formula="of:=['Transformação 1'.F231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31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31]" office:value-type="float" office:value="19" calcext:value-type="float">
            <text:p>19</text:p>
          </table:table-cell>
          <table:table-cell office:value-type="string" calcext:value-type="string">
            <text:p>and resposta_id = </text:p>
          </table:table-cell>
          <table:table-cell table:formula="of:=[.B231]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CONCATENATE([.E231];&quot; &quot;;[.F231];&quot; &quot;;[.G231];&quot; &quot;;[.H231];&quot; &quot;;[.I231];&quot; &quot;;[.J231];[.K231])" office:value-type="string" office:string-value="update resposta_usuario set new_resposta_id = 0 where questao_id = 19 and resposta_id =  2;" calcext:value-type="string">
            <text:p>update resposta_usuario set new_resposta_id = 0 where questao_id = 19 and resposta_id = <text:s/>2;</text:p>
          </table:table-cell>
          <table:table-cell table:formula="of:=IF([.C231]&lt;&gt;&quot;&quot;;[.L231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232]" office:value-type="float" office:value="19" calcext:value-type="float">
            <text:p>19</text:p>
          </table:table-cell>
          <table:table-cell table:formula="of:=['Transformação 1'.C232]" office:value-type="float" office:value="1" calcext:value-type="float">
            <text:p>1</text:p>
          </table:table-cell>
          <table:table-cell table:formula="of:=['Transformação 1'.F232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32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32]" office:value-type="float" office:value="19" calcext:value-type="float">
            <text:p>19</text:p>
          </table:table-cell>
          <table:table-cell office:value-type="string" calcext:value-type="string">
            <text:p>and resposta_id = </text:p>
          </table:table-cell>
          <table:table-cell table:formula="of:=[.B232]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formula="of:=CONCATENATE([.E232];&quot; &quot;;[.F232];&quot; &quot;;[.G232];&quot; &quot;;[.H232];&quot; &quot;;[.I232];&quot; &quot;;[.J232];[.K232])" office:value-type="string" office:string-value="update resposta_usuario set new_resposta_id = 0 where questao_id = 19 and resposta_id =  1;" calcext:value-type="string">
            <text:p>update resposta_usuario set new_resposta_id = 0 where questao_id = 19 and resposta_id = <text:s/>1;</text:p>
          </table:table-cell>
          <table:table-cell table:formula="of:=IF([.C232]&lt;&gt;&quot;&quot;;[.L232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233]" office:value-type="float" office:value="20" calcext:value-type="float">
            <text:p>20</text:p>
          </table:table-cell>
          <table:table-cell table:formula="of:=['Transformação 1'.C233]" office:value-type="float" office:value="9" calcext:value-type="float">
            <text:p>9</text:p>
          </table:table-cell>
          <table:table-cell table:formula="of:=['Transformação 1'.F233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33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33]" office:value-type="float" office:value="20" calcext:value-type="float">
            <text:p>20</text:p>
          </table:table-cell>
          <table:table-cell office:value-type="string" calcext:value-type="string">
            <text:p>and resposta_id = </text:p>
          </table:table-cell>
          <table:table-cell table:formula="of:=[.B233]" office:value-type="float" office:value="9" calcext:value-type="float">
            <text:p>9</text:p>
          </table:table-cell>
          <table:table-cell office:value-type="string" calcext:value-type="string">
            <text:p>;</text:p>
          </table:table-cell>
          <table:table-cell table:formula="of:=CONCATENATE([.E233];&quot; &quot;;[.F233];&quot; &quot;;[.G233];&quot; &quot;;[.H233];&quot; &quot;;[.I233];&quot; &quot;;[.J233];[.K233])" office:value-type="string" office:string-value="update resposta_usuario set new_resposta_id = 0 where questao_id = 20 and resposta_id =  9;" calcext:value-type="string">
            <text:p>update resposta_usuario set new_resposta_id = 0 where questao_id = 20 and resposta_id = <text:s/>9;</text:p>
          </table:table-cell>
          <table:table-cell table:formula="of:=IF([.C233]&lt;&gt;&quot;&quot;;[.L233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234]" office:value-type="float" office:value="20" calcext:value-type="float">
            <text:p>20</text:p>
          </table:table-cell>
          <table:table-cell table:formula="of:=['Transformação 1'.C234]" office:value-type="float" office:value="1" calcext:value-type="float">
            <text:p>1</text:p>
          </table:table-cell>
          <table:table-cell table:formula="of:=['Transformação 1'.F234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34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34]" office:value-type="float" office:value="20" calcext:value-type="float">
            <text:p>20</text:p>
          </table:table-cell>
          <table:table-cell office:value-type="string" calcext:value-type="string">
            <text:p>and resposta_id = </text:p>
          </table:table-cell>
          <table:table-cell table:formula="of:=[.B234]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formula="of:=CONCATENATE([.E234];&quot; &quot;;[.F234];&quot; &quot;;[.G234];&quot; &quot;;[.H234];&quot; &quot;;[.I234];&quot; &quot;;[.J234];[.K234])" office:value-type="string" office:string-value="update resposta_usuario set new_resposta_id = 0 where questao_id = 20 and resposta_id =  1;" calcext:value-type="string">
            <text:p>update resposta_usuario set new_resposta_id = 0 where questao_id = 20 and resposta_id = <text:s/>1;</text:p>
          </table:table-cell>
          <table:table-cell table:formula="of:=IF([.C234]&lt;&gt;&quot;&quot;;[.L234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235]" office:value-type="float" office:value="20" calcext:value-type="float">
            <text:p>20</text:p>
          </table:table-cell>
          <table:table-cell table:formula="of:=['Transformação 1'.C235]" office:value-type="float" office:value="5" calcext:value-type="float">
            <text:p>5</text:p>
          </table:table-cell>
          <table:table-cell table:formula="of:=['Transformação 1'.F235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35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35]" office:value-type="float" office:value="20" calcext:value-type="float">
            <text:p>20</text:p>
          </table:table-cell>
          <table:table-cell office:value-type="string" calcext:value-type="string">
            <text:p>and resposta_id = </text:p>
          </table:table-cell>
          <table:table-cell table:formula="of:=[.B235]"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  <table:table-cell table:formula="of:=CONCATENATE([.E235];&quot; &quot;;[.F235];&quot; &quot;;[.G235];&quot; &quot;;[.H235];&quot; &quot;;[.I235];&quot; &quot;;[.J235];[.K235])" office:value-type="string" office:string-value="update resposta_usuario set new_resposta_id = 0 where questao_id = 20 and resposta_id =  5;" calcext:value-type="string">
            <text:p>update resposta_usuario set new_resposta_id = 0 where questao_id = 20 and resposta_id = <text:s/>5;</text:p>
          </table:table-cell>
          <table:table-cell table:formula="of:=IF([.C235]&lt;&gt;&quot;&quot;;[.L235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236]" office:value-type="float" office:value="20" calcext:value-type="float">
            <text:p>20</text:p>
          </table:table-cell>
          <table:table-cell table:formula="of:=['Transformação 1'.C236]" office:value-type="float" office:value="4" calcext:value-type="float">
            <text:p>4</text:p>
          </table:table-cell>
          <table:table-cell table:formula="of:=['Transformação 1'.F236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36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36]" office:value-type="float" office:value="20" calcext:value-type="float">
            <text:p>20</text:p>
          </table:table-cell>
          <table:table-cell office:value-type="string" calcext:value-type="string">
            <text:p>and resposta_id = </text:p>
          </table:table-cell>
          <table:table-cell table:formula="of:=[.B236]" office:value-type="float" office:value="4" calcext:value-type="float">
            <text:p>4</text:p>
          </table:table-cell>
          <table:table-cell office:value-type="string" calcext:value-type="string">
            <text:p>;</text:p>
          </table:table-cell>
          <table:table-cell table:formula="of:=CONCATENATE([.E236];&quot; &quot;;[.F236];&quot; &quot;;[.G236];&quot; &quot;;[.H236];&quot; &quot;;[.I236];&quot; &quot;;[.J236];[.K236])" office:value-type="string" office:string-value="update resposta_usuario set new_resposta_id = 0 where questao_id = 20 and resposta_id =  4;" calcext:value-type="string">
            <text:p>update resposta_usuario set new_resposta_id = 0 where questao_id = 20 and resposta_id = <text:s/>4;</text:p>
          </table:table-cell>
          <table:table-cell table:formula="of:=IF([.C236]&lt;&gt;&quot;&quot;;[.L236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237]" office:value-type="float" office:value="20" calcext:value-type="float">
            <text:p>20</text:p>
          </table:table-cell>
          <table:table-cell table:formula="of:=['Transformação 1'.C237]" office:value-type="float" office:value="8" calcext:value-type="float">
            <text:p>8</text:p>
          </table:table-cell>
          <table:table-cell table:formula="of:=['Transformação 1'.F237]" office:value-type="float" office:value="0" calcext:value-type="float">
            <text:p>0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37]" office:value-type="float" office:value="0" calcext:value-type="float">
            <text:p>0</text:p>
          </table:table-cell>
          <table:table-cell office:value-type="string" calcext:value-type="string">
            <text:p>where questao_id =</text:p>
          </table:table-cell>
          <table:table-cell table:formula="of:=[.A237]" office:value-type="float" office:value="20" calcext:value-type="float">
            <text:p>20</text:p>
          </table:table-cell>
          <table:table-cell office:value-type="string" calcext:value-type="string">
            <text:p>and resposta_id = </text:p>
          </table:table-cell>
          <table:table-cell table:formula="of:=[.B237]" office:value-type="float" office:value="8" calcext:value-type="float">
            <text:p>8</text:p>
          </table:table-cell>
          <table:table-cell office:value-type="string" calcext:value-type="string">
            <text:p>;</text:p>
          </table:table-cell>
          <table:table-cell table:formula="of:=CONCATENATE([.E237];&quot; &quot;;[.F237];&quot; &quot;;[.G237];&quot; &quot;;[.H237];&quot; &quot;;[.I237];&quot; &quot;;[.J237];[.K237])" office:value-type="string" office:string-value="update resposta_usuario set new_resposta_id = 0 where questao_id = 20 and resposta_id =  8;" calcext:value-type="string">
            <text:p>update resposta_usuario set new_resposta_id = 0 where questao_id = 20 and resposta_id = <text:s/>8;</text:p>
          </table:table-cell>
          <table:table-cell table:formula="of:=IF([.C237]&lt;&gt;&quot;&quot;;[.L237];&quot;&quot;)">
            <text:p/>
          </table:table-cell>
          <table:table-cell table:number-columns-repeated="1011"/>
        </table:table-row>
        <table:table-row table:style-name="ro8">
          <table:table-cell table:formula="of:=['Transformação 1'.A238]" office:value-type="float" office:value="20" calcext:value-type="float">
            <text:p>20</text:p>
          </table:table-cell>
          <table:table-cell table:formula="of:=['Transformação 1'.C238]" office:value-type="float" office:value="13" calcext:value-type="float">
            <text:p>13</text:p>
          </table:table-cell>
          <table:table-cell table:formula="of:=['Transformação 1'.F238]" office:value-type="float" office:value="5" calcext:value-type="float">
            <text:p>5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38]" office:value-type="float" office:value="5" calcext:value-type="float">
            <text:p>5</text:p>
          </table:table-cell>
          <table:table-cell office:value-type="string" calcext:value-type="string">
            <text:p>where questao_id =</text:p>
          </table:table-cell>
          <table:table-cell table:formula="of:=[.A238]" office:value-type="float" office:value="20" calcext:value-type="float">
            <text:p>20</text:p>
          </table:table-cell>
          <table:table-cell office:value-type="string" calcext:value-type="string">
            <text:p>and resposta_id = </text:p>
          </table:table-cell>
          <table:table-cell table:formula="of:=[.B238]" office:value-type="float" office:value="13" calcext:value-type="float">
            <text:p>13</text:p>
          </table:table-cell>
          <table:table-cell office:value-type="string" calcext:value-type="string">
            <text:p>;</text:p>
          </table:table-cell>
          <table:table-cell table:formula="of:=CONCATENATE([.E238];&quot; &quot;;[.F238];&quot; &quot;;[.G238];&quot; &quot;;[.H238];&quot; &quot;;[.I238];&quot; &quot;;[.J238];[.K238])" office:value-type="string" office:string-value="update resposta_usuario set new_resposta_id = 5 where questao_id = 20 and resposta_id =  13;" calcext:value-type="string">
            <text:p>update resposta_usuario set new_resposta_id = 5 where questao_id = 20 and resposta_id = <text:s/>13;</text:p>
          </table:table-cell>
          <table:table-cell table:formula="of:=IF([.C238]&lt;&gt;&quot;&quot;;[.L238];&quot;&quot;)" office:value-type="string" office:string-value="update resposta_usuario set new_resposta_id = 5 where questao_id = 20 and resposta_id =  13;" calcext:value-type="string">
            <text:p>update resposta_usuario set new_resposta_id = 5 where questao_id = 20 and resposta_id = <text:s/>13;</text:p>
          </table:table-cell>
          <table:table-cell table:number-columns-repeated="1011"/>
        </table:table-row>
        <table:table-row table:style-name="ro8">
          <table:table-cell table:formula="of:=['Transformação 1'.A239]" office:value-type="float" office:value="20" calcext:value-type="float">
            <text:p>20</text:p>
          </table:table-cell>
          <table:table-cell table:formula="of:=['Transformação 1'.C239]" office:value-type="float" office:value="3" calcext:value-type="float">
            <text:p>3</text:p>
          </table:table-cell>
          <table:table-cell table:formula="of:=['Transformação 1'.F239]" office:value-type="float" office:value="1" calcext:value-type="float">
            <text:p>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39]" office:value-type="float" office:value="1" calcext:value-type="float">
            <text:p>1</text:p>
          </table:table-cell>
          <table:table-cell office:value-type="string" calcext:value-type="string">
            <text:p>where questao_id =</text:p>
          </table:table-cell>
          <table:table-cell table:formula="of:=[.A239]" office:value-type="float" office:value="20" calcext:value-type="float">
            <text:p>20</text:p>
          </table:table-cell>
          <table:table-cell office:value-type="string" calcext:value-type="string">
            <text:p>and resposta_id = </text:p>
          </table:table-cell>
          <table:table-cell table:formula="of:=[.B239]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CONCATENATE([.E239];&quot; &quot;;[.F239];&quot; &quot;;[.G239];&quot; &quot;;[.H239];&quot; &quot;;[.I239];&quot; &quot;;[.J239];[.K239])" office:value-type="string" office:string-value="update resposta_usuario set new_resposta_id = 1 where questao_id = 20 and resposta_id =  3;" calcext:value-type="string">
            <text:p>update resposta_usuario set new_resposta_id = 1 where questao_id = 20 and resposta_id = <text:s/>3;</text:p>
          </table:table-cell>
          <table:table-cell table:formula="of:=IF([.C239]&lt;&gt;&quot;&quot;;[.L239];&quot;&quot;)" office:value-type="string" office:string-value="update resposta_usuario set new_resposta_id = 1 where questao_id = 20 and resposta_id =  3;" calcext:value-type="string">
            <text:p>update resposta_usuario set new_resposta_id = 1 where questao_id = 20 and resposta_id = <text:s/>3;</text:p>
          </table:table-cell>
          <table:table-cell table:number-columns-repeated="1011"/>
        </table:table-row>
        <table:table-row table:style-name="ro8">
          <table:table-cell table:formula="of:=['Transformação 1'.A240]" office:value-type="float" office:value="20" calcext:value-type="float">
            <text:p>20</text:p>
          </table:table-cell>
          <table:table-cell table:formula="of:=['Transformação 1'.C240]" office:value-type="float" office:value="15" calcext:value-type="float">
            <text:p>15</text:p>
          </table:table-cell>
          <table:table-cell table:formula="of:=['Transformação 1'.F240]" office:value-type="float" office:value="4" calcext:value-type="float">
            <text:p>4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40]" office:value-type="float" office:value="4" calcext:value-type="float">
            <text:p>4</text:p>
          </table:table-cell>
          <table:table-cell office:value-type="string" calcext:value-type="string">
            <text:p>where questao_id =</text:p>
          </table:table-cell>
          <table:table-cell table:formula="of:=[.A240]" office:value-type="float" office:value="20" calcext:value-type="float">
            <text:p>20</text:p>
          </table:table-cell>
          <table:table-cell office:value-type="string" calcext:value-type="string">
            <text:p>and resposta_id = </text:p>
          </table:table-cell>
          <table:table-cell table:formula="of:=[.B240]" office:value-type="float" office:value="15" calcext:value-type="float">
            <text:p>15</text:p>
          </table:table-cell>
          <table:table-cell office:value-type="string" calcext:value-type="string">
            <text:p>;</text:p>
          </table:table-cell>
          <table:table-cell table:formula="of:=CONCATENATE([.E240];&quot; &quot;;[.F240];&quot; &quot;;[.G240];&quot; &quot;;[.H240];&quot; &quot;;[.I240];&quot; &quot;;[.J240];[.K240])" office:value-type="string" office:string-value="update resposta_usuario set new_resposta_id = 4 where questao_id = 20 and resposta_id =  15;" calcext:value-type="string">
            <text:p>update resposta_usuario set new_resposta_id = 4 where questao_id = 20 and resposta_id = <text:s/>15;</text:p>
          </table:table-cell>
          <table:table-cell table:formula="of:=IF([.C240]&lt;&gt;&quot;&quot;;[.L240];&quot;&quot;)" office:value-type="string" office:string-value="update resposta_usuario set new_resposta_id = 4 where questao_id = 20 and resposta_id =  15;" calcext:value-type="string">
            <text:p>update resposta_usuario set new_resposta_id = 4 where questao_id = 20 and resposta_id = <text:s/>15;</text:p>
          </table:table-cell>
          <table:table-cell table:number-columns-repeated="1011"/>
        </table:table-row>
        <table:table-row table:style-name="ro8">
          <table:table-cell table:formula="of:=['Transformação 1'.A241]" office:value-type="float" office:value="20" calcext:value-type="float">
            <text:p>20</text:p>
          </table:table-cell>
          <table:table-cell table:formula="of:=['Transformação 1'.C241]" office:value-type="float" office:value="12" calcext:value-type="float">
            <text:p>12</text:p>
          </table:table-cell>
          <table:table-cell table:formula="of:=['Transformação 1'.F241]" office:value-type="float" office:value="5" calcext:value-type="float">
            <text:p>5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41]" office:value-type="float" office:value="5" calcext:value-type="float">
            <text:p>5</text:p>
          </table:table-cell>
          <table:table-cell office:value-type="string" calcext:value-type="string">
            <text:p>where questao_id =</text:p>
          </table:table-cell>
          <table:table-cell table:formula="of:=[.A241]" office:value-type="float" office:value="20" calcext:value-type="float">
            <text:p>20</text:p>
          </table:table-cell>
          <table:table-cell office:value-type="string" calcext:value-type="string">
            <text:p>and resposta_id = </text:p>
          </table:table-cell>
          <table:table-cell table:formula="of:=[.B241]" office:value-type="float" office:value="12" calcext:value-type="float">
            <text:p>12</text:p>
          </table:table-cell>
          <table:table-cell office:value-type="string" calcext:value-type="string">
            <text:p>;</text:p>
          </table:table-cell>
          <table:table-cell table:formula="of:=CONCATENATE([.E241];&quot; &quot;;[.F241];&quot; &quot;;[.G241];&quot; &quot;;[.H241];&quot; &quot;;[.I241];&quot; &quot;;[.J241];[.K241])" office:value-type="string" office:string-value="update resposta_usuario set new_resposta_id = 5 where questao_id = 20 and resposta_id =  12;" calcext:value-type="string">
            <text:p>update resposta_usuario set new_resposta_id = 5 where questao_id = 20 and resposta_id = <text:s/>12;</text:p>
          </table:table-cell>
          <table:table-cell table:formula="of:=IF([.C241]&lt;&gt;&quot;&quot;;[.L241];&quot;&quot;)" office:value-type="string" office:string-value="update resposta_usuario set new_resposta_id = 5 where questao_id = 20 and resposta_id =  12;" calcext:value-type="string">
            <text:p>update resposta_usuario set new_resposta_id = 5 where questao_id = 20 and resposta_id = <text:s/>12;</text:p>
          </table:table-cell>
          <table:table-cell table:number-columns-repeated="1011"/>
        </table:table-row>
        <table:table-row table:style-name="ro8">
          <table:table-cell table:formula="of:=['Transformação 1'.A242]" office:value-type="float" office:value="20" calcext:value-type="float">
            <text:p>20</text:p>
          </table:table-cell>
          <table:table-cell table:formula="of:=['Transformação 1'.C242]" office:value-type="float" office:value="2" calcext:value-type="float">
            <text:p>2</text:p>
          </table:table-cell>
          <table:table-cell table:formula="of:=['Transformação 1'.F242]" office:value-type="float" office:value="1" calcext:value-type="float">
            <text:p>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42]" office:value-type="float" office:value="1" calcext:value-type="float">
            <text:p>1</text:p>
          </table:table-cell>
          <table:table-cell office:value-type="string" calcext:value-type="string">
            <text:p>where questao_id =</text:p>
          </table:table-cell>
          <table:table-cell table:formula="of:=[.A242]" office:value-type="float" office:value="20" calcext:value-type="float">
            <text:p>20</text:p>
          </table:table-cell>
          <table:table-cell office:value-type="string" calcext:value-type="string">
            <text:p>and resposta_id = </text:p>
          </table:table-cell>
          <table:table-cell table:formula="of:=[.B242]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CONCATENATE([.E242];&quot; &quot;;[.F242];&quot; &quot;;[.G242];&quot; &quot;;[.H242];&quot; &quot;;[.I242];&quot; &quot;;[.J242];[.K242])" office:value-type="string" office:string-value="update resposta_usuario set new_resposta_id = 1 where questao_id = 20 and resposta_id =  2;" calcext:value-type="string">
            <text:p>update resposta_usuario set new_resposta_id = 1 where questao_id = 20 and resposta_id = <text:s/>2;</text:p>
          </table:table-cell>
          <table:table-cell table:formula="of:=IF([.C242]&lt;&gt;&quot;&quot;;[.L242];&quot;&quot;)" office:value-type="string" office:string-value="update resposta_usuario set new_resposta_id = 1 where questao_id = 20 and resposta_id =  2;" calcext:value-type="string">
            <text:p>update resposta_usuario set new_resposta_id = 1 where questao_id = 20 and resposta_id = <text:s/>2;</text:p>
          </table:table-cell>
          <table:table-cell table:number-columns-repeated="1011"/>
        </table:table-row>
        <table:table-row table:style-name="ro8">
          <table:table-cell table:formula="of:=['Transformação 1'.A243]" office:value-type="float" office:value="20" calcext:value-type="float">
            <text:p>20</text:p>
          </table:table-cell>
          <table:table-cell table:formula="of:=['Transformação 1'.C243]" office:value-type="float" office:value="6" calcext:value-type="float">
            <text:p>6</text:p>
          </table:table-cell>
          <table:table-cell table:formula="of:=['Transformação 1'.F243]" office:value-type="float" office:value="8" calcext:value-type="float">
            <text:p>8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43]" office:value-type="float" office:value="8" calcext:value-type="float">
            <text:p>8</text:p>
          </table:table-cell>
          <table:table-cell office:value-type="string" calcext:value-type="string">
            <text:p>where questao_id =</text:p>
          </table:table-cell>
          <table:table-cell table:formula="of:=[.A243]" office:value-type="float" office:value="20" calcext:value-type="float">
            <text:p>20</text:p>
          </table:table-cell>
          <table:table-cell office:value-type="string" calcext:value-type="string">
            <text:p>and resposta_id = </text:p>
          </table:table-cell>
          <table:table-cell table:formula="of:=[.B243]" office:value-type="float" office:value="6" calcext:value-type="float">
            <text:p>6</text:p>
          </table:table-cell>
          <table:table-cell office:value-type="string" calcext:value-type="string">
            <text:p>;</text:p>
          </table:table-cell>
          <table:table-cell table:formula="of:=CONCATENATE([.E243];&quot; &quot;;[.F243];&quot; &quot;;[.G243];&quot; &quot;;[.H243];&quot; &quot;;[.I243];&quot; &quot;;[.J243];[.K243])" office:value-type="string" office:string-value="update resposta_usuario set new_resposta_id = 8 where questao_id = 20 and resposta_id =  6;" calcext:value-type="string">
            <text:p>update resposta_usuario set new_resposta_id = 8 where questao_id = 20 and resposta_id = <text:s/>6;</text:p>
          </table:table-cell>
          <table:table-cell table:formula="of:=IF([.C243]&lt;&gt;&quot;&quot;;[.L243];&quot;&quot;)" office:value-type="string" office:string-value="update resposta_usuario set new_resposta_id = 8 where questao_id = 20 and resposta_id =  6;" calcext:value-type="string">
            <text:p>update resposta_usuario set new_resposta_id = 8 where questao_id = 20 and resposta_id = <text:s/>6;</text:p>
          </table:table-cell>
          <table:table-cell table:number-columns-repeated="1011"/>
        </table:table-row>
        <table:table-row table:style-name="ro8">
          <table:table-cell table:formula="of:=['Transformação 1'.A244]" office:value-type="float" office:value="20" calcext:value-type="float">
            <text:p>20</text:p>
          </table:table-cell>
          <table:table-cell table:formula="of:=['Transformação 1'.C244]" office:value-type="float" office:value="17" calcext:value-type="float">
            <text:p>17</text:p>
          </table:table-cell>
          <table:table-cell table:formula="of:=['Transformação 1'.F244]" office:value-type="float" office:value="8" calcext:value-type="float">
            <text:p>8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44]" office:value-type="float" office:value="8" calcext:value-type="float">
            <text:p>8</text:p>
          </table:table-cell>
          <table:table-cell office:value-type="string" calcext:value-type="string">
            <text:p>where questao_id =</text:p>
          </table:table-cell>
          <table:table-cell table:formula="of:=[.A244]" office:value-type="float" office:value="20" calcext:value-type="float">
            <text:p>20</text:p>
          </table:table-cell>
          <table:table-cell office:value-type="string" calcext:value-type="string">
            <text:p>and resposta_id = </text:p>
          </table:table-cell>
          <table:table-cell table:formula="of:=[.B244]" office:value-type="float" office:value="17" calcext:value-type="float">
            <text:p>17</text:p>
          </table:table-cell>
          <table:table-cell office:value-type="string" calcext:value-type="string">
            <text:p>;</text:p>
          </table:table-cell>
          <table:table-cell table:formula="of:=CONCATENATE([.E244];&quot; &quot;;[.F244];&quot; &quot;;[.G244];&quot; &quot;;[.H244];&quot; &quot;;[.I244];&quot; &quot;;[.J244];[.K244])" office:value-type="string" office:string-value="update resposta_usuario set new_resposta_id = 8 where questao_id = 20 and resposta_id =  17;" calcext:value-type="string">
            <text:p>update resposta_usuario set new_resposta_id = 8 where questao_id = 20 and resposta_id = <text:s/>17;</text:p>
          </table:table-cell>
          <table:table-cell table:formula="of:=IF([.C244]&lt;&gt;&quot;&quot;;[.L244];&quot;&quot;)" office:value-type="string" office:string-value="update resposta_usuario set new_resposta_id = 8 where questao_id = 20 and resposta_id =  17;" calcext:value-type="string">
            <text:p>update resposta_usuario set new_resposta_id = 8 where questao_id = 20 and resposta_id = <text:s/>17;</text:p>
          </table:table-cell>
          <table:table-cell table:number-columns-repeated="1011"/>
        </table:table-row>
        <table:table-row table:style-name="ro8">
          <table:table-cell table:formula="of:=['Transformação 1'.A245]" office:value-type="float" office:value="20" calcext:value-type="float">
            <text:p>20</text:p>
          </table:table-cell>
          <table:table-cell table:formula="of:=['Transformação 1'.C245]" office:value-type="float" office:value="16" calcext:value-type="float">
            <text:p>16</text:p>
          </table:table-cell>
          <table:table-cell table:formula="of:=['Transformação 1'.F245]" office:value-type="float" office:value="5" calcext:value-type="float">
            <text:p>5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45]" office:value-type="float" office:value="5" calcext:value-type="float">
            <text:p>5</text:p>
          </table:table-cell>
          <table:table-cell office:value-type="string" calcext:value-type="string">
            <text:p>where questao_id =</text:p>
          </table:table-cell>
          <table:table-cell table:formula="of:=[.A245]" office:value-type="float" office:value="20" calcext:value-type="float">
            <text:p>20</text:p>
          </table:table-cell>
          <table:table-cell office:value-type="string" calcext:value-type="string">
            <text:p>and resposta_id = </text:p>
          </table:table-cell>
          <table:table-cell table:formula="of:=[.B245]" office:value-type="float" office:value="16" calcext:value-type="float">
            <text:p>16</text:p>
          </table:table-cell>
          <table:table-cell office:value-type="string" calcext:value-type="string">
            <text:p>;</text:p>
          </table:table-cell>
          <table:table-cell table:formula="of:=CONCATENATE([.E245];&quot; &quot;;[.F245];&quot; &quot;;[.G245];&quot; &quot;;[.H245];&quot; &quot;;[.I245];&quot; &quot;;[.J245];[.K245])" office:value-type="string" office:string-value="update resposta_usuario set new_resposta_id = 5 where questao_id = 20 and resposta_id =  16;" calcext:value-type="string">
            <text:p>update resposta_usuario set new_resposta_id = 5 where questao_id = 20 and resposta_id = <text:s/>16;</text:p>
          </table:table-cell>
          <table:table-cell table:formula="of:=IF([.C245]&lt;&gt;&quot;&quot;;[.L245];&quot;&quot;)" office:value-type="string" office:string-value="update resposta_usuario set new_resposta_id = 5 where questao_id = 20 and resposta_id =  16;" calcext:value-type="string">
            <text:p>update resposta_usuario set new_resposta_id = 5 where questao_id = 20 and resposta_id = <text:s/>16;</text:p>
          </table:table-cell>
          <table:table-cell table:number-columns-repeated="1011"/>
        </table:table-row>
        <table:table-row table:style-name="ro8">
          <table:table-cell table:formula="of:=['Transformação 1'.A246]" office:value-type="float" office:value="20" calcext:value-type="float">
            <text:p>20</text:p>
          </table:table-cell>
          <table:table-cell table:formula="of:=['Transformação 1'.C246]" office:value-type="float" office:value="10" calcext:value-type="float">
            <text:p>10</text:p>
          </table:table-cell>
          <table:table-cell table:formula="of:=['Transformação 1'.F246]" office:value-type="float" office:value="8" calcext:value-type="float">
            <text:p>8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46]" office:value-type="float" office:value="8" calcext:value-type="float">
            <text:p>8</text:p>
          </table:table-cell>
          <table:table-cell office:value-type="string" calcext:value-type="string">
            <text:p>where questao_id =</text:p>
          </table:table-cell>
          <table:table-cell table:formula="of:=[.A246]" office:value-type="float" office:value="20" calcext:value-type="float">
            <text:p>20</text:p>
          </table:table-cell>
          <table:table-cell office:value-type="string" calcext:value-type="string">
            <text:p>and resposta_id = </text:p>
          </table:table-cell>
          <table:table-cell table:formula="of:=[.B246]" office:value-type="float" office:value="10" calcext:value-type="float">
            <text:p>10</text:p>
          </table:table-cell>
          <table:table-cell office:value-type="string" calcext:value-type="string">
            <text:p>;</text:p>
          </table:table-cell>
          <table:table-cell table:formula="of:=CONCATENATE([.E246];&quot; &quot;;[.F246];&quot; &quot;;[.G246];&quot; &quot;;[.H246];&quot; &quot;;[.I246];&quot; &quot;;[.J246];[.K246])" office:value-type="string" office:string-value="update resposta_usuario set new_resposta_id = 8 where questao_id = 20 and resposta_id =  10;" calcext:value-type="string">
            <text:p>update resposta_usuario set new_resposta_id = 8 where questao_id = 20 and resposta_id = <text:s/>10;</text:p>
          </table:table-cell>
          <table:table-cell table:formula="of:=IF([.C246]&lt;&gt;&quot;&quot;;[.L246];&quot;&quot;)" office:value-type="string" office:string-value="update resposta_usuario set new_resposta_id = 8 where questao_id = 20 and resposta_id =  10;" calcext:value-type="string">
            <text:p>update resposta_usuario set new_resposta_id = 8 where questao_id = 20 and resposta_id = <text:s/>10;</text:p>
          </table:table-cell>
          <table:table-cell table:number-columns-repeated="1011"/>
        </table:table-row>
        <table:table-row table:style-name="ro8">
          <table:table-cell table:formula="of:=['Transformação 1'.A247]" office:value-type="float" office:value="20" calcext:value-type="float">
            <text:p>20</text:p>
          </table:table-cell>
          <table:table-cell table:formula="of:=['Transformação 1'.C247]" office:value-type="float" office:value="14" calcext:value-type="float">
            <text:p>14</text:p>
          </table:table-cell>
          <table:table-cell table:formula="of:=['Transformação 1'.F247]" office:value-type="float" office:value="4" calcext:value-type="float">
            <text:p>4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47]" office:value-type="float" office:value="4" calcext:value-type="float">
            <text:p>4</text:p>
          </table:table-cell>
          <table:table-cell office:value-type="string" calcext:value-type="string">
            <text:p>where questao_id =</text:p>
          </table:table-cell>
          <table:table-cell table:formula="of:=[.A247]" office:value-type="float" office:value="20" calcext:value-type="float">
            <text:p>20</text:p>
          </table:table-cell>
          <table:table-cell office:value-type="string" calcext:value-type="string">
            <text:p>and resposta_id = </text:p>
          </table:table-cell>
          <table:table-cell table:formula="of:=[.B247]" office:value-type="float" office:value="14" calcext:value-type="float">
            <text:p>14</text:p>
          </table:table-cell>
          <table:table-cell office:value-type="string" calcext:value-type="string">
            <text:p>;</text:p>
          </table:table-cell>
          <table:table-cell table:formula="of:=CONCATENATE([.E247];&quot; &quot;;[.F247];&quot; &quot;;[.G247];&quot; &quot;;[.H247];&quot; &quot;;[.I247];&quot; &quot;;[.J247];[.K247])" office:value-type="string" office:string-value="update resposta_usuario set new_resposta_id = 4 where questao_id = 20 and resposta_id =  14;" calcext:value-type="string">
            <text:p>update resposta_usuario set new_resposta_id = 4 where questao_id = 20 and resposta_id = <text:s/>14;</text:p>
          </table:table-cell>
          <table:table-cell table:formula="of:=IF([.C247]&lt;&gt;&quot;&quot;;[.L247];&quot;&quot;)" office:value-type="string" office:string-value="update resposta_usuario set new_resposta_id = 4 where questao_id = 20 and resposta_id =  14;" calcext:value-type="string">
            <text:p>update resposta_usuario set new_resposta_id = 4 where questao_id = 20 and resposta_id = <text:s/>14;</text:p>
          </table:table-cell>
          <table:table-cell table:number-columns-repeated="1011"/>
        </table:table-row>
        <table:table-row table:style-name="ro8">
          <table:table-cell table:formula="of:=['Transformação 1'.A248]" office:value-type="float" office:value="20" calcext:value-type="float">
            <text:p>20</text:p>
          </table:table-cell>
          <table:table-cell table:formula="of:=['Transformação 1'.C248]" office:value-type="float" office:value="7" calcext:value-type="float">
            <text:p>7</text:p>
          </table:table-cell>
          <table:table-cell table:formula="of:=['Transformação 1'.F248]" office:value-type="float" office:value="1" calcext:value-type="float">
            <text:p>1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48]" office:value-type="float" office:value="1" calcext:value-type="float">
            <text:p>1</text:p>
          </table:table-cell>
          <table:table-cell office:value-type="string" calcext:value-type="string">
            <text:p>where questao_id =</text:p>
          </table:table-cell>
          <table:table-cell table:formula="of:=[.A248]" office:value-type="float" office:value="20" calcext:value-type="float">
            <text:p>20</text:p>
          </table:table-cell>
          <table:table-cell office:value-type="string" calcext:value-type="string">
            <text:p>and resposta_id = </text:p>
          </table:table-cell>
          <table:table-cell table:formula="of:=[.B248]" office:value-type="float" office:value="7" calcext:value-type="float">
            <text:p>7</text:p>
          </table:table-cell>
          <table:table-cell office:value-type="string" calcext:value-type="string">
            <text:p>;</text:p>
          </table:table-cell>
          <table:table-cell table:formula="of:=CONCATENATE([.E248];&quot; &quot;;[.F248];&quot; &quot;;[.G248];&quot; &quot;;[.H248];&quot; &quot;;[.I248];&quot; &quot;;[.J248];[.K248])" office:value-type="string" office:string-value="update resposta_usuario set new_resposta_id = 1 where questao_id = 20 and resposta_id =  7;" calcext:value-type="string">
            <text:p>update resposta_usuario set new_resposta_id = 1 where questao_id = 20 and resposta_id = <text:s/>7;</text:p>
          </table:table-cell>
          <table:table-cell table:formula="of:=IF([.C248]&lt;&gt;&quot;&quot;;[.L248];&quot;&quot;)" office:value-type="string" office:string-value="update resposta_usuario set new_resposta_id = 1 where questao_id = 20 and resposta_id =  7;" calcext:value-type="string">
            <text:p>update resposta_usuario set new_resposta_id = 1 where questao_id = 20 and resposta_id = <text:s/>7;</text:p>
          </table:table-cell>
          <table:table-cell table:number-columns-repeated="1011"/>
        </table:table-row>
        <table:table-row table:style-name="ro8">
          <table:table-cell table:formula="of:=['Transformação 1'.A249]" office:value-type="float" office:value="20" calcext:value-type="float">
            <text:p>20</text:p>
          </table:table-cell>
          <table:table-cell table:formula="of:=['Transformação 1'.C249]" office:value-type="float" office:value="11" calcext:value-type="float">
            <text:p>11</text:p>
          </table:table-cell>
          <table:table-cell table:formula="of:=['Transformação 1'.F249]" office:value-type="float" office:value="5" calcext:value-type="float">
            <text:p>5</text:p>
          </table:table-cell>
          <table:table-cell/>
          <table:table-cell office:value-type="string" calcext:value-type="string">
            <text:p>update <text:span text:style-name="T1">resposta_usuario set new_resposta_id =</text:span></text:p>
          </table:table-cell>
          <table:table-cell table:formula="of:=[.C249]" office:value-type="float" office:value="5" calcext:value-type="float">
            <text:p>5</text:p>
          </table:table-cell>
          <table:table-cell office:value-type="string" calcext:value-type="string">
            <text:p>where questao_id =</text:p>
          </table:table-cell>
          <table:table-cell table:formula="of:=[.A249]" office:value-type="float" office:value="20" calcext:value-type="float">
            <text:p>20</text:p>
          </table:table-cell>
          <table:table-cell office:value-type="string" calcext:value-type="string">
            <text:p>and resposta_id = </text:p>
          </table:table-cell>
          <table:table-cell table:formula="of:=[.B249]" office:value-type="float" office:value="11" calcext:value-type="float">
            <text:p>11</text:p>
          </table:table-cell>
          <table:table-cell office:value-type="string" calcext:value-type="string">
            <text:p>;</text:p>
          </table:table-cell>
          <table:table-cell table:formula="of:=CONCATENATE([.E249];&quot; &quot;;[.F249];&quot; &quot;;[.G249];&quot; &quot;;[.H249];&quot; &quot;;[.I249];&quot; &quot;;[.J249];[.K249])" office:value-type="string" office:string-value="update resposta_usuario set new_resposta_id = 5 where questao_id = 20 and resposta_id =  11;" calcext:value-type="string">
            <text:p>update resposta_usuario set new_resposta_id = 5 where questao_id = 20 and resposta_id = <text:s/>11;</text:p>
          </table:table-cell>
          <table:table-cell table:formula="of:=IF([.C249]&lt;&gt;&quot;&quot;;[.L249];&quot;&quot;)" office:value-type="string" office:string-value="update resposta_usuario set new_resposta_id = 5 where questao_id = 20 and resposta_id =  11;" calcext:value-type="string">
            <text:p>update resposta_usuario set new_resposta_id = 5 where questao_id = 20 and resposta_id = <text:s/>11;</text:p>
          </table:table-cell>
          <table:table-cell table:number-columns-repeated="1011"/>
        </table:table-row>
        <table:table-row table:style-name="ro9" table:number-rows-repeated="104832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inal" table:style-name="ta1">
        <table:table-column table:style-name="co16" table:default-cell-style-name="Default"/>
        <table:table-column table:style-name="co17" table:default-cell-style-name="ce23"/>
        <table:table-column table:style-name="co18" table:default-cell-style-name="ce26"/>
        <table:table-row table:style-name="ro9">
          <table:table-cell table:style-name="ce17" office:value-type="string" calcext:value-type="string" table:number-columns-spanned="1" table:number-rows-spanned="8">
            <text:p>Informação sobre Demoiselle</text:p>
          </table:table-cell>
          <table:table-cell table:style-name="ce21" office:value-type="string" calcext:value-type="string">
            <text:p>Google</text:p>
          </table:table-cell>
          <table:table-cell table:style-name="ce24" office:value-type="float" office:value="200" calcext:value-type="float">
            <text:p>200</text:p>
          </table:table-cell>
        </table:table-row>
        <table:table-row table:style-name="ro9">
          <table:covered-table-cell table:style-name="ce18" office:value-type="string" calcext:value-type="string">
            <text:p>Informação sobre Demoiselle</text:p>
          </table:covered-table-cell>
          <table:table-cell table:style-name="ce21" office:value-type="string" calcext:value-type="string">
            <text:p>Site do projeto</text:p>
          </table:table-cell>
          <table:table-cell table:style-name="ce24" office:value-type="float" office:value="109" calcext:value-type="float">
            <text:p>109</text:p>
          </table:table-cell>
        </table:table-row>
        <table:table-row table:style-name="ro9">
          <table:covered-table-cell table:style-name="ce18" office:value-type="string" calcext:value-type="string">
            <text:p>Informação sobre Demoiselle</text:p>
          </table:covered-table-cell>
          <table:table-cell table:style-name="ce21" office:value-type="string" calcext:value-type="string">
            <text:p>Documentação oficial</text:p>
          </table:table-cell>
          <table:table-cell table:style-name="ce24" office:value-type="float" office:value="94" calcext:value-type="float">
            <text:p>94</text:p>
          </table:table-cell>
        </table:table-row>
        <table:table-row table:style-name="ro9">
          <table:covered-table-cell table:style-name="ce18" office:value-type="string" calcext:value-type="string">
            <text:p>Informação sobre Demoiselle</text:p>
          </table:covered-table-cell>
          <table:table-cell table:style-name="ce21" office:value-type="string" calcext:value-type="string">
            <text:p>Fórum de discussões</text:p>
          </table:table-cell>
          <table:table-cell table:style-name="ce24" office:value-type="float" office:value="44" calcext:value-type="float">
            <text:p>44</text:p>
          </table:table-cell>
        </table:table-row>
        <table:table-row table:style-name="ro9">
          <table:covered-table-cell table:style-name="ce18" office:value-type="string" calcext:value-type="string">
            <text:p>Informação sobre Demoiselle</text:p>
          </table:covered-table-cell>
          <table:table-cell table:style-name="ce21" office:value-type="string" calcext:value-type="string">
            <text:p>Colegas</text:p>
          </table:table-cell>
          <table:table-cell table:style-name="ce24" office:value-type="float" office:value="31" calcext:value-type="float">
            <text:p>31</text:p>
          </table:table-cell>
        </table:table-row>
        <table:table-row table:style-name="ro9">
          <table:covered-table-cell table:style-name="ce18" office:value-type="string" calcext:value-type="string">
            <text:p>Informação sobre Demoiselle</text:p>
          </table:covered-table-cell>
          <table:table-cell table:style-name="ce21" office:value-type="string" calcext:value-type="string">
            <text:p>Pergunto na lista de e-mail oficial</text:p>
          </table:table-cell>
          <table:table-cell table:style-name="ce24" office:value-type="float" office:value="24" calcext:value-type="float">
            <text:p>24</text:p>
          </table:table-cell>
        </table:table-row>
        <table:table-row table:style-name="ro9">
          <table:covered-table-cell table:style-name="ce18" office:value-type="string" calcext:value-type="string">
            <text:p>Informação sobre Demoiselle</text:p>
          </table:covered-table-cell>
          <table:table-cell table:style-name="ce21" office:value-type="string" calcext:value-type="string">
            <text:p>Código-fonte</text:p>
          </table:table-cell>
          <table:table-cell table:style-name="ce24" office:value-type="float" office:value="4" calcext:value-type="float">
            <text:p>4</text:p>
          </table:table-cell>
        </table:table-row>
        <table:table-row table:style-name="ro9">
          <table:covered-table-cell table:style-name="ce18" office:value-type="string" calcext:value-type="string">
            <text:p>Informação sobre Demoiselle</text:p>
          </table:covered-table-cell>
          <table:table-cell table:style-name="ce21" office:value-type="string" calcext:value-type="string">
            <text:p>Outros</text:p>
          </table:table-cell>
          <table:table-cell table:style-name="ce24" office:value-type="float" office:value="2" calcext:value-type="float">
            <text:p>2</text:p>
          </table:table-cell>
        </table:table-row>
        <table:table-row table:style-name="ro9">
          <table:table-cell table:style-name="ce19" office:value-type="string" calcext:value-type="string" table:number-columns-spanned="1" table:number-rows-spanned="7">
            <text:p>Informações sobre outros projetos</text:p>
          </table:table-cell>
          <table:table-cell table:style-name="ce22" office:value-type="string" calcext:value-type="string">
            <text:p>Google</text:p>
          </table:table-cell>
          <table:table-cell table:style-name="ce25" office:value-type="float" office:value="313" calcext:value-type="float">
            <text:p>313</text:p>
          </table:table-cell>
        </table:table-row>
        <table:table-row table:style-name="ro9">
          <table:covered-table-cell table:style-name="ce20" office:value-type="string" calcext:value-type="string">
            <text:p>Informações sobre outros projetos</text:p>
          </table:covered-table-cell>
          <table:table-cell table:style-name="ce22" office:value-type="string" calcext:value-type="string">
            <text:p>Documentação oficial</text:p>
          </table:table-cell>
          <table:table-cell table:style-name="ce25" office:value-type="float" office:value="75" calcext:value-type="float">
            <text:p>75</text:p>
          </table:table-cell>
        </table:table-row>
        <table:table-row table:style-name="ro9">
          <table:covered-table-cell table:style-name="ce20" office:value-type="string" calcext:value-type="string">
            <text:p>Informações sobre outros projetos</text:p>
          </table:covered-table-cell>
          <table:table-cell table:style-name="ce22" office:value-type="string" calcext:value-type="string">
            <text:p>Fórum de discussões</text:p>
          </table:table-cell>
          <table:table-cell table:style-name="ce25" office:value-type="float" office:value="67" calcext:value-type="float">
            <text:p>67</text:p>
          </table:table-cell>
        </table:table-row>
        <table:table-row table:style-name="ro9">
          <table:covered-table-cell table:style-name="ce20" office:value-type="string" calcext:value-type="string">
            <text:p>Informações sobre outros projetos</text:p>
          </table:covered-table-cell>
          <table:table-cell table:style-name="ce22" office:value-type="string" calcext:value-type="string">
            <text:p>Site do projeto</text:p>
          </table:table-cell>
          <table:table-cell table:style-name="ce25" office:value-type="float" office:value="62" calcext:value-type="float">
            <text:p>62</text:p>
          </table:table-cell>
        </table:table-row>
        <table:table-row table:style-name="ro9">
          <table:covered-table-cell table:style-name="ce20" office:value-type="string" calcext:value-type="string">
            <text:p>Informações sobre outros projetos</text:p>
          </table:covered-table-cell>
          <table:table-cell table:style-name="ce22" office:value-type="string" calcext:value-type="string">
            <text:p>Colegas</text:p>
          </table:table-cell>
          <table:table-cell table:style-name="ce25" office:value-type="float" office:value="6" calcext:value-type="float">
            <text:p>6</text:p>
          </table:table-cell>
        </table:table-row>
        <table:table-row table:style-name="ro9">
          <table:covered-table-cell table:style-name="ce20" office:value-type="string" calcext:value-type="string">
            <text:p>Informações sobre outros projetos</text:p>
          </table:covered-table-cell>
          <table:table-cell table:style-name="ce22" office:value-type="string" calcext:value-type="string">
            <text:p>Pergunto na lista de e-mail oficial</text:p>
          </table:table-cell>
          <table:table-cell table:style-name="ce25" office:value-type="float" office:value="5" calcext:value-type="float">
            <text:p>5</text:p>
          </table:table-cell>
        </table:table-row>
        <table:table-row table:style-name="ro9">
          <table:covered-table-cell table:style-name="ce20" office:value-type="string" calcext:value-type="string">
            <text:p>Informações sobre outros projetos</text:p>
          </table:covered-table-cell>
          <table:table-cell table:style-name="ce22" office:value-type="string" calcext:value-type="string">
            <text:p>Outros</text:p>
          </table:table-cell>
          <table:table-cell table:style-name="ce25" office:value-type="float" office:value="2" calcext:value-type="float">
            <text:p>2</text:p>
          </table:table-cell>
        </table:table-row>
        <table:table-row table:style-name="ro9">
          <table:table-cell table:style-name="ce17" office:value-type="string" calcext:value-type="string" table:number-columns-spanned="1" table:number-rows-spanned="3">
            <text:p>Site</text:p>
          </table:table-cell>
          <table:table-cell table:style-name="ce21" office:value-type="string" calcext:value-type="string">
            <text:p>Não me atende</text:p>
          </table:table-cell>
          <table:table-cell table:style-name="ce24" office:value-type="float" office:value="139" calcext:value-type="float">
            <text:p>139</text:p>
          </table:table-cell>
        </table:table-row>
        <table:table-row table:style-name="ro9">
          <table:covered-table-cell table:style-name="ce18" office:value-type="string" calcext:value-type="string">
            <text:p>Site</text:p>
          </table:covered-table-cell>
          <table:table-cell table:style-name="ce21" office:value-type="string" calcext:value-type="string">
            <text:p>Me atende</text:p>
          </table:table-cell>
          <table:table-cell table:style-name="ce24" office:value-type="float" office:value="104" calcext:value-type="float">
            <text:p>104</text:p>
          </table:table-cell>
        </table:table-row>
        <table:table-row table:style-name="ro9">
          <table:covered-table-cell table:style-name="ce18" office:value-type="string" calcext:value-type="string">
            <text:p>Site</text:p>
          </table:covered-table-cell>
          <table:table-cell table:style-name="ce21" office:value-type="string" calcext:value-type="string">
            <text:p>Nunca usei</text:p>
          </table:table-cell>
          <table:table-cell table:style-name="ce24" office:value-type="float" office:value="102" calcext:value-type="float">
            <text:p>102</text:p>
          </table:table-cell>
        </table:table-row>
        <table:table-row table:style-name="ro9">
          <table:table-cell table:style-name="ce19" office:value-type="string" calcext:value-type="string" table:number-columns-spanned="1" table:number-rows-spanned="4">
            <text:p>Documentação</text:p>
          </table:table-cell>
          <table:table-cell table:style-name="ce22" office:value-type="string" calcext:value-type="string">
            <text:p>Atende as necessidades básicas</text:p>
          </table:table-cell>
          <table:table-cell table:style-name="ce25" office:value-type="float" office:value="237" calcext:value-type="float">
            <text:p>237</text:p>
          </table:table-cell>
        </table:table-row>
        <table:table-row table:style-name="ro9">
          <table:covered-table-cell table:style-name="ce20" office:value-type="string" calcext:value-type="string">
            <text:p>Documentação</text:p>
          </table:covered-table-cell>
          <table:table-cell table:style-name="ce22" office:value-type="string" calcext:value-type="string">
            <text:p>Isso existe?</text:p>
          </table:table-cell>
          <table:table-cell table:style-name="ce25" office:value-type="float" office:value="88" calcext:value-type="float">
            <text:p>88</text:p>
          </table:table-cell>
        </table:table-row>
        <table:table-row table:style-name="ro9">
          <table:covered-table-cell table:style-name="ce20" office:value-type="string" calcext:value-type="string">
            <text:p>Documentação</text:p>
          </table:covered-table-cell>
          <table:table-cell table:style-name="ce22" office:value-type="string" calcext:value-type="string">
            <text:p>É fácil encontrar</text:p>
          </table:table-cell>
          <table:table-cell table:style-name="ce25" office:value-type="float" office:value="31" calcext:value-type="float">
            <text:p>31</text:p>
          </table:table-cell>
        </table:table-row>
        <table:table-row table:style-name="ro9">
          <table:covered-table-cell table:style-name="ce20" office:value-type="string" calcext:value-type="string">
            <text:p>Documentação</text:p>
          </table:covered-table-cell>
          <table:table-cell table:style-name="ce22" office:value-type="string" calcext:value-type="string">
            <text:p>Atende as necessidades avançadas</text:p>
          </table:table-cell>
          <table:table-cell table:style-name="ce25" office:value-type="float" office:value="11" calcext:value-type="float">
            <text:p>11</text:p>
          </table:table-cell>
        </table:table-row>
        <table:table-row table:style-name="ro9">
          <table:table-cell table:style-name="ce17" office:value-type="string" calcext:value-type="string" table:number-columns-spanned="1" table:number-rows-spanned="4">
            <text:p>Tempo de resposta</text:p>
          </table:table-cell>
          <table:table-cell table:style-name="ce21" office:value-type="string" calcext:value-type="string">
            <text:p>Nunca postei dúvidas</text:p>
          </table:table-cell>
          <table:table-cell table:style-name="ce24" office:value-type="float" office:value="222" calcext:value-type="float">
            <text:p>222</text:p>
          </table:table-cell>
        </table:table-row>
        <table:table-row table:style-name="ro9">
          <table:covered-table-cell table:style-name="ce18" office:value-type="string" calcext:value-type="string">
            <text:p>Tempo de resposta</text:p>
          </table:covered-table-cell>
          <table:table-cell table:style-name="ce21" office:value-type="string" calcext:value-type="string">
            <text:p>Nem rápido nem demorado</text:p>
          </table:table-cell>
          <table:table-cell table:style-name="ce24" office:value-type="float" office:value="71" calcext:value-type="float">
            <text:p>71</text:p>
          </table:table-cell>
        </table:table-row>
        <table:table-row table:style-name="ro9">
          <table:covered-table-cell table:style-name="ce18" office:value-type="string" calcext:value-type="string">
            <text:p>Tempo de resposta</text:p>
          </table:covered-table-cell>
          <table:table-cell table:style-name="ce21" office:value-type="string" calcext:value-type="string">
            <text:p>Demorado</text:p>
          </table:table-cell>
          <table:table-cell table:style-name="ce24" office:value-type="float" office:value="29" calcext:value-type="float">
            <text:p>29</text:p>
          </table:table-cell>
        </table:table-row>
        <table:table-row table:style-name="ro9">
          <table:covered-table-cell table:style-name="ce18" office:value-type="string" calcext:value-type="string">
            <text:p>Tempo de resposta</text:p>
          </table:covered-table-cell>
          <table:table-cell table:style-name="ce21" office:value-type="string" calcext:value-type="string">
            <text:p>Rápido</text:p>
          </table:table-cell>
          <table:table-cell table:style-name="ce24" office:value-type="float" office:value="23" calcext:value-type="float">
            <text:p>23</text:p>
          </table:table-cell>
        </table:table-row>
        <table:table-row table:style-name="ro9">
          <table:table-cell table:style-name="ce19" office:value-type="string" calcext:value-type="string" table:number-columns-spanned="1" table:number-rows-spanned="2">
            <text:p>Mais adequado</text:p>
          </table:table-cell>
          <table:table-cell table:style-name="ce22" office:value-type="string" calcext:value-type="string">
            <text:p>Stack Overflow Brasil (tag demoiselle)</text:p>
          </table:table-cell>
          <table:table-cell table:style-name="ce25" office:value-type="float" office:value="264" calcext:value-type="float">
            <text:p>264</text:p>
          </table:table-cell>
        </table:table-row>
        <table:table-row table:style-name="ro9">
          <table:covered-table-cell table:style-name="ce20" office:value-type="string" calcext:value-type="string">
            <text:p>Mais adequado</text:p>
          </table:covered-table-cell>
          <table:table-cell table:style-name="ce22" office:value-type="string" calcext:value-type="string">
            <text:p>Lista de e-mail de usuários</text:p>
          </table:table-cell>
          <table:table-cell table:style-name="ce25" office:value-type="float" office:value="81" calcext:value-type="float">
            <text:p>81</text:p>
          </table:table-cell>
        </table:table-row>
        <table:table-row table:style-name="ro9">
          <table:table-cell table:style-name="ce17" office:value-type="string" calcext:value-type="string" table:number-columns-spanned="1" table:number-rows-spanned="3">
            <text:p>Suas respostas</text:p>
          </table:table-cell>
          <table:table-cell table:style-name="ce21" office:value-type="string" calcext:value-type="string">
            <text:p>Nunca contribuí</text:p>
          </table:table-cell>
          <table:table-cell table:style-name="ce24" office:value-type="float" office:value="292" calcext:value-type="float">
            <text:p>292</text:p>
          </table:table-cell>
        </table:table-row>
        <table:table-row table:style-name="ro9">
          <table:covered-table-cell table:style-name="ce18" office:value-type="string" calcext:value-type="string">
            <text:p>Suas respostas</text:p>
          </table:covered-table-cell>
          <table:table-cell table:style-name="ce21" office:value-type="string" calcext:value-type="string">
            <text:p>De 1 a 10</text:p>
          </table:table-cell>
          <table:table-cell table:style-name="ce24" office:value-type="float" office:value="47" calcext:value-type="float">
            <text:p>47</text:p>
          </table:table-cell>
        </table:table-row>
        <table:table-row table:style-name="ro9">
          <table:covered-table-cell table:style-name="ce18" office:value-type="string" calcext:value-type="string">
            <text:p>Suas respostas</text:p>
          </table:covered-table-cell>
          <table:table-cell table:style-name="ce21" office:value-type="string" calcext:value-type="string">
            <text:p>Mais de 10</text:p>
          </table:table-cell>
          <table:table-cell table:style-name="ce24" office:value-type="float" office:value="6" calcext:value-type="float">
            <text:p>6</text:p>
          </table:table-cell>
        </table:table-row>
        <table:table-row table:style-name="ro9">
          <table:table-cell table:style-name="ce19" office:value-type="string" calcext:value-type="string" table:number-columns-spanned="1" table:number-rows-spanned="8">
            <text:p>Bug</text:p>
          </table:table-cell>
          <table:table-cell table:style-name="ce22" office:value-type="string" calcext:value-type="string">
            <text:p>Ignoro e sigo em frente</text:p>
          </table:table-cell>
          <table:table-cell table:style-name="ce25" office:value-type="float" office:value="127" calcext:value-type="float">
            <text:p>127</text:p>
          </table:table-cell>
        </table:table-row>
        <table:table-row table:style-name="ro9">
          <table:covered-table-cell table:style-name="ce20" office:value-type="string" calcext:value-type="string">
            <text:p>Bug</text:p>
          </table:covered-table-cell>
          <table:table-cell table:style-name="ce22" office:value-type="string" calcext:value-type="string">
            <text:p>Informo direto à equipe Demoiselle</text:p>
          </table:table-cell>
          <table:table-cell table:style-name="ce25" office:value-type="float" office:value="93" calcext:value-type="float">
            <text:p>93</text:p>
          </table:table-cell>
        </table:table-row>
        <table:table-row table:style-name="ro9">
          <table:covered-table-cell table:style-name="ce20" office:value-type="string" calcext:value-type="string">
            <text:p>Bug</text:p>
          </table:covered-table-cell>
          <table:table-cell table:style-name="ce22" office:value-type="string" calcext:value-type="string">
            <text:p>Abro um chamado na minha empresa</text:p>
          </table:table-cell>
          <table:table-cell table:style-name="ce25" office:value-type="float" office:value="55" calcext:value-type="float">
            <text:p>55</text:p>
          </table:table-cell>
        </table:table-row>
        <table:table-row table:style-name="ro9">
          <table:covered-table-cell table:style-name="ce20" office:value-type="string" calcext:value-type="string">
            <text:p>Bug</text:p>
          </table:covered-table-cell>
          <table:table-cell table:style-name="ce22" office:value-type="string" calcext:value-type="string">
            <text:p>Comunico em listas, fóruns, Jira etc</text:p>
          </table:table-cell>
          <table:table-cell table:style-name="ce25" office:value-type="float" office:value="46" calcext:value-type="float">
            <text:p>46</text:p>
          </table:table-cell>
        </table:table-row>
        <table:table-row table:style-name="ro9">
          <table:covered-table-cell table:style-name="ce20" office:value-type="string" calcext:value-type="string">
            <text:p>Bug</text:p>
          </table:covered-table-cell>
          <table:table-cell table:style-name="ce22" office:value-type="string" calcext:value-type="string">
            <text:p>Não achei bugs</text:p>
          </table:table-cell>
          <table:table-cell table:style-name="ce25" office:value-type="float" office:value="26" calcext:value-type="float">
            <text:p>26</text:p>
          </table:table-cell>
        </table:table-row>
        <table:table-row table:style-name="ro9">
          <table:covered-table-cell table:style-name="ce20" office:value-type="string" calcext:value-type="string">
            <text:p>Bug</text:p>
          </table:covered-table-cell>
          <table:table-cell table:style-name="ce22" office:value-type="string" calcext:value-type="string">
            <text:p>Corrijo e devolvo</text:p>
          </table:table-cell>
          <table:table-cell table:style-name="ce25" office:value-type="float" office:value="11" calcext:value-type="float">
            <text:p>11</text:p>
          </table:table-cell>
        </table:table-row>
        <table:table-row table:style-name="ro9">
          <table:covered-table-cell table:style-name="ce20" office:value-type="string" calcext:value-type="string">
            <text:p>Bug</text:p>
          </table:covered-table-cell>
          <table:table-cell table:style-name="ce22" office:value-type="string" calcext:value-type="string">
            <text:p>Informo ao colega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9">
          <table:covered-table-cell table:style-name="ce20" office:value-type="string" calcext:value-type="string">
            <text:p>Bug</text:p>
          </table:covered-table-cell>
          <table:table-cell table:style-name="ce22" office:value-type="string" calcext:value-type="string">
            <text:p>Outros</text:p>
          </table:table-cell>
          <table:table-cell table:style-name="ce25" office:value-type="float" office:value="7" calcext:value-type="float">
            <text:p>7</text:p>
          </table:table-cell>
        </table:table-row>
        <table:table-row table:style-name="ro9">
          <table:table-cell table:style-name="ce17" office:value-type="string" calcext:value-type="string" table:number-columns-spanned="1" table:number-rows-spanned="2">
            <text:p>Contribuição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286" calcext:value-type="float">
            <text:p>286</text:p>
          </table:table-cell>
        </table:table-row>
        <table:table-row table:style-name="ro9">
          <table:covered-table-cell table:style-name="ce18" office:value-type="string" calcext:value-type="string">
            <text:p>Contribuição</text:p>
          </table:covered-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59" calcext:value-type="float">
            <text:p>59</text:p>
          </table:table-cell>
        </table:table-row>
        <table:table-row table:style-name="ro9">
          <table:table-cell table:style-name="ce19" office:value-type="string" calcext:value-type="string" table:number-columns-spanned="1" table:number-rows-spanned="7">
            <text:p>Funcionalidades</text:p>
          </table:table-cell>
          <table:table-cell table:style-name="ce22" office:value-type="string" calcext:value-type="string">
            <text:p>Segurança</text:p>
          </table:table-cell>
          <table:table-cell table:style-name="ce25" office:value-type="float" office:value="221" calcext:value-type="float">
            <text:p>221</text:p>
          </table:table-cell>
        </table:table-row>
        <table:table-row table:style-name="ro9">
          <table:covered-table-cell table:style-name="ce20" office:value-type="string" calcext:value-type="string">
            <text:p>Funcionalidades</text:p>
          </table:covered-table-cell>
          <table:table-cell table:style-name="ce22" office:value-type="string" calcext:value-type="string">
            <text:p>Transação</text:p>
          </table:table-cell>
          <table:table-cell table:style-name="ce25" office:value-type="float" office:value="209" calcext:value-type="float">
            <text:p>209</text:p>
          </table:table-cell>
        </table:table-row>
        <table:table-row table:style-name="ro9">
          <table:covered-table-cell table:style-name="ce20" office:value-type="string" calcext:value-type="string">
            <text:p>Funcionalidades</text:p>
          </table:covered-table-cell>
          <table:table-cell table:style-name="ce22" office:value-type="string" calcext:value-type="string">
            <text:p>Configuração</text:p>
          </table:table-cell>
          <table:table-cell table:style-name="ce25" office:value-type="float" office:value="172" calcext:value-type="float">
            <text:p>172</text:p>
          </table:table-cell>
        </table:table-row>
        <table:table-row table:style-name="ro9">
          <table:covered-table-cell table:style-name="ce20" office:value-type="string" calcext:value-type="string">
            <text:p>Funcionalidades</text:p>
          </table:covered-table-cell>
          <table:table-cell table:style-name="ce22" office:value-type="string" calcext:value-type="string">
            <text:p>Paginação</text:p>
          </table:table-cell>
          <table:table-cell table:style-name="ce25" office:value-type="float" office:value="112" calcext:value-type="float">
            <text:p>112</text:p>
          </table:table-cell>
        </table:table-row>
        <table:table-row table:style-name="ro9">
          <table:covered-table-cell table:style-name="ce20" office:value-type="string" calcext:value-type="string">
            <text:p>Funcionalidades</text:p>
          </table:covered-table-cell>
          <table:table-cell table:style-name="ce22" office:value-type="string" calcext:value-type="string">
            <text:p>JMS</text:p>
          </table:table-cell>
          <table:table-cell table:style-name="ce25" office:value-type="float" office:value="55" calcext:value-type="float">
            <text:p>55</text:p>
          </table:table-cell>
        </table:table-row>
        <table:table-row table:style-name="ro9">
          <table:covered-table-cell table:style-name="ce20" office:value-type="string" calcext:value-type="string">
            <text:p>Funcionalidades</text:p>
          </table:covered-table-cell>
          <table:table-cell table:style-name="ce22" office:value-type="string" calcext:value-type="string">
            <text:p>Outros</text:p>
          </table:table-cell>
          <table:table-cell table:style-name="ce25" office:value-type="float" office:value="7" calcext:value-type="float">
            <text:p>7</text:p>
          </table:table-cell>
        </table:table-row>
        <table:table-row table:style-name="ro9">
          <table:covered-table-cell table:style-name="ce20" office:value-type="string" calcext:value-type="string">
            <text:p>Funcionalidades</text:p>
          </table:covered-table-cell>
          <table:table-cell table:style-name="ce22" office:value-type="string" calcext:value-type="string">
            <text:p>Anti-Demoiselle</text:p>
          </table:table-cell>
          <table:table-cell table:style-name="ce25" office:value-type="float" office:value="7" calcext:value-type="float">
            <text:p>7</text:p>
          </table:table-cell>
        </table:table-row>
        <table:table-row table:style-name="ro9">
          <table:table-cell table:style-name="ce17" office:value-type="string" calcext:value-type="string" table:number-columns-spanned="1" table:number-rows-spanned="11">
            <text:p>Componentes</text:p>
          </table:table-cell>
          <table:table-cell table:style-name="ce21" office:value-type="string" calcext:value-type="string">
            <text:p>demoiselle-junit</text:p>
          </table:table-cell>
          <table:table-cell table:style-name="ce24" office:value-type="float" office:value="125" calcext:value-type="float">
            <text:p>125</text:p>
          </table:table-cell>
        </table:table-row>
        <table:table-row table:style-name="ro9">
          <table:covered-table-cell table:style-name="ce18" office:value-type="string" calcext:value-type="string">
            <text:p>Componentes</text:p>
          </table:covered-table-cell>
          <table:table-cell table:style-name="ce21" office:value-type="string" calcext:value-type="string">
            <text:p>demoiselle-report</text:p>
          </table:table-cell>
          <table:table-cell table:style-name="ce24" office:value-type="float" office:value="91" calcext:value-type="float">
            <text:p>91</text:p>
          </table:table-cell>
        </table:table-row>
        <table:table-row table:style-name="ro9">
          <table:covered-table-cell table:style-name="ce18" office:value-type="string" calcext:value-type="string">
            <text:p>Componentes</text:p>
          </table:covered-table-cell>
          <table:table-cell table:style-name="ce21" office:value-type="string" calcext:value-type="string">
            <text:p>demoiselle-behave</text:p>
          </table:table-cell>
          <table:table-cell table:style-name="ce24" office:value-type="float" office:value="88" calcext:value-type="float">
            <text:p>88</text:p>
          </table:table-cell>
        </table:table-row>
        <table:table-row table:style-name="ro9">
          <table:covered-table-cell table:style-name="ce18" office:value-type="string" calcext:value-type="string">
            <text:p>Componentes</text:p>
          </table:covered-table-cell>
          <table:table-cell table:style-name="ce21" office:value-type="string" calcext:value-type="string">
            <text:p>demoiselle-validation</text:p>
          </table:table-cell>
          <table:table-cell table:style-name="ce24" office:value-type="float" office:value="84" calcext:value-type="float">
            <text:p>84</text:p>
          </table:table-cell>
        </table:table-row>
        <table:table-row table:style-name="ro9">
          <table:covered-table-cell table:style-name="ce18" office:value-type="string" calcext:value-type="string">
            <text:p>Componentes</text:p>
          </table:covered-table-cell>
          <table:table-cell table:style-name="ce21" office:value-type="string" calcext:value-type="string">
            <text:p>Não faço ideia</text:p>
          </table:table-cell>
          <table:table-cell table:style-name="ce24" office:value-type="float" office:value="80" calcext:value-type="float">
            <text:p>80</text:p>
          </table:table-cell>
        </table:table-row>
        <table:table-row table:style-name="ro9">
          <table:covered-table-cell table:style-name="ce18" office:value-type="string" calcext:value-type="string">
            <text:p>Componentes</text:p>
          </table:covered-table-cell>
          <table:table-cell table:style-name="ce21" office:value-type="string" calcext:value-type="string">
            <text:p>demoiselle-certificate</text:p>
          </table:table-cell>
          <table:table-cell table:style-name="ce24" office:value-type="float" office:value="75" calcext:value-type="float">
            <text:p>75</text:p>
          </table:table-cell>
        </table:table-row>
        <table:table-row table:style-name="ro9">
          <table:covered-table-cell table:style-name="ce18" office:value-type="string" calcext:value-type="string">
            <text:p>Componentes</text:p>
          </table:covered-table-cell>
          <table:table-cell table:style-name="ce21" office:value-type="string" calcext:value-type="string">
            <text:p>demoiselle-mail</text:p>
          </table:table-cell>
          <table:table-cell table:style-name="ce24" office:value-type="float" office:value="70" calcext:value-type="float">
            <text:p>70</text:p>
          </table:table-cell>
        </table:table-row>
        <table:table-row table:style-name="ro9">
          <table:covered-table-cell table:style-name="ce18" office:value-type="string" calcext:value-type="string">
            <text:p>Componentes</text:p>
          </table:covered-table-cell>
          <table:table-cell table:style-name="ce21" office:value-type="string" calcext:value-type="string">
            <text:p>demoiselle-scheduler</text:p>
          </table:table-cell>
          <table:table-cell table:style-name="ce24" office:value-type="float" office:value="44" calcext:value-type="float">
            <text:p>44</text:p>
          </table:table-cell>
        </table:table-row>
        <table:table-row table:style-name="ro9">
          <table:covered-table-cell table:style-name="ce18" office:value-type="string" calcext:value-type="string">
            <text:p>Componentes</text:p>
          </table:covered-table-cell>
          <table:table-cell table:style-name="ce21" office:value-type="string" calcext:value-type="string">
            <text:p>demoiselle-nimble</text:p>
          </table:table-cell>
          <table:table-cell table:style-name="ce24" office:value-type="float" office:value="21" calcext:value-type="float">
            <text:p>21</text:p>
          </table:table-cell>
        </table:table-row>
        <table:table-row table:style-name="ro9">
          <table:covered-table-cell table:style-name="ce18" office:value-type="string" calcext:value-type="string">
            <text:p>Componentes</text:p>
          </table:covered-table-cell>
          <table:table-cell table:style-name="ce21" office:value-type="string" calcext:value-type="string">
            <text:p>demoiselle-audit</text:p>
          </table:table-cell>
          <table:table-cell table:style-name="ce24" office:value-type="float" office:value="15" calcext:value-type="float">
            <text:p>15</text:p>
          </table:table-cell>
        </table:table-row>
        <table:table-row table:style-name="ro9">
          <table:covered-table-cell table:style-name="ce18" office:value-type="string" calcext:value-type="string">
            <text:p>Componentes</text:p>
          </table:covered-table-cell>
          <table:table-cell table:style-name="ce21" office:value-type="string" calcext:value-type="string">
            <text:p>demoiselle-vaadin</text:p>
          </table:table-cell>
          <table:table-cell table:style-name="ce24" office:value-type="float" office:value="6" calcext:value-type="float">
            <text:p>6</text:p>
          </table:table-cell>
        </table:table-row>
        <table:table-row table:style-name="ro9">
          <table:table-cell table:style-name="ce19" office:value-type="string" calcext:value-type="string" table:number-columns-spanned="1" table:number-rows-spanned="8">
            <text:p>Aprendizado</text:p>
          </table:table-cell>
          <table:table-cell table:style-name="ce22" office:value-type="string" calcext:value-type="string">
            <text:p>Tutoriais</text:p>
          </table:table-cell>
          <table:table-cell table:style-name="ce25" office:value-type="float" office:value="216" calcext:value-type="float">
            <text:p>216</text:p>
          </table:table-cell>
        </table:table-row>
        <table:table-row table:style-name="ro9">
          <table:covered-table-cell table:style-name="ce20" office:value-type="string" calcext:value-type="string">
            <text:p>Aprendizado</text:p>
          </table:covered-table-cell>
          <table:table-cell table:style-name="ce22" office:value-type="string" calcext:value-type="string">
            <text:p>Trechos de código de exemplo</text:p>
          </table:table-cell>
          <table:table-cell table:style-name="ce25" office:value-type="float" office:value="211" calcext:value-type="float">
            <text:p>211</text:p>
          </table:table-cell>
        </table:table-row>
        <table:table-row table:style-name="ro9">
          <table:covered-table-cell table:style-name="ce20" office:value-type="string" calcext:value-type="string">
            <text:p>Aprendizado</text:p>
          </table:covered-table-cell>
          <table:table-cell table:style-name="ce22" office:value-type="string" calcext:value-type="string">
            <text:p>Aplicações completas de exemplo</text:p>
          </table:table-cell>
          <table:table-cell table:style-name="ce25" office:value-type="float" office:value="173" calcext:value-type="float">
            <text:p>173</text:p>
          </table:table-cell>
        </table:table-row>
        <table:table-row table:style-name="ro9">
          <table:covered-table-cell table:style-name="ce20" office:value-type="string" calcext:value-type="string">
            <text:p>Aprendizado</text:p>
          </table:covered-table-cell>
          <table:table-cell table:style-name="ce22" office:value-type="string" calcext:value-type="string">
            <text:p>Treinamentos presenciais</text:p>
          </table:table-cell>
          <table:table-cell table:style-name="ce25" office:value-type="float" office:value="139" calcext:value-type="float">
            <text:p>139</text:p>
          </table:table-cell>
        </table:table-row>
        <table:table-row table:style-name="ro9">
          <table:covered-table-cell table:style-name="ce20" office:value-type="string" calcext:value-type="string">
            <text:p>Aprendizado</text:p>
          </table:covered-table-cell>
          <table:table-cell table:style-name="ce22" office:value-type="string" calcext:value-type="string">
            <text:p>Treinamentos EAD</text:p>
          </table:table-cell>
          <table:table-cell table:style-name="ce25" office:value-type="float" office:value="116" calcext:value-type="float">
            <text:p>116</text:p>
          </table:table-cell>
        </table:table-row>
        <table:table-row table:style-name="ro9">
          <table:covered-table-cell table:style-name="ce20" office:value-type="string" calcext:value-type="string">
            <text:p>Aprendizado</text:p>
          </table:covered-table-cell>
          <table:table-cell table:style-name="ce22" office:value-type="string" calcext:value-type="string">
            <text:p>Vídeos</text:p>
          </table:table-cell>
          <table:table-cell table:style-name="ce25" office:value-type="float" office:value="113" calcext:value-type="float">
            <text:p>113</text:p>
          </table:table-cell>
        </table:table-row>
        <table:table-row table:style-name="ro9">
          <table:covered-table-cell table:style-name="ce20" office:value-type="string" calcext:value-type="string">
            <text:p>Aprendizado</text:p>
          </table:covered-table-cell>
          <table:table-cell table:style-name="ce22" office:value-type="string" calcext:value-type="string">
            <text:p>Colega</text:p>
          </table:table-cell>
          <table:table-cell table:style-name="ce25" office:value-type="float" office:value="5" calcext:value-type="float">
            <text:p>5</text:p>
          </table:table-cell>
        </table:table-row>
        <table:table-row table:style-name="ro9">
          <table:covered-table-cell table:style-name="ce20" office:value-type="string" calcext:value-type="string">
            <text:p>Aprendizado</text:p>
          </table:covered-table-cell>
          <table:table-cell table:style-name="ce22" office:value-type="string" calcext:value-type="string">
            <text:p>Outros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9">
          <table:table-cell table:style-name="ce17" office:value-type="string" calcext:value-type="string" table:number-columns-spanned="1" table:number-rows-spanned="3">
            <text:p>Modelo</text:p>
          </table:table-cell>
          <table:table-cell table:style-name="ce21" office:value-type="string" calcext:value-type="string">
            <text:p>HTML+REST</text:p>
          </table:table-cell>
          <table:table-cell table:style-name="ce24" office:value-type="float" office:value="168" calcext:value-type="float">
            <text:p>168</text:p>
          </table:table-cell>
        </table:table-row>
        <table:table-row table:style-name="ro9">
          <table:covered-table-cell table:style-name="ce18" office:value-type="string" calcext:value-type="string">
            <text:p>Modelo</text:p>
          </table:covered-table-cell>
          <table:table-cell table:style-name="ce21" office:value-type="string" calcext:value-type="string">
            <text:p>Misturar JSF com HTML+REST</text:p>
          </table:table-cell>
          <table:table-cell table:style-name="ce24" office:value-type="float" office:value="115" calcext:value-type="float">
            <text:p>115</text:p>
          </table:table-cell>
        </table:table-row>
        <table:table-row table:style-name="ro9">
          <table:covered-table-cell table:style-name="ce18" office:value-type="string" calcext:value-type="string">
            <text:p>Modelo</text:p>
          </table:covered-table-cell>
          <table:table-cell table:style-name="ce21" office:value-type="string" calcext:value-type="string">
            <text:p>JSF</text:p>
          </table:table-cell>
          <table:table-cell table:style-name="ce24" office:value-type="float" office:value="62" calcext:value-type="float">
            <text:p>62</text:p>
          </table:table-cell>
        </table:table-row>
        <table:table-row table:style-name="ro9">
          <table:table-cell table:style-name="ce19" office:value-type="string" calcext:value-type="string" table:number-columns-spanned="1" table:number-rows-spanned="6">
            <text:p>JSF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101" calcext:value-type="float">
            <text:p>101</text:p>
          </table:table-cell>
        </table:table-row>
        <table:table-row table:style-name="ro9">
          <table:covered-table-cell table:style-name="ce20" office:value-type="string" calcext:value-type="string">
            <text:p>JSF</text:p>
          </table:covered-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84" calcext:value-type="float">
            <text:p>84</text:p>
          </table:table-cell>
        </table:table-row>
        <table:table-row table:style-name="ro9">
          <table:covered-table-cell table:style-name="ce20" office:value-type="string" calcext:value-type="string">
            <text:p>JSF</text:p>
          </table:covered-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59" calcext:value-type="float">
            <text:p>59</text:p>
          </table:table-cell>
        </table:table-row>
        <table:table-row table:style-name="ro9">
          <table:covered-table-cell table:style-name="ce20" office:value-type="string" calcext:value-type="string">
            <text:p>JSF</text:p>
          </table:covered-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1" calcext:value-type="float">
            <text:p>41</text:p>
          </table:table-cell>
        </table:table-row>
        <table:table-row table:style-name="ro9">
          <table:covered-table-cell table:style-name="ce20" office:value-type="string" calcext:value-type="string">
            <text:p>JSF</text:p>
          </table:covered-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40" calcext:value-type="float">
            <text:p>40</text:p>
          </table:table-cell>
        </table:table-row>
        <table:table-row table:style-name="ro9">
          <table:covered-table-cell table:style-name="ce20" office:value-type="string" calcext:value-type="string">
            <text:p>JSF</text:p>
          </table:covered-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20" calcext:value-type="float">
            <text:p>20</text:p>
          </table:table-cell>
        </table:table-row>
        <table:table-row table:style-name="ro9">
          <table:table-cell table:style-name="ce17" office:value-type="string" calcext:value-type="string" table:number-columns-spanned="1" table:number-rows-spanned="6">
            <text:p>HTML+REST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94" calcext:value-type="float">
            <text:p>94</text:p>
          </table:table-cell>
        </table:table-row>
        <table:table-row table:style-name="ro9">
          <table:covered-table-cell table:style-name="ce18" office:value-type="string" calcext:value-type="string">
            <text:p>HTML+REST</text:p>
          </table:covered-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70" calcext:value-type="float">
            <text:p>70</text:p>
          </table:table-cell>
        </table:table-row>
        <table:table-row table:style-name="ro9">
          <table:covered-table-cell table:style-name="ce18" office:value-type="string" calcext:value-type="string">
            <text:p>HTML+REST</text:p>
          </table:covered-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69" calcext:value-type="float">
            <text:p>69</text:p>
          </table:table-cell>
        </table:table-row>
        <table:table-row table:style-name="ro9">
          <table:covered-table-cell table:style-name="ce18" office:value-type="string" calcext:value-type="string">
            <text:p>HTML+REST</text:p>
          </table:covered-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63" calcext:value-type="float">
            <text:p>63</text:p>
          </table:table-cell>
        </table:table-row>
        <table:table-row table:style-name="ro9">
          <table:covered-table-cell table:style-name="ce18" office:value-type="string" calcext:value-type="string">
            <text:p>HTML+REST</text:p>
          </table:covered-table-cell>
          <table:table-cell table:style-name="ce21" office:value-type="float" office:value="4" calcext:value-type="float">
            <text:p>4</text:p>
          </table:table-cell>
          <table:table-cell table:style-name="ce24" office:value-type="float" office:value="27" calcext:value-type="float">
            <text:p>27</text:p>
          </table:table-cell>
        </table:table-row>
        <table:table-row table:style-name="ro9">
          <table:covered-table-cell table:style-name="ce18" office:value-type="string" calcext:value-type="string">
            <text:p>HTML+REST</text:p>
          </table:covered-table-cell>
          <table:table-cell table:style-name="ce21" office:value-type="float" office:value="5" calcext:value-type="float">
            <text:p>5</text:p>
          </table:table-cell>
          <table:table-cell table:style-name="ce24" office:value-type="float" office:value="22" calcext:value-type="float">
            <text:p>22</text:p>
          </table:table-cell>
        </table:table-row>
        <table:table-row table:style-name="ro9">
          <table:table-cell table:style-name="ce19" office:value-type="string" calcext:value-type="string" table:number-columns-spanned="1" table:number-rows-spanned="6">
            <text:p>Atuação</text:p>
          </table:table-cell>
          <table:table-cell table:style-name="ce22" office:value-type="string" calcext:value-type="string">
            <text:p>Programador</text:p>
          </table:table-cell>
          <table:table-cell table:style-name="ce25" office:value-type="float" office:value="281" calcext:value-type="float">
            <text:p>281</text:p>
          </table:table-cell>
        </table:table-row>
        <table:table-row table:style-name="ro9">
          <table:covered-table-cell table:style-name="ce20" office:value-type="string" calcext:value-type="string">
            <text:p>Atuação</text:p>
          </table:covered-table-cell>
          <table:table-cell table:style-name="ce22" office:value-type="string" calcext:value-type="string">
            <text:p>Arquiteto</text:p>
          </table:table-cell>
          <table:table-cell table:style-name="ce25" office:value-type="float" office:value="109" calcext:value-type="float">
            <text:p>109</text:p>
          </table:table-cell>
        </table:table-row>
        <table:table-row table:style-name="ro9">
          <table:covered-table-cell table:style-name="ce20" office:value-type="string" calcext:value-type="string">
            <text:p>Atuação</text:p>
          </table:covered-table-cell>
          <table:table-cell table:style-name="ce22" office:value-type="string" calcext:value-type="string">
            <text:p>Analista de Requisitos</text:p>
          </table:table-cell>
          <table:table-cell table:style-name="ce25" office:value-type="float" office:value="75" calcext:value-type="float">
            <text:p>75</text:p>
          </table:table-cell>
        </table:table-row>
        <table:table-row table:style-name="ro9">
          <table:covered-table-cell table:style-name="ce20" office:value-type="string" calcext:value-type="string">
            <text:p>Atuação</text:p>
          </table:covered-table-cell>
          <table:table-cell table:style-name="ce22" office:value-type="string" calcext:value-type="string">
            <text:p>Testador</text:p>
          </table:table-cell>
          <table:table-cell table:style-name="ce25" office:value-type="float" office:value="70" calcext:value-type="float">
            <text:p>70</text:p>
          </table:table-cell>
        </table:table-row>
        <table:table-row table:style-name="ro9">
          <table:covered-table-cell table:style-name="ce20" office:value-type="string" calcext:value-type="string">
            <text:p>Atuação</text:p>
          </table:covered-table-cell>
          <table:table-cell table:style-name="ce22" office:value-type="string" calcext:value-type="string">
            <text:p>Gerente</text:p>
          </table:table-cell>
          <table:table-cell table:style-name="ce25" office:value-type="float" office:value="30" calcext:value-type="float">
            <text:p>30</text:p>
          </table:table-cell>
        </table:table-row>
        <table:table-row table:style-name="ro9">
          <table:covered-table-cell table:style-name="ce20" office:value-type="string" calcext:value-type="string">
            <text:p>Atuação</text:p>
          </table:covered-table-cell>
          <table:table-cell table:style-name="ce22" office:value-type="string" calcext:value-type="string">
            <text:p>Outros</text:p>
          </table:table-cell>
          <table:table-cell table:style-name="ce25" office:value-type="float" office:value="6" calcext:value-type="float">
            <text:p>6</text:p>
          </table:table-cell>
        </table:table-row>
        <table:table-row table:style-name="ro9">
          <table:table-cell table:style-name="ce17" office:value-type="string" calcext:value-type="string" table:number-columns-spanned="1" table:number-rows-spanned="5">
            <text:p>Uso</text:p>
          </table:table-cell>
          <table:table-cell table:style-name="ce21" office:value-type="string" calcext:value-type="string">
            <text:p>SERPRO</text:p>
          </table:table-cell>
          <table:table-cell table:style-name="ce24" office:value-type="float" office:value="303" calcext:value-type="float">
            <text:p>303</text:p>
          </table:table-cell>
        </table:table-row>
        <table:table-row table:style-name="ro9">
          <table:covered-table-cell table:style-name="ce18" office:value-type="string" calcext:value-type="string">
            <text:p>Uso</text:p>
          </table:covered-table-cell>
          <table:table-cell table:style-name="ce21" office:value-type="string" calcext:value-type="string">
            <text:p>Projetos pessoais ou acadêmicos</text:p>
          </table:table-cell>
          <table:table-cell table:style-name="ce24" office:value-type="float" office:value="32" calcext:value-type="float">
            <text:p>32</text:p>
          </table:table-cell>
        </table:table-row>
        <table:table-row table:style-name="ro9">
          <table:covered-table-cell table:style-name="ce18" office:value-type="string" calcext:value-type="string">
            <text:p>Uso</text:p>
          </table:covered-table-cell>
          <table:table-cell table:style-name="ce21" office:value-type="string" calcext:value-type="string">
            <text:p>Nunca usei</text:p>
          </table:table-cell>
          <table:table-cell table:style-name="ce24" office:value-type="float" office:value="19" calcext:value-type="float">
            <text:p>19</text:p>
          </table:table-cell>
        </table:table-row>
        <table:table-row table:style-name="ro9">
          <table:covered-table-cell table:style-name="ce18" office:value-type="string" calcext:value-type="string">
            <text:p>Uso</text:p>
          </table:covered-table-cell>
          <table:table-cell table:style-name="ce21" office:value-type="string" calcext:value-type="string">
            <text:p>Outra instituição pública</text:p>
          </table:table-cell>
          <table:table-cell table:style-name="ce24" office:value-type="float" office:value="11" calcext:value-type="float">
            <text:p>11</text:p>
          </table:table-cell>
        </table:table-row>
        <table:table-row table:style-name="ro9">
          <table:covered-table-cell table:style-name="ce18" office:value-type="string" calcext:value-type="string">
            <text:p>Uso</text:p>
          </table:covered-table-cell>
          <table:table-cell table:style-name="ce21" office:value-type="string" calcext:value-type="string">
            <text:p>Iniciativa privada</text:p>
          </table:table-cell>
          <table:table-cell table:style-name="ce24" office:value-type="float" office:value="10" calcext:value-type="float">
            <text:p>10</text:p>
          </table:table-cell>
        </table:table-row>
        <table:table-row table:style-name="ro9">
          <table:table-cell table:style-name="ce19" office:value-type="string" calcext:value-type="string" table:number-columns-spanned="1" table:number-rows-spanned="6">
            <text:p>Demoiselle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123" calcext:value-type="float">
            <text:p>123</text:p>
          </table:table-cell>
        </table:table-row>
        <table:table-row table:style-name="ro9">
          <table:covered-table-cell table:style-name="ce20" office:value-type="string" calcext:value-type="string">
            <text:p>Demoiselle</text:p>
          </table:covered-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83" calcext:value-type="float">
            <text:p>83</text:p>
          </table:table-cell>
        </table:table-row>
        <table:table-row table:style-name="ro9">
          <table:covered-table-cell table:style-name="ce20" office:value-type="string" calcext:value-type="string">
            <text:p>Demoiselle</text:p>
          </table:covered-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56" calcext:value-type="float">
            <text:p>56</text:p>
          </table:table-cell>
        </table:table-row>
        <table:table-row table:style-name="ro9">
          <table:covered-table-cell table:style-name="ce20" office:value-type="string" calcext:value-type="string">
            <text:p>Demoiselle</text:p>
          </table:covered-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1" calcext:value-type="float">
            <text:p>41</text:p>
          </table:table-cell>
        </table:table-row>
        <table:table-row table:style-name="ro9">
          <table:covered-table-cell table:style-name="ce20" office:value-type="string" calcext:value-type="string">
            <text:p>Demoiselle</text:p>
          </table:covered-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24" calcext:value-type="float">
            <text:p>24</text:p>
          </table:table-cell>
        </table:table-row>
        <table:table-row table:style-name="ro9">
          <table:covered-table-cell table:style-name="ce20" office:value-type="string" calcext:value-type="string">
            <text:p>Demoiselle</text:p>
          </table:covered-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8" calcext:value-type="float">
            <text:p>18</text:p>
          </table:table-cell>
        </table:table-row>
        <table:table-row table:style-name="ro9">
          <table:table-cell table:style-name="ce17" office:value-type="string" calcext:value-type="string" table:number-columns-spanned="1" table:number-rows-spanned="2">
            <text:p>Versão 2.5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220" calcext:value-type="float">
            <text:p>220</text:p>
          </table:table-cell>
        </table:table-row>
        <table:table-row table:style-name="ro9">
          <table:covered-table-cell table:style-name="ce18" office:value-type="string" calcext:value-type="string">
            <text:p>Versão 2.5</text:p>
          </table:covered-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25" calcext:value-type="float">
            <text:p>125</text:p>
          </table:table-cell>
        </table:table-row>
        <table:table-row table:style-name="ro9">
          <table:table-cell table:style-name="ce19" office:value-type="string" calcext:value-type="string" table:number-columns-spanned="1" table:number-rows-spanned="5">
            <text:p>Pesquisa</text:p>
          </table:table-cell>
          <table:table-cell table:style-name="ce22" office:value-type="string" calcext:value-type="string">
            <text:p>Meu chefe mandou</text:p>
          </table:table-cell>
          <table:table-cell table:style-name="ce25" office:value-type="float" office:value="138" calcext:value-type="float">
            <text:p>138</text:p>
          </table:table-cell>
        </table:table-row>
        <table:table-row table:style-name="ro9">
          <table:covered-table-cell table:style-name="ce20" office:value-type="string" calcext:value-type="string">
            <text:p>Pesquisa</text:p>
          </table:covered-table-cell>
          <table:table-cell table:style-name="ce22" office:value-type="string" calcext:value-type="string">
            <text:p>Por meu colega de trabalho</text:p>
          </table:table-cell>
          <table:table-cell table:style-name="ce25" office:value-type="float" office:value="99" calcext:value-type="float">
            <text:p>99</text:p>
          </table:table-cell>
        </table:table-row>
        <table:table-row table:style-name="ro9">
          <table:covered-table-cell table:style-name="ce20" office:value-type="string" calcext:value-type="string">
            <text:p>Pesquisa</text:p>
          </table:covered-table-cell>
          <table:table-cell table:style-name="ce22" office:value-type="string" calcext:value-type="string">
            <text:p>Comunicado interno da minha empresa</text:p>
          </table:table-cell>
          <table:table-cell table:style-name="ce25" office:value-type="float" office:value="70" calcext:value-type="float">
            <text:p>70</text:p>
          </table:table-cell>
        </table:table-row>
        <table:table-row table:style-name="ro9">
          <table:covered-table-cell table:style-name="ce20" office:value-type="string" calcext:value-type="string">
            <text:p>Pesquisa</text:p>
          </table:covered-table-cell>
          <table:table-cell table:style-name="ce22" office:value-type="string" calcext:value-type="string">
            <text:p>Pela lista de usuários do Demoiselle</text:p>
          </table:table-cell>
          <table:table-cell table:style-name="ce25" office:value-type="float" office:value="25" calcext:value-type="float">
            <text:p>25</text:p>
          </table:table-cell>
        </table:table-row>
        <table:table-row table:style-name="ro9">
          <table:covered-table-cell table:style-name="ce20" office:value-type="string" calcext:value-type="string">
            <text:p>Pesquisa</text:p>
          </table:covered-table-cell>
          <table:table-cell table:style-name="ce22" office:value-type="string" calcext:value-type="string">
            <text:p>Redes sociais</text:p>
          </table:table-cell>
          <table:table-cell table:style-name="ce25" office:value-type="float" office:value="13" calcext:value-type="float">
            <text:p>13</text:p>
          </table:table-cell>
        </table:table-row>
        <table:table-row table:style-name="ro9" table:number-rows-repeated="1048469">
          <table:table-cell table:number-columns-repeated="3"/>
        </table:table-row>
        <table:table-row table:style-name="ro9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07:10:06.838328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09:48:05.524812000</meta:creation-date>
    <dc:date>2016-01-08T08:24:19.960985000</dc:date>
    <meta:editing-duration>PT1H37M21S</meta:editing-duration>
    <meta:editing-cycles>15</meta:editing-cycles>
    <meta:generator>LibreOffice/4.4.3.2$MacOSX_X86_64 LibreOffice_project/88805f81e9fe61362df02b9941de8e38a9b5fd16</meta:generator>
    <meta:document-statistic meta:table-count="3" meta:cell-count="4733" meta:object-count="0"/>
  </office:meta>
</office:document-meta>
</file>